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28.751cm" fo:margin-left="-0.199cm" fo:margin-right="-0.252cm" style:page-number="auto" table:align="margins" style:writing-mode="lr-tb"/>
    </style:style>
    <style:style style:name="Таблица1.A" style:family="table-column">
      <style:table-column-properties style:column-width="0.436cm" style:rel-column-width="993*"/>
    </style:style>
    <style:style style:name="Таблица1.B" style:family="table-column">
      <style:table-column-properties style:column-width="1.346cm" style:rel-column-width="3067*"/>
    </style:style>
    <style:style style:name="Таблица1.C" style:family="table-column">
      <style:table-column-properties style:column-width="0.596cm" style:rel-column-width="1358*"/>
    </style:style>
    <style:style style:name="Таблица1.D" style:family="table-column">
      <style:table-column-properties style:column-width="1.399cm" style:rel-column-width="3188*"/>
    </style:style>
    <style:style style:name="Таблица1.E" style:family="table-column">
      <style:table-column-properties style:column-width="0.893cm" style:rel-column-width="2034*"/>
    </style:style>
    <style:style style:name="Таблица1.F" style:family="table-column">
      <style:table-column-properties style:column-width="1.212cm" style:rel-column-width="2762*"/>
    </style:style>
    <style:style style:name="Таблица1.G" style:family="table-column">
      <style:table-column-properties style:column-width="0.219cm" style:rel-column-width="498*"/>
    </style:style>
    <style:style style:name="Таблица1.H" style:family="table-column">
      <style:table-column-properties style:column-width="0.873cm" style:rel-column-width="1990*"/>
    </style:style>
    <style:style style:name="Таблица1.I" style:family="table-column">
      <style:table-column-properties style:column-width="0.406cm" style:rel-column-width="924*"/>
    </style:style>
    <style:style style:name="Таблица1.J" style:family="table-column">
      <style:table-column-properties style:column-width="2.247cm" style:rel-column-width="5122*"/>
    </style:style>
    <style:style style:name="Таблица1.K" style:family="table-column">
      <style:table-column-properties style:column-width="1.173cm" style:rel-column-width="2673*"/>
    </style:style>
    <style:style style:name="Таблица1.L" style:family="table-column">
      <style:table-column-properties style:column-width="3.014cm" style:rel-column-width="6871*"/>
    </style:style>
    <style:style style:name="Таблица1.M" style:family="table-column">
      <style:table-column-properties style:column-width="0.423cm" style:rel-column-width="964*"/>
    </style:style>
    <style:style style:name="Таблица1.N" style:family="table-column">
      <style:table-column-properties style:column-width="1.448cm" style:rel-column-width="3300*"/>
    </style:style>
    <style:style style:name="Таблица1.O" style:family="table-column">
      <style:table-column-properties style:column-width="0.499cm" style:rel-column-width="1137*"/>
    </style:style>
    <style:style style:name="Таблица1.P" style:family="table-column">
      <style:table-column-properties style:column-width="3.662cm" style:rel-column-width="8346*"/>
    </style:style>
    <style:style style:name="Таблица1.R" style:family="table-column">
      <style:table-column-properties style:column-width="0.141cm" style:rel-column-width="321*"/>
    </style:style>
    <style:style style:name="Таблица1.S" style:family="table-column">
      <style:table-column-properties style:column-width="0.353cm" style:rel-column-width="804*"/>
    </style:style>
    <style:style style:name="Таблица1.T" style:family="table-column">
      <style:table-column-properties style:column-width="0.055cm" style:rel-column-width="124*"/>
    </style:style>
    <style:style style:name="Таблица1.U" style:family="table-column">
      <style:table-column-properties style:column-width="0.448cm" style:rel-column-width="1021*"/>
    </style:style>
    <style:style style:name="Таблица1.V" style:family="table-column">
      <style:table-column-properties style:column-width="0.101cm" style:rel-column-width="229*"/>
    </style:style>
    <style:style style:name="Таблица1.W" style:family="table-column">
      <style:table-column-properties style:column-width="1.145cm" style:rel-column-width="2609*"/>
    </style:style>
    <style:style style:name="Таблица1.X" style:family="table-column">
      <style:table-column-properties style:column-width="1.203cm" style:rel-column-width="2742*"/>
    </style:style>
    <style:style style:name="Таблица1.Y" style:family="table-column">
      <style:table-column-properties style:column-width="0.291cm" style:rel-column-width="663*"/>
    </style:style>
    <style:style style:name="Таблица1.Z" style:family="table-column">
      <style:table-column-properties style:column-width="0.72cm" style:rel-column-width="1640*"/>
    </style:style>
    <style:style style:name="Таблица1.a" style:family="table-column">
      <style:table-column-properties style:column-width="0.526cm" style:rel-column-width="1198*"/>
    </style:style>
    <style:style style:name="Таблица1.b" style:family="table-column">
      <style:table-column-properties style:column-width="0.235cm" style:rel-column-width="534*"/>
    </style:style>
    <style:style style:name="Таблица1.c" style:family="table-column">
      <style:table-column-properties style:column-width="0.845cm" style:rel-column-width="1925*"/>
    </style:style>
    <style:style style:name="Таблица1.d" style:family="table-column">
      <style:table-column-properties style:column-width="0.667cm" style:rel-column-width="1519*"/>
    </style:style>
    <style:style style:name="Таблица1.e" style:family="table-column">
      <style:table-column-properties style:column-width="0.046cm" style:rel-column-width="104*"/>
    </style:style>
    <style:style style:name="Таблица1.f" style:family="table-column">
      <style:table-column-properties style:column-width="0.335cm" style:rel-column-width="763*"/>
    </style:style>
    <style:style style:name="Таблица1.g" style:family="table-column">
      <style:table-column-properties style:column-width="1.305cm" style:rel-column-width="2975*"/>
    </style:style>
    <style:style style:name="Таблица1.1" style:family="table-row">
      <style:table-row-properties style:row-height="0.564cm" fo:keep-together="always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J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R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row-height="0.494cm" fo:keep-together="always"/>
    </style:style>
    <style:style style:name="Таблица1.J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.J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5" style:family="table-row">
      <style:table-row-properties style:row-height="0.847cm" fo:keep-together="always"/>
    </style:style>
    <style:style style:name="Таблица1.T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.e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6" style:family="table-row">
      <style:table-row-properties style:row-height="1.157cm" fo:keep-together="always"/>
    </style:style>
    <style:style style:name="Таблица1.B6" style:family="table-cell">
      <style:table-cell-properties style:vertical-align="top" fo:padding="0.191cm" fo:border-left="0.05pt solid #000000" fo:border-right="none" fo:border-top="none" fo:border-bottom="none" style:writing-mode="lr-tb"/>
    </style:style>
    <style:style style:name="Таблица1.M6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1.Q6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1pt solid #000000" style:writing-mode="lr-tb"/>
    </style:style>
    <style:style style:name="Таблица1.Z6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1pt solid #000000" style:writing-mode="lr-tb"/>
    </style:style>
    <style:style style:name="Таблица1.7" style:family="table-row">
      <style:table-row-properties style:row-height="0.882cm" fo:keep-together="always"/>
    </style:style>
    <style:style style:name="Таблица1.b7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.g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8" style:family="table-row">
      <style:table-row-properties style:min-row-height="2.223cm" fo:keep-together="always"/>
    </style:style>
    <style:style style:name="Таблица1.S8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1.9" style:family="table-row">
      <style:table-row-properties style:min-row-height="0.73cm" fo:keep-together="always"/>
    </style:style>
    <style:style style:name="Таблица1.10" style:family="table-row">
      <style:table-row-properties style:row-height="0.728cm" fo:keep-together="always"/>
    </style:style>
    <style:style style:name="Таблица1.11" style:family="table-row">
      <style:table-row-properties style:row-height="0.141cm" fo:keep-together="always"/>
    </style:style>
    <style:style style:name="Таблица1.12" style:family="table-row">
      <style:table-row-properties style:row-height="2.223cm" fo:keep-together="always"/>
    </style:style>
    <style:style style:name="Таблица1.Y12" style:family="table-cell">
      <style:table-cell-properties style:vertical-align="top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1.13" style:family="table-row">
      <style:table-row-properties style:row-height="7.567cm" fo:keep-together="always"/>
    </style:style>
    <style:style style:name="Таблица1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1pt solid #000000" style:writing-mode="lr-tb"/>
    </style:style>
    <style:style style:name="Таблица1.H13" style:family="table-cell">
      <style:table-cell-properties style:vertical-align="top"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1.a13" style:family="table-cell">
      <style:table-cell-properties style:vertical-align="top" fo:padding-left="0.191cm" fo:padding-right="0.191cm" fo:padding-top="0cm" fo:padding-bottom="0cm" fo:border-left="none" fo:border-right="0.5pt solid #000000" fo:border-top="none" fo:border-bottom="1pt solid #000000" style:writing-mode="lr-tb"/>
    </style:style>
    <style:style style:name="Таблица1.14" style:family="table-row">
      <style:table-row-properties style:row-height="0.783cm" fo:keep-together="always"/>
    </style:style>
    <style:style style:name="Таблица1.D14" style:family="table-cell">
      <style:table-cell-properties style:vertical-align="top" fo:padding="0.191cm" fo:border-left="0.5pt solid #000000" fo:border-right="none" fo:border-top="1pt solid #000000" fo:border-bottom="0.5pt solid #000000" style:writing-mode="lr-tb"/>
    </style:style>
    <style:style style:name="Таблица1.f14" style:family="table-cell">
      <style:table-cell-properties style:vertical-align="top" fo:padding="0.191cm" fo:border-left="0.5pt solid #000000" fo:border-right="1pt solid #000000" fo:border-top="1pt solid #000000" fo:border-bottom="0.5pt solid #000000" style:writing-mode="lr-tb"/>
    </style:style>
    <style:style style:name="Таблица4" style:family="table" style:master-page-name="Standard">
      <style:table-properties style:width="28.751cm" fo:margin-left="-0.199cm" fo:margin-right="-0.252cm" style:page-number="auto" table:align="margins" style:writing-mode="lr-tb"/>
    </style:style>
    <style:style style:name="Таблица4.A" style:family="table-column">
      <style:table-column-properties style:column-width="0.951cm" style:rel-column-width="2167*"/>
    </style:style>
    <style:style style:name="Таблица4.B" style:family="table-column">
      <style:table-column-properties style:column-width="0.044cm" style:rel-column-width="100*"/>
    </style:style>
    <style:style style:name="Таблица4.C" style:family="table-column">
      <style:table-column-properties style:column-width="0.519cm" style:rel-column-width="1182*"/>
    </style:style>
    <style:style style:name="Таблица4.D" style:family="table-column">
      <style:table-column-properties style:column-width="0.439cm" style:rel-column-width="1001*"/>
    </style:style>
    <style:style style:name="Таблица4.E" style:family="table-column">
      <style:table-column-properties style:column-width="0.078cm" style:rel-column-width="176*"/>
    </style:style>
    <style:style style:name="Таблица4.F" style:family="table-column">
      <style:table-column-properties style:column-width="1.041cm" style:rel-column-width="2372*"/>
    </style:style>
    <style:style style:name="Таблица4.G" style:family="table-column">
      <style:table-column-properties style:column-width="0.707cm" style:rel-column-width="1612*"/>
    </style:style>
    <style:style style:name="Таблица4.H" style:family="table-column">
      <style:table-column-properties style:column-width="0.332cm" style:rel-column-width="755*"/>
    </style:style>
    <style:style style:name="Таблица4.I" style:family="table-column">
      <style:table-column-properties style:column-width="1.302cm" style:rel-column-width="2967*"/>
    </style:style>
    <style:style style:name="Таблица4.J" style:family="table-column">
      <style:table-column-properties style:column-width="0.471cm" style:rel-column-width="1073*"/>
    </style:style>
    <style:style style:name="Таблица4.K" style:family="table-column">
      <style:table-column-properties style:column-width="1.538cm" style:rel-column-width="3505*"/>
    </style:style>
    <style:style style:name="Таблица4.L" style:family="table-column">
      <style:table-column-properties style:column-width="0.515cm" style:rel-column-width="1174*"/>
    </style:style>
    <style:style style:name="Таблица4.M" style:family="table-column">
      <style:table-column-properties style:column-width="1.561cm" style:rel-column-width="3558*"/>
    </style:style>
    <style:style style:name="Таблица4.N" style:family="table-column">
      <style:table-column-properties style:column-width="1.298cm" style:rel-column-width="2959*"/>
    </style:style>
    <style:style style:name="Таблица4.O" style:family="table-column">
      <style:table-column-properties style:column-width="0.868cm" style:rel-column-width="1978*"/>
    </style:style>
    <style:style style:name="Таблица4.P" style:family="table-column">
      <style:table-column-properties style:column-width="0.746cm" style:rel-column-width="1700*"/>
    </style:style>
    <style:style style:name="Таблица4.Q" style:family="table-column">
      <style:table-column-properties style:column-width="0.333cm" style:rel-column-width="759*"/>
    </style:style>
    <style:style style:name="Таблица4.R" style:family="table-column">
      <style:table-column-properties style:column-width="0.15cm" style:rel-column-width="341*"/>
    </style:style>
    <style:style style:name="Таблица4.S" style:family="table-column">
      <style:table-column-properties style:column-width="0.557cm" style:rel-column-width="1270*"/>
    </style:style>
    <style:style style:name="Таблица4.T" style:family="table-column">
      <style:table-column-properties style:column-width="0.235cm" style:rel-column-width="534*"/>
    </style:style>
    <style:style style:name="Таблица4.U" style:family="table-column">
      <style:table-column-properties style:column-width="0.065cm" style:rel-column-width="148*"/>
    </style:style>
    <style:style style:name="Таблица4.V" style:family="table-column">
      <style:table-column-properties style:column-width="0.736cm" style:rel-column-width="1676*"/>
    </style:style>
    <style:style style:name="Таблица4.W" style:family="table-column">
      <style:table-column-properties style:column-width="1.067cm" style:rel-column-width="2432*"/>
    </style:style>
    <style:style style:name="Таблица4.X" style:family="table-column">
      <style:table-column-properties style:column-width="1.03cm" style:rel-column-width="2348*"/>
    </style:style>
    <style:style style:name="Таблица4.Y" style:family="table-column">
      <style:table-column-properties style:column-width="0.236cm" style:rel-column-width="538*"/>
    </style:style>
    <style:style style:name="Таблица4.Z" style:family="table-column">
      <style:table-column-properties style:column-width="1.053cm" style:rel-column-width="2400*"/>
    </style:style>
    <style:style style:name="Таблица4.a" style:family="table-column">
      <style:table-column-properties style:column-width="1.02cm" style:rel-column-width="2323*"/>
    </style:style>
    <style:style style:name="Таблица4.b" style:family="table-column">
      <style:table-column-properties style:column-width="0.677cm" style:rel-column-width="1543*"/>
    </style:style>
    <style:style style:name="Таблица4.c" style:family="table-column">
      <style:table-column-properties style:column-width="0.616cm" style:rel-column-width="1403*"/>
    </style:style>
    <style:style style:name="Таблица4.d" style:family="table-column">
      <style:table-column-properties style:column-width="0.164cm" style:rel-column-width="373*"/>
    </style:style>
    <style:style style:name="Таблица4.e" style:family="table-column">
      <style:table-column-properties style:column-width="0.12cm" style:rel-column-width="273*"/>
    </style:style>
    <style:style style:name="Таблица4.f" style:family="table-column">
      <style:table-column-properties style:column-width="0.917cm" style:rel-column-width="2090*"/>
    </style:style>
    <style:style style:name="Таблица4.g" style:family="table-column">
      <style:table-column-properties style:column-width="0.06cm" style:rel-column-width="136*"/>
    </style:style>
    <style:style style:name="Таблица4.h" style:family="table-column">
      <style:table-column-properties style:column-width="0.975cm" style:rel-column-width="2223*"/>
    </style:style>
    <style:style style:name="Таблица4.i" style:family="table-column">
      <style:table-column-properties style:column-width="0.34cm" style:rel-column-width="775*"/>
    </style:style>
    <style:style style:name="Таблица4.j" style:family="table-column">
      <style:table-column-properties style:column-width="0.219cm" style:rel-column-width="498*"/>
    </style:style>
    <style:style style:name="Таблица4.k" style:family="table-column">
      <style:table-column-properties style:column-width="0.734cm" style:rel-column-width="1672*"/>
    </style:style>
    <style:style style:name="Таблица4.l" style:family="table-column">
      <style:table-column-properties style:column-width="1.774cm" style:rel-column-width="4044*"/>
    </style:style>
    <style:style style:name="Таблица4.m" style:family="table-column">
      <style:table-column-properties style:column-width="1.635cm" style:rel-column-width="3727*"/>
    </style:style>
    <style:style style:name="Таблица4.n" style:family="table-column">
      <style:table-column-properties style:column-width="0.497cm" style:rel-column-width="1133*"/>
    </style:style>
    <style:style style:name="Таблица4.o" style:family="table-column">
      <style:table-column-properties style:column-width="1.139cm" style:rel-column-width="2597*"/>
    </style:style>
    <style:style style:name="Таблица4.1" style:family="table-row">
      <style:table-row-properties style:row-height="0.4cm" fo:keep-together="always"/>
    </style:style>
    <style:style style:name="Таблица4.A1" style:family="table-cell">
      <style:table-cell-properties fo:padding="0cm" fo:border="none"/>
    </style:style>
    <style:style style:name="Таблица4.e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m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2" style:family="table-row">
      <style:table-row-properties style:row-height="0.459cm" fo:keep-together="always"/>
    </style:style>
    <style:style style:name="Таблица4.L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4.P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4.L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4.5" style:family="table-row">
      <style:table-row-properties style:row-height="0.769cm" fo:keep-together="always"/>
    </style:style>
    <style:style style:name="Таблица4.W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4.m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4.U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4.c6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1pt solid #000000" style:writing-mode="lr-tb"/>
    </style:style>
    <style:style style:name="Таблица4.l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1pt solid #000000" style:writing-mode="lr-tb"/>
    </style:style>
    <style:style style:name="Таблица4.O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m9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4.o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4.F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4.C1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4.F11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4.S11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4.12" style:family="table-row">
      <style:table-row-properties style:row-height="0.423cm" fo:keep-together="always"/>
    </style:style>
    <style:style style:name="Таблица4.B12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4.m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4.13" style:family="table-row">
      <style:table-row-properties style:row-height="0.041cm" fo:keep-together="always"/>
    </style:style>
    <style:style style:name="Таблица4.m14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4.15" style:family="table-row">
      <style:table-row-properties style:row-height="0.75cm" fo:keep-together="always"/>
    </style:style>
    <style:style style:name="Таблица4.B3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4.31" style:family="table-row">
      <style:table-row-properties style:row-height="0.801cm" fo:keep-together="always"/>
    </style:style>
    <style:style style:name="Таблица4.n3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6" style:family="table" style:master-page-name="Standard">
      <style:table-properties style:width="28.751cm" fo:margin-left="-0.199cm" fo:margin-right="-0.252cm" style:page-number="auto" fo:break-before="page" table:align="margins" style:writing-mode="lr-tb"/>
    </style:style>
    <style:style style:name="Таблица6.A" style:family="table-column">
      <style:table-column-properties style:column-width="0.953cm" style:rel-column-width="2171*"/>
    </style:style>
    <style:style style:name="Таблица6.B" style:family="table-column">
      <style:table-column-properties style:column-width="0.439cm" style:rel-column-width="1001*"/>
    </style:style>
    <style:style style:name="Таблица6.C" style:family="table-column">
      <style:table-column-properties style:column-width="0.048cm" style:rel-column-width="108*"/>
    </style:style>
    <style:style style:name="Таблица6.D" style:family="table-column">
      <style:table-column-properties style:column-width="0.296cm" style:rel-column-width="675*"/>
    </style:style>
    <style:style style:name="Таблица6.E" style:family="table-column">
      <style:table-column-properties style:column-width="0.15cm" style:rel-column-width="341*"/>
    </style:style>
    <style:style style:name="Таблица6.F" style:family="table-column">
      <style:table-column-properties style:column-width="0.496cm" style:rel-column-width="1129*"/>
    </style:style>
    <style:style style:name="Таблица6.G" style:family="table-column">
      <style:table-column-properties style:column-width="0.508cm" style:rel-column-width="1157*"/>
    </style:style>
    <style:style style:name="Таблица6.H" style:family="table-column">
      <style:table-column-properties style:column-width="0.497cm" style:rel-column-width="1133*"/>
    </style:style>
    <style:style style:name="Таблица6.I" style:family="table-column">
      <style:table-column-properties style:column-width="0.212cm" style:rel-column-width="482*"/>
    </style:style>
    <style:style style:name="Таблица6.J" style:family="table-column">
      <style:table-column-properties style:column-width="0.288cm" style:rel-column-width="655*"/>
    </style:style>
    <style:style style:name="Таблица6.K" style:family="table-column">
      <style:table-column-properties style:column-width="1.296cm" style:rel-column-width="2955*"/>
    </style:style>
    <style:style style:name="Таблица6.L" style:family="table-column">
      <style:table-column-properties style:column-width="0.413cm" style:rel-column-width="940*"/>
    </style:style>
    <style:style style:name="Таблица6.N" style:family="table-column">
      <style:table-column-properties style:column-width="1.24cm" style:rel-column-width="2826*"/>
    </style:style>
    <style:style style:name="Таблица6.O" style:family="table-column">
      <style:table-column-properties style:column-width="1.247cm" style:rel-column-width="2842*"/>
    </style:style>
    <style:style style:name="Таблица6.P" style:family="table-column">
      <style:table-column-properties style:column-width="1.75cm" style:rel-column-width="3988*"/>
    </style:style>
    <style:style style:name="Таблица6.Q" style:family="table-column">
      <style:table-column-properties style:column-width="0.997cm" style:rel-column-width="2271*"/>
    </style:style>
    <style:style style:name="Таблица6.R" style:family="table-column">
      <style:table-column-properties style:column-width="0.22cm" style:rel-column-width="502*"/>
    </style:style>
    <style:style style:name="Таблица6.S" style:family="table-column">
      <style:table-column-properties style:column-width="0.776cm" style:rel-column-width="1769*"/>
    </style:style>
    <style:style style:name="Таблица6.T" style:family="table-column">
      <style:table-column-properties style:column-width="0.243cm" style:rel-column-width="554*"/>
    </style:style>
    <style:style style:name="Таблица6.U" style:family="table-column">
      <style:table-column-properties style:column-width="0.418cm" style:rel-column-width="952*"/>
    </style:style>
    <style:style style:name="Таблица6.V" style:family="table-column">
      <style:table-column-properties style:column-width="0.589cm" style:rel-column-width="1342*"/>
    </style:style>
    <style:style style:name="Таблица6.W" style:family="table-column">
      <style:table-column-properties style:column-width="0.404cm" style:rel-column-width="920*"/>
    </style:style>
    <style:style style:name="Таблица6.X" style:family="table-column">
      <style:table-column-properties style:column-width="0.4cm" style:rel-column-width="912*"/>
    </style:style>
    <style:style style:name="Таблица6.Y" style:family="table-column">
      <style:table-column-properties style:column-width="0.191cm" style:rel-column-width="434*"/>
    </style:style>
    <style:style style:name="Таблица6.Z" style:family="table-column">
      <style:table-column-properties style:column-width="1.145cm" style:rel-column-width="2609*"/>
    </style:style>
    <style:style style:name="Таблица6.a" style:family="table-column">
      <style:table-column-properties style:column-width="0.353cm" style:rel-column-width="804*"/>
    </style:style>
    <style:style style:name="Таблица6.b" style:family="table-column">
      <style:table-column-properties style:column-width="0.259cm" style:rel-column-width="591*"/>
    </style:style>
    <style:style style:name="Таблица6.c" style:family="table-column">
      <style:table-column-properties style:column-width="0.381cm" style:rel-column-width="868*"/>
    </style:style>
    <style:style style:name="Таблица6.d" style:family="table-column">
      <style:table-column-properties style:column-width="0.106cm" style:rel-column-width="241*"/>
    </style:style>
    <style:style style:name="Таблица6.e" style:family="table-column">
      <style:table-column-properties style:column-width="1.009cm" style:rel-column-width="2299*"/>
    </style:style>
    <style:style style:name="Таблица6.f" style:family="table-column">
      <style:table-column-properties style:column-width="0.272cm" style:rel-column-width="619*"/>
    </style:style>
    <style:style style:name="Таблица6.g" style:family="table-column">
      <style:table-column-properties style:column-width="0.464cm" style:rel-column-width="1057*"/>
    </style:style>
    <style:style style:name="Таблица6.h" style:family="table-column">
      <style:table-column-properties style:column-width="0.628cm" style:rel-column-width="1431*"/>
    </style:style>
    <style:style style:name="Таблица6.i" style:family="table-column">
      <style:table-column-properties style:column-width="1.122cm" style:rel-column-width="2557*"/>
    </style:style>
    <style:style style:name="Таблица6.j" style:family="table-column">
      <style:table-column-properties style:column-width="0.268cm" style:rel-column-width="611*"/>
    </style:style>
    <style:style style:name="Таблица6.k" style:family="table-column">
      <style:table-column-properties style:column-width="0.725cm" style:rel-column-width="1652*"/>
    </style:style>
    <style:style style:name="Таблица6.l" style:family="table-column">
      <style:table-column-properties style:column-width="0.37cm" style:rel-column-width="844*"/>
    </style:style>
    <style:style style:name="Таблица6.m" style:family="table-column">
      <style:table-column-properties style:column-width="0.63cm" style:rel-column-width="1435*"/>
    </style:style>
    <style:style style:name="Таблица6.n" style:family="table-column">
      <style:table-column-properties style:column-width="0.506cm" style:rel-column-width="1153*"/>
    </style:style>
    <style:style style:name="Таблица6.p" style:family="table-column">
      <style:table-column-properties style:column-width="0.504cm" style:rel-column-width="1149*"/>
    </style:style>
    <style:style style:name="Таблица6.q" style:family="table-column">
      <style:table-column-properties style:column-width="0.792cm" style:rel-column-width="1805*"/>
    </style:style>
    <style:style style:name="Таблица6.r" style:family="table-column">
      <style:table-column-properties style:column-width="0.944cm" style:rel-column-width="2150*"/>
    </style:style>
    <style:style style:name="Таблица6.s" style:family="table-column">
      <style:table-column-properties style:column-width="0.937cm" style:rel-column-width="2134*"/>
    </style:style>
    <style:style style:name="Таблица6.t" style:family="table-column">
      <style:table-column-properties style:column-width="0.81cm" style:rel-column-width="1845*"/>
    </style:style>
    <style:style style:name="Таблица6.u" style:family="table-column">
      <style:table-column-properties style:column-width="0.501cm" style:rel-column-width="1141*"/>
    </style:style>
    <style:style style:name="Таблица6.w" style:family="table-column">
      <style:table-column-properties style:column-width="1.628cm" style:rel-column-width="3711*"/>
    </style:style>
    <style:style style:name="Таблица6.1" style:family="table-row">
      <style:table-row-properties style:row-height="0.494cm" fo:keep-together="always"/>
    </style:style>
    <style:style style:name="Таблица6.A1" style:family="table-cell">
      <style:table-cell-properties fo:padding="0cm" fo:border="none"/>
    </style:style>
    <style:style style:name="Таблица6.j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u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.O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6.S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6.O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6.5" style:family="table-row">
      <style:table-row-properties style:row-height="0.676cm" fo:keep-together="always"/>
    </style:style>
    <style:style style:name="Таблица6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05pt solid #000000" style:writing-mode="lr-tb"/>
    </style:style>
    <style:style style:name="Таблица6.o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6.v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6.6" style:family="table-row">
      <style:table-row-properties style:row-height="0.4cm" fo:keep-together="always"/>
    </style:style>
    <style:style style:name="Таблица6.f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6.q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6.B9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6.F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6.V9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6.10" style:family="table-row">
      <style:table-row-properties style:row-height="0.448cm" fo:keep-together="always"/>
    </style:style>
    <style:style style:name="Таблица6.B10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6.t10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6.11" style:family="table-row">
      <style:table-row-properties style:row-height="0.041cm" fo:keep-together="always"/>
    </style:style>
    <style:style style:name="Таблица6.t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6.13" style:family="table-row">
      <style:table-row-properties style:row-height="0.75cm" fo:keep-together="always"/>
    </style:style>
    <style:style style:name="Таблица6.A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17" style:family="table-row">
      <style:table-row-properties style:row-height="0.801cm" fo:keep-together="always"/>
    </style:style>
    <style:style style:name="Таблица6.B2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6.w3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7" style:family="table">
      <style:table-properties style:width="28.751cm" fo:margin-left="-0.199cm" fo:margin-right="-0.252cm" fo:break-before="page" table:align="margins" style:writing-mode="lr-tb"/>
    </style:style>
    <style:style style:name="Таблица7.A" style:family="table-column">
      <style:table-column-properties style:column-width="0.953cm" style:rel-column-width="2171*"/>
    </style:style>
    <style:style style:name="Таблица7.B" style:family="table-column">
      <style:table-column-properties style:column-width="0.439cm" style:rel-column-width="1001*"/>
    </style:style>
    <style:style style:name="Таблица7.C" style:family="table-column">
      <style:table-column-properties style:column-width="0.048cm" style:rel-column-width="108*"/>
    </style:style>
    <style:style style:name="Таблица7.D" style:family="table-column">
      <style:table-column-properties style:column-width="0.296cm" style:rel-column-width="675*"/>
    </style:style>
    <style:style style:name="Таблица7.E" style:family="table-column">
      <style:table-column-properties style:column-width="0.15cm" style:rel-column-width="341*"/>
    </style:style>
    <style:style style:name="Таблица7.F" style:family="table-column">
      <style:table-column-properties style:column-width="0.496cm" style:rel-column-width="1129*"/>
    </style:style>
    <style:style style:name="Таблица7.G" style:family="table-column">
      <style:table-column-properties style:column-width="0.508cm" style:rel-column-width="1157*"/>
    </style:style>
    <style:style style:name="Таблица7.H" style:family="table-column">
      <style:table-column-properties style:column-width="0.497cm" style:rel-column-width="1133*"/>
    </style:style>
    <style:style style:name="Таблица7.I" style:family="table-column">
      <style:table-column-properties style:column-width="0.212cm" style:rel-column-width="482*"/>
    </style:style>
    <style:style style:name="Таблица7.J" style:family="table-column">
      <style:table-column-properties style:column-width="0.288cm" style:rel-column-width="655*"/>
    </style:style>
    <style:style style:name="Таблица7.K" style:family="table-column">
      <style:table-column-properties style:column-width="1.296cm" style:rel-column-width="2955*"/>
    </style:style>
    <style:style style:name="Таблица7.L" style:family="table-column">
      <style:table-column-properties style:column-width="0.413cm" style:rel-column-width="940*"/>
    </style:style>
    <style:style style:name="Таблица7.N" style:family="table-column">
      <style:table-column-properties style:column-width="1.24cm" style:rel-column-width="2826*"/>
    </style:style>
    <style:style style:name="Таблица7.O" style:family="table-column">
      <style:table-column-properties style:column-width="1.247cm" style:rel-column-width="2842*"/>
    </style:style>
    <style:style style:name="Таблица7.P" style:family="table-column">
      <style:table-column-properties style:column-width="1.75cm" style:rel-column-width="3988*"/>
    </style:style>
    <style:style style:name="Таблица7.Q" style:family="table-column">
      <style:table-column-properties style:column-width="0.997cm" style:rel-column-width="2271*"/>
    </style:style>
    <style:style style:name="Таблица7.R" style:family="table-column">
      <style:table-column-properties style:column-width="0.22cm" style:rel-column-width="502*"/>
    </style:style>
    <style:style style:name="Таблица7.S" style:family="table-column">
      <style:table-column-properties style:column-width="0.776cm" style:rel-column-width="1769*"/>
    </style:style>
    <style:style style:name="Таблица7.T" style:family="table-column">
      <style:table-column-properties style:column-width="0.243cm" style:rel-column-width="554*"/>
    </style:style>
    <style:style style:name="Таблица7.U" style:family="table-column">
      <style:table-column-properties style:column-width="0.418cm" style:rel-column-width="952*"/>
    </style:style>
    <style:style style:name="Таблица7.V" style:family="table-column">
      <style:table-column-properties style:column-width="0.589cm" style:rel-column-width="1342*"/>
    </style:style>
    <style:style style:name="Таблица7.W" style:family="table-column">
      <style:table-column-properties style:column-width="0.404cm" style:rel-column-width="920*"/>
    </style:style>
    <style:style style:name="Таблица7.X" style:family="table-column">
      <style:table-column-properties style:column-width="0.4cm" style:rel-column-width="912*"/>
    </style:style>
    <style:style style:name="Таблица7.Y" style:family="table-column">
      <style:table-column-properties style:column-width="0.191cm" style:rel-column-width="434*"/>
    </style:style>
    <style:style style:name="Таблица7.Z" style:family="table-column">
      <style:table-column-properties style:column-width="1.145cm" style:rel-column-width="2609*"/>
    </style:style>
    <style:style style:name="Таблица7.a" style:family="table-column">
      <style:table-column-properties style:column-width="0.353cm" style:rel-column-width="804*"/>
    </style:style>
    <style:style style:name="Таблица7.b" style:family="table-column">
      <style:table-column-properties style:column-width="0.259cm" style:rel-column-width="591*"/>
    </style:style>
    <style:style style:name="Таблица7.c" style:family="table-column">
      <style:table-column-properties style:column-width="0.381cm" style:rel-column-width="868*"/>
    </style:style>
    <style:style style:name="Таблица7.d" style:family="table-column">
      <style:table-column-properties style:column-width="0.106cm" style:rel-column-width="241*"/>
    </style:style>
    <style:style style:name="Таблица7.e" style:family="table-column">
      <style:table-column-properties style:column-width="1.009cm" style:rel-column-width="2299*"/>
    </style:style>
    <style:style style:name="Таблица7.f" style:family="table-column">
      <style:table-column-properties style:column-width="0.272cm" style:rel-column-width="619*"/>
    </style:style>
    <style:style style:name="Таблица7.g" style:family="table-column">
      <style:table-column-properties style:column-width="0.464cm" style:rel-column-width="1057*"/>
    </style:style>
    <style:style style:name="Таблица7.h" style:family="table-column">
      <style:table-column-properties style:column-width="0.628cm" style:rel-column-width="1431*"/>
    </style:style>
    <style:style style:name="Таблица7.i" style:family="table-column">
      <style:table-column-properties style:column-width="1.122cm" style:rel-column-width="2557*"/>
    </style:style>
    <style:style style:name="Таблица7.j" style:family="table-column">
      <style:table-column-properties style:column-width="0.268cm" style:rel-column-width="611*"/>
    </style:style>
    <style:style style:name="Таблица7.k" style:family="table-column">
      <style:table-column-properties style:column-width="0.725cm" style:rel-column-width="1652*"/>
    </style:style>
    <style:style style:name="Таблица7.l" style:family="table-column">
      <style:table-column-properties style:column-width="0.37cm" style:rel-column-width="844*"/>
    </style:style>
    <style:style style:name="Таблица7.m" style:family="table-column">
      <style:table-column-properties style:column-width="0.63cm" style:rel-column-width="1435*"/>
    </style:style>
    <style:style style:name="Таблица7.n" style:family="table-column">
      <style:table-column-properties style:column-width="0.506cm" style:rel-column-width="1153*"/>
    </style:style>
    <style:style style:name="Таблица7.p" style:family="table-column">
      <style:table-column-properties style:column-width="0.504cm" style:rel-column-width="1149*"/>
    </style:style>
    <style:style style:name="Таблица7.q" style:family="table-column">
      <style:table-column-properties style:column-width="0.092cm" style:rel-column-width="209*"/>
    </style:style>
    <style:style style:name="Таблица7.r" style:family="table-column">
      <style:table-column-properties style:column-width="0.7cm" style:rel-column-width="1596*"/>
    </style:style>
    <style:style style:name="Таблица7.s" style:family="table-column">
      <style:table-column-properties style:column-width="0.944cm" style:rel-column-width="2150*"/>
    </style:style>
    <style:style style:name="Таблица7.t" style:family="table-column">
      <style:table-column-properties style:column-width="0.937cm" style:rel-column-width="2134*"/>
    </style:style>
    <style:style style:name="Таблица7.u" style:family="table-column">
      <style:table-column-properties style:column-width="0.81cm" style:rel-column-width="1845*"/>
    </style:style>
    <style:style style:name="Таблица7.v" style:family="table-column">
      <style:table-column-properties style:column-width="0.501cm" style:rel-column-width="1141*"/>
    </style:style>
    <style:style style:name="Таблица7.x" style:family="table-column">
      <style:table-column-properties style:column-width="1.628cm" style:rel-column-width="3711*"/>
    </style:style>
    <style:style style:name="Таблица7.1" style:family="table-row">
      <style:table-row-properties style:row-height="0.494cm" fo:keep-together="always"/>
    </style:style>
    <style:style style:name="Таблица7.A1" style:family="table-cell">
      <style:table-cell-properties fo:padding="0cm" fo:border="none"/>
    </style:style>
    <style:style style:name="Таблица7.j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v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7.O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7.S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7.O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7.5" style:family="table-row">
      <style:table-row-properties style:row-height="0.676cm" fo:keep-together="always"/>
    </style:style>
    <style:style style:name="Таблица7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05pt solid #000000" style:writing-mode="lr-tb"/>
    </style:style>
    <style:style style:name="Таблица7.o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7.w5" style:family="table-cell" style:data-style-name="N0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7.6" style:family="table-row">
      <style:table-row-properties style:row-height="0.4cm" fo:keep-together="always"/>
    </style:style>
    <style:style style:name="Таблица7.f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7.q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7.f7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7.q7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7.f8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7.q8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7.B9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7.F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7.H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7.K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7.L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7.V9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7.10" style:family="table-row">
      <style:table-row-properties style:row-height="0.448cm" fo:keep-together="always"/>
    </style:style>
    <style:style style:name="Таблица7.B10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7.u10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7.11" style:family="table-row">
      <style:table-row-properties style:row-height="0.041cm" fo:keep-together="always"/>
    </style:style>
    <style:style style:name="Таблица7.B1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7.u11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7.V12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7.u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7.13" style:family="table-row">
      <style:table-row-properties style:row-height="0.75cm" fo:keep-together="always"/>
    </style:style>
    <style:style style:name="Таблица7.A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A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17" style:family="table-row">
      <style:table-row-properties style:row-height="0.801cm" fo:keep-together="always"/>
    </style:style>
    <style:style style:name="Таблица7.A1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A1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A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A2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A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A2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A2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A2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A2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A2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A2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A2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A2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B2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7.E30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7.r30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7.x3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8" style:family="table">
      <style:table-properties style:width="28.751cm" fo:margin-left="-0.199cm" fo:margin-right="-0.252cm" fo:break-before="page" table:align="margins" style:writing-mode="lr-tb"/>
    </style:style>
    <style:style style:name="Таблица8.A" style:family="table-column">
      <style:table-column-properties style:column-width="0.953cm" style:rel-column-width="2171*"/>
    </style:style>
    <style:style style:name="Таблица8.B" style:family="table-column">
      <style:table-column-properties style:column-width="0.439cm" style:rel-column-width="1001*"/>
    </style:style>
    <style:style style:name="Таблица8.C" style:family="table-column">
      <style:table-column-properties style:column-width="0.048cm" style:rel-column-width="108*"/>
    </style:style>
    <style:style style:name="Таблица8.D" style:family="table-column">
      <style:table-column-properties style:column-width="0.296cm" style:rel-column-width="675*"/>
    </style:style>
    <style:style style:name="Таблица8.E" style:family="table-column">
      <style:table-column-properties style:column-width="0.15cm" style:rel-column-width="341*"/>
    </style:style>
    <style:style style:name="Таблица8.F" style:family="table-column">
      <style:table-column-properties style:column-width="0.496cm" style:rel-column-width="1129*"/>
    </style:style>
    <style:style style:name="Таблица8.G" style:family="table-column">
      <style:table-column-properties style:column-width="0.508cm" style:rel-column-width="1157*"/>
    </style:style>
    <style:style style:name="Таблица8.H" style:family="table-column">
      <style:table-column-properties style:column-width="0.497cm" style:rel-column-width="1133*"/>
    </style:style>
    <style:style style:name="Таблица8.I" style:family="table-column">
      <style:table-column-properties style:column-width="0.212cm" style:rel-column-width="482*"/>
    </style:style>
    <style:style style:name="Таблица8.J" style:family="table-column">
      <style:table-column-properties style:column-width="0.288cm" style:rel-column-width="655*"/>
    </style:style>
    <style:style style:name="Таблица8.K" style:family="table-column">
      <style:table-column-properties style:column-width="1.296cm" style:rel-column-width="2955*"/>
    </style:style>
    <style:style style:name="Таблица8.L" style:family="table-column">
      <style:table-column-properties style:column-width="0.413cm" style:rel-column-width="940*"/>
    </style:style>
    <style:style style:name="Таблица8.N" style:family="table-column">
      <style:table-column-properties style:column-width="1.24cm" style:rel-column-width="2826*"/>
    </style:style>
    <style:style style:name="Таблица8.O" style:family="table-column">
      <style:table-column-properties style:column-width="1.247cm" style:rel-column-width="2842*"/>
    </style:style>
    <style:style style:name="Таблица8.P" style:family="table-column">
      <style:table-column-properties style:column-width="1.75cm" style:rel-column-width="3988*"/>
    </style:style>
    <style:style style:name="Таблица8.Q" style:family="table-column">
      <style:table-column-properties style:column-width="0.997cm" style:rel-column-width="2271*"/>
    </style:style>
    <style:style style:name="Таблица8.R" style:family="table-column">
      <style:table-column-properties style:column-width="0.22cm" style:rel-column-width="502*"/>
    </style:style>
    <style:style style:name="Таблица8.S" style:family="table-column">
      <style:table-column-properties style:column-width="0.776cm" style:rel-column-width="1769*"/>
    </style:style>
    <style:style style:name="Таблица8.T" style:family="table-column">
      <style:table-column-properties style:column-width="0.243cm" style:rel-column-width="554*"/>
    </style:style>
    <style:style style:name="Таблица8.U" style:family="table-column">
      <style:table-column-properties style:column-width="0.418cm" style:rel-column-width="952*"/>
    </style:style>
    <style:style style:name="Таблица8.V" style:family="table-column">
      <style:table-column-properties style:column-width="0.589cm" style:rel-column-width="1342*"/>
    </style:style>
    <style:style style:name="Таблица8.W" style:family="table-column">
      <style:table-column-properties style:column-width="0.404cm" style:rel-column-width="920*"/>
    </style:style>
    <style:style style:name="Таблица8.X" style:family="table-column">
      <style:table-column-properties style:column-width="0.4cm" style:rel-column-width="912*"/>
    </style:style>
    <style:style style:name="Таблица8.Y" style:family="table-column">
      <style:table-column-properties style:column-width="0.191cm" style:rel-column-width="434*"/>
    </style:style>
    <style:style style:name="Таблица8.Z" style:family="table-column">
      <style:table-column-properties style:column-width="1.145cm" style:rel-column-width="2609*"/>
    </style:style>
    <style:style style:name="Таблица8.a" style:family="table-column">
      <style:table-column-properties style:column-width="0.353cm" style:rel-column-width="804*"/>
    </style:style>
    <style:style style:name="Таблица8.b" style:family="table-column">
      <style:table-column-properties style:column-width="0.259cm" style:rel-column-width="591*"/>
    </style:style>
    <style:style style:name="Таблица8.c" style:family="table-column">
      <style:table-column-properties style:column-width="0.381cm" style:rel-column-width="868*"/>
    </style:style>
    <style:style style:name="Таблица8.d" style:family="table-column">
      <style:table-column-properties style:column-width="0.106cm" style:rel-column-width="241*"/>
    </style:style>
    <style:style style:name="Таблица8.e" style:family="table-column">
      <style:table-column-properties style:column-width="1.009cm" style:rel-column-width="2299*"/>
    </style:style>
    <style:style style:name="Таблица8.f" style:family="table-column">
      <style:table-column-properties style:column-width="0.272cm" style:rel-column-width="619*"/>
    </style:style>
    <style:style style:name="Таблица8.g" style:family="table-column">
      <style:table-column-properties style:column-width="0.464cm" style:rel-column-width="1057*"/>
    </style:style>
    <style:style style:name="Таблица8.h" style:family="table-column">
      <style:table-column-properties style:column-width="0.628cm" style:rel-column-width="1431*"/>
    </style:style>
    <style:style style:name="Таблица8.i" style:family="table-column">
      <style:table-column-properties style:column-width="1.122cm" style:rel-column-width="2557*"/>
    </style:style>
    <style:style style:name="Таблица8.j" style:family="table-column">
      <style:table-column-properties style:column-width="0.268cm" style:rel-column-width="611*"/>
    </style:style>
    <style:style style:name="Таблица8.k" style:family="table-column">
      <style:table-column-properties style:column-width="0.725cm" style:rel-column-width="1652*"/>
    </style:style>
    <style:style style:name="Таблица8.l" style:family="table-column">
      <style:table-column-properties style:column-width="0.37cm" style:rel-column-width="844*"/>
    </style:style>
    <style:style style:name="Таблица8.m" style:family="table-column">
      <style:table-column-properties style:column-width="0.63cm" style:rel-column-width="1435*"/>
    </style:style>
    <style:style style:name="Таблица8.n" style:family="table-column">
      <style:table-column-properties style:column-width="0.506cm" style:rel-column-width="1153*"/>
    </style:style>
    <style:style style:name="Таблица8.p" style:family="table-column">
      <style:table-column-properties style:column-width="0.39cm" style:rel-column-width="888*"/>
    </style:style>
    <style:style style:name="Таблица8.q" style:family="table-column">
      <style:table-column-properties style:column-width="0.115cm" style:rel-column-width="261*"/>
    </style:style>
    <style:style style:name="Таблица8.r" style:family="table-column">
      <style:table-column-properties style:column-width="0.792cm" style:rel-column-width="1805*"/>
    </style:style>
    <style:style style:name="Таблица8.s" style:family="table-column">
      <style:table-column-properties style:column-width="0.944cm" style:rel-column-width="2150*"/>
    </style:style>
    <style:style style:name="Таблица8.t" style:family="table-column">
      <style:table-column-properties style:column-width="0.937cm" style:rel-column-width="2134*"/>
    </style:style>
    <style:style style:name="Таблица8.u" style:family="table-column">
      <style:table-column-properties style:column-width="0.81cm" style:rel-column-width="1845*"/>
    </style:style>
    <style:style style:name="Таблица8.v" style:family="table-column">
      <style:table-column-properties style:column-width="0.501cm" style:rel-column-width="1141*"/>
    </style:style>
    <style:style style:name="Таблица8.x" style:family="table-column">
      <style:table-column-properties style:column-width="1.628cm" style:rel-column-width="3711*"/>
    </style:style>
    <style:style style:name="Таблица8.1" style:family="table-row">
      <style:table-row-properties style:row-height="0.494cm" fo:keep-together="always"/>
    </style:style>
    <style:style style:name="Таблица8.A1" style:family="table-cell">
      <style:table-cell-properties fo:padding="0cm" fo:border="none"/>
    </style:style>
    <style:style style:name="Таблица8.j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v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.O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8.S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8.O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8.5" style:family="table-row">
      <style:table-row-properties style:row-height="0.676cm" fo:keep-together="always"/>
    </style:style>
    <style:style style:name="Таблица8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05pt solid #000000" style:writing-mode="lr-tb"/>
    </style:style>
    <style:style style:name="Таблица8.o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8.w5" style:family="table-cell" style:data-style-name="N0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8.6" style:family="table-row">
      <style:table-row-properties style:row-height="0.4cm" fo:keep-together="always"/>
    </style:style>
    <style:style style:name="Таблица8.c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8.f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8.r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8.f7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8.r7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8.G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8.I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8.N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8.P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8.Q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8.R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8.T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8.Y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8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8.f8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8.r8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8.B9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8.F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8.H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8.K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8.L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8.V9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8.10" style:family="table-row">
      <style:table-row-properties style:row-height="0.448cm" fo:keep-together="always"/>
    </style:style>
    <style:style style:name="Таблица8.B10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8.u10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8.11" style:family="table-row">
      <style:table-row-properties style:row-height="0.041cm" fo:keep-together="always"/>
    </style:style>
    <style:style style:name="Таблица8.B1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8.u11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8.V12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8.k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8.m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8.p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8.s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8.u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8.13" style:family="table-row">
      <style:table-row-properties style:row-height="0.75cm" fo:keep-together="always"/>
    </style:style>
    <style:style style:name="Таблица8.A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A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17" style:family="table-row">
      <style:table-row-properties style:row-height="0.801cm" fo:keep-together="always"/>
    </style:style>
    <style:style style:name="Таблица8.A1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A1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A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A2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A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A2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A2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A2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A2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A2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A2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A2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A2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B2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8.E30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8.q30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8.x3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9" style:family="table">
      <style:table-properties style:width="28.751cm" fo:margin-left="-0.199cm" fo:margin-right="-0.252cm" fo:break-before="page" table:align="margins" style:writing-mode="lr-tb"/>
    </style:style>
    <style:style style:name="Таблица9.A" style:family="table-column">
      <style:table-column-properties style:column-width="0.953cm" style:rel-column-width="2171*"/>
    </style:style>
    <style:style style:name="Таблица9.B" style:family="table-column">
      <style:table-column-properties style:column-width="0.439cm" style:rel-column-width="1001*"/>
    </style:style>
    <style:style style:name="Таблица9.C" style:family="table-column">
      <style:table-column-properties style:column-width="0.048cm" style:rel-column-width="108*"/>
    </style:style>
    <style:style style:name="Таблица9.D" style:family="table-column">
      <style:table-column-properties style:column-width="0.296cm" style:rel-column-width="675*"/>
    </style:style>
    <style:style style:name="Таблица9.E" style:family="table-column">
      <style:table-column-properties style:column-width="0.15cm" style:rel-column-width="341*"/>
    </style:style>
    <style:style style:name="Таблица9.F" style:family="table-column">
      <style:table-column-properties style:column-width="0.496cm" style:rel-column-width="1129*"/>
    </style:style>
    <style:style style:name="Таблица9.G" style:family="table-column">
      <style:table-column-properties style:column-width="0.508cm" style:rel-column-width="1157*"/>
    </style:style>
    <style:style style:name="Таблица9.H" style:family="table-column">
      <style:table-column-properties style:column-width="0.497cm" style:rel-column-width="1133*"/>
    </style:style>
    <style:style style:name="Таблица9.I" style:family="table-column">
      <style:table-column-properties style:column-width="0.212cm" style:rel-column-width="482*"/>
    </style:style>
    <style:style style:name="Таблица9.J" style:family="table-column">
      <style:table-column-properties style:column-width="0.288cm" style:rel-column-width="655*"/>
    </style:style>
    <style:style style:name="Таблица9.K" style:family="table-column">
      <style:table-column-properties style:column-width="1.296cm" style:rel-column-width="2955*"/>
    </style:style>
    <style:style style:name="Таблица9.L" style:family="table-column">
      <style:table-column-properties style:column-width="0.413cm" style:rel-column-width="940*"/>
    </style:style>
    <style:style style:name="Таблица9.N" style:family="table-column">
      <style:table-column-properties style:column-width="1.24cm" style:rel-column-width="2826*"/>
    </style:style>
    <style:style style:name="Таблица9.O" style:family="table-column">
      <style:table-column-properties style:column-width="1.247cm" style:rel-column-width="2842*"/>
    </style:style>
    <style:style style:name="Таблица9.P" style:family="table-column">
      <style:table-column-properties style:column-width="1.75cm" style:rel-column-width="3988*"/>
    </style:style>
    <style:style style:name="Таблица9.Q" style:family="table-column">
      <style:table-column-properties style:column-width="0.997cm" style:rel-column-width="2271*"/>
    </style:style>
    <style:style style:name="Таблица9.R" style:family="table-column">
      <style:table-column-properties style:column-width="0.22cm" style:rel-column-width="502*"/>
    </style:style>
    <style:style style:name="Таблица9.S" style:family="table-column">
      <style:table-column-properties style:column-width="0.776cm" style:rel-column-width="1769*"/>
    </style:style>
    <style:style style:name="Таблица9.T" style:family="table-column">
      <style:table-column-properties style:column-width="0.243cm" style:rel-column-width="554*"/>
    </style:style>
    <style:style style:name="Таблица9.U" style:family="table-column">
      <style:table-column-properties style:column-width="0.418cm" style:rel-column-width="952*"/>
    </style:style>
    <style:style style:name="Таблица9.V" style:family="table-column">
      <style:table-column-properties style:column-width="0.589cm" style:rel-column-width="1342*"/>
    </style:style>
    <style:style style:name="Таблица9.W" style:family="table-column">
      <style:table-column-properties style:column-width="0.404cm" style:rel-column-width="920*"/>
    </style:style>
    <style:style style:name="Таблица9.X" style:family="table-column">
      <style:table-column-properties style:column-width="0.4cm" style:rel-column-width="912*"/>
    </style:style>
    <style:style style:name="Таблица9.Y" style:family="table-column">
      <style:table-column-properties style:column-width="0.191cm" style:rel-column-width="434*"/>
    </style:style>
    <style:style style:name="Таблица9.Z" style:family="table-column">
      <style:table-column-properties style:column-width="1.145cm" style:rel-column-width="2609*"/>
    </style:style>
    <style:style style:name="Таблица9.a" style:family="table-column">
      <style:table-column-properties style:column-width="0.353cm" style:rel-column-width="804*"/>
    </style:style>
    <style:style style:name="Таблица9.b" style:family="table-column">
      <style:table-column-properties style:column-width="0.259cm" style:rel-column-width="591*"/>
    </style:style>
    <style:style style:name="Таблица9.c" style:family="table-column">
      <style:table-column-properties style:column-width="0.381cm" style:rel-column-width="868*"/>
    </style:style>
    <style:style style:name="Таблица9.d" style:family="table-column">
      <style:table-column-properties style:column-width="0.106cm" style:rel-column-width="241*"/>
    </style:style>
    <style:style style:name="Таблица9.e" style:family="table-column">
      <style:table-column-properties style:column-width="1.009cm" style:rel-column-width="2299*"/>
    </style:style>
    <style:style style:name="Таблица9.f" style:family="table-column">
      <style:table-column-properties style:column-width="0.272cm" style:rel-column-width="619*"/>
    </style:style>
    <style:style style:name="Таблица9.g" style:family="table-column">
      <style:table-column-properties style:column-width="0.464cm" style:rel-column-width="1057*"/>
    </style:style>
    <style:style style:name="Таблица9.h" style:family="table-column">
      <style:table-column-properties style:column-width="0.628cm" style:rel-column-width="1431*"/>
    </style:style>
    <style:style style:name="Таблица9.i" style:family="table-column">
      <style:table-column-properties style:column-width="1.122cm" style:rel-column-width="2557*"/>
    </style:style>
    <style:style style:name="Таблица9.j" style:family="table-column">
      <style:table-column-properties style:column-width="0.268cm" style:rel-column-width="611*"/>
    </style:style>
    <style:style style:name="Таблица9.k" style:family="table-column">
      <style:table-column-properties style:column-width="0.725cm" style:rel-column-width="1652*"/>
    </style:style>
    <style:style style:name="Таблица9.l" style:family="table-column">
      <style:table-column-properties style:column-width="0.37cm" style:rel-column-width="844*"/>
    </style:style>
    <style:style style:name="Таблица9.m" style:family="table-column">
      <style:table-column-properties style:column-width="0.63cm" style:rel-column-width="1435*"/>
    </style:style>
    <style:style style:name="Таблица9.n" style:family="table-column">
      <style:table-column-properties style:column-width="0.506cm" style:rel-column-width="1153*"/>
    </style:style>
    <style:style style:name="Таблица9.p" style:family="table-column">
      <style:table-column-properties style:column-width="0.39cm" style:rel-column-width="888*"/>
    </style:style>
    <style:style style:name="Таблица9.q" style:family="table-column">
      <style:table-column-properties style:column-width="0.115cm" style:rel-column-width="261*"/>
    </style:style>
    <style:style style:name="Таблица9.r" style:family="table-column">
      <style:table-column-properties style:column-width="0.792cm" style:rel-column-width="1805*"/>
    </style:style>
    <style:style style:name="Таблица9.s" style:family="table-column">
      <style:table-column-properties style:column-width="0.944cm" style:rel-column-width="2150*"/>
    </style:style>
    <style:style style:name="Таблица9.t" style:family="table-column">
      <style:table-column-properties style:column-width="0.937cm" style:rel-column-width="2134*"/>
    </style:style>
    <style:style style:name="Таблица9.u" style:family="table-column">
      <style:table-column-properties style:column-width="0.81cm" style:rel-column-width="1845*"/>
    </style:style>
    <style:style style:name="Таблица9.v" style:family="table-column">
      <style:table-column-properties style:column-width="0.501cm" style:rel-column-width="1141*"/>
    </style:style>
    <style:style style:name="Таблица9.x" style:family="table-column">
      <style:table-column-properties style:column-width="1.628cm" style:rel-column-width="3711*"/>
    </style:style>
    <style:style style:name="Таблица9.1" style:family="table-row">
      <style:table-row-properties style:row-height="0.494cm" fo:keep-together="always"/>
    </style:style>
    <style:style style:name="Таблица9.A1" style:family="table-cell">
      <style:table-cell-properties fo:padding="0cm" fo:border="none"/>
    </style:style>
    <style:style style:name="Таблица9.j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v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9.O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9.S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9.O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9.5" style:family="table-row">
      <style:table-row-properties style:row-height="0.676cm" fo:keep-together="always"/>
    </style:style>
    <style:style style:name="Таблица9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05pt solid #000000" style:writing-mode="lr-tb"/>
    </style:style>
    <style:style style:name="Таблица9.o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9.w5" style:family="table-cell" style:data-style-name="N0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9.6" style:family="table-row">
      <style:table-row-properties style:row-height="0.4cm" fo:keep-together="always"/>
    </style:style>
    <style:style style:name="Таблица9.c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9.f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9.r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9.f7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9.r7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9.G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9.I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9.N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9.P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9.Q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9.R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9.T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9.Y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9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9.f8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9.r8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9.B9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9.F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9.H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9.K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9.L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9.V9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9.10" style:family="table-row">
      <style:table-row-properties style:row-height="0.448cm" fo:keep-together="always"/>
    </style:style>
    <style:style style:name="Таблица9.B10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9.u10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9.11" style:family="table-row">
      <style:table-row-properties style:row-height="0.041cm" fo:keep-together="always"/>
    </style:style>
    <style:style style:name="Таблица9.B1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9.u11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9.V12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9.k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9.m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9.p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9.s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9.u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9.13" style:family="table-row">
      <style:table-row-properties style:row-height="0.75cm" fo:keep-together="always"/>
    </style:style>
    <style:style style:name="Таблица9.A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A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17" style:family="table-row">
      <style:table-row-properties style:row-height="0.801cm" fo:keep-together="always"/>
    </style:style>
    <style:style style:name="Таблица9.A1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A1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A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A2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A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A2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A2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A2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A2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A2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A2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A2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A2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B2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9.E30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9.q30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9.x3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2" style:family="table">
      <style:table-properties style:width="28.751cm" fo:margin-left="-0.199cm" fo:margin-right="-0.252cm" fo:break-before="page" table:align="margins" style:writing-mode="lr-tb"/>
    </style:style>
    <style:style style:name="Таблица12.A" style:family="table-column">
      <style:table-column-properties style:column-width="0.953cm" style:rel-column-width="2170*"/>
    </style:style>
    <style:style style:name="Таблица12.B" style:family="table-column">
      <style:table-column-properties style:column-width="0.437cm" style:rel-column-width="998*"/>
    </style:style>
    <style:style style:name="Таблица12.C" style:family="table-column">
      <style:table-column-properties style:column-width="0.048cm" style:rel-column-width="110*"/>
    </style:style>
    <style:style style:name="Таблица12.D" style:family="table-column">
      <style:table-column-properties style:column-width="0.295cm" style:rel-column-width="671*"/>
    </style:style>
    <style:style style:name="Таблица12.E" style:family="table-column">
      <style:table-column-properties style:column-width="0.15cm" style:rel-column-width="340*"/>
    </style:style>
    <style:style style:name="Таблица12.F" style:family="table-column">
      <style:table-column-properties style:column-width="0.496cm" style:rel-column-width="1131*"/>
    </style:style>
    <style:style style:name="Таблица12.G" style:family="table-column">
      <style:table-column-properties style:column-width="0.508cm" style:rel-column-width="1158*"/>
    </style:style>
    <style:style style:name="Таблица12.I" style:family="table-column">
      <style:table-column-properties style:column-width="0.212cm" style:rel-column-width="481*"/>
    </style:style>
    <style:style style:name="Таблица12.J" style:family="table-column">
      <style:table-column-properties style:column-width="0.288cm" style:rel-column-width="654*"/>
    </style:style>
    <style:style style:name="Таблица12.K" style:family="table-column">
      <style:table-column-properties style:column-width="1.296cm" style:rel-column-width="2957*"/>
    </style:style>
    <style:style style:name="Таблица12.L" style:family="table-column">
      <style:table-column-properties style:column-width="0.411cm" style:rel-column-width="937*"/>
    </style:style>
    <style:style style:name="Таблица12.N" style:family="table-column">
      <style:table-column-properties style:column-width="1.238cm" style:rel-column-width="2824*"/>
    </style:style>
    <style:style style:name="Таблица12.O" style:family="table-column">
      <style:table-column-properties style:column-width="1.247cm" style:rel-column-width="2842*"/>
    </style:style>
    <style:style style:name="Таблица12.P" style:family="table-column">
      <style:table-column-properties style:column-width="1.75cm" style:rel-column-width="3987*"/>
    </style:style>
    <style:style style:name="Таблица12.Q" style:family="table-column">
      <style:table-column-properties style:column-width="0.997cm" style:rel-column-width="2272*"/>
    </style:style>
    <style:style style:name="Таблица12.R" style:family="table-column">
      <style:table-column-properties style:column-width="0.22cm" style:rel-column-width="503*"/>
    </style:style>
    <style:style style:name="Таблица12.S" style:family="table-column">
      <style:table-column-properties style:column-width="0.776cm" style:rel-column-width="1768*"/>
    </style:style>
    <style:style style:name="Таблица12.T" style:family="table-column">
      <style:table-column-properties style:column-width="0.242cm" style:rel-column-width="552*"/>
    </style:style>
    <style:style style:name="Таблица12.U" style:family="table-column">
      <style:table-column-properties style:column-width="0.416cm" style:rel-column-width="950*"/>
    </style:style>
    <style:style style:name="Таблица12.V" style:family="table-column">
      <style:table-column-properties style:column-width="0.589cm" style:rel-column-width="1343*"/>
    </style:style>
    <style:style style:name="Таблица12.W" style:family="table-column">
      <style:table-column-properties style:column-width="0.404cm" style:rel-column-width="919*"/>
    </style:style>
    <style:style style:name="Таблица12.X" style:family="table-column">
      <style:table-column-properties style:column-width="0.399cm" style:rel-column-width="910*"/>
    </style:style>
    <style:style style:name="Таблица12.Y" style:family="table-column">
      <style:table-column-properties style:column-width="0.192cm" style:rel-column-width="437*"/>
    </style:style>
    <style:style style:name="Таблица12.Z" style:family="table-column">
      <style:table-column-properties style:column-width="1.143cm" style:rel-column-width="2607*"/>
    </style:style>
    <style:style style:name="Таблица12.a" style:family="table-column">
      <style:table-column-properties style:column-width="0.353cm" style:rel-column-width="804*"/>
    </style:style>
    <style:style style:name="Таблица12.b" style:family="table-column">
      <style:table-column-properties style:column-width="0.258cm" style:rel-column-width="587*"/>
    </style:style>
    <style:style style:name="Таблица12.c" style:family="table-column">
      <style:table-column-properties style:column-width="0.381cm" style:rel-column-width="870*"/>
    </style:style>
    <style:style style:name="Таблица12.d" style:family="table-column">
      <style:table-column-properties style:column-width="0.104cm" style:rel-column-width="238*"/>
    </style:style>
    <style:style style:name="Таблица12.e" style:family="table-column">
      <style:table-column-properties style:column-width="1.009cm" style:rel-column-width="2298*"/>
    </style:style>
    <style:style style:name="Таблица12.f" style:family="table-column">
      <style:table-column-properties style:column-width="0.273cm" style:rel-column-width="623*"/>
    </style:style>
    <style:style style:name="Таблица12.g" style:family="table-column">
      <style:table-column-properties style:column-width="0.464cm" style:rel-column-width="1056*"/>
    </style:style>
    <style:style style:name="Таблица12.h" style:family="table-column">
      <style:table-column-properties style:column-width="0.626cm" style:rel-column-width="1427*"/>
    </style:style>
    <style:style style:name="Таблица12.i" style:family="table-column">
      <style:table-column-properties style:column-width="1.122cm" style:rel-column-width="2559*"/>
    </style:style>
    <style:style style:name="Таблица12.j" style:family="table-column">
      <style:table-column-properties style:column-width="0.266cm" style:rel-column-width="609*"/>
    </style:style>
    <style:style style:name="Таблица12.k" style:family="table-column">
      <style:table-column-properties style:column-width="0.725cm" style:rel-column-width="1653*"/>
    </style:style>
    <style:style style:name="Таблица12.l" style:family="table-column">
      <style:table-column-properties style:column-width="0.37cm" style:rel-column-width="844*"/>
    </style:style>
    <style:style style:name="Таблица12.m" style:family="table-column">
      <style:table-column-properties style:column-width="0.628cm" style:rel-column-width="1432*"/>
    </style:style>
    <style:style style:name="Таблица12.n" style:family="table-column">
      <style:table-column-properties style:column-width="0.506cm" style:rel-column-width="1153*"/>
    </style:style>
    <style:style style:name="Таблица12.o" style:family="table-column">
      <style:table-column-properties style:column-width="0.243cm" style:rel-column-width="556*"/>
    </style:style>
    <style:style style:name="Таблица12.p" style:family="table-column">
      <style:table-column-properties style:column-width="0.503cm" style:rel-column-width="1144*"/>
    </style:style>
    <style:style style:name="Таблица12.q" style:family="table-column">
      <style:table-column-properties style:column-width="0.792cm" style:rel-column-width="1807*"/>
    </style:style>
    <style:style style:name="Таблица12.r" style:family="table-column">
      <style:table-column-properties style:column-width="0.942cm" style:rel-column-width="2148*"/>
    </style:style>
    <style:style style:name="Таблица12.s" style:family="table-column">
      <style:table-column-properties style:column-width="0.937cm" style:rel-column-width="2134*"/>
    </style:style>
    <style:style style:name="Таблица12.t" style:family="table-column">
      <style:table-column-properties style:column-width="0.808cm" style:rel-column-width="1843*"/>
    </style:style>
    <style:style style:name="Таблица12.v" style:family="table-column">
      <style:table-column-properties style:column-width="0.046cm" style:rel-column-width="106*"/>
    </style:style>
    <style:style style:name="Таблица12.w" style:family="table-column">
      <style:table-column-properties style:column-width="1.64cm" style:rel-column-width="3738*"/>
    </style:style>
    <style:style style:name="Таблица12.1" style:family="table-row">
      <style:table-row-properties style:row-height="0.494cm" fo:keep-together="always"/>
    </style:style>
    <style:style style:name="Таблица12.A1" style:family="table-cell">
      <style:table-cell-properties fo:padding="0cm" fo:border="none"/>
    </style:style>
    <style:style style:name="Таблица12.j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u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2.O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2.S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2.O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5" style:family="table-row">
      <style:table-row-properties style:row-height="0.676cm" fo:keep-together="always"/>
    </style:style>
    <style:style style:name="Таблица12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05pt solid #000000" style:writing-mode="lr-tb"/>
    </style:style>
    <style:style style:name="Таблица12.o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2.v5" style:family="table-cell" style:data-style-name="N0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2.6" style:family="table-row">
      <style:table-row-properties style:row-height="0.4cm" fo:keep-together="always"/>
    </style:style>
    <style:style style:name="Таблица12.c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f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2.q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2.f7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2.q7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2.G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2.I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2.N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2.P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2.Q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2.R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2.T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2.Y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2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2.f8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2.q8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2.B9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2.F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2.H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2.K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2.L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2.V9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2.10" style:family="table-row">
      <style:table-row-properties style:row-height="0.448cm" fo:keep-together="always"/>
    </style:style>
    <style:style style:name="Таблица12.B10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12.t10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2.11" style:family="table-row">
      <style:table-row-properties style:row-height="0.041cm" fo:keep-together="always"/>
    </style:style>
    <style:style style:name="Таблица12.B1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2.t11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2.V12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12.k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2.m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2.p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2.r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2.t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2.13" style:family="table-row">
      <style:table-row-properties style:row-height="0.75cm" fo:keep-together="always"/>
    </style:style>
    <style:style style:name="Таблица12.A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A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17" style:family="table-row">
      <style:table-row-properties style:row-height="0.801cm" fo:keep-together="always"/>
    </style:style>
    <style:style style:name="Таблица12.A1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A1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A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A2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A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A2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A2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A2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A2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A2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A2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A2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A2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B2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2.E30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2.q30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2.w3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3" style:family="table">
      <style:table-properties style:width="28.751cm" fo:margin-left="-0.199cm" fo:margin-right="-0.252cm" fo:break-before="page" table:align="margins" style:writing-mode="lr-tb"/>
    </style:style>
    <style:style style:name="Таблица13.A" style:family="table-column">
      <style:table-column-properties style:column-width="0.953cm" style:rel-column-width="2170*"/>
    </style:style>
    <style:style style:name="Таблица13.B" style:family="table-column">
      <style:table-column-properties style:column-width="0.437cm" style:rel-column-width="998*"/>
    </style:style>
    <style:style style:name="Таблица13.C" style:family="table-column">
      <style:table-column-properties style:column-width="0.048cm" style:rel-column-width="110*"/>
    </style:style>
    <style:style style:name="Таблица13.D" style:family="table-column">
      <style:table-column-properties style:column-width="0.295cm" style:rel-column-width="671*"/>
    </style:style>
    <style:style style:name="Таблица13.E" style:family="table-column">
      <style:table-column-properties style:column-width="0.15cm" style:rel-column-width="340*"/>
    </style:style>
    <style:style style:name="Таблица13.F" style:family="table-column">
      <style:table-column-properties style:column-width="0.496cm" style:rel-column-width="1131*"/>
    </style:style>
    <style:style style:name="Таблица13.G" style:family="table-column">
      <style:table-column-properties style:column-width="0.508cm" style:rel-column-width="1158*"/>
    </style:style>
    <style:style style:name="Таблица13.I" style:family="table-column">
      <style:table-column-properties style:column-width="0.212cm" style:rel-column-width="481*"/>
    </style:style>
    <style:style style:name="Таблица13.J" style:family="table-column">
      <style:table-column-properties style:column-width="0.288cm" style:rel-column-width="654*"/>
    </style:style>
    <style:style style:name="Таблица13.K" style:family="table-column">
      <style:table-column-properties style:column-width="1.296cm" style:rel-column-width="2957*"/>
    </style:style>
    <style:style style:name="Таблица13.L" style:family="table-column">
      <style:table-column-properties style:column-width="0.411cm" style:rel-column-width="937*"/>
    </style:style>
    <style:style style:name="Таблица13.N" style:family="table-column">
      <style:table-column-properties style:column-width="1.238cm" style:rel-column-width="2824*"/>
    </style:style>
    <style:style style:name="Таблица13.O" style:family="table-column">
      <style:table-column-properties style:column-width="1.247cm" style:rel-column-width="2842*"/>
    </style:style>
    <style:style style:name="Таблица13.P" style:family="table-column">
      <style:table-column-properties style:column-width="1.75cm" style:rel-column-width="3987*"/>
    </style:style>
    <style:style style:name="Таблица13.Q" style:family="table-column">
      <style:table-column-properties style:column-width="0.997cm" style:rel-column-width="2272*"/>
    </style:style>
    <style:style style:name="Таблица13.R" style:family="table-column">
      <style:table-column-properties style:column-width="0.22cm" style:rel-column-width="503*"/>
    </style:style>
    <style:style style:name="Таблица13.S" style:family="table-column">
      <style:table-column-properties style:column-width="0.776cm" style:rel-column-width="1768*"/>
    </style:style>
    <style:style style:name="Таблица13.T" style:family="table-column">
      <style:table-column-properties style:column-width="0.242cm" style:rel-column-width="552*"/>
    </style:style>
    <style:style style:name="Таблица13.U" style:family="table-column">
      <style:table-column-properties style:column-width="0.416cm" style:rel-column-width="950*"/>
    </style:style>
    <style:style style:name="Таблица13.V" style:family="table-column">
      <style:table-column-properties style:column-width="0.589cm" style:rel-column-width="1343*"/>
    </style:style>
    <style:style style:name="Таблица13.W" style:family="table-column">
      <style:table-column-properties style:column-width="0.404cm" style:rel-column-width="919*"/>
    </style:style>
    <style:style style:name="Таблица13.X" style:family="table-column">
      <style:table-column-properties style:column-width="0.399cm" style:rel-column-width="910*"/>
    </style:style>
    <style:style style:name="Таблица13.Y" style:family="table-column">
      <style:table-column-properties style:column-width="0.192cm" style:rel-column-width="437*"/>
    </style:style>
    <style:style style:name="Таблица13.Z" style:family="table-column">
      <style:table-column-properties style:column-width="1.143cm" style:rel-column-width="2607*"/>
    </style:style>
    <style:style style:name="Таблица13.a" style:family="table-column">
      <style:table-column-properties style:column-width="0.353cm" style:rel-column-width="804*"/>
    </style:style>
    <style:style style:name="Таблица13.b" style:family="table-column">
      <style:table-column-properties style:column-width="0.258cm" style:rel-column-width="587*"/>
    </style:style>
    <style:style style:name="Таблица13.c" style:family="table-column">
      <style:table-column-properties style:column-width="0.381cm" style:rel-column-width="870*"/>
    </style:style>
    <style:style style:name="Таблица13.d" style:family="table-column">
      <style:table-column-properties style:column-width="0.104cm" style:rel-column-width="238*"/>
    </style:style>
    <style:style style:name="Таблица13.e" style:family="table-column">
      <style:table-column-properties style:column-width="1.009cm" style:rel-column-width="2298*"/>
    </style:style>
    <style:style style:name="Таблица13.f" style:family="table-column">
      <style:table-column-properties style:column-width="0.273cm" style:rel-column-width="623*"/>
    </style:style>
    <style:style style:name="Таблица13.g" style:family="table-column">
      <style:table-column-properties style:column-width="0.464cm" style:rel-column-width="1056*"/>
    </style:style>
    <style:style style:name="Таблица13.h" style:family="table-column">
      <style:table-column-properties style:column-width="0.626cm" style:rel-column-width="1427*"/>
    </style:style>
    <style:style style:name="Таблица13.i" style:family="table-column">
      <style:table-column-properties style:column-width="1.122cm" style:rel-column-width="2559*"/>
    </style:style>
    <style:style style:name="Таблица13.j" style:family="table-column">
      <style:table-column-properties style:column-width="0.266cm" style:rel-column-width="609*"/>
    </style:style>
    <style:style style:name="Таблица13.k" style:family="table-column">
      <style:table-column-properties style:column-width="0.725cm" style:rel-column-width="1653*"/>
    </style:style>
    <style:style style:name="Таблица13.l" style:family="table-column">
      <style:table-column-properties style:column-width="0.37cm" style:rel-column-width="844*"/>
    </style:style>
    <style:style style:name="Таблица13.m" style:family="table-column">
      <style:table-column-properties style:column-width="0.628cm" style:rel-column-width="1432*"/>
    </style:style>
    <style:style style:name="Таблица13.n" style:family="table-column">
      <style:table-column-properties style:column-width="0.506cm" style:rel-column-width="1153*"/>
    </style:style>
    <style:style style:name="Таблица13.o" style:family="table-column">
      <style:table-column-properties style:column-width="0.243cm" style:rel-column-width="556*"/>
    </style:style>
    <style:style style:name="Таблица13.p" style:family="table-column">
      <style:table-column-properties style:column-width="0.503cm" style:rel-column-width="1144*"/>
    </style:style>
    <style:style style:name="Таблица13.q" style:family="table-column">
      <style:table-column-properties style:column-width="0.792cm" style:rel-column-width="1807*"/>
    </style:style>
    <style:style style:name="Таблица13.r" style:family="table-column">
      <style:table-column-properties style:column-width="0.942cm" style:rel-column-width="2148*"/>
    </style:style>
    <style:style style:name="Таблица13.s" style:family="table-column">
      <style:table-column-properties style:column-width="0.937cm" style:rel-column-width="2134*"/>
    </style:style>
    <style:style style:name="Таблица13.t" style:family="table-column">
      <style:table-column-properties style:column-width="0.808cm" style:rel-column-width="1843*"/>
    </style:style>
    <style:style style:name="Таблица13.v" style:family="table-column">
      <style:table-column-properties style:column-width="0.046cm" style:rel-column-width="106*"/>
    </style:style>
    <style:style style:name="Таблица13.w" style:family="table-column">
      <style:table-column-properties style:column-width="1.64cm" style:rel-column-width="3738*"/>
    </style:style>
    <style:style style:name="Таблица13.1" style:family="table-row">
      <style:table-row-properties style:row-height="0.494cm" fo:keep-together="always"/>
    </style:style>
    <style:style style:name="Таблица13.A1" style:family="table-cell">
      <style:table-cell-properties fo:padding="0cm" fo:border="none"/>
    </style:style>
    <style:style style:name="Таблица13.j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u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3.O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3.S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3.O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3.5" style:family="table-row">
      <style:table-row-properties style:row-height="0.676cm" fo:keep-together="always"/>
    </style:style>
    <style:style style:name="Таблица13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05pt solid #000000" style:writing-mode="lr-tb"/>
    </style:style>
    <style:style style:name="Таблица13.o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3.v5" style:family="table-cell" style:data-style-name="N0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3.6" style:family="table-row">
      <style:table-row-properties style:row-height="0.4cm" fo:keep-together="always"/>
    </style:style>
    <style:style style:name="Таблица13.c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3.f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3.q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3.f7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3.q7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3.G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3.I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3.N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3.P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3.Q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3.R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3.T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3.Y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3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3.f8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3.q8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3.B9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3.F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3.H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3.K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3.L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3.V9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3.10" style:family="table-row">
      <style:table-row-properties style:row-height="0.448cm" fo:keep-together="always"/>
    </style:style>
    <style:style style:name="Таблица13.B10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13.t10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3.11" style:family="table-row">
      <style:table-row-properties style:row-height="0.041cm" fo:keep-together="always"/>
    </style:style>
    <style:style style:name="Таблица13.B1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3.t11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3.V12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13.k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3.m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3.p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3.r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3.t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3.13" style:family="table-row">
      <style:table-row-properties style:row-height="0.75cm" fo:keep-together="always"/>
    </style:style>
    <style:style style:name="Таблица13.A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A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17" style:family="table-row">
      <style:table-row-properties style:row-height="0.801cm" fo:keep-together="always"/>
    </style:style>
    <style:style style:name="Таблица13.A1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A1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A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A2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A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A2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A2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A2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A2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A2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A2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A2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A2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B2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3.E30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3.q30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3.w3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5" style:family="table">
      <style:table-properties style:width="28.751cm" fo:margin-left="-0.199cm" fo:margin-right="-0.252cm" fo:break-before="page" table:align="margins" style:writing-mode="lr-tb"/>
    </style:style>
    <style:style style:name="Таблица5.A" style:family="table-column">
      <style:table-column-properties style:column-width="0.953cm" style:rel-column-width="2170*"/>
    </style:style>
    <style:style style:name="Таблица5.B" style:family="table-column">
      <style:table-column-properties style:column-width="0.437cm" style:rel-column-width="998*"/>
    </style:style>
    <style:style style:name="Таблица5.C" style:family="table-column">
      <style:table-column-properties style:column-width="0.048cm" style:rel-column-width="110*"/>
    </style:style>
    <style:style style:name="Таблица5.D" style:family="table-column">
      <style:table-column-properties style:column-width="0.295cm" style:rel-column-width="671*"/>
    </style:style>
    <style:style style:name="Таблица5.E" style:family="table-column">
      <style:table-column-properties style:column-width="0.15cm" style:rel-column-width="340*"/>
    </style:style>
    <style:style style:name="Таблица5.F" style:family="table-column">
      <style:table-column-properties style:column-width="0.496cm" style:rel-column-width="1131*"/>
    </style:style>
    <style:style style:name="Таблица5.G" style:family="table-column">
      <style:table-column-properties style:column-width="0.508cm" style:rel-column-width="1158*"/>
    </style:style>
    <style:style style:name="Таблица5.I" style:family="table-column">
      <style:table-column-properties style:column-width="0.212cm" style:rel-column-width="481*"/>
    </style:style>
    <style:style style:name="Таблица5.J" style:family="table-column">
      <style:table-column-properties style:column-width="0.288cm" style:rel-column-width="654*"/>
    </style:style>
    <style:style style:name="Таблица5.K" style:family="table-column">
      <style:table-column-properties style:column-width="1.296cm" style:rel-column-width="2957*"/>
    </style:style>
    <style:style style:name="Таблица5.L" style:family="table-column">
      <style:table-column-properties style:column-width="0.411cm" style:rel-column-width="937*"/>
    </style:style>
    <style:style style:name="Таблица5.N" style:family="table-column">
      <style:table-column-properties style:column-width="1.238cm" style:rel-column-width="2824*"/>
    </style:style>
    <style:style style:name="Таблица5.O" style:family="table-column">
      <style:table-column-properties style:column-width="1.247cm" style:rel-column-width="2842*"/>
    </style:style>
    <style:style style:name="Таблица5.P" style:family="table-column">
      <style:table-column-properties style:column-width="1.75cm" style:rel-column-width="3987*"/>
    </style:style>
    <style:style style:name="Таблица5.Q" style:family="table-column">
      <style:table-column-properties style:column-width="0.997cm" style:rel-column-width="2272*"/>
    </style:style>
    <style:style style:name="Таблица5.R" style:family="table-column">
      <style:table-column-properties style:column-width="0.22cm" style:rel-column-width="503*"/>
    </style:style>
    <style:style style:name="Таблица5.S" style:family="table-column">
      <style:table-column-properties style:column-width="0.776cm" style:rel-column-width="1768*"/>
    </style:style>
    <style:style style:name="Таблица5.T" style:family="table-column">
      <style:table-column-properties style:column-width="0.242cm" style:rel-column-width="552*"/>
    </style:style>
    <style:style style:name="Таблица5.U" style:family="table-column">
      <style:table-column-properties style:column-width="0.416cm" style:rel-column-width="950*"/>
    </style:style>
    <style:style style:name="Таблица5.V" style:family="table-column">
      <style:table-column-properties style:column-width="0.589cm" style:rel-column-width="1343*"/>
    </style:style>
    <style:style style:name="Таблица5.W" style:family="table-column">
      <style:table-column-properties style:column-width="0.404cm" style:rel-column-width="919*"/>
    </style:style>
    <style:style style:name="Таблица5.X" style:family="table-column">
      <style:table-column-properties style:column-width="0.399cm" style:rel-column-width="910*"/>
    </style:style>
    <style:style style:name="Таблица5.Y" style:family="table-column">
      <style:table-column-properties style:column-width="0.192cm" style:rel-column-width="437*"/>
    </style:style>
    <style:style style:name="Таблица5.Z" style:family="table-column">
      <style:table-column-properties style:column-width="1.143cm" style:rel-column-width="2607*"/>
    </style:style>
    <style:style style:name="Таблица5.a" style:family="table-column">
      <style:table-column-properties style:column-width="0.353cm" style:rel-column-width="804*"/>
    </style:style>
    <style:style style:name="Таблица5.b" style:family="table-column">
      <style:table-column-properties style:column-width="0.258cm" style:rel-column-width="587*"/>
    </style:style>
    <style:style style:name="Таблица5.c" style:family="table-column">
      <style:table-column-properties style:column-width="0.381cm" style:rel-column-width="870*"/>
    </style:style>
    <style:style style:name="Таблица5.d" style:family="table-column">
      <style:table-column-properties style:column-width="0.104cm" style:rel-column-width="238*"/>
    </style:style>
    <style:style style:name="Таблица5.e" style:family="table-column">
      <style:table-column-properties style:column-width="1.009cm" style:rel-column-width="2298*"/>
    </style:style>
    <style:style style:name="Таблица5.f" style:family="table-column">
      <style:table-column-properties style:column-width="0.273cm" style:rel-column-width="623*"/>
    </style:style>
    <style:style style:name="Таблица5.g" style:family="table-column">
      <style:table-column-properties style:column-width="0.464cm" style:rel-column-width="1056*"/>
    </style:style>
    <style:style style:name="Таблица5.h" style:family="table-column">
      <style:table-column-properties style:column-width="0.626cm" style:rel-column-width="1427*"/>
    </style:style>
    <style:style style:name="Таблица5.i" style:family="table-column">
      <style:table-column-properties style:column-width="1.122cm" style:rel-column-width="2559*"/>
    </style:style>
    <style:style style:name="Таблица5.j" style:family="table-column">
      <style:table-column-properties style:column-width="0.266cm" style:rel-column-width="609*"/>
    </style:style>
    <style:style style:name="Таблица5.k" style:family="table-column">
      <style:table-column-properties style:column-width="0.725cm" style:rel-column-width="1653*"/>
    </style:style>
    <style:style style:name="Таблица5.l" style:family="table-column">
      <style:table-column-properties style:column-width="0.37cm" style:rel-column-width="844*"/>
    </style:style>
    <style:style style:name="Таблица5.m" style:family="table-column">
      <style:table-column-properties style:column-width="0.628cm" style:rel-column-width="1432*"/>
    </style:style>
    <style:style style:name="Таблица5.n" style:family="table-column">
      <style:table-column-properties style:column-width="0.506cm" style:rel-column-width="1153*"/>
    </style:style>
    <style:style style:name="Таблица5.o" style:family="table-column">
      <style:table-column-properties style:column-width="0.243cm" style:rel-column-width="556*"/>
    </style:style>
    <style:style style:name="Таблица5.p" style:family="table-column">
      <style:table-column-properties style:column-width="0.503cm" style:rel-column-width="1144*"/>
    </style:style>
    <style:style style:name="Таблица5.q" style:family="table-column">
      <style:table-column-properties style:column-width="0.792cm" style:rel-column-width="1807*"/>
    </style:style>
    <style:style style:name="Таблица5.r" style:family="table-column">
      <style:table-column-properties style:column-width="0.942cm" style:rel-column-width="2148*"/>
    </style:style>
    <style:style style:name="Таблица5.s" style:family="table-column">
      <style:table-column-properties style:column-width="0.937cm" style:rel-column-width="2134*"/>
    </style:style>
    <style:style style:name="Таблица5.t" style:family="table-column">
      <style:table-column-properties style:column-width="0.808cm" style:rel-column-width="1843*"/>
    </style:style>
    <style:style style:name="Таблица5.v" style:family="table-column">
      <style:table-column-properties style:column-width="0.046cm" style:rel-column-width="106*"/>
    </style:style>
    <style:style style:name="Таблица5.w" style:family="table-column">
      <style:table-column-properties style:column-width="1.64cm" style:rel-column-width="3738*"/>
    </style:style>
    <style:style style:name="Таблица5.1" style:family="table-row">
      <style:table-row-properties style:row-height="0.494cm" fo:keep-together="always"/>
    </style:style>
    <style:style style:name="Таблица5.A1" style:family="table-cell">
      <style:table-cell-properties fo:padding="0cm" fo:border="none"/>
    </style:style>
    <style:style style:name="Таблица5.j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u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.O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5.S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5.O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5.5" style:family="table-row">
      <style:table-row-properties style:row-height="0.676cm" fo:keep-together="always"/>
    </style:style>
    <style:style style:name="Таблица5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05pt solid #000000" style:writing-mode="lr-tb"/>
    </style:style>
    <style:style style:name="Таблица5.o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5.v5" style:family="table-cell" style:data-style-name="N0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5.6" style:family="table-row">
      <style:table-row-properties style:row-height="0.4cm" fo:keep-together="always"/>
    </style:style>
    <style:style style:name="Таблица5.c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5.f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5.q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5.f7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5.q7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5.G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5.I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5.N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5.P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5.Q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5.R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5.T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5.Y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5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5.f8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5.q8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5.B9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5.F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5.H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5.K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5.L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5.V9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5.10" style:family="table-row">
      <style:table-row-properties style:row-height="0.448cm" fo:keep-together="always"/>
    </style:style>
    <style:style style:name="Таблица5.B10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5.t10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5.11" style:family="table-row">
      <style:table-row-properties style:row-height="0.041cm" fo:keep-together="always"/>
    </style:style>
    <style:style style:name="Таблица5.B1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5.t11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5.V12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5.k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5.m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5.p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5.r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5.t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5.13" style:family="table-row">
      <style:table-row-properties style:row-height="0.75cm" fo:keep-together="always"/>
    </style:style>
    <style:style style:name="Таблица5.A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A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17" style:family="table-row">
      <style:table-row-properties style:row-height="0.801cm" fo:keep-together="always"/>
    </style:style>
    <style:style style:name="Таблица5.A1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A1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A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A2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A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A2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A2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A2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A2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A2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A2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A2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A2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B2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5.E30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5.q30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5.w3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1" style:family="table">
      <style:table-properties style:width="28.751cm" fo:margin-left="-0.199cm" fo:margin-right="-0.252cm" fo:break-before="page" table:align="margins" style:writing-mode="lr-tb"/>
    </style:style>
    <style:style style:name="Таблица11.A" style:family="table-column">
      <style:table-column-properties style:column-width="0.953cm" style:rel-column-width="2170*"/>
    </style:style>
    <style:style style:name="Таблица11.B" style:family="table-column">
      <style:table-column-properties style:column-width="0.437cm" style:rel-column-width="998*"/>
    </style:style>
    <style:style style:name="Таблица11.C" style:family="table-column">
      <style:table-column-properties style:column-width="0.048cm" style:rel-column-width="110*"/>
    </style:style>
    <style:style style:name="Таблица11.D" style:family="table-column">
      <style:table-column-properties style:column-width="0.295cm" style:rel-column-width="671*"/>
    </style:style>
    <style:style style:name="Таблица11.E" style:family="table-column">
      <style:table-column-properties style:column-width="0.15cm" style:rel-column-width="340*"/>
    </style:style>
    <style:style style:name="Таблица11.F" style:family="table-column">
      <style:table-column-properties style:column-width="0.496cm" style:rel-column-width="1131*"/>
    </style:style>
    <style:style style:name="Таблица11.G" style:family="table-column">
      <style:table-column-properties style:column-width="0.508cm" style:rel-column-width="1158*"/>
    </style:style>
    <style:style style:name="Таблица11.I" style:family="table-column">
      <style:table-column-properties style:column-width="0.212cm" style:rel-column-width="481*"/>
    </style:style>
    <style:style style:name="Таблица11.J" style:family="table-column">
      <style:table-column-properties style:column-width="0.288cm" style:rel-column-width="654*"/>
    </style:style>
    <style:style style:name="Таблица11.K" style:family="table-column">
      <style:table-column-properties style:column-width="1.296cm" style:rel-column-width="2957*"/>
    </style:style>
    <style:style style:name="Таблица11.L" style:family="table-column">
      <style:table-column-properties style:column-width="0.411cm" style:rel-column-width="937*"/>
    </style:style>
    <style:style style:name="Таблица11.N" style:family="table-column">
      <style:table-column-properties style:column-width="1.238cm" style:rel-column-width="2824*"/>
    </style:style>
    <style:style style:name="Таблица11.O" style:family="table-column">
      <style:table-column-properties style:column-width="1.247cm" style:rel-column-width="2842*"/>
    </style:style>
    <style:style style:name="Таблица11.P" style:family="table-column">
      <style:table-column-properties style:column-width="1.75cm" style:rel-column-width="3987*"/>
    </style:style>
    <style:style style:name="Таблица11.Q" style:family="table-column">
      <style:table-column-properties style:column-width="0.997cm" style:rel-column-width="2272*"/>
    </style:style>
    <style:style style:name="Таблица11.R" style:family="table-column">
      <style:table-column-properties style:column-width="0.22cm" style:rel-column-width="503*"/>
    </style:style>
    <style:style style:name="Таблица11.S" style:family="table-column">
      <style:table-column-properties style:column-width="0.776cm" style:rel-column-width="1768*"/>
    </style:style>
    <style:style style:name="Таблица11.T" style:family="table-column">
      <style:table-column-properties style:column-width="0.242cm" style:rel-column-width="552*"/>
    </style:style>
    <style:style style:name="Таблица11.U" style:family="table-column">
      <style:table-column-properties style:column-width="0.416cm" style:rel-column-width="950*"/>
    </style:style>
    <style:style style:name="Таблица11.V" style:family="table-column">
      <style:table-column-properties style:column-width="0.589cm" style:rel-column-width="1343*"/>
    </style:style>
    <style:style style:name="Таблица11.W" style:family="table-column">
      <style:table-column-properties style:column-width="0.404cm" style:rel-column-width="919*"/>
    </style:style>
    <style:style style:name="Таблица11.X" style:family="table-column">
      <style:table-column-properties style:column-width="0.399cm" style:rel-column-width="910*"/>
    </style:style>
    <style:style style:name="Таблица11.Y" style:family="table-column">
      <style:table-column-properties style:column-width="0.192cm" style:rel-column-width="437*"/>
    </style:style>
    <style:style style:name="Таблица11.Z" style:family="table-column">
      <style:table-column-properties style:column-width="1.143cm" style:rel-column-width="2607*"/>
    </style:style>
    <style:style style:name="Таблица11.a" style:family="table-column">
      <style:table-column-properties style:column-width="0.353cm" style:rel-column-width="804*"/>
    </style:style>
    <style:style style:name="Таблица11.b" style:family="table-column">
      <style:table-column-properties style:column-width="0.258cm" style:rel-column-width="587*"/>
    </style:style>
    <style:style style:name="Таблица11.c" style:family="table-column">
      <style:table-column-properties style:column-width="0.381cm" style:rel-column-width="870*"/>
    </style:style>
    <style:style style:name="Таблица11.d" style:family="table-column">
      <style:table-column-properties style:column-width="0.104cm" style:rel-column-width="238*"/>
    </style:style>
    <style:style style:name="Таблица11.e" style:family="table-column">
      <style:table-column-properties style:column-width="1.009cm" style:rel-column-width="2298*"/>
    </style:style>
    <style:style style:name="Таблица11.f" style:family="table-column">
      <style:table-column-properties style:column-width="0.273cm" style:rel-column-width="623*"/>
    </style:style>
    <style:style style:name="Таблица11.g" style:family="table-column">
      <style:table-column-properties style:column-width="0.464cm" style:rel-column-width="1056*"/>
    </style:style>
    <style:style style:name="Таблица11.h" style:family="table-column">
      <style:table-column-properties style:column-width="0.626cm" style:rel-column-width="1427*"/>
    </style:style>
    <style:style style:name="Таблица11.i" style:family="table-column">
      <style:table-column-properties style:column-width="1.122cm" style:rel-column-width="2559*"/>
    </style:style>
    <style:style style:name="Таблица11.j" style:family="table-column">
      <style:table-column-properties style:column-width="0.266cm" style:rel-column-width="609*"/>
    </style:style>
    <style:style style:name="Таблица11.k" style:family="table-column">
      <style:table-column-properties style:column-width="0.725cm" style:rel-column-width="1653*"/>
    </style:style>
    <style:style style:name="Таблица11.l" style:family="table-column">
      <style:table-column-properties style:column-width="0.37cm" style:rel-column-width="844*"/>
    </style:style>
    <style:style style:name="Таблица11.m" style:family="table-column">
      <style:table-column-properties style:column-width="0.628cm" style:rel-column-width="1432*"/>
    </style:style>
    <style:style style:name="Таблица11.n" style:family="table-column">
      <style:table-column-properties style:column-width="0.506cm" style:rel-column-width="1153*"/>
    </style:style>
    <style:style style:name="Таблица11.o" style:family="table-column">
      <style:table-column-properties style:column-width="0.243cm" style:rel-column-width="556*"/>
    </style:style>
    <style:style style:name="Таблица11.p" style:family="table-column">
      <style:table-column-properties style:column-width="0.503cm" style:rel-column-width="1144*"/>
    </style:style>
    <style:style style:name="Таблица11.q" style:family="table-column">
      <style:table-column-properties style:column-width="0.792cm" style:rel-column-width="1807*"/>
    </style:style>
    <style:style style:name="Таблица11.r" style:family="table-column">
      <style:table-column-properties style:column-width="0.942cm" style:rel-column-width="2148*"/>
    </style:style>
    <style:style style:name="Таблица11.s" style:family="table-column">
      <style:table-column-properties style:column-width="0.937cm" style:rel-column-width="2134*"/>
    </style:style>
    <style:style style:name="Таблица11.t" style:family="table-column">
      <style:table-column-properties style:column-width="0.808cm" style:rel-column-width="1843*"/>
    </style:style>
    <style:style style:name="Таблица11.v" style:family="table-column">
      <style:table-column-properties style:column-width="0.046cm" style:rel-column-width="106*"/>
    </style:style>
    <style:style style:name="Таблица11.w" style:family="table-column">
      <style:table-column-properties style:column-width="1.64cm" style:rel-column-width="3738*"/>
    </style:style>
    <style:style style:name="Таблица11.1" style:family="table-row">
      <style:table-row-properties style:row-height="0.494cm" fo:keep-together="always"/>
    </style:style>
    <style:style style:name="Таблица11.A1" style:family="table-cell">
      <style:table-cell-properties fo:padding="0cm" fo:border="none"/>
    </style:style>
    <style:style style:name="Таблица11.j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u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O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1.S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1.O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1.5" style:family="table-row">
      <style:table-row-properties style:row-height="0.676cm" fo:keep-together="always"/>
    </style:style>
    <style:style style:name="Таблица1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05pt solid #000000" style:writing-mode="lr-tb"/>
    </style:style>
    <style:style style:name="Таблица11.o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1.v5" style:family="table-cell" style:data-style-name="N0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1.6" style:family="table-row">
      <style:table-row-properties style:row-height="0.4cm" fo:keep-together="always"/>
    </style:style>
    <style:style style:name="Таблица11.c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1.f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1.q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1.f7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1.q7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1.G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1.I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1.N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1.P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1.Q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1.R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1.T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1.Y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1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1.f8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1.q8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1.B9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1.F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1.H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1.K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1.L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1.V9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1.10" style:family="table-row">
      <style:table-row-properties style:row-height="0.448cm" fo:keep-together="always"/>
    </style:style>
    <style:style style:name="Таблица11.B10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11.t10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1.11" style:family="table-row">
      <style:table-row-properties style:row-height="0.041cm" fo:keep-together="always"/>
    </style:style>
    <style:style style:name="Таблица11.B1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1.t11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1.V12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11.k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1.m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1.p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1.r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1.t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1.13" style:family="table-row">
      <style:table-row-properties style:row-height="0.75cm" fo:keep-together="always"/>
    </style:style>
    <style:style style:name="Таблица11.A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A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17" style:family="table-row">
      <style:table-row-properties style:row-height="0.801cm" fo:keep-together="always"/>
    </style:style>
    <style:style style:name="Таблица11.A1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A1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A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A2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A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A2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A2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A2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A2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A2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A2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A2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A2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B2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1.E30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1.q30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1.w3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" style:family="table">
      <style:table-properties style:width="28.751cm" fo:margin-left="-0.199cm" fo:margin-right="-0.252cm" fo:break-before="page" table:align="margins" style:writing-mode="lr-tb"/>
    </style:style>
    <style:style style:name="Таблица3.A" style:family="table-column">
      <style:table-column-properties style:column-width="0.953cm" style:rel-column-width="2170*"/>
    </style:style>
    <style:style style:name="Таблица3.B" style:family="table-column">
      <style:table-column-properties style:column-width="0.437cm" style:rel-column-width="998*"/>
    </style:style>
    <style:style style:name="Таблица3.C" style:family="table-column">
      <style:table-column-properties style:column-width="0.048cm" style:rel-column-width="110*"/>
    </style:style>
    <style:style style:name="Таблица3.D" style:family="table-column">
      <style:table-column-properties style:column-width="0.295cm" style:rel-column-width="671*"/>
    </style:style>
    <style:style style:name="Таблица3.E" style:family="table-column">
      <style:table-column-properties style:column-width="0.15cm" style:rel-column-width="340*"/>
    </style:style>
    <style:style style:name="Таблица3.F" style:family="table-column">
      <style:table-column-properties style:column-width="0.496cm" style:rel-column-width="1131*"/>
    </style:style>
    <style:style style:name="Таблица3.G" style:family="table-column">
      <style:table-column-properties style:column-width="0.508cm" style:rel-column-width="1158*"/>
    </style:style>
    <style:style style:name="Таблица3.I" style:family="table-column">
      <style:table-column-properties style:column-width="0.212cm" style:rel-column-width="481*"/>
    </style:style>
    <style:style style:name="Таблица3.J" style:family="table-column">
      <style:table-column-properties style:column-width="0.288cm" style:rel-column-width="654*"/>
    </style:style>
    <style:style style:name="Таблица3.K" style:family="table-column">
      <style:table-column-properties style:column-width="1.296cm" style:rel-column-width="2957*"/>
    </style:style>
    <style:style style:name="Таблица3.L" style:family="table-column">
      <style:table-column-properties style:column-width="0.411cm" style:rel-column-width="937*"/>
    </style:style>
    <style:style style:name="Таблица3.N" style:family="table-column">
      <style:table-column-properties style:column-width="1.238cm" style:rel-column-width="2824*"/>
    </style:style>
    <style:style style:name="Таблица3.O" style:family="table-column">
      <style:table-column-properties style:column-width="1.247cm" style:rel-column-width="2842*"/>
    </style:style>
    <style:style style:name="Таблица3.P" style:family="table-column">
      <style:table-column-properties style:column-width="1.75cm" style:rel-column-width="3987*"/>
    </style:style>
    <style:style style:name="Таблица3.Q" style:family="table-column">
      <style:table-column-properties style:column-width="0.997cm" style:rel-column-width="2272*"/>
    </style:style>
    <style:style style:name="Таблица3.R" style:family="table-column">
      <style:table-column-properties style:column-width="0.22cm" style:rel-column-width="503*"/>
    </style:style>
    <style:style style:name="Таблица3.S" style:family="table-column">
      <style:table-column-properties style:column-width="0.776cm" style:rel-column-width="1768*"/>
    </style:style>
    <style:style style:name="Таблица3.T" style:family="table-column">
      <style:table-column-properties style:column-width="0.242cm" style:rel-column-width="552*"/>
    </style:style>
    <style:style style:name="Таблица3.U" style:family="table-column">
      <style:table-column-properties style:column-width="0.416cm" style:rel-column-width="950*"/>
    </style:style>
    <style:style style:name="Таблица3.V" style:family="table-column">
      <style:table-column-properties style:column-width="0.589cm" style:rel-column-width="1343*"/>
    </style:style>
    <style:style style:name="Таблица3.W" style:family="table-column">
      <style:table-column-properties style:column-width="0.404cm" style:rel-column-width="919*"/>
    </style:style>
    <style:style style:name="Таблица3.X" style:family="table-column">
      <style:table-column-properties style:column-width="0.399cm" style:rel-column-width="910*"/>
    </style:style>
    <style:style style:name="Таблица3.Y" style:family="table-column">
      <style:table-column-properties style:column-width="0.192cm" style:rel-column-width="437*"/>
    </style:style>
    <style:style style:name="Таблица3.Z" style:family="table-column">
      <style:table-column-properties style:column-width="1.143cm" style:rel-column-width="2607*"/>
    </style:style>
    <style:style style:name="Таблица3.a" style:family="table-column">
      <style:table-column-properties style:column-width="0.353cm" style:rel-column-width="804*"/>
    </style:style>
    <style:style style:name="Таблица3.b" style:family="table-column">
      <style:table-column-properties style:column-width="0.258cm" style:rel-column-width="587*"/>
    </style:style>
    <style:style style:name="Таблица3.c" style:family="table-column">
      <style:table-column-properties style:column-width="0.381cm" style:rel-column-width="870*"/>
    </style:style>
    <style:style style:name="Таблица3.d" style:family="table-column">
      <style:table-column-properties style:column-width="0.104cm" style:rel-column-width="238*"/>
    </style:style>
    <style:style style:name="Таблица3.e" style:family="table-column">
      <style:table-column-properties style:column-width="1.009cm" style:rel-column-width="2298*"/>
    </style:style>
    <style:style style:name="Таблица3.f" style:family="table-column">
      <style:table-column-properties style:column-width="0.273cm" style:rel-column-width="623*"/>
    </style:style>
    <style:style style:name="Таблица3.g" style:family="table-column">
      <style:table-column-properties style:column-width="0.464cm" style:rel-column-width="1056*"/>
    </style:style>
    <style:style style:name="Таблица3.h" style:family="table-column">
      <style:table-column-properties style:column-width="0.626cm" style:rel-column-width="1427*"/>
    </style:style>
    <style:style style:name="Таблица3.i" style:family="table-column">
      <style:table-column-properties style:column-width="1.122cm" style:rel-column-width="2559*"/>
    </style:style>
    <style:style style:name="Таблица3.j" style:family="table-column">
      <style:table-column-properties style:column-width="0.266cm" style:rel-column-width="609*"/>
    </style:style>
    <style:style style:name="Таблица3.k" style:family="table-column">
      <style:table-column-properties style:column-width="0.725cm" style:rel-column-width="1653*"/>
    </style:style>
    <style:style style:name="Таблица3.l" style:family="table-column">
      <style:table-column-properties style:column-width="0.37cm" style:rel-column-width="844*"/>
    </style:style>
    <style:style style:name="Таблица3.m" style:family="table-column">
      <style:table-column-properties style:column-width="0.628cm" style:rel-column-width="1432*"/>
    </style:style>
    <style:style style:name="Таблица3.n" style:family="table-column">
      <style:table-column-properties style:column-width="0.506cm" style:rel-column-width="1153*"/>
    </style:style>
    <style:style style:name="Таблица3.o" style:family="table-column">
      <style:table-column-properties style:column-width="0.243cm" style:rel-column-width="556*"/>
    </style:style>
    <style:style style:name="Таблица3.p" style:family="table-column">
      <style:table-column-properties style:column-width="0.503cm" style:rel-column-width="1144*"/>
    </style:style>
    <style:style style:name="Таблица3.q" style:family="table-column">
      <style:table-column-properties style:column-width="0.792cm" style:rel-column-width="1807*"/>
    </style:style>
    <style:style style:name="Таблица3.r" style:family="table-column">
      <style:table-column-properties style:column-width="0.942cm" style:rel-column-width="2148*"/>
    </style:style>
    <style:style style:name="Таблица3.s" style:family="table-column">
      <style:table-column-properties style:column-width="0.937cm" style:rel-column-width="2134*"/>
    </style:style>
    <style:style style:name="Таблица3.t" style:family="table-column">
      <style:table-column-properties style:column-width="0.808cm" style:rel-column-width="1843*"/>
    </style:style>
    <style:style style:name="Таблица3.v" style:family="table-column">
      <style:table-column-properties style:column-width="0.046cm" style:rel-column-width="106*"/>
    </style:style>
    <style:style style:name="Таблица3.w" style:family="table-column">
      <style:table-column-properties style:column-width="1.64cm" style:rel-column-width="3738*"/>
    </style:style>
    <style:style style:name="Таблица3.1" style:family="table-row">
      <style:table-row-properties style:row-height="0.494cm" fo:keep-together="always"/>
    </style:style>
    <style:style style:name="Таблица3.A1" style:family="table-cell">
      <style:table-cell-properties fo:padding="0cm" fo:border="none"/>
    </style:style>
    <style:style style:name="Таблица3.j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u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O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3.S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.O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5" style:family="table-row">
      <style:table-row-properties style:row-height="0.676cm" fo:keep-together="always"/>
    </style:style>
    <style:style style:name="Таблица3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05pt solid #000000" style:writing-mode="lr-tb"/>
    </style:style>
    <style:style style:name="Таблица3.o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3.v5" style:family="table-cell" style:data-style-name="N0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3.6" style:family="table-row">
      <style:table-row-properties style:row-height="0.4cm" fo:keep-together="always"/>
    </style:style>
    <style:style style:name="Таблица3.c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f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3.q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3.f7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3.q7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3.G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3.I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3.N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3.P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3.Q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3.R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3.T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3.Y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3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3.f8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3.q8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3.B9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3.F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3.H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3.K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3.L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3.V9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3.10" style:family="table-row">
      <style:table-row-properties style:row-height="0.448cm" fo:keep-together="always"/>
    </style:style>
    <style:style style:name="Таблица3.B10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3.t10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3.11" style:family="table-row">
      <style:table-row-properties style:row-height="0.041cm" fo:keep-together="always"/>
    </style:style>
    <style:style style:name="Таблица3.B1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3.t11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3.V12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3.k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3.m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3.p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3.r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3.t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3.13" style:family="table-row">
      <style:table-row-properties style:row-height="0.75cm" fo:keep-together="always"/>
    </style:style>
    <style:style style:name="Таблица3.A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A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17" style:family="table-row">
      <style:table-row-properties style:row-height="0.801cm" fo:keep-together="always"/>
    </style:style>
    <style:style style:name="Таблица3.A1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A1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A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A2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A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A2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A2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A2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A2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A2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A2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A2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A2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2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3.E30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3.q30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3.w3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0" style:family="table">
      <style:table-properties style:width="28.751cm" fo:margin-left="-0.199cm" fo:margin-right="-0.252cm" table:align="margins" style:writing-mode="lr-tb"/>
    </style:style>
    <style:style style:name="Таблица10.A" style:family="table-column">
      <style:table-column-properties style:column-width="0.953cm" style:rel-column-width="2170*"/>
    </style:style>
    <style:style style:name="Таблица10.B" style:family="table-column">
      <style:table-column-properties style:column-width="0.437cm" style:rel-column-width="998*"/>
    </style:style>
    <style:style style:name="Таблица10.C" style:family="table-column">
      <style:table-column-properties style:column-width="0.048cm" style:rel-column-width="110*"/>
    </style:style>
    <style:style style:name="Таблица10.D" style:family="table-column">
      <style:table-column-properties style:column-width="0.295cm" style:rel-column-width="671*"/>
    </style:style>
    <style:style style:name="Таблица10.E" style:family="table-column">
      <style:table-column-properties style:column-width="0.15cm" style:rel-column-width="340*"/>
    </style:style>
    <style:style style:name="Таблица10.F" style:family="table-column">
      <style:table-column-properties style:column-width="0.496cm" style:rel-column-width="1131*"/>
    </style:style>
    <style:style style:name="Таблица10.G" style:family="table-column">
      <style:table-column-properties style:column-width="0.508cm" style:rel-column-width="1158*"/>
    </style:style>
    <style:style style:name="Таблица10.I" style:family="table-column">
      <style:table-column-properties style:column-width="0.212cm" style:rel-column-width="481*"/>
    </style:style>
    <style:style style:name="Таблица10.J" style:family="table-column">
      <style:table-column-properties style:column-width="0.288cm" style:rel-column-width="654*"/>
    </style:style>
    <style:style style:name="Таблица10.K" style:family="table-column">
      <style:table-column-properties style:column-width="1.296cm" style:rel-column-width="2957*"/>
    </style:style>
    <style:style style:name="Таблица10.L" style:family="table-column">
      <style:table-column-properties style:column-width="0.411cm" style:rel-column-width="937*"/>
    </style:style>
    <style:style style:name="Таблица10.N" style:family="table-column">
      <style:table-column-properties style:column-width="1.238cm" style:rel-column-width="2824*"/>
    </style:style>
    <style:style style:name="Таблица10.O" style:family="table-column">
      <style:table-column-properties style:column-width="1.247cm" style:rel-column-width="2842*"/>
    </style:style>
    <style:style style:name="Таблица10.P" style:family="table-column">
      <style:table-column-properties style:column-width="1.75cm" style:rel-column-width="3987*"/>
    </style:style>
    <style:style style:name="Таблица10.Q" style:family="table-column">
      <style:table-column-properties style:column-width="0.997cm" style:rel-column-width="2272*"/>
    </style:style>
    <style:style style:name="Таблица10.R" style:family="table-column">
      <style:table-column-properties style:column-width="0.22cm" style:rel-column-width="503*"/>
    </style:style>
    <style:style style:name="Таблица10.S" style:family="table-column">
      <style:table-column-properties style:column-width="0.776cm" style:rel-column-width="1768*"/>
    </style:style>
    <style:style style:name="Таблица10.T" style:family="table-column">
      <style:table-column-properties style:column-width="0.242cm" style:rel-column-width="552*"/>
    </style:style>
    <style:style style:name="Таблица10.U" style:family="table-column">
      <style:table-column-properties style:column-width="0.416cm" style:rel-column-width="950*"/>
    </style:style>
    <style:style style:name="Таблица10.V" style:family="table-column">
      <style:table-column-properties style:column-width="0.589cm" style:rel-column-width="1343*"/>
    </style:style>
    <style:style style:name="Таблица10.W" style:family="table-column">
      <style:table-column-properties style:column-width="0.404cm" style:rel-column-width="919*"/>
    </style:style>
    <style:style style:name="Таблица10.X" style:family="table-column">
      <style:table-column-properties style:column-width="0.399cm" style:rel-column-width="910*"/>
    </style:style>
    <style:style style:name="Таблица10.Y" style:family="table-column">
      <style:table-column-properties style:column-width="0.192cm" style:rel-column-width="437*"/>
    </style:style>
    <style:style style:name="Таблица10.Z" style:family="table-column">
      <style:table-column-properties style:column-width="1.143cm" style:rel-column-width="2607*"/>
    </style:style>
    <style:style style:name="Таблица10.a" style:family="table-column">
      <style:table-column-properties style:column-width="0.353cm" style:rel-column-width="804*"/>
    </style:style>
    <style:style style:name="Таблица10.b" style:family="table-column">
      <style:table-column-properties style:column-width="0.258cm" style:rel-column-width="587*"/>
    </style:style>
    <style:style style:name="Таблица10.c" style:family="table-column">
      <style:table-column-properties style:column-width="0.381cm" style:rel-column-width="870*"/>
    </style:style>
    <style:style style:name="Таблица10.d" style:family="table-column">
      <style:table-column-properties style:column-width="0.104cm" style:rel-column-width="238*"/>
    </style:style>
    <style:style style:name="Таблица10.e" style:family="table-column">
      <style:table-column-properties style:column-width="1.009cm" style:rel-column-width="2298*"/>
    </style:style>
    <style:style style:name="Таблица10.f" style:family="table-column">
      <style:table-column-properties style:column-width="0.273cm" style:rel-column-width="623*"/>
    </style:style>
    <style:style style:name="Таблица10.g" style:family="table-column">
      <style:table-column-properties style:column-width="0.464cm" style:rel-column-width="1056*"/>
    </style:style>
    <style:style style:name="Таблица10.h" style:family="table-column">
      <style:table-column-properties style:column-width="0.626cm" style:rel-column-width="1427*"/>
    </style:style>
    <style:style style:name="Таблица10.i" style:family="table-column">
      <style:table-column-properties style:column-width="1.122cm" style:rel-column-width="2559*"/>
    </style:style>
    <style:style style:name="Таблица10.j" style:family="table-column">
      <style:table-column-properties style:column-width="0.266cm" style:rel-column-width="609*"/>
    </style:style>
    <style:style style:name="Таблица10.k" style:family="table-column">
      <style:table-column-properties style:column-width="0.725cm" style:rel-column-width="1653*"/>
    </style:style>
    <style:style style:name="Таблица10.l" style:family="table-column">
      <style:table-column-properties style:column-width="0.37cm" style:rel-column-width="844*"/>
    </style:style>
    <style:style style:name="Таблица10.m" style:family="table-column">
      <style:table-column-properties style:column-width="0.628cm" style:rel-column-width="1432*"/>
    </style:style>
    <style:style style:name="Таблица10.n" style:family="table-column">
      <style:table-column-properties style:column-width="0.506cm" style:rel-column-width="1153*"/>
    </style:style>
    <style:style style:name="Таблица10.o" style:family="table-column">
      <style:table-column-properties style:column-width="0.243cm" style:rel-column-width="556*"/>
    </style:style>
    <style:style style:name="Таблица10.p" style:family="table-column">
      <style:table-column-properties style:column-width="0.503cm" style:rel-column-width="1144*"/>
    </style:style>
    <style:style style:name="Таблица10.q" style:family="table-column">
      <style:table-column-properties style:column-width="0.792cm" style:rel-column-width="1807*"/>
    </style:style>
    <style:style style:name="Таблица10.r" style:family="table-column">
      <style:table-column-properties style:column-width="0.942cm" style:rel-column-width="2148*"/>
    </style:style>
    <style:style style:name="Таблица10.s" style:family="table-column">
      <style:table-column-properties style:column-width="0.937cm" style:rel-column-width="2134*"/>
    </style:style>
    <style:style style:name="Таблица10.t" style:family="table-column">
      <style:table-column-properties style:column-width="0.808cm" style:rel-column-width="1843*"/>
    </style:style>
    <style:style style:name="Таблица10.v" style:family="table-column">
      <style:table-column-properties style:column-width="0.046cm" style:rel-column-width="106*"/>
    </style:style>
    <style:style style:name="Таблица10.w" style:family="table-column">
      <style:table-column-properties style:column-width="1.64cm" style:rel-column-width="3738*"/>
    </style:style>
    <style:style style:name="Таблица10.1" style:family="table-row">
      <style:table-row-properties style:row-height="0.494cm" fo:keep-together="always"/>
    </style:style>
    <style:style style:name="Таблица10.A1" style:family="table-cell">
      <style:table-cell-properties fo:padding="0cm" fo:border="none"/>
    </style:style>
    <style:style style:name="Таблица10.j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u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0.O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0.S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0.O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0.5" style:family="table-row">
      <style:table-row-properties style:row-height="0.676cm" fo:keep-together="always"/>
    </style:style>
    <style:style style:name="Таблица10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05pt solid #000000" style:writing-mode="lr-tb"/>
    </style:style>
    <style:style style:name="Таблица10.o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0.v5" style:family="table-cell" style:data-style-name="N0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0.6" style:family="table-row">
      <style:table-row-properties style:row-height="0.4cm" fo:keep-together="always"/>
    </style:style>
    <style:style style:name="Таблица10.c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0.f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0.q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0.f7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0.q7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0.G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0.I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0.N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0.P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0.Q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0.R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0.T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0.Y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0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0.f8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0.q8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0.B9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0.F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0.H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0.K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0.L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0.V9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0.10" style:family="table-row">
      <style:table-row-properties style:row-height="0.448cm" fo:keep-together="always"/>
    </style:style>
    <style:style style:name="Таблица10.B10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10.t10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0.11" style:family="table-row">
      <style:table-row-properties style:row-height="0.041cm" fo:keep-together="always"/>
    </style:style>
    <style:style style:name="Таблица10.B1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0.t11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0.V12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10.k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0.m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0.p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0.r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0.t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0.13" style:family="table-row">
      <style:table-row-properties style:row-height="0.75cm" fo:keep-together="always"/>
    </style:style>
    <style:style style:name="Таблица10.A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A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17" style:family="table-row">
      <style:table-row-properties style:row-height="0.801cm" fo:keep-together="always"/>
    </style:style>
    <style:style style:name="Таблица10.A1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A1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A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A2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A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A2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A2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A2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A2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A2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A2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A2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A2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B2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0.E30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0.q30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0.w3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2" style:family="table" style:master-page-name="Преобразование_20_1">
      <style:table-properties style:width="20.299cm" fo:margin-left="-0.501cm" style:page-number="auto" table:align="left" style:writing-mode="lr-tb"/>
    </style:style>
    <style:style style:name="Таблица2.A" style:family="table-column">
      <style:table-column-properties style:column-width="2.404cm"/>
    </style:style>
    <style:style style:name="Таблица2.B" style:family="table-column">
      <style:table-column-properties style:column-width="1.201cm"/>
    </style:style>
    <style:style style:name="Таблица2.C" style:family="table-column">
      <style:table-column-properties style:column-width="1cm"/>
    </style:style>
    <style:style style:name="Таблица2.D" style:family="table-column">
      <style:table-column-properties style:column-width="1.901cm"/>
    </style:style>
    <style:style style:name="Таблица2.E" style:family="table-column">
      <style:table-column-properties style:column-width="2.004cm"/>
    </style:style>
    <style:style style:name="Таблица2.F" style:family="table-column">
      <style:table-column-properties style:column-width="0.799cm"/>
    </style:style>
    <style:style style:name="Таблица2.G" style:family="table-column">
      <style:table-column-properties style:column-width="0.85cm"/>
    </style:style>
    <style:style style:name="Таблица2.H" style:family="table-column">
      <style:table-column-properties style:column-width="0.951cm"/>
    </style:style>
    <style:style style:name="Таблица2.I" style:family="table-column">
      <style:table-column-properties style:column-width="3.605cm"/>
    </style:style>
    <style:style style:name="Таблица2.J" style:family="table-column">
      <style:table-column-properties style:column-width="0.4cm"/>
    </style:style>
    <style:style style:name="Таблица2.K" style:family="table-column">
      <style:table-column-properties style:column-width="0.288cm"/>
    </style:style>
    <style:style style:name="Таблица2.L" style:family="table-column">
      <style:table-column-properties style:column-width="0.764cm"/>
    </style:style>
    <style:style style:name="Таблица2.M" style:family="table-column">
      <style:table-column-properties style:column-width="0.651cm"/>
    </style:style>
    <style:style style:name="Таблица2.N" style:family="table-column">
      <style:table-column-properties style:column-width="1.93cm"/>
    </style:style>
    <style:style style:name="Таблица2.O" style:family="table-column">
      <style:table-column-properties style:column-width="0.526cm"/>
    </style:style>
    <style:style style:name="Таблица2.P" style:family="table-column">
      <style:table-column-properties style:column-width="1.025cm"/>
    </style:style>
    <style:style style:name="Таблица2.1" style:family="table-row">
      <style:table-row-properties style:row-height="0.758cm" fo:keep-together="always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2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F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J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2.P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2.H2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2.M2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2.K3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2.N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2.5" style:family="table-row">
      <style:table-row-properties style:row-height="0.75cm" fo:keep-together="always"/>
    </style:style>
    <style:style style:name="Таблица2.N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20" style:family="table-row">
      <style:table-row-properties style:row-height="0.801cm" fo:keep-together="always"/>
    </style:style>
    <style:style style:name="Таблица2.35" style:family="table-row">
      <style:table-row-properties style:row-height="0.776cm" fo:keep-together="always"/>
    </style:style>
    <style:style style:name="Таблица2.D35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2.O35" style:family="table-cell">
      <style:table-cell-properties style:vertical-align="top" fo:padding-left="0.191cm" fo:padding-right="0.191cm" fo:padding-top="0cm" fo:padding-bottom="0cm" fo:border-left="1pt solid #000000" fo:border-right="0.5pt solid #000000" fo:border-top="1pt solid #000000" fo:border-bottom="0.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style:snap-to-layout-grid="false"/>
      <style:text-properties fo:font-size="12pt" style:font-size-asian="12pt"/>
    </style:style>
    <style:style style:name="P3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4" style:family="paragraph" style:parent-style-name="Standard">
      <style:paragraph-properties fo:line-height="0.755cm" fo:text-align="center" style:justify-single-word="false" style:snap-to-layout-gri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21.795cm"/>
        </style:tab-stops>
      </style:paragraph-properties>
      <style:text-properties fo:font-size="12pt" officeooo:paragraph-rsid="00c72c8b" style:font-size-asian="12pt" style:font-size-complex="12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7" style:family="paragraph" style:parent-style-name="Standard">
      <style:paragraph-properties fo:text-align="justify" style:justify-single-word="false" style:snap-to-layout-grid="false"/>
      <style:text-properties fo:font-size="12pt" officeooo:paragraph-rsid="00197b9c" style:font-size-asian="12pt"/>
    </style:style>
    <style:style style:name="P8" style:family="paragraph" style:parent-style-name="Standard">
      <style:paragraph-properties fo:text-align="justify" style:justify-single-word="false" style:snap-to-layout-grid="false"/>
      <style:text-properties fo:font-size="12pt" officeooo:paragraph-rsid="00cbb725" style:font-size-asian="12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2pt" fo:font-weight="normal" officeooo:paragraph-rsid="00c72c8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2pt" fo:font-weight="normal" officeooo:paragraph-rsid="00c81c5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2pt" fo:font-weight="normal" officeooo:paragraph-rsid="00c9cb7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2pt" fo:font-weight="normal" officeooo:paragraph-rsid="00cb2d8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12pt" fo:font-weight="normal" officeooo:paragraph-rsid="00cbb72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style:snap-to-layout-grid="false"/>
    </style:style>
    <style:style style:name="P15" style:family="paragraph" style:parent-style-name="Standard">
      <style:paragraph-properties style:snap-to-layout-grid="false"/>
      <style:text-properties officeooo:paragraph-rsid="00197b9c"/>
    </style:style>
    <style:style style:name="P16" style:family="paragraph" style:parent-style-name="Standard">
      <style:paragraph-properties style:snap-to-layout-grid="false"/>
      <style:text-properties officeooo:paragraph-rsid="00cbb725"/>
    </style:style>
    <style:style style:name="P17" style:family="paragraph" style:parent-style-name="Standard">
      <style:paragraph-properties style:snap-to-layout-grid="false"/>
      <style:text-properties fo:language="zxx" fo:country="none" style:language-asian="zxx" style:country-asian="none"/>
    </style:style>
    <style:style style:name="P18" style:family="paragraph" style:parent-style-name="Standard">
      <style:paragraph-properties fo:text-align="justify" style:justify-single-word="false" style:snap-to-layout-grid="false"/>
      <style:text-properties fo:language="zxx" fo:country="none" officeooo:paragraph-rsid="00197b9c" style:language-asian="zxx" style:country-asian="none"/>
    </style:style>
    <style:style style:name="P19" style:family="paragraph" style:parent-style-name="Standard">
      <style:paragraph-properties fo:text-align="justify" style:justify-single-word="false" style:snap-to-layout-grid="false"/>
      <style:text-properties fo:language="zxx" fo:country="none" officeooo:paragraph-rsid="00cbb725" style:language-asian="zxx" style:country-asian="none"/>
    </style:style>
    <style:style style:name="P20" style:family="paragraph" style:parent-style-name="Standard">
      <style:paragraph-properties style:snap-to-layout-grid="false"/>
      <style:text-properties fo:font-size="8pt" style:font-size-asian="8pt"/>
    </style:style>
    <style:style style:name="P21" style:family="paragraph" style:parent-style-name="Standard">
      <style:paragraph-properties fo:text-align="justify" style:justify-single-word="false" style:snap-to-layout-grid="false"/>
      <style:text-properties fo:font-size="8pt" officeooo:paragraph-rsid="00197b9c" style:font-size-asian="8pt"/>
    </style:style>
    <style:style style:name="P22" style:family="paragraph" style:parent-style-name="Standard">
      <style:paragraph-properties fo:text-align="justify" style:justify-single-word="false" style:snap-to-layout-grid="false"/>
      <style:text-properties fo:font-size="8pt" officeooo:paragraph-rsid="00cbb725" style:font-size-asian="8pt"/>
    </style:style>
    <style:style style:name="P23" style:family="paragraph" style:parent-style-name="Standard">
      <style:text-properties fo:font-size="8pt" style:font-size-asian="8pt"/>
    </style:style>
    <style:style style:name="P24" style:family="paragraph" style:parent-style-name="Standard">
      <style:paragraph-properties fo:text-align="center" style:justify-single-word="false" style:snap-to-layout-grid="false"/>
    </style:style>
    <style:style style:name="P25" style:family="paragraph" style:parent-style-name="Standard">
      <style:paragraph-properties fo:text-align="center" style:justify-single-word="false" style:snap-to-layout-grid="false"/>
      <style:text-properties officeooo:paragraph-rsid="00c81c58"/>
    </style:style>
    <style:style style:name="P26" style:family="paragraph" style:parent-style-name="Standard">
      <style:paragraph-properties fo:text-align="center" style:justify-single-word="false" style:snap-to-layout-grid="false"/>
      <style:text-properties officeooo:paragraph-rsid="00197b9c"/>
    </style:style>
    <style:style style:name="P27" style:family="paragraph" style:parent-style-name="Header">
      <style:paragraph-properties fo:text-align="center" style:justify-single-word="false" style:snap-to-layout-grid="false">
        <style:tab-stops/>
      </style:paragraph-properties>
      <style:text-properties officeooo:paragraph-rsid="00197b9c"/>
    </style:style>
    <style:style style:name="P28" style:family="paragraph" style:parent-style-name="Header">
      <style:paragraph-properties fo:text-align="center" style:justify-single-word="false" style:snap-to-layout-grid="false">
        <style:tab-stops/>
      </style:paragraph-properties>
      <style:text-properties officeooo:paragraph-rsid="00cbb725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text-align="center" style:justify-single-word="false" style:snap-to-layout-grid="false"/>
      <style:text-properties fo:font-size="14pt" style:font-size-asian="14pt"/>
    </style:style>
    <style:style style:name="P31" style:family="paragraph" style:parent-style-name="Standard">
      <style:text-properties fo:font-size="14pt" style:font-size-asian="14pt" style:font-size-complex="14pt"/>
    </style:style>
    <style:style style:name="P32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33" style:family="paragraph" style:parent-style-name="Standard">
      <style:paragraph-properties fo:text-align="center" style:justify-single-word="false" style:snap-to-layout-grid="false"/>
      <style:text-properties fo:font-size="14pt" officeooo:paragraph-rsid="001434b1" style:font-size-asian="14pt" style:font-size-complex="14pt"/>
    </style:style>
    <style:style style:name="P34" style:family="paragraph" style:parent-style-name="Header">
      <style:paragraph-properties fo:text-align="center" style:justify-single-word="false" style:snap-to-layout-grid="false">
        <style:tab-stops/>
      </style:paragraph-properties>
      <style:text-properties fo:font-size="14pt" style:font-size-asian="14pt" style:font-size-complex="14pt"/>
    </style:style>
    <style:style style:name="P35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36" style:family="paragraph" style:parent-style-name="Standard">
      <style:paragraph-properties fo:line-height="0.755cm" fo:text-align="justify" style:justify-single-word="false" style:snap-to-layout-grid="false"/>
      <style:text-properties fo:font-size="14pt" style:font-size-asian="14pt" style:font-size-complex="14pt"/>
    </style:style>
    <style:style style:name="P37" style:family="paragraph" style:parent-style-name="Standard">
      <style:paragraph-properties fo:line-height="0.755cm" fo:text-align="justify" style:justify-single-word="false" style:snap-to-layout-grid="false"/>
      <style:text-properties fo:font-size="14pt" officeooo:paragraph-rsid="00561e37" style:font-size-asian="14pt" style:font-size-complex="14pt"/>
    </style:style>
    <style:style style:name="P38" style:family="paragraph" style:parent-style-name="Standard">
      <style:paragraph-properties fo:line-height="0.755cm" fo:text-align="center" style:justify-single-word="false" style:snap-to-layout-grid="false"/>
      <style:text-properties fo:font-size="14pt" officeooo:paragraph-rsid="00197b9c" style:font-size-asian="14pt" style:font-size-complex="14pt"/>
    </style:style>
    <style:style style:name="P39" style:family="paragraph" style:parent-style-name="Standard">
      <style:paragraph-properties fo:line-height="0.755cm" fo:text-align="center" style:justify-single-word="false" style:snap-to-layout-grid="false"/>
      <style:text-properties fo:font-size="14pt" officeooo:paragraph-rsid="00cbb725" style:font-size-asian="14pt" style:font-size-complex="14pt"/>
    </style:style>
    <style:style style:name="P40" style:family="paragraph" style:parent-style-name="Standard">
      <style:paragraph-properties fo:line-height="150%" fo:text-align="start" style:justify-single-word="false" style:snap-to-layout-grid="false"/>
      <style:text-properties fo:font-size="14pt" style:font-size-asian="14pt" style:font-size-complex="14pt"/>
    </style:style>
    <style:style style:name="P41" style:family="paragraph" style:parent-style-name="Header">
      <style:paragraph-properties fo:line-height="150%" fo:text-align="start" style:justify-single-word="false" style:snap-to-layout-grid="false">
        <style:tab-stops/>
      </style:paragraph-properties>
      <style:text-properties fo:font-size="14pt" style:font-size-asian="14pt" style:font-size-complex="14pt"/>
    </style:style>
    <style:style style:name="P42" style:family="paragraph" style:parent-style-name="Header">
      <style:paragraph-properties fo:line-height="150%" fo:text-align="start" style:justify-single-word="false" style:snap-to-layout-grid="false">
        <style:tab-stops/>
      </style:paragraph-properties>
      <style:text-properties fo:font-size="14pt" officeooo:rsid="001deb19" officeooo:paragraph-rsid="001deb19" style:font-size-asian="14pt" style:font-size-complex="14pt"/>
    </style:style>
    <style:style style:name="P43" style:family="paragraph" style:parent-style-name="Standard">
      <style:paragraph-properties fo:line-height="150%" fo:text-align="start" style:justify-single-word="false" style:snap-to-layout-grid="false"/>
      <style:text-properties fo:font-size="14pt" officeooo:rsid="001deb19" style:font-size-asian="14pt" style:font-size-complex="14pt"/>
    </style:style>
    <style:style style:name="P44" style:family="paragraph" style:parent-style-name="Standard">
      <style:paragraph-properties fo:line-height="150%" fo:text-align="start" style:justify-single-word="false" style:snap-to-layout-grid="false"/>
      <style:text-properties fo:font-size="14pt" officeooo:rsid="00b287c4" officeooo:paragraph-rsid="00b287c4" style:font-size-asian="14pt" style:font-size-complex="14pt"/>
    </style:style>
    <style:style style:name="P45" style:family="paragraph" style:parent-style-name="Header">
      <style:paragraph-properties fo:line-height="0.755cm" fo:text-align="justify" style:justify-single-word="false" style:snap-to-layout-grid="false">
        <style:tab-stops/>
      </style:paragraph-properties>
      <style:text-properties fo:font-size="14pt" officeooo:rsid="00b49814" officeooo:paragraph-rsid="00b49814" style:font-size-asian="14pt" style:font-size-complex="14pt"/>
    </style:style>
    <style:style style:name="P46" style:family="paragraph" style:parent-style-name="Header">
      <style:paragraph-properties fo:line-height="0.755cm" fo:text-align="justify" style:justify-single-word="false" style:snap-to-layout-grid="false">
        <style:tab-stops/>
      </style:paragraph-properties>
      <style:text-properties fo:font-size="14pt" officeooo:rsid="00c368f7" officeooo:paragraph-rsid="00c368f7" style:font-size-asian="14pt" style:font-size-complex="14pt"/>
    </style:style>
    <style:style style:name="P47" style:family="paragraph" style:parent-style-name="Header">
      <style:paragraph-properties fo:line-height="0.755cm" fo:text-align="justify" style:justify-single-word="false" style:snap-to-layout-grid="false">
        <style:tab-stops/>
      </style:paragraph-properties>
      <style:text-properties fo:font-size="14pt" officeooo:rsid="00c368f7" officeooo:paragraph-rsid="00cbb725" style:font-size-asian="14pt" style:font-size-complex="14pt"/>
    </style:style>
    <style:style style:name="P48" style:family="paragraph" style:parent-style-name="Standard">
      <style:paragraph-properties fo:line-height="0.755cm" fo:text-align="justify" style:justify-single-word="false" style:snap-to-layout-grid="false"/>
      <style:text-properties fo:font-size="14pt" officeooo:rsid="00a6d094" officeooo:paragraph-rsid="00a6d094" style:font-size-asian="14pt" style:font-size-complex="14pt"/>
    </style:style>
    <style:style style:name="P49" style:family="paragraph" style:parent-style-name="Standard">
      <style:paragraph-properties fo:text-align="center" style:justify-single-word="false" style:snap-to-layout-grid="false"/>
      <style:text-properties fo:font-size="14pt" officeooo:rsid="009063c9" officeooo:paragraph-rsid="00c72c8b" style:font-size-asian="14pt" style:font-size-complex="14pt"/>
    </style:style>
    <style:style style:name="P50" style:family="paragraph" style:parent-style-name="Standard">
      <style:paragraph-properties fo:text-align="center" style:justify-single-word="false" style:snap-to-layout-grid="false"/>
      <style:text-properties fo:font-size="14pt" officeooo:rsid="009063c9" officeooo:paragraph-rsid="00c81c58" style:font-size-asian="14pt" style:font-size-complex="14pt"/>
    </style:style>
    <style:style style:name="P51" style:family="paragraph" style:parent-style-name="Standard">
      <style:paragraph-properties fo:text-align="center" style:justify-single-word="false" style:snap-to-layout-grid="false"/>
      <style:text-properties fo:font-size="14pt" officeooo:rsid="009063c9" officeooo:paragraph-rsid="00c9cb77" style:font-size-asian="14pt" style:font-size-complex="14pt"/>
    </style:style>
    <style:style style:name="P52" style:family="paragraph" style:parent-style-name="Standard">
      <style:paragraph-properties fo:text-align="center" style:justify-single-word="false" style:snap-to-layout-grid="false"/>
      <style:text-properties fo:font-size="14pt" officeooo:rsid="009063c9" officeooo:paragraph-rsid="00cbb725" style:font-size-asian="14pt" style:font-size-complex="14pt"/>
    </style:style>
    <style:style style:name="P53" style:family="paragraph" style:parent-style-name="Standard">
      <style:paragraph-properties fo:text-align="center" style:justify-single-word="false"/>
      <style:text-properties fo:font-size="14pt" officeooo:rsid="007db945" officeooo:paragraph-rsid="00c81c58" style:font-size-asian="14pt" style:font-size-complex="14pt"/>
    </style:style>
    <style:style style:name="P54" style:family="paragraph" style:parent-style-name="Standard">
      <style:paragraph-properties fo:text-align="center" style:justify-single-word="false"/>
      <style:text-properties fo:font-size="14pt" officeooo:rsid="007db945" officeooo:paragraph-rsid="00c9cb77" style:font-size-asian="14pt" style:font-size-complex="14pt"/>
    </style:style>
    <style:style style:name="P55" style:family="paragraph" style:parent-style-name="Standard">
      <style:paragraph-properties fo:text-align="center" style:justify-single-word="false"/>
      <style:text-properties fo:font-size="14pt" officeooo:rsid="007db945" officeooo:paragraph-rsid="00cb2d84" style:font-size-asian="14pt" style:font-size-complex="14pt"/>
    </style:style>
    <style:style style:name="P56" style:family="paragraph" style:parent-style-name="Standard">
      <style:paragraph-properties fo:text-align="center" style:justify-single-word="false"/>
      <style:text-properties fo:font-size="14pt" officeooo:rsid="007db945" officeooo:paragraph-rsid="00cbb725" style:font-size-asian="14pt" style:font-size-complex="14pt"/>
    </style:style>
    <style:style style:name="P57" style:family="paragraph" style:parent-style-name="Standard">
      <style:paragraph-properties fo:margin-left="0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fo:font-size="14pt" officeooo:rsid="00d7ba23" officeooo:paragraph-rsid="00cbb725" style:font-size-asian="14pt" style:font-size-complex="14pt"/>
    </style:style>
    <style:style style:name="P58" style:family="paragraph" style:parent-style-name="Standard">
      <style:paragraph-properties fo:text-align="center" style:justify-single-word="false" style:snap-to-layout-grid="false"/>
      <style:text-properties fo:font-size="14pt" officeooo:rsid="001b5ebc" officeooo:paragraph-rsid="001b5ebc" style:font-size-asian="12.25pt" style:font-size-complex="14pt"/>
    </style:style>
    <style:style style:name="P59" style:family="paragraph" style:parent-style-name="Standard">
      <style:paragraph-properties style:snap-to-layout-grid="false"/>
      <style:text-properties fo:font-size="20pt" style:font-size-asian="20pt" style:font-size-complex="20pt"/>
    </style:style>
    <style:style style:name="P60" style:family="paragraph" style:parent-style-name="Standard">
      <style:paragraph-properties style:snap-to-layout-grid="false"/>
      <style:text-properties fo:font-size="9pt" style:font-size-asian="9pt"/>
    </style:style>
    <style:style style:name="P61" style:family="paragraph" style:parent-style-name="Standard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62" style:family="paragraph" style:parent-style-name="Standard">
      <style:paragraph-properties fo:text-align="justify" style:justify-single-word="false" style:snap-to-layout-grid="false"/>
      <style:text-properties fo:font-size="9pt" officeooo:paragraph-rsid="00197b9c" style:font-size-asian="9pt"/>
    </style:style>
    <style:style style:name="P63" style:family="paragraph" style:parent-style-name="Standard">
      <style:paragraph-properties fo:text-align="justify" style:justify-single-word="false" style:snap-to-layout-grid="false"/>
      <style:text-properties fo:font-size="9pt" officeooo:paragraph-rsid="00cbb725" style:font-size-asian="9pt"/>
    </style:style>
    <style:style style:name="P64" style:family="paragraph" style:parent-style-name="Standard">
      <style:text-properties fo:font-size="11pt" style:font-size-asian="11pt" style:font-size-complex="11pt"/>
    </style:style>
    <style:style style:name="P65" style:family="paragraph" style:parent-style-name="Standard">
      <style:paragraph-properties fo:text-align="justify" style:justify-single-word="false" style:snap-to-layout-grid="false"/>
      <style:text-properties fo:font-size="11pt" officeooo:paragraph-rsid="00197b9c" style:font-size-asian="11pt"/>
    </style:style>
    <style:style style:name="P66" style:family="paragraph" style:parent-style-name="Standard">
      <style:paragraph-properties fo:text-align="justify" style:justify-single-word="false" style:snap-to-layout-grid="false"/>
      <style:text-properties fo:font-size="11pt" officeooo:paragraph-rsid="00cbb725" style:font-size-asian="11pt"/>
    </style:style>
    <style:style style:name="P67" style:family="paragraph" style:parent-style-name="Standard">
      <style:paragraph-properties fo:text-align="center" style:justify-single-word="false" style:snap-to-layout-grid="false"/>
      <style:text-properties fo:font-size="11pt" officeooo:paragraph-rsid="00c81c58" style:font-size-asian="11pt"/>
    </style:style>
    <style:style style:name="P68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69" style:family="paragraph" style:parent-style-name="Standard">
      <style:paragraph-properties fo:line-height="0.4cm" fo:text-align="center" style:justify-single-word="false" style:snap-to-layout-grid="false"/>
      <style:text-properties fo:font-size="13pt" officeooo:paragraph-rsid="001434b1" style:font-size-asian="13pt" style:font-size-complex="13pt"/>
    </style:style>
    <style:style style:name="P70" style:family="paragraph" style:parent-style-name="Standard">
      <style:paragraph-properties style:snap-to-layout-grid="false"/>
      <style:text-properties fo:font-size="10pt" officeooo:rsid="001676c0" officeooo:paragraph-rsid="001676c0" style:font-size-asian="10pt" style:font-size-complex="10pt"/>
    </style:style>
    <style:style style:name="P71" style:family="paragraph" style:parent-style-name="Standard">
      <style:paragraph-properties fo:text-align="justify" style:justify-single-word="false" style:snap-to-layout-grid="false"/>
      <style:text-properties officeooo:paragraph-rsid="00197b9c"/>
    </style:style>
    <style:style style:name="P72" style:family="paragraph" style:parent-style-name="Standard">
      <style:paragraph-properties fo:text-align="justify" style:justify-single-word="false" style:snap-to-layout-grid="false"/>
      <style:text-properties officeooo:paragraph-rsid="00cbb725"/>
    </style:style>
    <style:style style:name="P73" style:family="paragraph" style:parent-style-name="Standard">
      <style:paragraph-properties fo:text-align="justify" style:justify-single-word="false"/>
      <style:text-properties officeooo:paragraph-rsid="00197b9c"/>
    </style:style>
    <style:style style:name="P74" style:family="paragraph" style:parent-style-name="Header">
      <style:paragraph-properties fo:text-align="justify" style:justify-single-word="false" style:snap-to-layout-grid="false">
        <style:tab-stops/>
      </style:paragraph-properties>
      <style:text-properties officeooo:paragraph-rsid="00197b9c"/>
    </style:style>
    <style:style style:name="P75" style:family="paragraph" style:parent-style-name="Header">
      <style:paragraph-properties fo:text-align="justify" style:justify-single-word="false" style:snap-to-layout-grid="false">
        <style:tab-stops/>
      </style:paragraph-properties>
      <style:text-properties officeooo:paragraph-rsid="00cbb725"/>
    </style:style>
    <style:style style:name="P76" style:family="paragraph" style:parent-style-name="Standard">
      <style:paragraph-properties fo:text-align="justify" style:justify-single-word="false"/>
      <style:text-properties officeooo:paragraph-rsid="00cbb725"/>
    </style:style>
    <style:style style:name="P77" style:family="paragraph" style:parent-style-name="Standard">
      <style:text-properties officeooo:paragraph-rsid="00197b9c"/>
    </style:style>
    <style:style style:name="P78" style:family="paragraph" style:parent-style-name="Standard">
      <style:paragraph-properties fo:margin-left="0.233cm" fo:margin-right="0cm" fo:line-height="150%" fo:orphans="0" fo:widows="0" fo:text-indent="0cm" style:auto-text-indent="false" style:writing-mode="lr-tb">
        <style:tab-stops>
          <style:tab-stop style:position="7.502cm"/>
          <style:tab-stop style:position="28.504cm"/>
        </style:tab-stops>
      </style:paragraph-properties>
      <style:text-properties style:use-window-font-color="true" loext:opacity="0%" style:font-name="Times New Roman1" fo:font-size="14pt" fo:language="ru" fo:country="RU" officeooo:rsid="00b287c4" officeooo:paragraph-rsid="00b287c4" style:font-name-asian="Times New Roman1" style:font-size-asian="14pt" style:font-name-complex="Times New Roman1" style:font-size-complex="14pt" style:language-complex="ar" style:country-complex="SA"/>
    </style:style>
    <style:style style:name="P79" style:family="paragraph" style:parent-style-name="Standard">
      <style:paragraph-properties fo:text-align="center" style:justify-single-word="false" style:snap-to-layout-grid="false"/>
      <style:text-properties style:use-window-font-color="true" loext:opacity="0%" style:font-name="Times New Roman1" fo:font-size="15pt" fo:language="ru" fo:country="RU" officeooo:rsid="00b4567b" officeooo:paragraph-rsid="00c72c8b" style:font-name-asian="Times New Roman1" style:font-size-asian="15pt" style:font-name-complex="Times New Roman1" style:font-size-complex="15pt" style:language-complex="ar" style:country-complex="SA"/>
    </style:style>
    <style:style style:name="P80" style:family="paragraph" style:parent-style-name="Standard">
      <style:paragraph-properties style:snap-to-layout-grid="false"/>
      <style:text-properties style:use-window-font-color="true" loext:opacity="0%" style:font-name="Times New Roman1" fo:font-size="12pt" fo:language="ru" fo:country="RU" officeooo:rsid="00d1b7c7" officeooo:paragraph-rsid="00c72c8b" style:font-name-asian="Times New Roman1" style:font-size-asian="12pt" style:font-name-complex="Times New Roman1" style:font-size-complex="10pt" style:language-complex="ar" style:country-complex="SA"/>
    </style:style>
    <style:style style:name="P81" style:family="paragraph" style:parent-style-name="Header">
      <style:paragraph-properties fo:line-height="0.755cm" fo:text-align="start" style:justify-single-word="false" style:snap-to-layout-grid="false"/>
      <style:text-properties style:use-window-font-color="true" loext:opacity="0%" officeooo:paragraph-rsid="00c81c58"/>
    </style:style>
    <style:style style:name="P82" style:family="paragraph" style:parent-style-name="Standard">
      <style:paragraph-properties fo:text-align="center" style:justify-single-word="false" style:snap-to-layout-grid="false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size="14pt" fo:font-style="normal" fo:text-shadow="none" style:text-underline-style="none" fo:font-weight="normal" officeooo:rsid="003e6ca4" officeooo:paragraph-rsid="00c72c8b" fo:background-color="transparen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style:snap-to-layout-grid="false">
        <style:tab-stops>
          <style:tab-stop style:position="7.502cm"/>
          <style:tab-stop style:position="28.504cm"/>
        </style:tab-stops>
      </style:paragraph-properties>
      <style:text-properties style:font-name="Times New Roman1" fo:font-size="14pt" style:font-size-asian="14pt" style:font-size-complex="14pt"/>
    </style:style>
    <style:style style:name="P84" style:family="paragraph" style:parent-style-name="Standard">
      <style:paragraph-properties fo:line-height="0.755cm" fo:text-align="justify" style:justify-single-word="false" style:snap-to-layout-grid="false"/>
      <style:text-properties style:font-name="Times New Roman1" fo:font-size="14pt" style:font-size-asian="14pt" style:font-size-complex="14pt"/>
    </style:style>
    <style:style style:name="P85" style:family="paragraph" style:parent-style-name="Standard">
      <style:paragraph-properties fo:line-height="0.755cm" fo:text-align="justify" style:justify-single-word="false" style:snap-to-layout-grid="false"/>
      <style:text-properties style:font-name="Times New Roman1" fo:font-size="14pt" officeooo:paragraph-rsid="00197b9c" style:font-size-asian="14pt" style:font-size-complex="14pt"/>
    </style:style>
    <style:style style:name="P86" style:family="paragraph" style:parent-style-name="Standard">
      <style:paragraph-properties fo:line-height="0.755cm" fo:text-align="justify" style:justify-single-word="false" style:snap-to-layout-grid="false"/>
      <style:text-properties style:font-name="Times New Roman1" fo:font-size="14pt" officeooo:paragraph-rsid="00cbb725" style:font-size-asian="14pt" style:font-size-complex="14pt"/>
    </style:style>
    <style:style style:name="P87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style:writing-mode="lr-tb">
        <style:tab-stops>
          <style:tab-stop style:position="7.502cm"/>
          <style:tab-stop style:position="28.504cm"/>
        </style:tab-stops>
      </style:paragraph-properties>
      <style:text-properties style:font-name="Times New Roman1" fo:font-size="14pt" style:font-size-asian="14pt" style:font-size-complex="14pt"/>
    </style:style>
    <style:style style:name="P88" style:family="paragraph" style:parent-style-name="Standard">
      <style:paragraph-properties fo:line-height="0.755cm" fo:text-align="justify" style:justify-single-word="false" style:snap-to-layout-grid="false"/>
      <style:text-properties style:font-name="Times New Roman1" fo:font-size="14pt" officeooo:rsid="00b3ffb0" officeooo:paragraph-rsid="00b3ffb0" style:font-size-asian="14pt" style:font-size-complex="14pt"/>
    </style:style>
    <style:style style:name="P89" style:family="paragraph" style:parent-style-name="Standard">
      <style:paragraph-properties fo:line-height="0.755cm" fo:text-align="justify" style:justify-single-word="false" style:snap-to-layout-grid="false"/>
      <style:text-properties style:font-name="Times New Roman1" fo:font-size="14pt" officeooo:rsid="00c1e093" officeooo:paragraph-rsid="00c1e093" style:font-size-asian="14pt" style:font-size-complex="14pt"/>
    </style:style>
    <style:style style:name="P90" style:family="paragraph" style:parent-style-name="Standard">
      <style:paragraph-properties fo:line-height="0.755cm" fo:text-align="justify" style:justify-single-word="false" style:snap-to-layout-grid="false"/>
      <style:text-properties style:font-name="Times New Roman1" fo:font-size="14pt" officeooo:rsid="00b49814" officeooo:paragraph-rsid="00b49814" style:font-size-asian="12.25pt" style:font-size-complex="14pt"/>
    </style:style>
    <style:style style:name="P91" style:family="paragraph" style:parent-style-name="Standard">
      <style:paragraph-properties fo:line-height="0.755cm" fo:text-align="justify" style:justify-single-word="false" style:snap-to-layout-grid="false"/>
    </style:style>
    <style:style style:name="P92" style:family="paragraph" style:parent-style-name="Header">
      <style:paragraph-properties fo:margin-left="0.31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officeooo:paragraph-rsid="00cb27ba"/>
    </style:style>
    <style:style style:name="P93" style:family="paragraph" style:parent-style-name="Header">
      <style:paragraph-properties fo:margin-left="0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officeooo:paragraph-rsid="00cbb725"/>
    </style:style>
    <style:style style:name="P94" style:family="paragraph" style:parent-style-name="Header">
      <style:paragraph-properties fo:line-height="0.755cm" style:snap-to-layout-grid="false">
        <style:tab-stops/>
      </style:paragraph-properties>
      <style:text-properties officeooo:paragraph-rsid="00c81c58"/>
    </style:style>
    <style:style style:name="P95" style:family="paragraph" style:parent-style-name="Standard">
      <style:paragraph-properties fo:line-height="0.755cm" fo:text-align="justify" style:justify-single-word="false" style:snap-to-layout-grid="false"/>
      <style:text-properties fo:color="#000000" loext:opacity="100%" style:font-name="Times New Roman1" fo:font-size="14pt" officeooo:rsid="00b77d71" officeooo:paragraph-rsid="00b8ee00" fo:background-color="transparent" style:font-size-asian="12.25pt" style:font-size-complex="14pt"/>
    </style:style>
    <style:style style:name="P96" style:family="paragraph" style:parent-style-name="Standard">
      <style:paragraph-properties fo:line-height="0.755cm" fo:text-align="justify" style:justify-single-word="false" style:snap-to-layout-grid="false"/>
      <style:text-properties fo:color="#000000" loext:opacity="100%" fo:font-size="14pt" officeooo:rsid="00b77d71" officeooo:paragraph-rsid="00b96c3e" fo:background-color="transparent" style:font-size-asian="12.25pt" style:font-size-complex="14pt"/>
    </style:style>
    <style:style style:name="P97" style:family="paragraph" style:parent-style-name="Standard">
      <style:paragraph-properties fo:text-align="center" style:justify-single-word="false" style:snap-to-layout-grid="false">
        <style:tab-stops/>
      </style:paragraph-properties>
      <style:text-properties fo:color="#000000" loext:opacity="100%" style:text-outline="false" style:text-line-through-style="none" style:text-line-through-type="none" style:font-name="Times New Roman1" fo:font-size="14pt" fo:font-style="normal" fo:text-shadow="none" style:text-underline-style="none" fo:font-weight="normal" officeooo:rsid="003e6ca4" officeooo:paragraph-rsid="00c81c58" fo:background-color="transparen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text-align="center" style:justify-single-word="false" style:snap-to-layout-grid="false">
        <style:tab-stops/>
      </style:paragraph-properties>
      <style:text-properties fo:color="#000000" loext:opacity="100%" style:text-outline="false" style:text-line-through-style="none" style:text-line-through-type="none" style:font-name="Times New Roman1" fo:font-size="14pt" fo:font-style="normal" fo:text-shadow="none" style:text-underline-style="none" fo:font-weight="normal" officeooo:rsid="003e6ca4" officeooo:paragraph-rsid="00c9cb77" fo:background-color="transparen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99" style:family="paragraph" style:parent-style-name="Standard">
      <style:paragraph-properties fo:text-align="center" style:justify-single-word="false" style:snap-to-layout-grid="false">
        <style:tab-stops/>
      </style:paragraph-properties>
      <style:text-properties fo:color="#000000" loext:opacity="100%" style:text-outline="false" style:text-line-through-style="none" style:text-line-through-type="none" style:font-name="Times New Roman1" fo:font-size="14pt" fo:font-style="normal" fo:text-shadow="none" style:text-underline-style="none" fo:font-weight="normal" officeooo:rsid="003e6ca4" officeooo:paragraph-rsid="00cb2d84" fo:background-color="transparen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text-align="center" style:justify-single-word="false" style:snap-to-layout-grid="false">
        <style:tab-stops/>
      </style:paragraph-properties>
      <style:text-properties fo:color="#000000" loext:opacity="100%" style:text-outline="false" style:text-line-through-style="none" style:text-line-through-type="none" style:font-name="Times New Roman1" fo:font-size="14pt" fo:font-style="normal" fo:text-shadow="none" style:text-underline-style="none" fo:font-weight="normal" officeooo:rsid="003e6ca4" officeooo:paragraph-rsid="00cbb725" fo:background-color="transparen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01" style:family="paragraph" style:parent-style-name="Standard">
      <style:paragraph-properties fo:text-align="center" style:justify-single-word="false" style:snap-to-layout-grid="false"/>
      <style:text-properties fo:color="#000000" loext:opacity="100%" style:text-outline="false" style:text-line-through-style="none" style:text-line-through-type="none" style:font-name="Times New Roman1" fo:font-size="14pt" fo:language="ru" fo:country="RU" fo:font-style="normal" fo:text-shadow="none" style:text-underline-style="none" fo:font-weight="normal" officeooo:rsid="003e6ca4" officeooo:paragraph-rsid="006ca863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102" style:family="paragraph" style:parent-style-name="Standard">
      <style:paragraph-properties fo:text-align="end" style:justify-single-word="false" style:snap-to-layout-grid="false"/>
      <style:text-properties officeooo:paragraph-rsid="00197b9c"/>
    </style:style>
    <style:style style:name="P103" style:family="paragraph" style:parent-style-name="Standard">
      <style:paragraph-properties fo:text-align="end" style:justify-single-word="false" style:snap-to-layout-grid="false"/>
      <style:text-properties officeooo:paragraph-rsid="00cbb725"/>
    </style:style>
    <style:style style:name="P104" style:family="paragraph" style:parent-style-name="Standard">
      <style:paragraph-properties fo:text-align="end" style:justify-single-word="false"/>
      <style:text-properties officeooo:paragraph-rsid="00197b9c"/>
    </style:style>
    <style:style style:name="P105" style:family="paragraph" style:parent-style-name="Standard">
      <style:paragraph-properties fo:text-align="end" style:justify-single-word="false"/>
      <style:text-properties officeooo:paragraph-rsid="00cbb725"/>
    </style:style>
    <style:style style:name="P106" style:family="paragraph" style:parent-style-name="Header">
      <style:paragraph-properties style:snap-to-layout-grid="false">
        <style:tab-stops/>
      </style:paragraph-properties>
    </style:style>
    <style:style style:name="P107" style:family="paragraph" style:parent-style-name="Header">
      <style:paragraph-properties fo:line-height="0.4cm" fo:text-align="center" style:justify-single-word="false">
        <style:tab-stops/>
      </style:paragraph-properties>
    </style:style>
    <style:style style:name="P108" style:family="paragraph" style:parent-style-name="Standard">
      <style:paragraph-properties fo:margin-left="0.233cm" fo:margin-right="0cm" fo:line-height="150%" fo:orphans="0" fo:widows="0" fo:text-indent="0cm" style:auto-text-indent="false" style:writing-mode="lr-tb">
        <style:tab-stops>
          <style:tab-stop style:position="7.502cm"/>
          <style:tab-stop style:position="28.504cm"/>
        </style:tab-stops>
      </style:paragraph-properties>
    </style:style>
    <style:style style:name="P109" style:family="paragraph" style:parent-style-name="Standard">
      <style:paragraph-properties fo:line-height="150%" fo:text-align="start" style:justify-single-word="false" style:snap-to-layout-grid="false"/>
      <style:text-properties officeooo:paragraph-rsid="00c72c8b"/>
    </style:style>
    <style:style style:name="P110" style:family="paragraph" style:parent-style-name="Header">
      <style:paragraph-properties fo:text-align="center" style:justify-single-word="false" style:snap-to-layout-grid="false">
        <style:tab-stops/>
      </style:paragraph-properties>
      <style:text-properties officeooo:rsid="00197b9c" officeooo:paragraph-rsid="00197b9c"/>
    </style:style>
    <style:style style:name="P111" style:family="paragraph" style:parent-style-name="Header">
      <style:paragraph-properties fo:margin-left="0.31cm" fo:margin-right="0.319cm" fo:line-height="0.758cm" fo:text-align="start" style:justify-single-word="false" fo:text-indent="0.75cm" style:auto-text-indent="false" style:snap-to-layout-grid="false">
        <style:tab-stops/>
      </style:paragraph-properties>
      <style:text-properties officeooo:paragraph-rsid="00c81c58"/>
    </style:style>
    <style:style style:name="P112" style:family="paragraph" style:parent-style-name="Header">
      <style:paragraph-properties fo:margin-left="0cm" fo:margin-right="0.319cm" fo:line-height="0.758cm" fo:text-align="start" style:justify-single-word="false" fo:text-indent="0cm" style:auto-text-indent="false" style:snap-to-layout-grid="false">
        <style:tab-stops/>
      </style:paragraph-properties>
      <style:text-properties officeooo:paragraph-rsid="00c81c58"/>
    </style:style>
    <style:style style:name="P113" style:family="paragraph" style:parent-style-name="Header">
      <style:paragraph-properties fo:margin-left="0.31cm" fo:margin-right="0.319cm" fo:line-height="0.758cm" fo:text-align="center" style:justify-single-word="false" fo:text-indent="0.75cm" style:auto-text-indent="false" style:snap-to-layout-grid="false">
        <style:tab-stops/>
      </style:paragraph-properties>
      <style:text-properties officeooo:paragraph-rsid="00c81c58"/>
    </style:style>
    <style:style style:name="P114" style:family="paragraph" style:parent-style-name="Header">
      <style:paragraph-properties fo:margin-left="0.31cm" fo:margin-right="0.319cm" fo:line-height="0.755cm" fo:text-align="justify" style:justify-single-word="false" fo:text-indent="0cm" style:auto-text-indent="false">
        <style:tab-stops/>
      </style:paragraph-properties>
      <style:text-properties style:text-position="0% 100%" style:font-name="Times New Roman1" fo:font-size="14pt" fo:language="ru" fo:country="RU" style:text-underline-style="none" fo:font-weight="normal" officeooo:rsid="00d4c8cf" officeooo:paragraph-rsid="00c81c58" style:font-name-asian="Times New Roman1" style:font-size-asian="14pt" style:font-weight-asian="normal" style:font-name-complex="Times New Roman1" style:font-size-complex="14pt" style:font-weight-complex="normal"/>
    </style:style>
    <style:style style:name="P115" style:family="paragraph" style:parent-style-name="Header">
      <style:paragraph-properties fo:margin-left="0cm" fo:margin-right="0.319cm" fo:line-height="0.755cm" fo:text-align="justify" style:justify-single-word="false" fo:text-indent="0cm" style:auto-text-indent="false">
        <style:tab-stops/>
      </style:paragraph-properties>
      <style:text-properties style:text-position="0% 100%" style:font-name="Times New Roman1" fo:font-size="14pt" fo:language="ru" fo:country="RU" style:text-underline-style="none" fo:font-weight="normal" officeooo:rsid="00d4c8cf" officeooo:paragraph-rsid="00c81c58" style:font-name-asian="Times New Roman1" style:font-size-asian="14pt" style:font-weight-asian="normal" style:font-name-complex="Times New Roman1" style:font-size-complex="14pt" style:font-weight-complex="normal"/>
    </style:style>
    <style:style style:name="P116" style:family="paragraph" style:parent-style-name="Header">
      <style:paragraph-properties fo:margin-left="0cm" fo:margin-right="0.319cm" fo:line-height="0.755cm" fo:text-align="start" style:justify-single-word="false" fo:text-indent="0cm" style:auto-text-indent="false" style:snap-to-layout-grid="false">
        <style:tab-stops/>
      </style:paragraph-properties>
      <style:text-properties style:text-position="0% 100%" style:font-name="Times New Roman1" fo:font-size="14pt" fo:font-weight="normal" officeooo:rsid="00b7d42d" officeooo:paragraph-rsid="00cb27ba" style:letter-kerning="true" style:font-name-asian="Arial Unicode MS" style:font-size-asian="14pt" style:font-weight-asian="normal" style:font-name-complex="Tahoma" style:font-size-complex="14pt" style:font-weight-complex="normal"/>
    </style:style>
    <style:style style:name="P117" style:family="paragraph" style:parent-style-name="Header">
      <style:paragraph-properties fo:margin-left="0cm" fo:margin-right="0.319cm" fo:line-height="0.755cm" fo:text-align="start" style:justify-single-word="false" fo:text-indent="0cm" style:auto-text-indent="false" style:snap-to-layout-grid="false">
        <style:tab-stops/>
      </style:paragraph-properties>
      <style:text-properties style:text-position="0% 100%" style:font-name="Times New Roman1" fo:font-size="14pt" fo:font-weight="normal" officeooo:rsid="00d4c8cf" officeooo:paragraph-rsid="00cb27ba" style:letter-kerning="true" style:font-name-asian="Arial Unicode MS" style:font-size-asian="14pt" style:font-weight-asian="normal" style:font-name-complex="Tahoma" style:font-size-complex="14pt" style:font-weight-complex="normal"/>
    </style:style>
    <style:style style:name="P118" style:family="paragraph" style:parent-style-name="Header">
      <style:paragraph-properties fo:margin-left="0.31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style:text-position="0% 100%" style:font-name="Times New Roman1" fo:font-size="14pt" fo:font-weight="normal" officeooo:rsid="00d63ee0" officeooo:paragraph-rsid="00cb2d84" style:letter-kerning="true" style:font-name-asian="Arial Unicode MS" style:font-size-asian="14pt" style:font-weight-asian="normal" style:font-name-complex="Tahoma" style:font-size-complex="14pt" style:font-weight-complex="normal"/>
    </style:style>
    <style:style style:name="P119" style:family="paragraph" style:parent-style-name="Header">
      <style:paragraph-properties fo:margin-left="0cm" fo:margin-right="0.319cm" fo:line-height="0.755cm" fo:text-align="start" style:justify-single-word="false" fo:text-indent="0cm" style:auto-text-indent="false" style:snap-to-layout-grid="false">
        <style:tab-stops/>
      </style:paragraph-properties>
      <style:text-properties style:text-position="0% 100%" style:font-name="Times New Roman1" fo:font-size="14pt" fo:font-weight="normal" officeooo:rsid="00b7d42d" officeooo:paragraph-rsid="00cb27ba" style:font-name-asian="Times New Roman1" style:font-size-asian="14pt" style:font-weight-asian="normal" style:font-name-complex="Times New Roman1" style:font-size-complex="14pt" style:font-weight-complex="normal"/>
    </style:style>
    <style:style style:name="P120" style:family="paragraph" style:parent-style-name="Header">
      <style:paragraph-properties fo:margin-left="0cm" fo:margin-right="0.319cm" fo:line-height="0.755cm" fo:text-align="start" style:justify-single-word="false" fo:text-indent="0cm" style:auto-text-indent="false" style:snap-to-layout-grid="false">
        <style:tab-stops/>
      </style:paragraph-properties>
      <style:text-properties style:text-position="0% 100%" style:font-name="Times New Roman1" fo:font-size="14pt" fo:font-weight="normal" officeooo:rsid="00d4c8cf" officeooo:paragraph-rsid="00cb27ba" style:font-name-asian="Times New Roman1" style:font-size-asian="14pt" style:font-weight-asian="normal" style:font-name-complex="Times New Roman1" style:font-size-complex="14pt" style:font-weight-complex="normal"/>
    </style:style>
    <style:style style:name="P121" style:family="paragraph" style:parent-style-name="Header">
      <style:paragraph-properties fo:margin-left="0cm" fo:margin-right="0.319cm" fo:line-height="0.755cm" fo:text-align="start" style:justify-single-word="false" fo:text-indent="0cm" style:auto-text-indent="false" style:snap-to-layout-grid="false">
        <style:tab-stops/>
      </style:paragraph-properties>
      <style:text-properties style:text-position="0% 100%" style:font-name="Times New Roman1" fo:font-size="14pt" fo:font-weight="normal" officeooo:rsid="00d4c8cf" officeooo:paragraph-rsid="00cb2d84" style:font-name-asian="Times New Roman1" style:font-size-asian="14pt" style:font-weight-asian="normal" style:font-name-complex="Times New Roman1" style:font-size-complex="14pt" style:font-weight-complex="normal"/>
    </style:style>
    <style:style style:name="P122" style:family="paragraph" style:parent-style-name="Header">
      <style:paragraph-properties fo:margin-left="0cm" fo:margin-right="0.319cm" fo:line-height="0.755cm" fo:text-align="start" style:justify-single-word="false" fo:text-indent="0cm" style:auto-text-indent="false" style:snap-to-layout-grid="false">
        <style:tab-stops/>
      </style:paragraph-properties>
      <style:text-properties style:text-position="0% 100%" style:font-name="Times New Roman1" fo:font-size="14pt" fo:font-weight="normal" officeooo:rsid="00d4c8cf" officeooo:paragraph-rsid="00cbb725" style:font-name-asian="Times New Roman1" style:font-size-asian="14pt" style:font-weight-asian="normal" style:font-name-complex="Times New Roman1" style:font-size-complex="14pt" style:font-weight-complex="normal"/>
    </style:style>
    <style:style style:name="P123" style:family="paragraph" style:parent-style-name="Header">
      <style:paragraph-properties fo:margin-left="0cm" fo:margin-right="0.319cm" fo:line-height="0.755cm" fo:text-align="start" style:justify-single-word="false" fo:text-indent="0cm" style:auto-text-indent="false" style:snap-to-layout-grid="false">
        <style:tab-stops/>
      </style:paragraph-properties>
      <style:text-properties style:text-position="0% 100%" style:font-name="Times New Roman1" fo:font-size="14pt" fo:font-weight="normal" officeooo:rsid="00d63ee0" officeooo:paragraph-rsid="00cb27ba" style:font-name-asian="Times New Roman1" style:font-size-asian="14pt" style:font-weight-asian="normal" style:font-name-complex="Times New Roman1" style:font-size-complex="14pt" style:font-weight-complex="normal"/>
    </style:style>
    <style:style style:name="P124" style:family="paragraph" style:parent-style-name="Header">
      <style:paragraph-properties fo:margin-left="0cm" fo:margin-right="0.319cm" fo:line-height="0.755cm" fo:text-align="start" style:justify-single-word="false" fo:text-indent="0cm" style:auto-text-indent="false" style:snap-to-layout-grid="false">
        <style:tab-stops/>
      </style:paragraph-properties>
      <style:text-properties style:text-position="0% 100%" style:font-name="Times New Roman1" fo:font-size="14pt" fo:font-weight="normal" officeooo:rsid="00d63ee0" officeooo:paragraph-rsid="00cb2d84" style:font-name-asian="Times New Roman1" style:font-size-asian="14pt" style:font-weight-asian="normal" style:font-name-complex="Times New Roman1" style:font-size-complex="14pt" style:font-weight-complex="normal"/>
    </style:style>
    <style:style style:name="P125" style:family="paragraph" style:parent-style-name="Header">
      <style:paragraph-properties fo:margin-left="0cm" fo:margin-right="0.319cm" fo:line-height="0.755cm" fo:text-align="start" style:justify-single-word="false" fo:text-indent="0cm" style:auto-text-indent="false" style:snap-to-layout-grid="false">
        <style:tab-stops/>
      </style:paragraph-properties>
      <style:text-properties style:text-position="0% 100%" style:font-name="Times New Roman1" fo:font-size="14pt" fo:font-weight="normal" officeooo:rsid="00d63ee0" officeooo:paragraph-rsid="00cbb725" style:font-name-asian="Times New Roman1" style:font-size-asian="14pt" style:font-weight-asian="normal" style:font-name-complex="Times New Roman1" style:font-size-complex="14pt" style:font-weight-complex="normal"/>
    </style:style>
    <style:style style:name="P126" style:family="paragraph" style:parent-style-name="Header">
      <style:paragraph-properties fo:margin-left="0cm" fo:margin-right="0.319cm" fo:line-height="0.755cm" fo:text-align="start" style:justify-single-word="false" fo:text-indent="0cm" style:auto-text-indent="false" style:snap-to-layout-grid="false">
        <style:tab-stops/>
      </style:paragraph-properties>
      <style:text-properties style:text-position="0% 100%" style:font-name="Times New Roman1" fo:font-size="14pt" fo:font-weight="normal" officeooo:rsid="00d7ba23" officeooo:paragraph-rsid="00cbb725" style:font-name-asian="Times New Roman1" style:font-size-asian="14pt" style:font-weight-asian="normal" style:font-name-complex="Times New Roman1" style:font-size-complex="14pt" style:font-weight-complex="normal"/>
    </style:style>
    <style:style style:name="P127" style:family="paragraph" style:parent-style-name="Header">
      <style:paragraph-properties fo:margin-left="0cm" fo:margin-right="0.319cm" fo:line-height="0.755cm" fo:text-align="start" style:justify-single-word="false" fo:text-indent="0cm" style:auto-text-indent="false">
        <style:tab-stops/>
      </style:paragraph-properties>
      <style:text-properties style:text-position="0% 100%" style:font-name="Times New Roman1" fo:font-size="14pt" fo:font-weight="normal" officeooo:rsid="00d7ba23" officeooo:paragraph-rsid="00cbb725" style:font-name-asian="Times New Roman1" style:font-size-asian="14pt" style:font-weight-asian="normal" style:font-name-complex="Times New Roman1" style:font-size-complex="14pt" style:font-weight-complex="normal"/>
    </style:style>
    <style:style style:name="P128" style:family="paragraph" style:parent-style-name="Header">
      <style:paragraph-properties fo:margin-left="0cm" fo:margin-right="0.319cm" fo:line-height="0.755cm" fo:text-align="start" style:justify-single-word="false" fo:text-indent="0cm" style:auto-text-indent="false" style:snap-to-layout-grid="false">
        <style:tab-stops/>
      </style:paragraph-properties>
      <style:text-properties style:text-position="0% 100%" style:font-name="Times New Roman1" fo:font-size="14pt" fo:font-weight="normal" officeooo:rsid="00d7d855" officeooo:paragraph-rsid="00cbb725" style:font-name-asian="Times New Roman1" style:font-size-asian="14pt" style:font-weight-asian="normal" style:font-name-complex="Times New Roman1" style:font-size-complex="14pt" style:font-weight-complex="normal"/>
    </style:style>
    <style:style style:name="P129" style:family="paragraph" style:parent-style-name="Header">
      <style:paragraph-properties fo:text-align="center" style:justify-single-word="false" style:snap-to-layout-grid="false">
        <style:tab-stops/>
      </style:paragraph-properties>
      <style:text-properties officeooo:rsid="00cbb725" officeooo:paragraph-rsid="00cbb725"/>
    </style:style>
    <style:style style:name="P130" style:family="paragraph" style:parent-style-name="Header">
      <style:paragraph-properties fo:margin-left="0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officeooo:rsid="00d7d855" officeooo:paragraph-rsid="00cbb725"/>
    </style:style>
    <style:style style:name="P131" style:family="paragraph" style:parent-style-name="Standard">
      <style:paragraph-properties style:snap-to-layout-grid="false"/>
      <style:text-properties officeooo:rsid="00c81c58" officeooo:paragraph-rsid="00c81c58"/>
    </style:style>
    <style:style style:name="P132" style:family="paragraph" style:parent-style-name="Standard">
      <style:paragraph-properties fo:text-align="center" style:justify-single-word="false" style:snap-to-layout-grid="false"/>
      <style:text-properties officeooo:rsid="00c63a15" officeooo:paragraph-rsid="00c63a15"/>
    </style:style>
    <style:style style:name="P133" style:family="paragraph" style:parent-style-name="Standard">
      <style:paragraph-properties fo:text-align="center" style:justify-single-word="false" style:snap-to-layout-grid="false"/>
      <style:text-properties fo:color="#ff0000" loext:opacity="100%" style:font-name="Times New Roman1" fo:font-size="14pt" style:font-size-asian="14pt" style:font-size-complex="14pt"/>
    </style:style>
    <style:style style:name="P134" style:family="paragraph" style:parent-style-name="Standard">
      <style:text-properties officeooo:paragraph-rsid="00cbb725"/>
    </style:style>
    <style:style style:name="P135" style:family="paragraph" style:parent-style-name="Header">
      <style:paragraph-properties fo:line-height="0.755cm" style:snap-to-layout-grid="false">
        <style:tab-stops/>
      </style:paragraph-properties>
    </style:style>
    <style:style style:name="P136" style:family="paragraph" style:parent-style-name="Header">
      <style:paragraph-properties fo:margin-left="0cm" fo:margin-right="0.319cm" fo:line-height="0.758cm" fo:text-align="start" style:justify-single-word="false" fo:text-indent="0cm" style:auto-text-indent="false" style:snap-to-layout-grid="false">
        <style:tab-stops/>
      </style:paragraph-properties>
      <style:text-properties officeooo:rsid="00d4c8cf" officeooo:paragraph-rsid="00c81c58"/>
    </style:style>
    <style:style style:name="P137" style:family="paragraph" style:parent-style-name="Header">
      <style:paragraph-properties fo:margin-left="0.31cm" fo:margin-right="0.319cm" fo:line-height="0.758cm" fo:text-align="start" style:justify-single-word="false" fo:text-indent="0.75cm" style:auto-text-indent="false" style:snap-to-layout-grid="false">
        <style:tab-stops/>
      </style:paragraph-properties>
      <style:text-properties officeooo:rsid="00d4c8cf" officeooo:paragraph-rsid="00c81c58"/>
    </style:style>
    <style:style style:name="P138" style:family="paragraph" style:parent-style-name="Header">
      <style:paragraph-properties fo:margin-left="0.31cm" fo:margin-right="0.319cm" fo:line-height="0.755cm" fo:text-align="justify" style:justify-single-word="false" fo:text-indent="0cm" style:auto-text-indent="false">
        <style:tab-stops/>
      </style:paragraph-properties>
      <style:text-properties style:text-position="0% 100%" style:font-name="Times New Roman1" fo:font-size="14pt" fo:language="ru" fo:country="RU" style:text-underline-style="none" fo:font-weight="normal" officeooo:rsid="00d4c8cf" officeooo:paragraph-rsid="00c81c58" style:font-name-asian="Times New Roman1" style:font-size-asian="14pt" style:font-weight-asian="normal" style:font-name-complex="Times New Roman1" style:font-size-complex="14pt" style:font-weight-complex="normal"/>
    </style:style>
    <style:style style:name="P139" style:family="paragraph" style:parent-style-name="Header">
      <style:paragraph-properties fo:margin-left="0cm" fo:margin-right="0.319cm" fo:line-height="0.755cm" fo:text-align="justify" style:justify-single-word="false" fo:text-indent="0cm" style:auto-text-indent="false">
        <style:tab-stops/>
      </style:paragraph-properties>
      <style:text-properties style:text-position="0% 100%" style:font-name="Times New Roman1" fo:font-size="14pt" fo:language="ru" fo:country="RU" style:text-underline-style="none" fo:font-weight="normal" officeooo:rsid="00d4c8cf" officeooo:paragraph-rsid="00c81c58" style:font-name-asian="Times New Roman1" style:font-size-asian="14pt" style:font-weight-asian="normal" style:font-name-complex="Times New Roman1" style:font-size-complex="14pt" style:font-weight-complex="normal"/>
    </style:style>
    <style:style style:name="P140" style:family="paragraph" style:parent-style-name="Header">
      <style:paragraph-properties fo:margin-left="0cm" fo:margin-right="0.319cm" fo:line-height="0.755cm" fo:text-align="start" style:justify-single-word="false" fo:text-indent="0cm" style:auto-text-indent="false" style:snap-to-layout-grid="false">
        <style:tab-stops/>
      </style:paragraph-properties>
      <style:text-properties style:text-position="0% 100%" style:font-name="Times New Roman1" fo:font-size="14pt" fo:language="ru" fo:country="RU" fo:font-weight="normal" officeooo:rsid="00d63ee0" officeooo:paragraph-rsid="00cb2d84" style:font-name-asian="Times New Roman1" style:font-size-asian="14pt" style:font-weight-asian="normal" style:font-name-complex="Times New Roman1" style:font-size-complex="14pt" style:font-weight-complex="normal"/>
    </style:style>
    <style:style style:name="P141" style:family="paragraph" style:parent-style-name="Header">
      <style:paragraph-properties fo:margin-left="0cm" fo:margin-right="0.319cm" fo:line-height="0.755cm" fo:text-align="start" style:justify-single-word="false" fo:text-indent="0cm" style:auto-text-indent="false">
        <style:tab-stops/>
      </style:paragraph-properties>
      <style:text-properties style:text-position="0% 100%" style:font-name="Times New Roman1" fo:font-size="14pt" fo:font-weight="normal" officeooo:rsid="00d7d855" officeooo:paragraph-rsid="00cbb725" style:font-name-asian="Times New Roman1" style:font-size-asian="14pt" style:font-weight-asian="normal" style:font-name-complex="Times New Roman1" style:font-size-complex="14pt" style:font-weight-complex="normal"/>
    </style:style>
    <style:style style:name="P142" style:family="paragraph" style:parent-style-name="Header">
      <style:paragraph-properties fo:margin-left="0cm" fo:margin-right="0.319cm" fo:line-height="0.755cm" fo:text-align="start" style:justify-single-word="false" fo:text-indent="0cm" style:auto-text-indent="false" style:snap-to-layout-grid="false">
        <style:tab-stops/>
      </style:paragraph-properties>
      <style:text-properties style:text-position="0% 100%" style:font-name="Times New Roman1" fo:font-size="14pt" fo:font-weight="normal" officeooo:rsid="00d7d855" officeooo:paragraph-rsid="00cbb725" style:font-name-asian="Times New Roman1" style:font-size-asian="14pt" style:font-weight-asian="normal" style:font-name-complex="Times New Roman1" style:font-size-complex="14pt" style:font-weight-complex="normal"/>
    </style:style>
    <style:style style:name="P143" style:family="paragraph" style:parent-style-name="Header">
      <style:paragraph-properties fo:margin-left="0.31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fo:language="ru" fo:country="RU" officeooo:rsid="00d4c8cf" officeooo:paragraph-rsid="00cb27ba" fo:background-color="transparent" style:font-size-asian="12.25pt"/>
    </style:style>
    <style:style style:name="P144" style:family="paragraph" style:parent-style-name="Header">
      <style:paragraph-properties fo:line-height="0.755cm" fo:text-align="justify" style:justify-single-word="false" style:snap-to-layout-grid="false">
        <style:tab-stops/>
      </style:paragraph-properties>
      <style:text-properties fo:font-size="14pt" officeooo:rsid="00b8ee00" officeooo:paragraph-rsid="00b8ee00" style:font-size-asian="14pt" style:font-size-complex="14pt"/>
    </style:style>
    <style:style style:name="P145" style:family="paragraph" style:parent-style-name="Header">
      <style:paragraph-properties fo:line-height="0.755cm" fo:text-align="justify" style:justify-single-word="false" style:snap-to-layout-grid="false">
        <style:tab-stops/>
      </style:paragraph-properties>
      <style:text-properties fo:font-size="14pt" officeooo:rsid="00c1e093" officeooo:paragraph-rsid="00c1e093" style:font-size-asian="14pt" style:font-size-complex="14pt"/>
    </style:style>
    <style:style style:name="P146" style:family="paragraph" style:parent-style-name="Standard">
      <style:paragraph-properties fo:line-height="150%" fo:text-align="start" style:justify-single-word="false" style:snap-to-layout-grid="false">
        <style:tab-stops/>
      </style:paragraph-properties>
      <style:text-properties style:use-window-font-color="true" loext:opacity="0%" fo:font-size="14pt" fo:language="ru" fo:country="RU" officeooo:rsid="00d17b37" officeooo:paragraph-rsid="00c72c8b" style:font-name-asian="Times New Roman1" style:font-size-asian="14pt" style:font-name-complex="Times New Roman1" style:font-size-complex="14pt" style:language-complex="ar" style:country-complex="SA"/>
    </style:style>
    <style:style style:name="P147" style:family="paragraph" style:parent-style-name="Standard">
      <style:paragraph-properties fo:text-align="center" style:justify-single-word="false" style:snap-to-layout-grid="false"/>
      <style:text-properties fo:font-size="14pt" officeooo:rsid="007db945" officeooo:paragraph-rsid="00c81c58" style:font-size-asian="14pt" style:font-size-complex="14pt"/>
    </style:style>
    <style:style style:name="P148" style:family="paragraph" style:parent-style-name="Standard">
      <style:paragraph-properties fo:text-align="center" style:justify-single-word="false" style:snap-to-layout-grid="false"/>
      <style:text-properties fo:font-size="14pt" officeooo:rsid="007db945" officeooo:paragraph-rsid="00c9cb77" style:font-size-asian="14pt" style:font-size-complex="14pt"/>
    </style:style>
    <style:style style:name="P149" style:family="paragraph" style:parent-style-name="Standard">
      <style:paragraph-properties fo:text-align="center" style:justify-single-word="false" style:snap-to-layout-grid="false"/>
      <style:text-properties fo:font-size="14pt" officeooo:rsid="007db945" officeooo:paragraph-rsid="00cb2d84" style:font-size-asian="14pt" style:font-size-complex="14pt"/>
    </style:style>
    <style:style style:name="P150" style:family="paragraph" style:parent-style-name="Standard">
      <style:paragraph-properties fo:line-height="0.755cm" fo:text-align="justify" style:justify-single-word="false" style:snap-to-layout-grid="false"/>
      <style:text-properties fo:font-size="14pt" officeooo:paragraph-rsid="00b96c3e" style:font-size-asian="14pt" style:font-size-complex="14pt"/>
    </style:style>
    <style:style style:name="P151" style:family="paragraph" style:parent-style-name="Standard">
      <style:paragraph-properties fo:line-height="0.755cm" fo:text-align="justify" style:justify-single-word="false" style:snap-to-layout-grid="false"/>
      <style:text-properties fo:font-size="14pt" officeooo:rsid="00be2f71" officeooo:paragraph-rsid="00be2f71" style:font-size-asian="14pt" style:font-size-complex="14pt"/>
    </style:style>
    <style:style style:name="P152" style:family="paragraph" style:parent-style-name="Standard">
      <style:paragraph-properties fo:line-height="0.755cm" fo:text-align="justify" style:justify-single-word="false" style:snap-to-layout-grid="false"/>
      <style:text-properties fo:font-size="14pt" officeooo:rsid="00b8ee00" officeooo:paragraph-rsid="00b8ee00" fo:background-color="transparent" style:font-size-asian="12.25pt" style:font-size-complex="14pt"/>
    </style:style>
    <style:style style:name="P153" style:family="paragraph" style:parent-style-name="Standard">
      <style:paragraph-properties fo:line-height="0.755cm" fo:text-align="justify" style:justify-single-word="false" style:snap-to-layout-grid="false"/>
      <style:text-properties style:font-name="Times New Roman1" fo:font-size="14pt" officeooo:rsid="00b73679" officeooo:paragraph-rsid="00b77d71" style:font-size-asian="14pt" style:font-size-complex="14pt"/>
    </style:style>
    <style:style style:name="P154" style:family="paragraph" style:parent-style-name="Standard">
      <style:paragraph-properties fo:line-height="0.755cm" fo:text-align="justify" style:justify-single-word="false" style:snap-to-layout-grid="false"/>
      <style:text-properties style:font-name="Times New Roman1" fo:font-size="14pt" officeooo:rsid="00c1e093" officeooo:paragraph-rsid="00c1e093" style:font-size-asian="14pt" style:font-size-complex="14pt"/>
    </style:style>
    <style:style style:name="P155" style:family="paragraph" style:parent-style-name="Standard">
      <style:paragraph-properties fo:text-align="center" style:justify-single-word="false" style:snap-to-layout-grid="false"/>
      <style:text-properties fo:font-size="12pt" officeooo:rsid="007db945" officeooo:paragraph-rsid="00cbb725" style:font-size-asian="12pt" style:font-size-complex="14pt"/>
    </style:style>
    <style:style style:name="P156" style:family="paragraph" style:parent-style-name="Standard">
      <style:paragraph-properties style:snap-to-layout-grid="false"/>
      <style:text-properties fo:font-size="12pt" officeooo:rsid="00cf0c8d" officeooo:paragraph-rsid="00cf0c8d" style:font-size-asian="12pt" style:font-size-complex="12pt"/>
    </style:style>
    <style:style style:name="P157" style:family="paragraph" style:parent-style-name="Heading_20_3">
      <style:text-properties fo:font-size="24pt" fo:font-weight="bold" officeooo:paragraph-rsid="00c72c8b" style:font-size-asian="24pt" style:font-weight-asian="bold" style:font-size-complex="24pt"/>
    </style:style>
    <style:style style:name="P158" style:family="paragraph" style:parent-style-name="Heading_20_4">
      <style:paragraph-properties fo:text-align="center" style:justify-single-word="false" style:snap-to-layout-grid="false"/>
      <style:text-properties fo:color="#000000" loext:opacity="100%" style:text-outline="false" style:text-line-through-style="none" style:text-line-through-type="none" style:font-name="Times New Roman1" fo:font-size="14pt" fo:font-style="normal" fo:text-shadow="none" style:text-underline-style="none" fo:font-weight="normal" officeooo:rsid="001b5ebc" officeooo:paragraph-rsid="0095070f" fo:background-color="transparen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" style:family="text">
      <style:text-properties style:font-name="Times New Roman1" style:font-size-complex="14pt"/>
    </style:style>
    <style:style style:name="T2" style:family="text">
      <style:text-properties style:font-name="Times New Roman1" fo:font-size="14pt" style:font-size-asian="14pt" style:font-size-complex="14pt"/>
    </style:style>
    <style:style style:name="T3" style:family="text">
      <style:text-properties style:font-name="Times New Roman1" officeooo:rsid="00d3b3fe" fo:background-color="transparent" loext:char-shading-value="0"/>
    </style:style>
    <style:style style:name="T4" style:family="text">
      <style:text-properties style:font-name="Times New Roman1" officeooo:rsid="00c2e6ae" fo:background-color="transparent" loext:char-shading-value="0"/>
    </style:style>
    <style:style style:name="T5" style:family="text">
      <style:text-properties style:use-window-font-color="true" loext:opacity="0%" style:font-name="Times New Roman1" fo:font-size="14pt" fo:language="ru" fo:country="RU" officeooo:rsid="00b287c4" style:font-name-asian="Times New Roman1" style:font-size-asian="14pt" style:font-name-complex="Times New Roman1" style:font-size-complex="14pt" style:language-complex="ar" style:country-complex="SA"/>
    </style:style>
    <style:style style:name="T6" style:family="text">
      <style:text-properties style:use-window-font-color="true" loext:opacity="0%" style:font-name="Times New Roman1" fo:font-size="14pt" fo:language="ru" fo:country="RU" officeooo:rsid="00d17b37" style:font-name-asian="Times New Roman1" style:font-size-asian="14pt" style:font-name-complex="Times New Roman1" style:font-size-complex="14pt" style:language-complex="ar" style:country-complex="SA"/>
    </style:style>
    <style:style style:name="T7" style:family="text">
      <style:text-properties style:use-window-font-color="true" loext:opacity="0%" officeooo:rsid="0031c0a2"/>
    </style:style>
    <style:style style:name="T8" style:family="text">
      <style:text-properties style:use-window-font-color="true" loext:opacity="0%" officeooo:rsid="00d4c8cf"/>
    </style:style>
    <style:style style:name="T9" style:family="text">
      <style:text-properties style:text-position="super 58%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4f8ff7" style:font-size-asian="14pt" style:font-size-complex="14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b8ee00" fo:background-color="transparent" loext:char-shading-value="0" style:font-size-asian="12.25pt"/>
    </style:style>
    <style:style style:name="T14" style:family="text">
      <style:text-properties fo:language="en" fo:country="US" officeooo:rsid="00d4c8cf"/>
    </style:style>
    <style:style style:name="T15" style:family="text">
      <style:text-properties fo:color="#000000" loext:opacity="100%" style:font-name="Times New Roman1" fo:language="ru" fo:country="RU" officeooo:rsid="00b77d71" fo:background-color="transparent" loext:char-shading-value="0" style:font-size-asian="12.25pt"/>
    </style:style>
    <style:style style:name="T16" style:family="text">
      <style:text-properties fo:color="#000000" loext:opacity="100%" fo:language="en" fo:country="US" officeooo:rsid="00b77d71" fo:background-color="transparent" loext:char-shading-value="0" style:font-size-asian="12.25pt"/>
    </style:style>
    <style:style style:name="T17" style:family="text">
      <style:text-properties fo:color="#000000" loext:opacity="100%" fo:language="en" fo:country="US" officeooo:rsid="00b77d71" style:font-size-asian="12.25pt"/>
    </style:style>
    <style:style style:name="T18" style:family="text">
      <style:text-properties fo:color="#000000" loext:opacity="100%" fo:language="ru" fo:country="RU" officeooo:rsid="004271f0" fo:background-color="transparent" loext:char-shading-value="0"/>
    </style:style>
    <style:style style:name="T19" style:family="text">
      <style:text-properties fo:color="#000000" loext:opacity="100%" fo:language="ru" fo:country="RU" officeooo:rsid="00b77d71" fo:background-color="transparent" loext:char-shading-value="0" style:font-size-asian="12.25pt"/>
    </style:style>
    <style:style style:name="T20" style:family="text">
      <style:text-properties fo:color="#000000" loext:opacity="100%" officeooo:rsid="00b77d71" style:font-size-asian="12.25pt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background-color="transparent" loext:char-shading-value="0" style:font-size-asian="12.25pt"/>
    </style:style>
    <style:style style:name="T23" style:family="text">
      <style:text-properties fo:language="ru" fo:country="RU" officeooo:rsid="00b8ee00" fo:background-color="transparent" loext:char-shading-value="0" style:font-size-asian="12.25pt"/>
    </style:style>
    <style:style style:name="T24" style:family="text">
      <style:text-properties fo:language="ru" fo:country="RU" officeooo:rsid="00dc8287" fo:background-color="transparent" loext:char-shading-value="0" style:font-size-asian="12.25pt"/>
    </style:style>
    <style:style style:name="T25" style:family="text">
      <style:text-properties fo:language="ru" fo:country="RU" officeooo:rsid="00d63ee0" fo:background-color="transparent" loext:char-shading-value="0" style:font-size-asian="12.25pt"/>
    </style:style>
    <style:style style:name="T26" style:family="text">
      <style:text-properties fo:language="ru" fo:country="RU" officeooo:rsid="00cf0c8d" fo:background-color="transparent" loext:char-shading-value="0" style:font-size-asian="12.25pt"/>
    </style:style>
    <style:style style:name="T27" style:family="text">
      <style:text-properties fo:language="ru" fo:country="RU" officeooo:rsid="00d4c8cf"/>
    </style:style>
    <style:style style:name="T28" style:family="text">
      <style:text-properties officeooo:rsid="0095070f"/>
    </style:style>
    <style:style style:name="T29" style:family="text">
      <style:text-properties officeooo:rsid="00b29c47"/>
    </style:style>
    <style:style style:name="T30" style:family="text">
      <style:text-properties style:text-position="0% 100%"/>
    </style:style>
    <style:style style:name="T31" style:family="text">
      <style:text-properties officeooo:rsid="00c63a15"/>
    </style:style>
    <style:style style:name="T32" style:family="text">
      <style:text-properties officeooo:rsid="00b4567b"/>
    </style:style>
    <style:style style:name="T33" style:family="text">
      <style:text-properties officeooo:rsid="00d4c8cf"/>
    </style:style>
    <style:style style:name="T34" style:family="text">
      <style:text-properties officeooo:rsid="00d3b3fe"/>
    </style:style>
    <style:style style:name="T35" style:family="text">
      <style:text-properties officeooo:rsid="00a3e782"/>
    </style:style>
    <style:style style:name="T36" style:family="text">
      <style:text-properties fo:font-size="11pt" style:font-size-asian="11pt"/>
    </style:style>
    <style:style style:name="T37" style:family="text">
      <style:text-properties style:text-position="sub 58%" fo:font-size="11pt" style:font-size-asian="11pt"/>
    </style:style>
    <style:style style:name="T38" style:family="text">
      <style:text-properties officeooo:rsid="00dbc693"/>
    </style:style>
    <style:style style:name="T39" style:family="text">
      <style:text-properties officeooo:rsid="00d63ee0"/>
    </style:style>
    <style:style style:name="T40" style:family="text">
      <style:text-properties style:font-name="Times New Roman"/>
    </style:style>
    <style:style style:name="T41" style:family="text">
      <style:text-properties style:font-name="Times New Roman" officeooo:rsid="00de93c1" style:font-name-asian="Times New Roman" style:font-name-complex="Times New Roman"/>
    </style:style>
    <style:style style:name="T42" style:family="text">
      <style:text-properties officeooo:rsid="00d7ba23"/>
    </style:style>
    <style:style style:name="T43" style:family="text">
      <style:text-properties officeooo:rsid="00c2e6ae" fo:background-color="transparent" loext:char-shading-value="0"/>
    </style:style>
    <style:style style:name="T44" style:family="text">
      <style:text-properties officeooo:rsid="00d3b3fe" fo:background-color="transparent" loext:char-shading-value="0"/>
    </style:style>
    <style:style style:name="T45" style:family="text">
      <style:text-properties officeooo:rsid="00cf0c8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8cm" fo:padding-right="0.28cm" fo:padding-top="0.153cm" fo:padding-bottom="0.153cm" fo:border="non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column table:style-name="Таблица1.P"/>
        <table:table-column table:style-name="Таблица1.O"/>
        <table:table-column table:style-name="Таблица1.R"/>
        <table:table-column table:style-name="Таблица1.S"/>
        <table:table-column table:style-name="Таблица1.T"/>
        <table:table-column table:style-name="Таблица1.U"/>
        <table:table-column table:style-name="Таблица1.V"/>
        <table:table-column table:style-name="Таблица1.W"/>
        <table:table-column table:style-name="Таблица1.X"/>
        <table:table-column table:style-name="Таблица1.Y"/>
        <table:table-column table:style-name="Таблица1.Z"/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Table_20_Heading"/>
          </table:table-cell>
          <table:table-cell table:style-name="Таблица1.B1" table:number-columns-spanned="8" office:value-type="string">
            <text:p text:style-name="P17"><draw:frame draw:style-name="fr1" draw:name="Врезка1" text:anchor-type="char" svg:x="22.183cm" svg:y="-0.84cm" svg:width="6.244cm" svg:height="0.776cm" draw:z-index="1"><draw:text-box><text:p text:style-name="P5">ГОСТ 3.11<text:span text:style-name="T35">05</text:span>-8<text:span text:style-name="T35">4 </text:span><text:s/>Форма <text:span text:style-name="T35">2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1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Таблица1.R1" office:value-type="string">
            <text:p text:style-name="P14"/>
          </table:table-cell>
          <table:table-cell table:style-name="Таблица1.R1" table:number-columns-spanned="3" office:value-type="string">
            <text:p text:style-name="P14"/>
          </table:table-cell>
          <table:covered-table-cell/>
          <table:covered-table-cell/>
          <table:table-cell table:style-name="Таблица1.R1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Таблица1.e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1.2">
          <table:table-cell table:style-name="Таблица1.A1" office:value-type="string">
            <text:p text:style-name="Standard"/>
          </table:table-cell>
          <table:table-cell table:style-name="Таблица1.R1" office:value-type="string">
            <text:p text:style-name="P2">Дубл.</text:p>
            <text:p text:style-name="P1"/>
          </table:table-cell>
          <table:table-cell table:style-name="Таблица1.R1" table:number-columns-spanned="2" office:value-type="string">
            <text:p text:style-name="P14"/>
            <text:p text:style-name="Standard"/>
          </table:table-cell>
          <table:covered-table-cell/>
          <table:table-cell table:style-name="Таблица1.R1" table:number-columns-spanned="2" office:value-type="string">
            <text:p text:style-name="P14"/>
          </table:table-cell>
          <table:covered-table-cell/>
          <table:table-cell table:style-name="Таблица1.R1" table:number-columns-spanned="3" office:value-type="string">
            <text:p text:style-name="P14"/>
            <text:p text:style-name="Standard"/>
          </table:table-cell>
          <table:covered-table-cell/>
          <table:covered-table-cell/>
          <table:table-cell table:style-name="Таблица1.J2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1" table:number-columns-spanned="5" office:value-type="string">
            <text:p text:style-name="P14"/>
            <text:p text:style-name="Standard"/>
          </table:table-cell>
          <table:covered-table-cell/>
          <table:covered-table-cell/>
          <table:covered-table-cell/>
          <table:covered-table-cell/>
          <table:table-cell table:style-name="Таблица1.R1" office:value-type="string">
            <text:p text:style-name="P14"/>
          </table:table-cell>
          <table:table-cell table:style-name="Таблица1.R1" table:number-columns-spanned="3" office:value-type="string">
            <text:p text:style-name="P14"/>
          </table:table-cell>
          <table:covered-table-cell/>
          <table:covered-table-cell/>
          <table:table-cell table:style-name="Таблица1.R1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Таблица1.e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1.2">
          <table:table-cell table:style-name="Таблица1.A1" office:value-type="string">
            <text:p text:style-name="Standard"/>
          </table:table-cell>
          <table:table-cell table:style-name="Таблица1.R1" office:value-type="string">
            <text:p text:style-name="P2">Взам.</text:p>
          </table:table-cell>
          <table:table-cell table:style-name="Таблица1.R1" table:number-columns-spanned="2" office:value-type="string">
            <text:p text:style-name="P14"/>
          </table:table-cell>
          <table:covered-table-cell/>
          <table:table-cell table:style-name="Таблица1.R1" table:number-columns-spanned="2" office:value-type="string">
            <text:p text:style-name="P14"/>
          </table:table-cell>
          <table:covered-table-cell/>
          <table:table-cell table:style-name="Таблица1.R1" table:number-columns-spanned="3" office:value-type="string">
            <text:p text:style-name="P14"/>
          </table:table-cell>
          <table:covered-table-cell/>
          <table:covered-table-cell/>
          <table:table-cell table:style-name="Таблица1.J2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Таблица1.R1" office:value-type="string">
            <text:p text:style-name="P14"/>
          </table:table-cell>
          <table:table-cell table:style-name="Таблица1.R1" table:number-columns-spanned="3" office:value-type="string">
            <text:p text:style-name="P14"/>
          </table:table-cell>
          <table:covered-table-cell/>
          <table:covered-table-cell/>
          <table:table-cell table:style-name="Таблица1.R1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Таблица1.e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1.2">
          <table:table-cell table:style-name="Таблица1.A1" office:value-type="string">
            <text:p text:style-name="Standard"/>
          </table:table-cell>
          <table:table-cell table:style-name="Таблица1.R1" office:value-type="string">
            <text:p text:style-name="P2">Подл.</text:p>
          </table:table-cell>
          <table:table-cell table:style-name="Таблица1.R1" table:number-columns-spanned="2" office:value-type="string">
            <text:p text:style-name="P2"/>
          </table:table-cell>
          <table:covered-table-cell/>
          <table:table-cell table:style-name="Таблица1.R1" table:number-columns-spanned="2" office:value-type="string">
            <text:p text:style-name="P2"/>
          </table:table-cell>
          <table:covered-table-cell/>
          <table:table-cell table:style-name="Таблица1.R1" table:number-columns-spanned="3" office:value-type="string">
            <text:p text:style-name="P20"/>
          </table:table-cell>
          <table:covered-table-cell/>
          <table:covered-table-cell/>
          <table:table-cell table:style-name="Таблица1.J4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Таблица1.R1" office:value-type="string">
            <text:p text:style-name="P14"/>
          </table:table-cell>
          <table:table-cell table:style-name="Таблица1.R1" table:number-columns-spanned="3" office:value-type="string">
            <text:p text:style-name="P14"/>
          </table:table-cell>
          <table:covered-table-cell/>
          <table:covered-table-cell/>
          <table:table-cell table:style-name="Таблица1.R1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Таблица1.e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1.5">
          <table:table-cell table:style-name="Таблица1.A1" office:value-type="string">
            <text:p text:style-name="Standard"/>
          </table:table-cell>
          <table:table-cell table:style-name="Таблица1.R1" table:number-columns-spanned="1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T5" table:number-columns-spanned="8" office:value-type="string">
            <text:p text:style-name="P9">№ 61/СКМ-87-202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5" table:number-columns-spanned="3" office:value-type="string">
            <text:p text:style-name="P30"/>
          </table:table-cell>
          <table:covered-table-cell/>
          <table:covered-table-cell/>
          <table:table-cell table:style-name="Таблица1.e5" table:number-columns-spanned="3" office:value-type="string">
            <text:p text:style-name="P58">1</text:p>
          </table:table-cell>
          <table:covered-table-cell/>
          <table:covered-table-cell/>
        </table:table-row>
        <table:table-row table:style-name="Таблица1.6">
          <table:table-cell table:style-name="Таблица1.A1" office:value-type="string">
            <text:p text:style-name="Standard"/>
          </table:table-cell>
          <table:table-cell table:style-name="Таблица1.B6" table:number-rows-spanned="2" table:number-columns-spanned="9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1" table:number-columns-spanned="2" office:value-type="string">
            <text:p text:style-name="P69">АО <text:s text:c="53"/>«Авангард»</text:p>
            <text:p text:style-name="P107"/>
          </table:table-cell>
          <table:covered-table-cell/>
          <table:table-cell table:style-name="Таблица1.M6" table:number-columns-spanned="4" office:value-type="string">
            <text:p text:style-name="P82"><text:s/><text:span text:style-name="T32">ЮЕЛИ.333829.00</text:span><text:span text:style-name="T45">9</text:span></text:p>
          </table:table-cell>
          <table:covered-table-cell/>
          <table:covered-table-cell/>
          <table:covered-table-cell/>
          <table:table-cell table:style-name="Таблица1.Q6" table:number-columns-spanned="9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Z6" table:number-columns-spanned="8" office:value-type="string">
            <text:p text:style-name="P49"><text:span text:style-name="T43">К.</text:span><text:span text:style-name="T44">6</text:span><text:span text:style-name="T43">01</text:span><text:span text:style-name="T44">35</text:span><text:span text:style-name="T43">.000</text:span><text:span text:style-name="T44">5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7">
          <table:table-cell table:style-name="Таблица1.A1" office:value-type="string">
            <text:p text:style-name="Standard"/>
          </table:table-cell>
          <table:covered-table-cell table:style-name="Таблица1.B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1" table:number-columns-spanned="17" office:value-type="string">
            <text:p text:style-name="P79">Лонгбор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7" table:number-columns-spanned="2" office:value-type="string">
            <text:p text:style-name="P3"/>
          </table:table-cell>
          <table:covered-table-cell/>
          <table:table-cell table:style-name="Таблица1.b7" table:number-columns-spanned="3" office:value-type="string">
            <text:p text:style-name="P14"/>
          </table:table-cell>
          <table:covered-table-cell/>
          <table:covered-table-cell/>
          <table:table-cell table:style-name="Таблица1.g7" office:value-type="string">
            <text:p text:style-name="P14"/>
          </table:table-cell>
        </table:table-row>
        <table:table-row table:style-name="Таблица1.8">
          <table:table-cell table:style-name="Таблица1.A1" office:value-type="string">
            <text:p text:style-name="Standard"/>
          </table:table-cell>
          <table:table-cell table:style-name="Таблица1.J2" table:number-rows-spanned="4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Таблица1.J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Таблица1.S8" table:number-rows-spanned="4" table:number-columns-spanned="15" office:value-type="string">
            <text:p text:style-name="P83"/>
            <text:p text:style-name="P83"><text:s text:c="2"/>УТВЕРЖДАЮ</text:p>
            <text:p text:style-name="P78">Руководитель практики</text:p>
            <text:p text:style-name="P108"><text:span text:style-name="T2">_______________ </text:span><text:span text:style-name="T5">Ю.П. Мерзлякова</text:span></text:p>
            <text:p text:style-name="P83">«_____»____________ 2023 г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9">
          <table:table-cell table:style-name="Таблица1.A1" office:value-type="string">
            <text:p text:style-name="Standard"/>
          </table:table-cell>
          <table:covered-table-cell table:style-name="Таблица1.J2"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1" table:number-columns-spanned="10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.S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table-cell table:style-name="Таблица1.A1" office:value-type="string">
            <text:p text:style-name="Standard"/>
          </table:table-cell>
          <table:covered-table-cell table:style-name="Таблица1.J2"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1" table:number-columns-spanned="10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.S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1">
          <table:table-cell table:style-name="Таблица1.A1" office:value-type="string">
            <text:p text:style-name="Standard"/>
          </table:table-cell>
          <table:covered-table-cell table:style-name="Таблица1.J2"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1" table:number-rows-spanned="2" table:number-columns-spanned="10" office:value-type="string">
            <text:h text:style-name="P157" text:outline-level="3">Карта технологического процесса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.S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table-cell table:style-name="Таблица1.A1" office:value-type="string">
            <text:p text:style-name="Standard"/>
          </table:table-cell>
          <table:table-cell table:style-name="Таблица1.J2" table:number-columns-spanned="4" office:value-type="string">
            <text:p text:style-name="P59"/>
          </table:table-cell>
          <table:covered-table-cell/>
          <table:covered-table-cell/>
          <table:covered-table-cell/>
          <table:table-cell table:style-name="Таблица1.J1" table:number-columns-spanned="3" office:value-type="string">
            <text:p text:style-name="P59"/>
          </table:table-cell>
          <table:covered-table-cell/>
          <table:covered-table-cell/>
          <table:covered-table-cell table:style-name="Таблица1.J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Y12" table:number-columns-spanned="9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A1" office:value-type="string">
            <text:p text:style-name="Standard"/>
          </table:table-cell>
          <table:table-cell table:style-name="Таблица1.B13" table:number-columns-spanned="6" office:value-type="string">
            <text:p text:style-name="P109"><text:span text:style-name="T2"><text:s/>Начальник </text:span><text:span text:style-name="T5">С</text:span><text:span text:style-name="T6">КМ </text:span></text:p>
            <text:p text:style-name="P87"><text:s/><text:span text:style-name="T29">Начальник сектора КС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H13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Таблица1.H13" table:number-columns-spanned="3" office:value-type="string">
            <text:p text:style-name="P146">А.Н.Шанин</text:p>
            <text:p text:style-name="P44">Д.<text:span text:style-name="T29">А.</text:span> Федотов</text:p>
          </table:table-cell>
          <table:covered-table-cell/>
          <table:covered-table-cell/>
          <table:table-cell table:style-name="Таблица1.H13" office:value-type="string"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2"/>
          </table:table-cell>
          <table:table-cell table:style-name="Таблица1.J1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H13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  <table:table-cell table:style-name="Таблица1.a13" table:number-columns-spanned="7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4">
          <table:table-cell table:style-name="Таблица1.A1" office:value-type="string">
            <text:p text:style-name="Standard"/>
          </table:table-cell>
          <table:table-cell table:style-name="Таблица1.b7" table:number-columns-spanned="2" office:value-type="string">
            <text:p text:style-name="P3"><text:s text:c="6"/>ТЛ</text:p>
          </table:table-cell>
          <table:covered-table-cell/>
          <table:table-cell table:style-name="Таблица1.D14" table:number-columns-spanned="17" office:value-type="string">
            <text:p text:style-name="P35"/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14" table:number-columns-spanned="8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14" table:number-columns-spanned="3" office:value-type="string">
            <text:p text:style-name="P35"/>
          </table:table-cell>
          <table:covered-table-cell/>
          <table:covered-table-cell/>
          <table:table-cell table:style-name="Таблица1.f14" table:number-columns-spanned="2" office:value-type="string">
            <text:p text:style-name="P35"/>
          </table:table-cell>
          <table:covered-table-cell/>
        </table:table-row>
      </table:table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column table:style-name="Таблица4.K"/>
        <table:table-column table:style-name="Таблица4.L"/>
        <table:table-column table:style-name="Таблица4.M"/>
        <table:table-column table:style-name="Таблица4.N"/>
        <table:table-column table:style-name="Таблица4.O"/>
        <table:table-column table:style-name="Таблица4.P"/>
        <table:table-column table:style-name="Таблица4.Q"/>
        <table:table-column table:style-name="Таблица4.R"/>
        <table:table-column table:style-name="Таблица4.S"/>
        <table:table-column table:style-name="Таблица4.T"/>
        <table:table-column table:style-name="Таблица4.U"/>
        <table:table-column table:style-name="Таблица4.V"/>
        <table:table-column table:style-name="Таблица4.W"/>
        <table:table-column table:style-name="Таблица4.X"/>
        <table:table-column table:style-name="Таблица4.Y"/>
        <table:table-column table:style-name="Таблица4.Z"/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column table:style-name="Таблица4.k"/>
        <table:table-column table:style-name="Таблица4.l"/>
        <table:table-column table:style-name="Таблица4.m"/>
        <table:table-column table:style-name="Таблица4.n"/>
        <table:table-column table:style-name="Таблица4.o"/>
        <table:table-row table:style-name="Таблица4.1">
          <table:table-cell table:style-name="Таблица4.A1" table:number-columns-spanned="30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e1" table:number-columns-spanned="2" office:value-type="string">
            <text:p text:style-name="P17"/>
            <text:p text:style-name="Standard"/>
          </table:table-cell>
          <table:covered-table-cell/>
          <table:table-cell table:style-name="Таблица4.e1" table:number-columns-spanned="2" office:value-type="string">
            <text:p text:style-name="P14"/>
          </table:table-cell>
          <table:covered-table-cell/>
          <table:table-cell table:style-name="Таблица4.e1" table:number-columns-spanned="4" office:value-type="string">
            <text:p text:style-name="P131"/>
          </table:table-cell>
          <table:covered-table-cell/>
          <table:covered-table-cell/>
          <table:covered-table-cell/>
          <table:table-cell table:style-name="Таблица4.m1" table:number-columns-spanned="3" office:value-type="string">
            <text:p text:style-name="P14"><draw:frame draw:style-name="fr2" draw:name="Врезка2" text:anchor-type="char" svg:x="0.654cm" svg:y="-0.42cm" svg:width="4.604cm" svg:height="0.847cm" draw:z-index="7"><draw:text-box><text:p text:style-name="P23"><text:s text:c="14"/>ГОСТ 3.1118-82 Форма 2</text:p></draw:text-box></draw:frame></text:p>
          </table:table-cell>
          <table:covered-table-cell/>
          <table:covered-table-cell/>
        </table:table-row>
        <table:table-row table:style-name="Таблица4.2">
          <table:table-cell table:style-name="Таблица4.e1" table:number-columns-spanned="3" office:value-type="string">
            <text:p text:style-name="P14">Дубл.</text:p>
          </table:table-cell>
          <table:covered-table-cell/>
          <table:covered-table-cell/>
          <table:table-cell table:style-name="Таблица4.e1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Таблица4.e1" table:number-columns-spanned="3" office:value-type="string">
            <text:p text:style-name="P14"/>
          </table:table-cell>
          <table:covered-table-cell/>
          <table:covered-table-cell/>
          <table:table-cell table:style-name="Таблица4.e1" office:value-type="string">
            <text:p text:style-name="P14"/>
          </table:table-cell>
          <table:table-cell table:style-name="Таблица4.L2" table:number-columns-spanned="4" office:value-type="string">
            <text:p text:style-name="P14"><text:s text:c="15"/></text:p>
          </table:table-cell>
          <table:covered-table-cell/>
          <table:covered-table-cell/>
          <table:covered-table-cell/>
          <table:table-cell table:style-name="Таблица4.P2" table:number-columns-spanned="15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e1" table:number-columns-spanned="2" office:value-type="string">
            <text:p text:style-name="P106"/>
          </table:table-cell>
          <table:covered-table-cell/>
          <table:table-cell table:style-name="Таблица4.e1" table:number-columns-spanned="2" office:value-type="string">
            <text:p text:style-name="P14"/>
          </table:table-cell>
          <table:covered-table-cell/>
          <table:table-cell table:style-name="Таблица4.e1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Таблица4.m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4.2">
          <table:table-cell table:style-name="Таблица4.e1" table:number-columns-spanned="3" office:value-type="string">
            <text:p text:style-name="P14">Взам.</text:p>
          </table:table-cell>
          <table:covered-table-cell/>
          <table:covered-table-cell/>
          <table:table-cell table:style-name="Таблица4.e1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Таблица4.e1" table:number-columns-spanned="3" office:value-type="string">
            <text:p text:style-name="P14"/>
          </table:table-cell>
          <table:covered-table-cell/>
          <table:covered-table-cell/>
          <table:table-cell table:style-name="Таблица4.e1" office:value-type="string">
            <text:p text:style-name="P14"/>
          </table:table-cell>
          <table:table-cell table:style-name="Таблица4.L2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Таблица4.e1" table:number-columns-spanned="3" office:value-type="string">
            <text:p text:style-name="P14"/>
          </table:table-cell>
          <table:covered-table-cell/>
          <table:covered-table-cell/>
          <table:table-cell table:style-name="Таблица4.e1" table:number-columns-spanned="3" office:value-type="string">
            <text:p text:style-name="P14"/>
          </table:table-cell>
          <table:covered-table-cell/>
          <table:covered-table-cell/>
          <table:table-cell table:style-name="Таблица4.e1" table:number-columns-spanned="3" office:value-type="string">
            <text:p text:style-name="P14"/>
          </table:table-cell>
          <table:covered-table-cell/>
          <table:covered-table-cell/>
          <table:table-cell table:style-name="Таблица4.e1" table:number-columns-spanned="2" office:value-type="string">
            <text:p text:style-name="P14"/>
          </table:table-cell>
          <table:covered-table-cell/>
          <table:table-cell table:style-name="Таблица4.e1" table:number-columns-spanned="3" office:value-type="string">
            <text:p text:style-name="P14"/>
          </table:table-cell>
          <table:covered-table-cell/>
          <table:covered-table-cell/>
          <table:table-cell table:style-name="Таблица4.e1" table:number-columns-spanned="2" office:value-type="string">
            <text:p text:style-name="P14"/>
          </table:table-cell>
          <table:covered-table-cell/>
          <table:table-cell table:style-name="Таблица4.e1" table:number-columns-spanned="2" office:value-type="string">
            <text:p text:style-name="P14"/>
          </table:table-cell>
          <table:covered-table-cell/>
          <table:table-cell table:style-name="Таблица4.e1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Таблица4.m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4.2">
          <table:table-cell table:style-name="Таблица4.e1" table:number-columns-spanned="3" office:value-type="string">
            <text:p text:style-name="P14">Подл.</text:p>
          </table:table-cell>
          <table:covered-table-cell/>
          <table:covered-table-cell/>
          <table:table-cell table:style-name="Таблица4.e1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Таблица4.e1" table:number-columns-spanned="3" office:value-type="string">
            <text:p text:style-name="P14"/>
          </table:table-cell>
          <table:covered-table-cell/>
          <table:covered-table-cell/>
          <table:table-cell table:style-name="Таблица4.e1" office:value-type="string">
            <text:p text:style-name="P14"/>
          </table:table-cell>
          <table:table-cell table:style-name="Таблица4.L4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Таблица4.e1" table:number-columns-spanned="3" office:value-type="string">
            <text:p text:style-name="P14"/>
          </table:table-cell>
          <table:covered-table-cell/>
          <table:covered-table-cell/>
          <table:table-cell table:style-name="Таблица4.e1" table:number-columns-spanned="3" office:value-type="string">
            <text:p text:style-name="P14"/>
          </table:table-cell>
          <table:covered-table-cell/>
          <table:covered-table-cell/>
          <table:table-cell table:style-name="Таблица4.e1" table:number-columns-spanned="3" office:value-type="string">
            <text:p text:style-name="P14"/>
          </table:table-cell>
          <table:covered-table-cell/>
          <table:covered-table-cell/>
          <table:table-cell table:style-name="Таблица4.e1" table:number-columns-spanned="2" office:value-type="string">
            <text:p text:style-name="P14"/>
          </table:table-cell>
          <table:covered-table-cell/>
          <table:table-cell table:style-name="Таблица4.e1" table:number-columns-spanned="3" office:value-type="string">
            <text:p text:style-name="P14"/>
          </table:table-cell>
          <table:covered-table-cell/>
          <table:covered-table-cell/>
          <table:table-cell table:style-name="Таблица4.e1" table:number-columns-spanned="2" office:value-type="string">
            <text:p text:style-name="P14"/>
          </table:table-cell>
          <table:covered-table-cell/>
          <table:table-cell table:style-name="Таблица4.e1" table:number-columns-spanned="2" office:value-type="string">
            <text:p text:style-name="P14"/>
          </table:table-cell>
          <table:covered-table-cell/>
          <table:table-cell table:style-name="Таблица4.e1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Таблица4.m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4.5">
          <table:table-cell table:style-name="Таблица4.e1" table:number-columns-spanned="2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W5" table:number-columns-spanned="9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W5" table:number-columns-spanned="7" office:value-type="string">
            <text:p text:style-name="P9">№ 61/СКМ-87-202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m5" table:number-columns-spanned="3" office:value-type="string">
            <text:p text:style-name="P34">2</text:p>
          </table:table-cell>
          <table:covered-table-cell/>
          <table:covered-table-cell/>
        </table:table-row>
        <table:table-row table:style-name="Таблица4.2">
          <table:table-cell table:style-name="Таблица4.e1" table:number-columns-spanned="5" office:value-type="string">
            <text:p text:style-name="P70">Разраб.</text:p>
          </table:table-cell>
          <table:covered-table-cell/>
          <table:covered-table-cell/>
          <table:covered-table-cell/>
          <table:covered-table-cell/>
          <table:table-cell table:style-name="Таблица4.e1" table:number-columns-spanned="5" office:value-type="string">
            <text:p text:style-name="P156">Соловьев</text:p>
          </table:table-cell>
          <table:covered-table-cell/>
          <table:covered-table-cell/>
          <table:covered-table-cell/>
          <table:covered-table-cell/>
          <table:table-cell table:style-name="Таблица4.e1" table:number-columns-spanned="2" office:value-type="string">
            <text:p text:style-name="P14"/>
          </table:table-cell>
          <table:covered-table-cell/>
          <table:table-cell table:style-name="Таблица4.e1" office:value-type="string">
            <text:p text:style-name="P14"/>
          </table:table-cell>
          <table:table-cell table:style-name="Таблица4.e1" table:number-rows-spanned="3" table:number-columns-spanned="7" office:value-type="string">
            <text:p text:style-name="P33">АО</text:p>
            <text:p text:style-name="P33"><text:s/>«Авангард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U6" table:number-rows-spanned="3" table:number-columns-spanned="8" office:value-type="string">
            <text:p text:style-name="P97"><text:s/><text:span text:style-name="T32">ЮЕЛИ.333829.00</text:span><text:span text:style-name="T45">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c6" table:number-rows-spanned="3" table:number-columns-spanned="9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l6" table:number-rows-spanned="3" table:number-columns-spanned="4" office:value-type="string">
            <text:p text:style-name="P50"><text:span text:style-name="T4">К.</text:span><text:span text:style-name="T3">6</text:span><text:span text:style-name="T4">01</text:span><text:span text:style-name="T3">35</text:span><text:span text:style-name="T4">.000</text:span><text:span text:style-name="T3">56</text:span></text:p>
          </table:table-cell>
          <table:covered-table-cell/>
          <table:covered-table-cell/>
          <table:covered-table-cell/>
        </table:table-row>
        <table:table-row table:style-name="Таблица4.2">
          <table:table-cell table:style-name="Таблица4.e1" table:number-columns-spanned="5" office:value-type="string" table:protected="true">
            <text:p text:style-name="P14">Проверил</text:p>
          </table:table-cell>
          <table:covered-table-cell/>
          <table:covered-table-cell/>
          <table:covered-table-cell/>
          <table:covered-table-cell/>
          <table:table-cell table:style-name="Таблица4.e1" table:number-columns-spanned="5" office:value-type="string">
            <text:p text:style-name="P80">Комиссаров</text:p>
          </table:table-cell>
          <table:covered-table-cell/>
          <table:covered-table-cell/>
          <table:covered-table-cell/>
          <table:covered-table-cell/>
          <table:table-cell table:style-name="Таблица4.e1" table:number-columns-spanned="2" office:value-type="string">
            <text:p text:style-name="P14"/>
          </table:table-cell>
          <table:covered-table-cell/>
          <table:table-cell table:style-name="Таблица4.e1" office:value-type="string">
            <text:p text:style-name="P14"/>
          </table:table-cell>
          <table:covered-table-cell table:style-name="Таблица4.e1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4.U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4.c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4.l6"/>
          <table:covered-table-cell/>
          <table:covered-table-cell/>
          <table:covered-table-cell/>
        </table:table-row>
        <table:table-row table:style-name="Таблица4.2">
          <table:table-cell table:style-name="Таблица4.e1" table:number-columns-spanned="5" office:value-type="string" table:protected="true">
            <text:p text:style-name="P14"/>
          </table:table-cell>
          <table:covered-table-cell/>
          <table:covered-table-cell/>
          <table:covered-table-cell/>
          <table:covered-table-cell/>
          <table:table-cell table:style-name="Таблица4.e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Таблица4.e1" table:number-columns-spanned="2" office:value-type="string">
            <text:p text:style-name="P14"/>
          </table:table-cell>
          <table:covered-table-cell/>
          <table:table-cell table:style-name="Таблица4.e1" office:value-type="string">
            <text:p text:style-name="P14"/>
          </table:table-cell>
          <table:covered-table-cell table:style-name="Таблица4.e1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4.U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4.c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4.l6"/>
          <table:covered-table-cell/>
          <table:covered-table-cell/>
          <table:covered-table-cell/>
        </table:table-row>
        <table:table-row table:style-name="Таблица4.2">
          <table:table-cell table:style-name="Таблица4.e1" table:number-columns-spanned="5" office:value-type="string" table:protected="true">
            <text:p text:style-name="P14"/>
          </table:table-cell>
          <table:covered-table-cell/>
          <table:covered-table-cell/>
          <table:covered-table-cell/>
          <table:covered-table-cell/>
          <table:table-cell table:style-name="Таблица4.e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Таблица4.e1" table:number-columns-spanned="2" office:value-type="string">
            <text:p text:style-name="P14"/>
          </table:table-cell>
          <table:covered-table-cell/>
          <table:table-cell table:style-name="Таблица4.e1" office:value-type="string">
            <text:p text:style-name="P14"/>
          </table:table-cell>
          <table:table-cell table:style-name="Таблица4.e1" table:number-rows-spanned="2" office:value-type="string">
            <text:p text:style-name="P14"/>
          </table:table-cell>
          <table:table-cell table:style-name="Таблица4.O9" table:number-rows-spanned="2" table:number-columns-spanned="24" office:value-type="string">
            <text:p text:style-name="P79">Лонгбор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m9" table:number-rows-spanned="2" table:number-columns-spanned="2" office:value-type="string">
            <text:p text:style-name="P24"/>
          </table:table-cell>
          <table:covered-table-cell/>
          <table:table-cell table:style-name="Таблица4.o9" table:number-rows-spanned="2" office:value-type="string">
            <text:p text:style-name="P6"/>
          </table:table-cell>
        </table:table-row>
        <table:table-row table:style-name="Таблица4.2">
          <table:table-cell table:style-name="Таблица4.e1" table:number-columns-spanned="5" office:value-type="string" table:protected="true">
            <text:p text:style-name="P14">Н.контр.</text:p>
          </table:table-cell>
          <table:covered-table-cell/>
          <table:covered-table-cell/>
          <table:covered-table-cell/>
          <table:covered-table-cell/>
          <table:table-cell table:style-name="Таблица4.F10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Таблица4.F10" table:number-columns-spanned="2" office:value-type="string">
            <text:p text:style-name="P14"/>
          </table:table-cell>
          <table:covered-table-cell/>
          <table:table-cell table:style-name="Таблица4.F10" office:value-type="string">
            <text:p text:style-name="P14"/>
          </table:table-cell>
          <table:covered-table-cell table:style-name="Таблица4.e1"/>
          <table:covered-table-cell table:style-name="Таблица4.O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4.m9"/>
          <table:covered-table-cell/>
          <table:covered-table-cell table:style-name="Таблица4.o9"/>
        </table:table-row>
        <table:table-row table:style-name="Таблица4.2">
          <table:table-cell table:style-name="Таблица4.e1" table:number-columns-spanned="2" office:value-type="string">
            <text:p text:style-name="P14">А</text:p>
          </table:table-cell>
          <table:covered-table-cell/>
          <table:table-cell table:style-name="Таблица4.C11" table:number-columns-spanned="3" office:value-type="string">
            <text:p text:style-name="P20">Цех</text:p>
          </table:table-cell>
          <table:covered-table-cell/>
          <table:covered-table-cell/>
          <table:table-cell table:style-name="Таблица4.F11" office:value-type="string">
            <text:p text:style-name="P14">Уч.</text:p>
          </table:table-cell>
          <table:table-cell table:style-name="Таблица4.F11" table:number-columns-spanned="2" office:value-type="string">
            <text:p text:style-name="P14">РМ</text:p>
          </table:table-cell>
          <table:covered-table-cell/>
          <table:table-cell table:style-name="Таблица4.F11" office:value-type="string">
            <text:p text:style-name="P14">Опер.</text:p>
          </table:table-cell>
          <table:table-cell table:style-name="Таблица4.F11" table:number-columns-spanned="9" office:value-type="string">
            <text:p text:style-name="P67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S11" table:number-columns-spanned="23" office:value-type="string">
            <text:p text:style-name="P14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e1" table:number-rows-spanned="2" office:value-type="string">
            <text:p text:style-name="P14">Б</text:p>
          </table:table-cell>
          <table:table-cell table:style-name="Таблица4.B12" table:number-columns-spanned="16" office:value-type="string">
            <text:p text:style-name="P67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e1" table:number-rows-spanned="2" table:number-columns-spanned="4" office:value-type="string">
            <text:p text:style-name="P14">См..</text:p>
          </table:table-cell>
          <table:covered-table-cell/>
          <table:covered-table-cell/>
          <table:covered-table-cell/>
          <table:table-cell table:style-name="Таблица4.e1" table:number-rows-spanned="2" table:number-columns-spanned="2" office:value-type="string">
            <text:p text:style-name="P14">Проф.</text:p>
            <text:p text:style-name="Standard"/>
          </table:table-cell>
          <table:covered-table-cell/>
          <table:table-cell table:style-name="Таблица4.e1" table:number-rows-spanned="2" office:value-type="string">
            <text:p text:style-name="P14">Р</text:p>
          </table:table-cell>
          <table:table-cell table:style-name="Таблица4.e1" table:number-rows-spanned="2" table:number-columns-spanned="2" office:value-type="string">
            <text:p text:style-name="P14">УТ</text:p>
          </table:table-cell>
          <table:covered-table-cell/>
          <table:table-cell table:style-name="Таблица4.e1" table:number-rows-spanned="2" office:value-type="string">
            <text:p text:style-name="P14">КР</text:p>
          </table:table-cell>
          <table:table-cell table:style-name="Таблица4.e1" table:number-rows-spanned="2" table:number-columns-spanned="2" office:value-type="string">
            <text:p text:style-name="P60">КОИД</text:p>
          </table:table-cell>
          <table:covered-table-cell/>
          <table:table-cell table:style-name="Таблица4.e1" table:number-rows-spanned="2" table:number-columns-spanned="4" office:value-type="string">
            <text:p text:style-name="P14">ЕН</text:p>
          </table:table-cell>
          <table:covered-table-cell/>
          <table:covered-table-cell/>
          <table:covered-table-cell/>
          <table:table-cell table:style-name="Таблица4.e1" table:number-rows-spanned="2" table:number-columns-spanned="2" office:value-type="string">
            <text:p text:style-name="P14">ОП</text:p>
          </table:table-cell>
          <table:covered-table-cell/>
          <table:table-cell table:style-name="Таблица4.e1" table:number-rows-spanned="2" table:number-columns-spanned="3" office:value-type="string">
            <text:p text:style-name="P14">Кшт.</text:p>
          </table:table-cell>
          <table:covered-table-cell/>
          <table:covered-table-cell/>
          <table:table-cell table:style-name="Таблица4.m12" table:number-rows-spanned="2" table:number-columns-spanned="3" office:value-type="string">
            <text:p text:style-name="P25"><text:span text:style-name="T36">Т</text:span><text:span text:style-name="T37">п.з.</text:span></text:p>
          </table:table-cell>
          <table:covered-table-cell/>
          <table:covered-table-cell/>
        </table:table-row>
        <table:table-row table:style-name="Таблица4.13">
          <table:covered-table-cell table:style-name="Таблица4.e1"/>
          <table:table-cell table:style-name="Таблица4.C11" table:number-columns-spanned="1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4.e1"/>
          <table:covered-table-cell/>
          <table:covered-table-cell/>
          <table:covered-table-cell/>
          <table:covered-table-cell table:style-name="Таблица4.e1"/>
          <table:covered-table-cell/>
          <table:covered-table-cell table:style-name="Таблица4.e1"/>
          <table:covered-table-cell table:style-name="Таблица4.e1"/>
          <table:covered-table-cell/>
          <table:covered-table-cell table:style-name="Таблица4.m12"/>
          <table:covered-table-cell table:style-name="Таблица4.e1"/>
          <table:covered-table-cell/>
          <table:covered-table-cell table:style-name="Таблица4.e1"/>
          <table:covered-table-cell/>
          <table:covered-table-cell/>
          <table:covered-table-cell/>
          <table:covered-table-cell table:style-name="Таблица4.e1"/>
          <table:covered-table-cell/>
          <table:covered-table-cell table:style-name="Таблица4.e1"/>
          <table:covered-table-cell/>
          <table:covered-table-cell/>
          <table:covered-table-cell table:style-name="Таблица4.m12"/>
          <table:covered-table-cell/>
          <table:covered-table-cell/>
        </table:table-row>
        <table:table-row table:style-name="Таблица4.2">
          <table:table-cell table:style-name="Таблица4.e1" office:value-type="string">
            <text:p text:style-name="P14">к/м</text:p>
          </table:table-cell>
          <table:table-cell table:style-name="Таблица4.e1" table:number-columns-spanned="16" office:value-type="string">
            <text:p text:style-name="P67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B12" table:number-columns-spanned="12" office:value-type="string">
            <text:p text:style-name="P67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F10" table:number-columns-spanned="4" office:value-type="string">
            <text:p text:style-name="P60">ОПП</text:p>
          </table:table-cell>
          <table:covered-table-cell/>
          <table:covered-table-cell/>
          <table:covered-table-cell/>
          <table:table-cell table:style-name="Таблица4.F10" table:number-columns-spanned="2" office:value-type="string">
            <text:p text:style-name="P14">ЕВ</text:p>
          </table:table-cell>
          <table:covered-table-cell/>
          <table:table-cell table:style-name="Таблица4.F10" table:number-columns-spanned="3" office:value-type="string">
            <text:p text:style-name="P14">ЕН</text:p>
          </table:table-cell>
          <table:covered-table-cell/>
          <table:covered-table-cell/>
          <table:table-cell table:style-name="Таблица4.m14" table:number-columns-spanned="3" office:value-type="string">
            <text:p text:style-name="P67">КИ</text:p>
          </table:table-cell>
          <table:covered-table-cell/>
          <table:covered-table-cell/>
        </table:table-row>
        <table:table-row table:style-name="Таблица4.15">
          <table:table-cell table:style-name="Таблица4.O9" office:value-type="string">
            <text:p text:style-name="P61">01</text:p>
          </table:table-cell>
          <table:table-cell table:style-name="Таблица4.m1" table:number-columns-spanned="40" office:value-type="string">
            <text:p text:style-name="P1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5">
          <table:table-cell table:style-name="Таблица4.O9" office:value-type="string">
            <text:p text:style-name="P61">02</text:p>
          </table:table-cell>
          <table:table-cell table:style-name="Таблица4.m1" table:number-columns-spanned="40" office:value-type="string">
            <text:p text:style-name="P113"><text:s/><text:span text:style-name="T33">Требования безопасност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5">
          <table:table-cell table:style-name="Таблица4.O9" office:value-type="string">
            <text:p text:style-name="P61">03</text:p>
          </table:table-cell>
          <table:table-cell table:style-name="Таблица4.m1" table:number-columns-spanned="40" office:value-type="string">
            <text:p text:style-name="P8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5">
          <table:table-cell table:style-name="Таблица4.O9" office:value-type="string">
            <text:p text:style-name="P61">04</text:p>
          </table:table-cell>
          <table:table-cell table:style-name="Таблица4.m1" table:number-columns-spanned="40" office:value-type="string">
            <text:p text:style-name="P94"><text:span text:style-name="T7"><text:s text:c="8"/></text:span><text:span text:style-name="T8">В самостоятельной работе в качестве слесаря-сборщика специзделий из полимерных композиционных материалов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5">
          <table:table-cell table:style-name="Таблица4.O9" office:value-type="string">
            <text:p text:style-name="P61">05</text:p>
          </table:table-cell>
          <table:table-cell table:style-name="Таблица4.m1" table:number-columns-spanned="40" office:value-type="string">
            <text:p text:style-name="P81"><text:span text:style-name="T33">допускаются лица не моложе 18 лет, имеющие профессиональную подготовку, прошедшие медицинское</text:span> <text:s text:c="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5">
          <table:table-cell table:style-name="Таблица4.O9" office:value-type="string">
            <text:p text:style-name="P61">06</text:p>
          </table:table-cell>
          <table:table-cell table:style-name="Таблица4.m1" table:number-columns-spanned="40" office:value-type="string">
            <text:p text:style-name="P136">освидетельствование, инструктаж, стажировку, обучение безопасности труда и проверку знаний по охране труда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5">
          <table:table-cell table:style-name="Таблица4.O9" office:value-type="string">
            <text:p text:style-name="P61">07</text:p>
          </table:table-cell>
          <table:table-cell table:style-name="Таблица4.m1" table:number-columns-spanned="40" office:value-type="string">
            <text:p text:style-name="P111"><text:span text:style-name="T33">Каждый рабочий должен быть обеспечен спецодеждой, спецобувью и индивидуальными средствами защиты</text:span> <text:s/><text:span text:style-name="T33">в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5">
          <table:table-cell table:style-name="Таблица4.O9" office:value-type="string">
            <text:p text:style-name="P61">08</text:p>
          </table:table-cell>
          <table:table-cell table:style-name="Таблица4.m1" table:number-columns-spanned="40" office:value-type="string">
            <text:p text:style-name="P112"><text:span text:style-name="T33">соответствии</text:span> <text:span text:style-name="T33">с </text:span>«<text:span text:style-name="T33">Типовыми нормами» на получение спецодежды, спецобуви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5">
          <table:table-cell table:style-name="Таблица4.O9" office:value-type="string">
            <text:p text:style-name="P61">09</text:p>
          </table:table-cell>
          <table:table-cell table:style-name="Таблица4.m1" table:number-columns-spanned="40" office:value-type="string">
            <text:p text:style-name="P137">Все работы проводить в помещении, оборудованном приточно-вытяжной вентиляцией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5">
          <table:table-cell table:style-name="Таблица4.O9" office:value-type="string">
            <text:p text:style-name="P61">10</text:p>
          </table:table-cell>
          <table:table-cell table:style-name="Таблица4.m1" table:number-columns-spanned="40" office:value-type="string">
            <text:p text:style-name="P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5">
          <table:table-cell table:style-name="Таблица4.O9" office:value-type="string">
            <text:p text:style-name="P61">11</text:p>
          </table:table-cell>
          <table:table-cell table:style-name="Таблица4.m1" table:number-columns-spanned="40" office:value-type="string">
            <text:p text:style-name="P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5">
          <table:table-cell table:style-name="Таблица4.O9" office:value-type="string">
            <text:p text:style-name="P61">12</text:p>
          </table:table-cell>
          <table:table-cell table:style-name="Таблица4.m1" table:number-columns-spanned="40" office:value-type="string">
            <text:p text:style-name="P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5">
          <table:table-cell table:style-name="Таблица4.O9" office:value-type="string">
            <text:p text:style-name="P61">13</text:p>
          </table:table-cell>
          <table:table-cell table:style-name="Таблица4.m1" table:number-columns-spanned="40" office:value-type="string">
            <text:p text:style-name="P9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5">
          <table:table-cell table:style-name="Таблица4.O9" office:value-type="string">
            <text:p text:style-name="P61">14</text:p>
          </table:table-cell>
          <table:table-cell table:style-name="Таблица4.m1" table:number-columns-spanned="40" office:value-type="string">
            <text:p text:style-name="P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5">
          <table:table-cell table:style-name="Таблица4.O9" office:value-type="string">
            <text:p text:style-name="P61">15</text:p>
          </table:table-cell>
          <table:table-cell table:style-name="Таблица4.m1" table:number-columns-spanned="40" office:value-type="string">
            <text:p text:style-name="P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5">
          <table:table-cell table:style-name="Таблица4.O9" office:value-type="string">
            <text:p text:style-name="P61">16</text:p>
          </table:table-cell>
          <table:table-cell table:style-name="Таблица4.B30" table:number-columns-spanned="40" office:value-type="string">
            <text:p text:style-name="P36"><text:s text:c="9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31">
          <table:table-cell table:style-name="Таблица4.e1" table:number-columns-spanned="4" office:value-type="string">
            <text:p text:style-name="P147">КТП</text:p>
          </table:table-cell>
          <table:covered-table-cell/>
          <table:covered-table-cell/>
          <table:covered-table-cell/>
          <table:table-cell table:style-name="Таблица4.F11" table:number-columns-spanned="32" office:value-type="string">
            <text:p text:style-name="P53">Карта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F11" table:number-columns-spanned="3" office:value-type="string">
            <text:p text:style-name="P4"/>
          </table:table-cell>
          <table:covered-table-cell/>
          <table:covered-table-cell/>
          <table:table-cell table:style-name="Таблица4.n31" table:number-columns-spanned="2" office:value-type="string">
            <text:p text:style-name="P4"/>
          </table:table-cell>
          <table:covered-table-cell/>
        </table:table-row>
      </table:table>
      <text:p text:style-name="Text_20_body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column table:style-name="Таблица6.H"/>
        <table:table-column table:style-name="Таблица6.I"/>
        <table:table-column table:style-name="Таблица6.J"/>
        <table:table-column table:style-name="Таблица6.K"/>
        <table:table-column table:style-name="Таблица6.L"/>
        <table:table-column table:style-name="Таблица6.C"/>
        <table:table-column table:style-name="Таблица6.N"/>
        <table:table-column table:style-name="Таблица6.O"/>
        <table:table-column table:style-name="Таблица6.P"/>
        <table:table-column table:style-name="Таблица6.Q"/>
        <table:table-column table:style-name="Таблица6.R"/>
        <table:table-column table:style-name="Таблица6.S"/>
        <table:table-column table:style-name="Таблица6.T"/>
        <table:table-column table:style-name="Таблица6.U"/>
        <table:table-column table:style-name="Таблица6.V"/>
        <table:table-column table:style-name="Таблица6.W"/>
        <table:table-column table:style-name="Таблица6.X"/>
        <table:table-column table:style-name="Таблица6.Y"/>
        <table:table-column table:style-name="Таблица6.Z"/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column table:style-name="Таблица6.h"/>
        <table:table-column table:style-name="Таблица6.i"/>
        <table:table-column table:style-name="Таблица6.j"/>
        <table:table-column table:style-name="Таблица6.k"/>
        <table:table-column table:style-name="Таблица6.l"/>
        <table:table-column table:style-name="Таблица6.m"/>
        <table:table-column table:style-name="Таблица6.n"/>
        <table:table-column table:style-name="Таблица6.T"/>
        <table:table-column table:style-name="Таблица6.p"/>
        <table:table-column table:style-name="Таблица6.q"/>
        <table:table-column table:style-name="Таблица6.r"/>
        <table:table-column table:style-name="Таблица6.s"/>
        <table:table-column table:style-name="Таблица6.t"/>
        <table:table-column table:style-name="Таблица6.u"/>
        <table:table-column table:style-name="Таблица6.C"/>
        <table:table-column table:style-name="Таблица6.w"/>
        <table:table-row table:style-name="Таблица6.1">
          <table:table-cell table:style-name="Таблица6.A1" table:number-columns-spanned="35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j1" table:number-columns-spanned="2" office:value-type="string">
            <text:p text:style-name="P18"><draw:frame draw:style-name="fr1" draw:name="Врезка5" text:anchor-type="char" svg:x="22.789cm" svg:y="-0.794cm" svg:width="5.639cm" svg:height="0.647cm" draw:z-index="2"><draw:text-box><text:p text:style-name="P64">ГОСТ 3.1118-82 <text:s/>Форма 1б</text:p></draw:text-box></draw:frame></text:p>
          </table:table-cell>
          <table:covered-table-cell/>
          <table:table-cell table:style-name="Таблица6.j1" table:number-columns-spanned="2" office:value-type="string">
            <text:p text:style-name="P15"/>
          </table:table-cell>
          <table:covered-table-cell/>
          <table:table-cell table:style-name="Таблица6.j1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  <table:table-cell table:style-name="Таблица6.j1" table:number-columns-spanned="2" office:value-type="string">
            <text:p text:style-name="P15"/>
          </table:table-cell>
          <table:covered-table-cell/>
          <table:table-cell table:style-name="Таблица6.u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Таблица6.1">
          <table:table-cell table:style-name="Таблица6.j1" table:number-columns-spanned="3" office:value-type="string">
            <text:p text:style-name="P71">Дубл.</text:p>
          </table:table-cell>
          <table:covered-table-cell/>
          <table:covered-table-cell/>
          <table:table-cell table:style-name="Таблица6.j1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.j1" table:number-columns-spanned="3" office:value-type="string">
            <text:p text:style-name="P71"/>
          </table:table-cell>
          <table:covered-table-cell/>
          <table:covered-table-cell/>
          <table:table-cell table:style-name="Таблица6.j1" table:number-columns-spanned="2" office:value-type="string">
            <text:p text:style-name="P71"/>
          </table:table-cell>
          <table:covered-table-cell/>
          <table:table-cell table:style-name="Таблица6.O2" table:number-columns-spanned="4" office:value-type="string">
            <text:p text:style-name="P71"><text:s text:c="15"/></text:p>
          </table:table-cell>
          <table:covered-table-cell/>
          <table:covered-table-cell/>
          <table:covered-table-cell/>
          <table:table-cell table:style-name="Таблица6.S2" table:number-columns-spanned="17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j1" table:number-columns-spanned="2" office:value-type="string">
            <text:p text:style-name="P74"/>
          </table:table-cell>
          <table:covered-table-cell/>
          <table:table-cell table:style-name="Таблица6.j1" table:number-columns-spanned="2" office:value-type="string">
            <text:p text:style-name="P71"/>
          </table:table-cell>
          <table:covered-table-cell/>
          <table:table-cell table:style-name="Таблица6.j1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  <table:table-cell table:style-name="Таблица6.j1" table:number-columns-spanned="2" office:value-type="string">
            <text:p text:style-name="P15"/>
          </table:table-cell>
          <table:covered-table-cell/>
          <table:table-cell table:style-name="Таблица6.u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Таблица6.1">
          <table:table-cell table:style-name="Таблица6.j1" table:number-columns-spanned="3" office:value-type="string">
            <text:p text:style-name="P71">Взам.</text:p>
          </table:table-cell>
          <table:covered-table-cell/>
          <table:covered-table-cell/>
          <table:table-cell table:style-name="Таблица6.j1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.j1" table:number-columns-spanned="3" office:value-type="string">
            <text:p text:style-name="P71"/>
          </table:table-cell>
          <table:covered-table-cell/>
          <table:covered-table-cell/>
          <table:table-cell table:style-name="Таблица6.j1" table:number-columns-spanned="2" office:value-type="string">
            <text:p text:style-name="P71"/>
          </table:table-cell>
          <table:covered-table-cell/>
          <table:table-cell table:style-name="Таблица6.O3" table:number-rows-spanned="2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.j1" table:number-columns-spanned="2" office:value-type="string">
            <text:p text:style-name="P71"/>
          </table:table-cell>
          <table:covered-table-cell/>
          <table:table-cell table:style-name="Таблица6.j1" table:number-columns-spanned="3" office:value-type="string">
            <text:p text:style-name="P71"/>
          </table:table-cell>
          <table:covered-table-cell/>
          <table:covered-table-cell/>
          <table:table-cell table:style-name="Таблица6.j1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6.j1" table:number-columns-spanned="3" office:value-type="string">
            <text:p text:style-name="P71"/>
          </table:table-cell>
          <table:covered-table-cell/>
          <table:covered-table-cell/>
          <table:table-cell table:style-name="Таблица6.j1" table:number-columns-spanned="2" office:value-type="string">
            <text:p text:style-name="P71"/>
          </table:table-cell>
          <table:covered-table-cell/>
          <table:table-cell table:style-name="Таблица6.j1" table:number-columns-spanned="2" office:value-type="string">
            <text:p text:style-name="P71"/>
          </table:table-cell>
          <table:covered-table-cell/>
          <table:table-cell table:style-name="Таблица6.j1" table:number-columns-spanned="2" office:value-type="string">
            <text:p text:style-name="P71"/>
          </table:table-cell>
          <table:covered-table-cell/>
          <table:table-cell table:style-name="Таблица6.j1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  <table:table-cell table:style-name="Таблица6.j1" table:number-columns-spanned="2" office:value-type="string">
            <text:p text:style-name="P15"/>
          </table:table-cell>
          <table:covered-table-cell/>
          <table:table-cell table:style-name="Таблица6.u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Таблица6.1">
          <table:table-cell table:style-name="Таблица6.j1" table:number-columns-spanned="3" office:value-type="string">
            <text:p text:style-name="P71">Подл.</text:p>
          </table:table-cell>
          <table:covered-table-cell/>
          <table:covered-table-cell/>
          <table:table-cell table:style-name="Таблица6.j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.j1" table:number-columns-spanned="3" office:value-type="string">
            <text:p text:style-name="P7"/>
          </table:table-cell>
          <table:covered-table-cell/>
          <table:covered-table-cell/>
          <table:table-cell table:style-name="Таблица6.j1" table:number-columns-spanned="2" office:value-type="string">
            <text:p text:style-name="P21"/>
          </table:table-cell>
          <table:covered-table-cell/>
          <table:covered-table-cell table:style-name="Таблица6.O3"/>
          <table:covered-table-cell/>
          <table:covered-table-cell/>
          <table:covered-table-cell/>
          <table:covered-table-cell/>
          <table:covered-table-cell/>
          <table:table-cell table:style-name="Таблица6.j1" table:number-columns-spanned="2" office:value-type="string">
            <text:p text:style-name="P71"/>
          </table:table-cell>
          <table:covered-table-cell/>
          <table:table-cell table:style-name="Таблица6.j1" table:number-columns-spanned="3" office:value-type="string">
            <text:p text:style-name="P71"/>
          </table:table-cell>
          <table:covered-table-cell/>
          <table:covered-table-cell/>
          <table:table-cell table:style-name="Таблица6.j1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6.j1" table:number-columns-spanned="3" office:value-type="string">
            <text:p text:style-name="P71"/>
          </table:table-cell>
          <table:covered-table-cell/>
          <table:covered-table-cell/>
          <table:table-cell table:style-name="Таблица6.j1" table:number-columns-spanned="2" office:value-type="string">
            <text:p text:style-name="P71"/>
          </table:table-cell>
          <table:covered-table-cell/>
          <table:table-cell table:style-name="Таблица6.j1" table:number-columns-spanned="2" office:value-type="string">
            <text:p text:style-name="P71"/>
          </table:table-cell>
          <table:covered-table-cell/>
          <table:table-cell table:style-name="Таблица6.j1" table:number-columns-spanned="2" office:value-type="string">
            <text:p text:style-name="P71"/>
          </table:table-cell>
          <table:covered-table-cell/>
          <table:table-cell table:style-name="Таблица6.j1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  <table:table-cell table:style-name="Таблица6.j1" table:number-columns-spanned="2" office:value-type="string">
            <text:p text:style-name="P15"/>
          </table:table-cell>
          <table:covered-table-cell/>
          <table:table-cell table:style-name="Таблица6.u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Таблица6.5">
          <table:table-cell table:style-name="Таблица6.j1" table:number-columns-spanned="27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b5" table:number-columns-spanned="13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o5" table:number-columns-spanned="7" office:value-type="string">
            <text:p text:style-name="P10">№ 61/СКМ-87-202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v5" table:number-columns-spanned="2" office:value-type="string">
            <text:p text:style-name="P27">3</text:p>
          </table:table-cell>
          <table:covered-table-cell/>
        </table:table-row>
        <table:table-row table:style-name="Таблица6.6">
          <table:table-cell table:style-name="Таблица6.j1" table:number-rows-spanned="3" table:number-columns-spanned="2" office:value-type="string">
            <text:p text:style-name="P15"/>
          </table:table-cell>
          <table:covered-table-cell/>
          <table:table-cell table:style-name="Таблица6.j1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Таблица6.j1" table:number-columns-spanned="2" office:value-type="string">
            <text:p text:style-name="P71"/>
          </table:table-cell>
          <table:covered-table-cell/>
          <table:table-cell table:style-name="Таблица6.j1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6.j1" table:number-columns-spanned="2" office:value-type="string">
            <text:p text:style-name="P71"/>
          </table:table-cell>
          <table:covered-table-cell/>
          <table:table-cell table:style-name="Таблица6.j1" office:value-type="string">
            <text:p text:style-name="P71"/>
          </table:table-cell>
          <table:table-cell table:style-name="Таблица6.j1" office:value-type="string">
            <text:p text:style-name="P71"/>
          </table:table-cell>
          <table:table-cell table:style-name="Таблица6.j1" table:number-columns-spanned="2" office:value-type="string">
            <text:p text:style-name="P71"/>
          </table:table-cell>
          <table:covered-table-cell/>
          <table:table-cell table:style-name="Таблица6.j1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6.j1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Таблица6.O3" table:number-columns-spanned="3" office:value-type="string">
            <text:p text:style-name="P71"/>
          </table:table-cell>
          <table:covered-table-cell/>
          <table:covered-table-cell/>
          <table:table-cell table:style-name="Таблица6.f6" table:number-rows-spanned="3" table:number-columns-spanned="11" office:value-type="string">
            <text:p text:style-name="P97"><text:s/><text:span text:style-name="T32">ЮЕЛИ.333829.00</text:span><text:span text:style-name="T45">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q6" table:number-rows-spanned="3" table:number-columns-spanned="7" office:value-type="string">
            <text:p text:style-name="P50"><text:span text:style-name="T4">К.</text:span><text:span text:style-name="T3">6</text:span><text:span text:style-name="T4">01</text:span><text:span text:style-name="T3">35</text:span><text:span text:style-name="T4">.000</text:span><text:span text:style-name="T3">5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6">
          <table:covered-table-cell table:style-name="Таблица6.j1"/>
          <table:covered-table-cell/>
          <table:table-cell table:style-name="Таблица6.j1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Таблица6.j1" table:number-columns-spanned="2" office:value-type="string">
            <text:p text:style-name="P65"/>
          </table:table-cell>
          <table:covered-table-cell/>
          <table:table-cell table:style-name="Таблица6.j1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6.j1" table:number-columns-spanned="2" office:value-type="string">
            <text:p text:style-name="P74"/>
          </table:table-cell>
          <table:covered-table-cell/>
          <table:table-cell table:style-name="Таблица6.j1" office:value-type="string">
            <text:p text:style-name="P65"/>
          </table:table-cell>
          <table:table-cell table:style-name="Таблица6.j1" office:value-type="string">
            <text:p text:style-name="P71"/>
          </table:table-cell>
          <table:table-cell table:style-name="Таблица6.j1" table:number-columns-spanned="2" office:value-type="string">
            <text:p text:style-name="P71"/>
          </table:table-cell>
          <table:covered-table-cell/>
          <table:table-cell table:style-name="Таблица6.j1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6.j1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Таблица6.j1" table:number-columns-spanned="3" office:value-type="string">
            <text:p text:style-name="P71"/>
          </table:table-cell>
          <table:covered-table-cell/>
          <table:covered-table-cell/>
          <table:covered-table-cell table:style-name="Таблица6.f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6.q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6">
          <table:covered-table-cell table:style-name="Таблица6.j1"/>
          <table:covered-table-cell/>
          <table:table-cell table:style-name="Таблица6.j1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Таблица6.o5" table:number-columns-spanned="2" office:value-type="string">
            <text:p text:style-name="P71"/>
          </table:table-cell>
          <table:covered-table-cell/>
          <table:table-cell table:style-name="Таблица6.o5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6.o5" table:number-columns-spanned="2" office:value-type="string">
            <text:p text:style-name="P71"/>
          </table:table-cell>
          <table:covered-table-cell/>
          <table:table-cell table:style-name="Таблица6.o5" office:value-type="string">
            <text:p text:style-name="P71"/>
          </table:table-cell>
          <table:table-cell table:style-name="Таблица6.o5" office:value-type="string">
            <text:p text:style-name="P71"/>
          </table:table-cell>
          <table:table-cell table:style-name="Таблица6.o5" table:number-columns-spanned="2" office:value-type="string">
            <text:p text:style-name="P71"/>
          </table:table-cell>
          <table:covered-table-cell/>
          <table:table-cell table:style-name="Таблица6.o5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6.o5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Таблица6.o5" table:number-columns-spanned="3" office:value-type="string">
            <text:p text:style-name="P71"/>
          </table:table-cell>
          <table:covered-table-cell/>
          <table:covered-table-cell/>
          <table:covered-table-cell table:style-name="Таблица6.f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6.q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j1" office:value-type="string">
            <text:p text:style-name="P15">А</text:p>
          </table:table-cell>
          <table:table-cell table:style-name="Таблица6.B9" table:number-columns-spanned="4" office:value-type="string">
            <text:p text:style-name="P21">Цех</text:p>
          </table:table-cell>
          <table:covered-table-cell/>
          <table:covered-table-cell/>
          <table:covered-table-cell/>
          <table:table-cell table:style-name="Таблица6.F9" table:number-columns-spanned="2" office:value-type="string">
            <text:p text:style-name="P71">Уч.</text:p>
          </table:table-cell>
          <table:covered-table-cell/>
          <table:table-cell table:style-name="Таблица6.F9" table:number-columns-spanned="3" office:value-type="string">
            <text:p text:style-name="P71">РМ</text:p>
          </table:table-cell>
          <table:covered-table-cell/>
          <table:covered-table-cell/>
          <table:table-cell table:style-name="Таблица6.F9" office:value-type="string">
            <text:p text:style-name="P71">Опер.</text:p>
          </table:table-cell>
          <table:table-cell table:style-name="Таблица6.F9" table:number-columns-spanned="10" office:value-type="string">
            <text:p text:style-name="P71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V9" table:number-columns-spanned="28" office:value-type="string">
            <text:p text:style-name="P71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0">
          <table:table-cell table:style-name="Таблица6.j1" table:number-rows-spanned="2" office:value-type="string">
            <text:p text:style-name="P15">Б</text:p>
          </table:table-cell>
          <table:table-cell table:style-name="Таблица6.B10" table:number-columns-spanned="20" office:value-type="string">
            <text:p text:style-name="P26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j1" table:number-rows-spanned="2" table:number-columns-spanned="2" office:value-type="string">
            <text:p text:style-name="P71">См..</text:p>
          </table:table-cell>
          <table:covered-table-cell/>
          <table:table-cell table:style-name="Таблица6.j1" table:number-rows-spanned="2" table:number-columns-spanned="3" office:value-type="string">
            <text:p text:style-name="P71">Проф.</text:p>
            <text:p text:style-name="P73"/>
          </table:table-cell>
          <table:covered-table-cell/>
          <table:covered-table-cell/>
          <table:table-cell table:style-name="Таблица6.j1" table:number-rows-spanned="2" table:number-columns-spanned="3" office:value-type="string">
            <text:p text:style-name="P71">Р</text:p>
          </table:table-cell>
          <table:covered-table-cell/>
          <table:covered-table-cell/>
          <table:table-cell table:style-name="Таблица6.j1" table:number-rows-spanned="2" table:number-columns-spanned="3" office:value-type="string">
            <text:p text:style-name="P71">УТ</text:p>
          </table:table-cell>
          <table:covered-table-cell/>
          <table:covered-table-cell/>
          <table:table-cell table:style-name="Таблица6.j1" table:number-rows-spanned="2" table:number-columns-spanned="2" office:value-type="string">
            <text:p text:style-name="P71">КР</text:p>
          </table:table-cell>
          <table:covered-table-cell/>
          <table:table-cell table:style-name="Таблица6.j1" table:number-rows-spanned="2" table:number-columns-spanned="2" office:value-type="string">
            <text:p text:style-name="P71">КОИД</text:p>
          </table:table-cell>
          <table:covered-table-cell/>
          <table:table-cell table:style-name="Таблица6.j1" table:number-rows-spanned="2" table:number-columns-spanned="2" office:value-type="string">
            <text:p text:style-name="P71">ЕН</text:p>
          </table:table-cell>
          <table:covered-table-cell/>
          <table:table-cell table:style-name="Таблица6.j1" table:number-rows-spanned="2" table:number-columns-spanned="3" office:value-type="string">
            <text:p text:style-name="P15">ОП</text:p>
          </table:table-cell>
          <table:covered-table-cell/>
          <table:covered-table-cell/>
          <table:table-cell table:style-name="Таблица6.j1" table:number-rows-spanned="2" table:number-columns-spanned="2" office:value-type="string">
            <text:p text:style-name="P15">Кшт.</text:p>
          </table:table-cell>
          <table:covered-table-cell/>
          <table:table-cell table:style-name="Таблица6.j1" table:number-rows-spanned="2" table:number-columns-spanned="2" office:value-type="string">
            <text:p text:style-name="P15">Тп.з.</text:p>
          </table:table-cell>
          <table:covered-table-cell/>
          <table:table-cell table:style-name="Таблица6.t10" table:number-rows-spanned="2" table:number-columns-spanned="4" office:value-type="string">
            <text:p text:style-name="P15">Тшт.</text:p>
          </table:table-cell>
          <table:covered-table-cell/>
          <table:covered-table-cell/>
          <table:covered-table-cell/>
        </table:table-row>
        <table:table-row table:style-name="Таблица6.11">
          <table:covered-table-cell table:style-name="Таблица6.j1"/>
          <table:table-cell table:style-name="Таблица6.B9" table:number-columns-spanned="20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6.j1"/>
          <table:covered-table-cell/>
          <table:covered-table-cell table:style-name="Таблица6.j1"/>
          <table:covered-table-cell/>
          <table:covered-table-cell/>
          <table:covered-table-cell table:style-name="Таблица6.j1"/>
          <table:covered-table-cell/>
          <table:covered-table-cell/>
          <table:covered-table-cell table:style-name="Таблица6.j1"/>
          <table:covered-table-cell/>
          <table:covered-table-cell/>
          <table:covered-table-cell table:style-name="Таблица6.j1"/>
          <table:covered-table-cell/>
          <table:covered-table-cell table:style-name="Таблица6.j1"/>
          <table:covered-table-cell/>
          <table:covered-table-cell table:style-name="Таблица6.j1"/>
          <table:covered-table-cell/>
          <table:covered-table-cell table:style-name="Таблица6.j1"/>
          <table:covered-table-cell/>
          <table:covered-table-cell/>
          <table:covered-table-cell table:style-name="Таблица6.j1"/>
          <table:covered-table-cell/>
          <table:covered-table-cell table:style-name="Таблица6.j1"/>
          <table:covered-table-cell/>
          <table:covered-table-cell table:style-name="Таблица6.t10"/>
          <table:covered-table-cell/>
          <table:covered-table-cell/>
          <table:covered-table-cell/>
        </table:table-row>
        <table:table-row table:style-name="Таблица6.1">
          <table:table-cell table:style-name="Таблица6.j1" office:value-type="string">
            <text:p text:style-name="P15">к/м</text:p>
          </table:table-cell>
          <table:table-cell table:style-name="Таблица6.j1" table:number-columns-spanned="20" office:value-type="string">
            <text:p text:style-name="P26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B10" table:number-columns-spanned="15" office:value-type="string">
            <text:p text:style-name="P71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o5" table:number-columns-spanned="2" office:value-type="string">
            <text:p text:style-name="P62">ОПП</text:p>
          </table:table-cell>
          <table:covered-table-cell/>
          <table:table-cell table:style-name="Таблица6.o5" table:number-columns-spanned="3" office:value-type="string">
            <text:p text:style-name="P15">ЕВ</text:p>
          </table:table-cell>
          <table:covered-table-cell/>
          <table:covered-table-cell/>
          <table:table-cell table:style-name="Таблица6.o5" table:number-columns-spanned="2" office:value-type="string">
            <text:p text:style-name="P15">ЕН</text:p>
          </table:table-cell>
          <table:covered-table-cell/>
          <table:table-cell table:style-name="Таблица6.o5" table:number-columns-spanned="2" office:value-type="string">
            <text:p text:style-name="P15">КИ</text:p>
          </table:table-cell>
          <table:covered-table-cell/>
          <table:table-cell table:style-name="Таблица6.t12" table:number-columns-spanned="4" office:value-type="string">
            <text:p text:style-name="P15">Нрасх.</text:p>
          </table:table-cell>
          <table:covered-table-cell/>
          <table:covered-table-cell/>
          <table:covered-table-cell/>
        </table:table-row>
        <table:table-row table:style-name="Таблица6.13">
          <table:table-cell table:style-name="Таблица6.A13" office:value-type="string">
            <text:p text:style-name="P102">01</text:p>
          </table:table-cell>
          <table:table-cell table:style-name="Таблица6.u1" table:number-columns-spanned="48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3">
          <table:table-cell table:style-name="Таблица6.A13" office:value-type="string">
            <text:p text:style-name="P102">02</text:p>
          </table:table-cell>
          <table:table-cell table:style-name="Таблица6.u1" table:number-columns-spanned="48" office:value-type="string">
            <text:p text:style-name="P114">При механической обработке из стеклопластика воздух удаляется силикатсодержащая пыть (стекловолокно), попадая 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3">
          <table:table-cell table:style-name="Таблица6.A13" office:value-type="string">
            <text:p text:style-name="P102">03</text:p>
          </table:table-cell>
          <table:table-cell table:style-name="Таблица6.u1" table:number-columns-spanned="48" office:value-type="string">
            <text:p text:style-name="P115">кожу, вызывает дерматиты. При вдыхании раздражает слизистую оболочку дыхательных путей, вызывает сухость в горле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3">
          <table:table-cell table:style-name="Таблица6.A13" office:value-type="string">
            <text:p text:style-name="P102">04</text:p>
          </table:table-cell>
          <table:table-cell table:style-name="Таблица6.u1" table:number-columns-spanned="48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7">
          <table:table-cell table:style-name="Таблица6.A13" office:value-type="string">
            <text:p text:style-name="P102">05</text:p>
          </table:table-cell>
          <table:table-cell table:style-name="Таблица6.u1" table:number-columns-spanned="48" office:value-type="string">
            <text:p text:style-name="P114">Класс условий труда в зависимости от содержания вредных веществ в воздухе рабочей зоны при изготовлении детал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7">
          <table:table-cell table:style-name="Таблица6.A13" office:value-type="string">
            <text:p text:style-name="P102">06</text:p>
          </table:table-cell>
          <table:table-cell table:style-name="Таблица6.u1" table:number-columns-spanned="48" office:value-type="string">
            <text:p text:style-name="P115"><text:s text:c="3"/>2-й допустимый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7">
          <table:table-cell table:style-name="Таблица6.A13" office:value-type="string">
            <text:p text:style-name="P102">07</text:p>
          </table:table-cell>
          <table:table-cell table:style-name="Таблица6.u1" table:number-columns-spanned="48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7">
          <table:table-cell table:style-name="Таблица6.A13" office:value-type="string">
            <text:p text:style-name="P102">08</text:p>
          </table:table-cell>
          <table:table-cell table:style-name="Таблица6.u1" table:number-columns-spanned="48" office:value-type="string">
            <text:p text:style-name="P114">Ацетон ГОСТ 2768-84 по степени воздействия на организм относится к 4 классу опасности — вещества малоопасные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7">
          <table:table-cell table:style-name="Таблица6.A13" office:value-type="string">
            <text:p text:style-name="P102">09</text:p>
          </table:table-cell>
          <table:table-cell table:style-name="Таблица6.u1" table:number-columns-spanned="48" office:value-type="string">
            <text:p text:style-name="P114">Ацетон обладает наркотическим действием. При продолжительном вдыхании паров ацетон накапливается в организме,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7">
          <table:table-cell table:style-name="Таблица6.A13" office:value-type="string">
            <text:p text:style-name="P102">10</text:p>
          </table:table-cell>
          <table:table-cell table:style-name="Таблица6.u1" table:number-columns-spanned="48" office:value-type="string">
            <text:p text:style-name="P114">может всасываться через неповрежденную кожу. Ацетон — легковоспламеняющаяся жидкость. Хранение ацетона 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3">
          <table:table-cell table:style-name="Таблица6.A13" office:value-type="string">
            <text:p text:style-name="P102">11</text:p>
          </table:table-cell>
          <table:table-cell table:style-name="Таблица6.u1" table:number-columns-spanned="48" office:value-type="string">
            <text:p text:style-name="P114">рабочих местах допускается в герметичной емкост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3">
          <table:table-cell table:style-name="Таблица6.A13" office:value-type="string">
            <text:p text:style-name="P102">12</text:p>
          </table:table-cell>
          <table:table-cell table:style-name="Таблица6.u1" table:number-columns-spanned="48" office:value-type="string">
            <text:p text:style-name="P1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3">
          <table:table-cell table:style-name="Таблица6.A13" office:value-type="string">
            <text:p text:style-name="P102">13</text:p>
          </table:table-cell>
          <table:table-cell table:style-name="Таблица6.u1" table:number-columns-spanned="48" office:value-type="string">
            <text:p text:style-name="P114"><text:span text:style-name="T20">Применяемая смола </text:span><text:span text:style-name="T17">EPR320 </text:span><text:span text:style-name="T20">для изделия используется в незначительном количестве, вредного воздействия на организм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3">
          <table:table-cell table:style-name="Таблица6.A13" office:value-type="string">
            <text:p text:style-name="P102">14</text:p>
          </table:table-cell>
          <table:table-cell table:style-name="Таблица6.u1" table:number-columns-spanned="48" office:value-type="string">
            <text:p text:style-name="P114">не оказывает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3">
          <table:table-cell table:style-name="Таблица6.A13" office:value-type="string">
            <text:p text:style-name="P102">15</text:p>
          </table:table-cell>
          <table:table-cell table:style-name="Таблица6.u1" table:number-columns-spanned="48" office:value-type="string">
            <text:p text:style-name="P1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3">
          <table:table-cell table:style-name="Таблица6.A13" office:value-type="string">
            <text:p text:style-name="P102">16</text:p>
          </table:table-cell>
          <table:table-cell table:style-name="Таблица6.u1" table:number-columns-spanned="48" office:value-type="string"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3">
          <table:table-cell table:style-name="Таблица6.A13" office:value-type="string">
            <text:p text:style-name="P102">17</text:p>
          </table:table-cell>
          <table:table-cell table:style-name="Таблица6.B29" table:number-columns-spanned="48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7">
          <table:table-cell table:style-name="Таблица6.j1" table:number-columns-spanned="4" office:value-type="string">
            <text:p text:style-name="P148">КТП</text:p>
          </table:table-cell>
          <table:covered-table-cell/>
          <table:covered-table-cell/>
          <table:covered-table-cell/>
          <table:table-cell table:style-name="Таблица6.F9" table:number-columns-spanned="38" office:value-type="string">
            <text:p text:style-name="P54">Карта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F9" table:number-columns-spanned="6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.w30" office:value-type="string">
            <text:p text:style-name="P38"/>
          </table:table-cell>
        </table:table-row>
      </table:table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column table:style-name="Таблица7.H"/>
        <table:table-column table:style-name="Таблица7.I"/>
        <table:table-column table:style-name="Таблица7.J"/>
        <table:table-column table:style-name="Таблица7.K"/>
        <table:table-column table:style-name="Таблица7.L"/>
        <table:table-column table:style-name="Таблица7.C"/>
        <table:table-column table:style-name="Таблица7.N"/>
        <table:table-column table:style-name="Таблица7.O"/>
        <table:table-column table:style-name="Таблица7.P"/>
        <table:table-column table:style-name="Таблица7.Q"/>
        <table:table-column table:style-name="Таблица7.R"/>
        <table:table-column table:style-name="Таблица7.S"/>
        <table:table-column table:style-name="Таблица7.T"/>
        <table:table-column table:style-name="Таблица7.U"/>
        <table:table-column table:style-name="Таблица7.V"/>
        <table:table-column table:style-name="Таблица7.W"/>
        <table:table-column table:style-name="Таблица7.X"/>
        <table:table-column table:style-name="Таблица7.Y"/>
        <table:table-column table:style-name="Таблица7.Z"/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column table:style-name="Таблица7.h"/>
        <table:table-column table:style-name="Таблица7.i"/>
        <table:table-column table:style-name="Таблица7.j"/>
        <table:table-column table:style-name="Таблица7.k"/>
        <table:table-column table:style-name="Таблица7.l"/>
        <table:table-column table:style-name="Таблица7.m"/>
        <table:table-column table:style-name="Таблица7.n"/>
        <table:table-column table:style-name="Таблица7.T"/>
        <table:table-column table:style-name="Таблица7.p"/>
        <table:table-column table:style-name="Таблица7.q"/>
        <table:table-column table:style-name="Таблица7.r"/>
        <table:table-column table:style-name="Таблица7.s"/>
        <table:table-column table:style-name="Таблица7.t"/>
        <table:table-column table:style-name="Таблица7.u"/>
        <table:table-column table:style-name="Таблица7.v"/>
        <table:table-column table:style-name="Таблица7.C"/>
        <table:table-column table:style-name="Таблица7.x"/>
        <table:table-row table:style-name="Таблица7.1">
          <table:table-cell table:style-name="Таблица7.A1" table:number-columns-spanned="35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j1" table:number-columns-spanned="2" office:value-type="string">
            <text:p text:style-name="P18"><draw:frame draw:style-name="fr1" draw:name="Врезка6" text:anchor-type="char" svg:x="22.789cm" svg:y="-0.794cm" svg:width="5.639cm" svg:height="0.647cm" draw:z-index="3"><draw:text-box><text:p text:style-name="P64">ГОСТ 3.1118-82 <text:s/>Форма 1б</text:p></draw:text-box></draw:frame></text:p>
          </table:table-cell>
          <table:covered-table-cell/>
          <table:table-cell table:style-name="Таблица7.j1" table:number-columns-spanned="2" office:value-type="string">
            <text:p text:style-name="P15"/>
          </table:table-cell>
          <table:covered-table-cell/>
          <table:table-cell table:style-name="Таблица7.j1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j1" table:number-columns-spanned="2" office:value-type="string">
            <text:p text:style-name="P15"/>
          </table:table-cell>
          <table:covered-table-cell/>
          <table:table-cell table:style-name="Таблица7.v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Таблица7.1">
          <table:table-cell table:style-name="Таблица7.j1" table:number-columns-spanned="3" office:value-type="string">
            <text:p text:style-name="P71">Дубл.</text:p>
          </table:table-cell>
          <table:covered-table-cell/>
          <table:covered-table-cell/>
          <table:table-cell table:style-name="Таблица7.j1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j1" table:number-columns-spanned="3" office:value-type="string">
            <text:p text:style-name="P71"/>
          </table:table-cell>
          <table:covered-table-cell/>
          <table:covered-table-cell/>
          <table:table-cell table:style-name="Таблица7.j1" table:number-columns-spanned="2" office:value-type="string">
            <text:p text:style-name="P71"/>
          </table:table-cell>
          <table:covered-table-cell/>
          <table:table-cell table:style-name="Таблица7.O2" table:number-columns-spanned="4" office:value-type="string">
            <text:p text:style-name="P71"><text:s text:c="15"/></text:p>
          </table:table-cell>
          <table:covered-table-cell/>
          <table:covered-table-cell/>
          <table:covered-table-cell/>
          <table:table-cell table:style-name="Таблица7.S2" table:number-columns-spanned="17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j1" table:number-columns-spanned="2" office:value-type="string">
            <text:p text:style-name="P74"/>
          </table:table-cell>
          <table:covered-table-cell/>
          <table:table-cell table:style-name="Таблица7.j1" table:number-columns-spanned="2" office:value-type="string">
            <text:p text:style-name="P71"/>
          </table:table-cell>
          <table:covered-table-cell/>
          <table:table-cell table:style-name="Таблица7.j1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j1" table:number-columns-spanned="2" office:value-type="string">
            <text:p text:style-name="P15"/>
          </table:table-cell>
          <table:covered-table-cell/>
          <table:table-cell table:style-name="Таблица7.v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Таблица7.1">
          <table:table-cell table:style-name="Таблица7.j1" table:number-columns-spanned="3" office:value-type="string">
            <text:p text:style-name="P71">Взам.</text:p>
          </table:table-cell>
          <table:covered-table-cell/>
          <table:covered-table-cell/>
          <table:table-cell table:style-name="Таблица7.j1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j1" table:number-columns-spanned="3" office:value-type="string">
            <text:p text:style-name="P71"/>
          </table:table-cell>
          <table:covered-table-cell/>
          <table:covered-table-cell/>
          <table:table-cell table:style-name="Таблица7.j1" table:number-columns-spanned="2" office:value-type="string">
            <text:p text:style-name="P71"/>
          </table:table-cell>
          <table:covered-table-cell/>
          <table:table-cell table:style-name="Таблица7.O3" table:number-rows-spanned="2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j1" table:number-columns-spanned="2" office:value-type="string">
            <text:p text:style-name="P71"/>
          </table:table-cell>
          <table:covered-table-cell/>
          <table:table-cell table:style-name="Таблица7.j1" table:number-columns-spanned="3" office:value-type="string">
            <text:p text:style-name="P71"/>
          </table:table-cell>
          <table:covered-table-cell/>
          <table:covered-table-cell/>
          <table:table-cell table:style-name="Таблица7.j1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7.j1" table:number-columns-spanned="3" office:value-type="string">
            <text:p text:style-name="P71"/>
          </table:table-cell>
          <table:covered-table-cell/>
          <table:covered-table-cell/>
          <table:table-cell table:style-name="Таблица7.j1" table:number-columns-spanned="2" office:value-type="string">
            <text:p text:style-name="P71"/>
          </table:table-cell>
          <table:covered-table-cell/>
          <table:table-cell table:style-name="Таблица7.j1" table:number-columns-spanned="2" office:value-type="string">
            <text:p text:style-name="P71"/>
          </table:table-cell>
          <table:covered-table-cell/>
          <table:table-cell table:style-name="Таблица7.j1" table:number-columns-spanned="2" office:value-type="string">
            <text:p text:style-name="P71"/>
          </table:table-cell>
          <table:covered-table-cell/>
          <table:table-cell table:style-name="Таблица7.j1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j1" table:number-columns-spanned="2" office:value-type="string">
            <text:p text:style-name="P15"/>
          </table:table-cell>
          <table:covered-table-cell/>
          <table:table-cell table:style-name="Таблица7.v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Таблица7.1">
          <table:table-cell table:style-name="Таблица7.j1" table:number-columns-spanned="3" office:value-type="string">
            <text:p text:style-name="P71">Подл.</text:p>
          </table:table-cell>
          <table:covered-table-cell/>
          <table:covered-table-cell/>
          <table:table-cell table:style-name="Таблица7.j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j1" table:number-columns-spanned="3" office:value-type="string">
            <text:p text:style-name="P7"/>
          </table:table-cell>
          <table:covered-table-cell/>
          <table:covered-table-cell/>
          <table:table-cell table:style-name="Таблица7.j1" table:number-columns-spanned="2" office:value-type="string">
            <text:p text:style-name="P21"/>
          </table:table-cell>
          <table:covered-table-cell/>
          <table:covered-table-cell table:style-name="Таблица7.O3"/>
          <table:covered-table-cell/>
          <table:covered-table-cell/>
          <table:covered-table-cell/>
          <table:covered-table-cell/>
          <table:covered-table-cell/>
          <table:table-cell table:style-name="Таблица7.j1" table:number-columns-spanned="2" office:value-type="string">
            <text:p text:style-name="P71"/>
          </table:table-cell>
          <table:covered-table-cell/>
          <table:table-cell table:style-name="Таблица7.j1" table:number-columns-spanned="3" office:value-type="string">
            <text:p text:style-name="P71"/>
          </table:table-cell>
          <table:covered-table-cell/>
          <table:covered-table-cell/>
          <table:table-cell table:style-name="Таблица7.j1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7.j1" table:number-columns-spanned="3" office:value-type="string">
            <text:p text:style-name="P71"/>
          </table:table-cell>
          <table:covered-table-cell/>
          <table:covered-table-cell/>
          <table:table-cell table:style-name="Таблица7.j1" table:number-columns-spanned="2" office:value-type="string">
            <text:p text:style-name="P71"/>
          </table:table-cell>
          <table:covered-table-cell/>
          <table:table-cell table:style-name="Таблица7.j1" table:number-columns-spanned="2" office:value-type="string">
            <text:p text:style-name="P71"/>
          </table:table-cell>
          <table:covered-table-cell/>
          <table:table-cell table:style-name="Таблица7.j1" table:number-columns-spanned="2" office:value-type="string">
            <text:p text:style-name="P71"/>
          </table:table-cell>
          <table:covered-table-cell/>
          <table:table-cell table:style-name="Таблица7.j1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j1" table:number-columns-spanned="2" office:value-type="string">
            <text:p text:style-name="P15"/>
          </table:table-cell>
          <table:covered-table-cell/>
          <table:table-cell table:style-name="Таблица7.v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Таблица7.5">
          <table:table-cell table:style-name="Таблица7.j1" table:number-columns-spanned="27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b5" table:number-columns-spanned="13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o5" table:number-columns-spanned="8" office:value-type="string">
            <text:p text:style-name="P11">№ 61/СКМ-87-202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w5" table:number-columns-spanned="2" office:value-type="float" office:value="4">
            <text:p text:style-name="P110">4</text:p>
          </table:table-cell>
          <table:covered-table-cell/>
        </table:table-row>
        <table:table-row table:style-name="Таблица7.6">
          <table:table-cell table:style-name="Таблица7.j1" table:number-rows-spanned="3" table:number-columns-spanned="2" office:value-type="string">
            <text:p text:style-name="P15"/>
          </table:table-cell>
          <table:covered-table-cell/>
          <table:table-cell table:style-name="Таблица7.j1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Таблица7.j1" table:number-columns-spanned="2" office:value-type="string">
            <text:p text:style-name="P71"/>
          </table:table-cell>
          <table:covered-table-cell/>
          <table:table-cell table:style-name="Таблица7.j1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7.j1" table:number-columns-spanned="2" office:value-type="string">
            <text:p text:style-name="P71"/>
          </table:table-cell>
          <table:covered-table-cell/>
          <table:table-cell table:style-name="Таблица7.j1" office:value-type="string">
            <text:p text:style-name="P71"/>
          </table:table-cell>
          <table:table-cell table:style-name="Таблица7.j1" office:value-type="string">
            <text:p text:style-name="P71"/>
          </table:table-cell>
          <table:table-cell table:style-name="Таблица7.j1" table:number-columns-spanned="2" office:value-type="string">
            <text:p text:style-name="P71"/>
          </table:table-cell>
          <table:covered-table-cell/>
          <table:table-cell table:style-name="Таблица7.j1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7.j1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Таблица7.O3" table:number-columns-spanned="3" office:value-type="string">
            <text:p text:style-name="P71"/>
          </table:table-cell>
          <table:covered-table-cell/>
          <table:covered-table-cell/>
          <table:table-cell table:style-name="Таблица7.f6" table:number-rows-spanned="3" table:number-columns-spanned="11" office:value-type="string">
            <text:p text:style-name="P98"><text:s/><text:span text:style-name="T32">ЮЕЛИ.333829.00</text:span><text:span text:style-name="T45">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q6" table:number-rows-spanned="3" table:number-columns-spanned="8" office:value-type="string">
            <text:p text:style-name="P51"><text:span text:style-name="T4">К.</text:span><text:span text:style-name="T3">6</text:span><text:span text:style-name="T4">01</text:span><text:span text:style-name="T3">35</text:span><text:span text:style-name="T4">.000</text:span><text:span text:style-name="T3">5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6">
          <table:covered-table-cell table:style-name="Таблица7.j1"/>
          <table:covered-table-cell/>
          <table:table-cell table:style-name="Таблица7.j1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Таблица7.j1" table:number-columns-spanned="2" office:value-type="string">
            <text:p text:style-name="P65"/>
          </table:table-cell>
          <table:covered-table-cell/>
          <table:table-cell table:style-name="Таблица7.j1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7.j1" table:number-columns-spanned="2" office:value-type="string">
            <text:p text:style-name="P74"/>
          </table:table-cell>
          <table:covered-table-cell/>
          <table:table-cell table:style-name="Таблица7.j1" office:value-type="string">
            <text:p text:style-name="P65"/>
          </table:table-cell>
          <table:table-cell table:style-name="Таблица7.j1" office:value-type="string">
            <text:p text:style-name="P71"/>
          </table:table-cell>
          <table:table-cell table:style-name="Таблица7.j1" table:number-columns-spanned="2" office:value-type="string">
            <text:p text:style-name="P71"/>
          </table:table-cell>
          <table:covered-table-cell/>
          <table:table-cell table:style-name="Таблица7.j1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7.j1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Таблица7.j1" table:number-columns-spanned="3" office:value-type="string">
            <text:p text:style-name="P71"/>
          </table:table-cell>
          <table:covered-table-cell/>
          <table:covered-table-cell/>
          <table:covered-table-cell table:style-name="Таблица7.f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7.q6"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6">
          <table:covered-table-cell table:style-name="Таблица7.j1"/>
          <table:covered-table-cell/>
          <table:table-cell table:style-name="Таблица7.j1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Таблица7.o5" table:number-columns-spanned="2" office:value-type="string">
            <text:p text:style-name="P71"/>
          </table:table-cell>
          <table:covered-table-cell/>
          <table:table-cell table:style-name="Таблица7.o5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7.o5" table:number-columns-spanned="2" office:value-type="string">
            <text:p text:style-name="P71"/>
          </table:table-cell>
          <table:covered-table-cell/>
          <table:table-cell table:style-name="Таблица7.o5" office:value-type="string">
            <text:p text:style-name="P71"/>
          </table:table-cell>
          <table:table-cell table:style-name="Таблица7.o5" office:value-type="string">
            <text:p text:style-name="P71"/>
          </table:table-cell>
          <table:table-cell table:style-name="Таблица7.o5" table:number-columns-spanned="2" office:value-type="string">
            <text:p text:style-name="P71"/>
          </table:table-cell>
          <table:covered-table-cell/>
          <table:table-cell table:style-name="Таблица7.o5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7.o5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Таблица7.o5" table:number-columns-spanned="3" office:value-type="string">
            <text:p text:style-name="P71"/>
          </table:table-cell>
          <table:covered-table-cell/>
          <table:covered-table-cell/>
          <table:covered-table-cell table:style-name="Таблица7.f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7.q6"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">
          <table:table-cell table:style-name="Таблица7.j1" office:value-type="string">
            <text:p text:style-name="P15">А</text:p>
          </table:table-cell>
          <table:table-cell table:style-name="Таблица7.B9" table:number-columns-spanned="4" office:value-type="string">
            <text:p text:style-name="P21">Цех</text:p>
          </table:table-cell>
          <table:covered-table-cell/>
          <table:covered-table-cell/>
          <table:covered-table-cell/>
          <table:table-cell table:style-name="Таблица7.F9" table:number-columns-spanned="2" office:value-type="string">
            <text:p text:style-name="P71">Уч.</text:p>
          </table:table-cell>
          <table:covered-table-cell/>
          <table:table-cell table:style-name="Таблица7.H9" table:number-columns-spanned="3" office:value-type="string">
            <text:p text:style-name="P71">РМ</text:p>
          </table:table-cell>
          <table:covered-table-cell/>
          <table:covered-table-cell/>
          <table:table-cell table:style-name="Таблица7.K9" office:value-type="string">
            <text:p text:style-name="P71">Опер.</text:p>
          </table:table-cell>
          <table:table-cell table:style-name="Таблица7.L9" table:number-columns-spanned="10" office:value-type="string">
            <text:p text:style-name="P71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V9" table:number-columns-spanned="29" office:value-type="string">
            <text:p text:style-name="P71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0">
          <table:table-cell table:style-name="Таблица7.j1" table:number-rows-spanned="2" office:value-type="string">
            <text:p text:style-name="P15">Б</text:p>
          </table:table-cell>
          <table:table-cell table:style-name="Таблица7.B10" table:number-columns-spanned="20" office:value-type="string">
            <text:p text:style-name="P71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j1" table:number-rows-spanned="2" table:number-columns-spanned="2" office:value-type="string">
            <text:p text:style-name="P71">См..</text:p>
          </table:table-cell>
          <table:covered-table-cell/>
          <table:table-cell table:style-name="Таблица7.j1" table:number-rows-spanned="2" table:number-columns-spanned="3" office:value-type="string">
            <text:p text:style-name="P71">Проф.</text:p>
            <text:p text:style-name="P73"/>
          </table:table-cell>
          <table:covered-table-cell/>
          <table:covered-table-cell/>
          <table:table-cell table:style-name="Таблица7.j1" table:number-rows-spanned="2" table:number-columns-spanned="3" office:value-type="string">
            <text:p text:style-name="P71">Р</text:p>
          </table:table-cell>
          <table:covered-table-cell/>
          <table:covered-table-cell/>
          <table:table-cell table:style-name="Таблица7.j1" table:number-rows-spanned="2" table:number-columns-spanned="3" office:value-type="string">
            <text:p text:style-name="P71">УТ</text:p>
          </table:table-cell>
          <table:covered-table-cell/>
          <table:covered-table-cell/>
          <table:table-cell table:style-name="Таблица7.j1" table:number-rows-spanned="2" table:number-columns-spanned="2" office:value-type="string">
            <text:p text:style-name="P71">КР</text:p>
          </table:table-cell>
          <table:covered-table-cell/>
          <table:table-cell table:style-name="Таблица7.j1" table:number-rows-spanned="2" table:number-columns-spanned="2" office:value-type="string">
            <text:p text:style-name="P71">КОИД</text:p>
          </table:table-cell>
          <table:covered-table-cell/>
          <table:table-cell table:style-name="Таблица7.j1" table:number-rows-spanned="2" table:number-columns-spanned="2" office:value-type="string">
            <text:p text:style-name="P71">ЕН</text:p>
          </table:table-cell>
          <table:covered-table-cell/>
          <table:table-cell table:style-name="Таблица7.j1" table:number-rows-spanned="2" table:number-columns-spanned="3" office:value-type="string">
            <text:p text:style-name="P15">ОП</text:p>
          </table:table-cell>
          <table:covered-table-cell/>
          <table:covered-table-cell/>
          <table:table-cell table:style-name="Таблица7.j1" table:number-rows-spanned="2" table:number-columns-spanned="3" office:value-type="string">
            <text:p text:style-name="P15">Кшт.</text:p>
          </table:table-cell>
          <table:covered-table-cell/>
          <table:covered-table-cell/>
          <table:table-cell table:style-name="Таблица7.j1" table:number-rows-spanned="2" table:number-columns-spanned="2" office:value-type="string">
            <text:p text:style-name="P15">Тп.з.</text:p>
          </table:table-cell>
          <table:covered-table-cell/>
          <table:table-cell table:style-name="Таблица7.u10" table:number-rows-spanned="2" table:number-columns-spanned="4" office:value-type="string">
            <text:p text:style-name="P15">Тшт.</text:p>
          </table:table-cell>
          <table:covered-table-cell/>
          <table:covered-table-cell/>
          <table:covered-table-cell/>
        </table:table-row>
        <table:table-row table:style-name="Таблица7.11">
          <table:covered-table-cell table:style-name="Таблица7.j1"/>
          <table:table-cell table:style-name="Таблица7.B11" table:number-columns-spanned="20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7.j1"/>
          <table:covered-table-cell/>
          <table:covered-table-cell table:style-name="Таблица7.j1"/>
          <table:covered-table-cell/>
          <table:covered-table-cell/>
          <table:covered-table-cell table:style-name="Таблица7.j1"/>
          <table:covered-table-cell/>
          <table:covered-table-cell/>
          <table:covered-table-cell table:style-name="Таблица7.j1"/>
          <table:covered-table-cell/>
          <table:covered-table-cell/>
          <table:covered-table-cell table:style-name="Таблица7.j1"/>
          <table:covered-table-cell/>
          <table:covered-table-cell table:style-name="Таблица7.j1"/>
          <table:covered-table-cell/>
          <table:covered-table-cell table:style-name="Таблица7.j1"/>
          <table:covered-table-cell/>
          <table:covered-table-cell table:style-name="Таблица7.j1"/>
          <table:covered-table-cell/>
          <table:covered-table-cell/>
          <table:covered-table-cell table:style-name="Таблица7.j1"/>
          <table:covered-table-cell/>
          <table:covered-table-cell/>
          <table:covered-table-cell table:style-name="Таблица7.j1"/>
          <table:covered-table-cell/>
          <table:covered-table-cell table:style-name="Таблица7.u10"/>
          <table:covered-table-cell/>
          <table:covered-table-cell/>
          <table:covered-table-cell/>
        </table:table-row>
        <table:table-row table:style-name="Таблица7.1">
          <table:table-cell table:style-name="Таблица7.j1" office:value-type="string">
            <text:p text:style-name="P15">к/м</text:p>
          </table:table-cell>
          <table:table-cell table:style-name="Таблица7.j1" table:number-columns-spanned="20" office:value-type="string">
            <text:p text:style-name="P71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V12" table:number-columns-spanned="15" office:value-type="string">
            <text:p text:style-name="P71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o5" table:number-columns-spanned="2" office:value-type="string">
            <text:p text:style-name="P62">ОПП</text:p>
          </table:table-cell>
          <table:covered-table-cell/>
          <table:table-cell table:style-name="Таблица7.o5" table:number-columns-spanned="3" office:value-type="string">
            <text:p text:style-name="P15">ЕВ</text:p>
          </table:table-cell>
          <table:covered-table-cell/>
          <table:covered-table-cell/>
          <table:table-cell table:style-name="Таблица7.o5" table:number-columns-spanned="3" office:value-type="string">
            <text:p text:style-name="P15">ЕН</text:p>
          </table:table-cell>
          <table:covered-table-cell/>
          <table:covered-table-cell/>
          <table:table-cell table:style-name="Таблица7.o5" table:number-columns-spanned="2" office:value-type="string">
            <text:p text:style-name="P15">КИ</text:p>
          </table:table-cell>
          <table:covered-table-cell/>
          <table:table-cell table:style-name="Таблица7.u12" table:number-columns-spanned="4" office:value-type="string">
            <text:p text:style-name="P15">Нрасх.</text:p>
          </table:table-cell>
          <table:covered-table-cell/>
          <table:covered-table-cell/>
          <table:covered-table-cell/>
        </table:table-row>
        <table:table-row table:style-name="Таблица7.13">
          <table:table-cell table:style-name="Таблица7.A13" office:value-type="string">
            <text:p text:style-name="P102">01</text:p>
          </table:table-cell>
          <table:table-cell table:style-name="Таблица7.v1" table:number-columns-spanned="49" office:value-type="string">
            <text:p text:style-name="P143">Состав связующего на основе смолы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3">
          <table:table-cell table:style-name="Таблица7.A13" office:value-type="string">
            <text:p text:style-name="P102">02</text:p>
          </table:table-cell>
          <table:table-cell table:style-name="Таблица7.v1" table:number-columns-spanned="49" office:value-type="string">
            <text:p text:style-name="P92">- <text:span text:style-name="T33">смола </text:span><text:span text:style-name="T14">EPR320 <text:s text:c="54"/>100 </text:span><text:span text:style-name="T27">м.д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3">
          <table:table-cell table:style-name="Таблица7.A13" office:value-type="string">
            <text:p text:style-name="P102">03</text:p>
          </table:table-cell>
          <table:table-cell table:style-name="Таблица7.v1" table:number-columns-spanned="49" office:value-type="string">
            <text:p text:style-name="P116"><text:s text:c="3"/>- <text:span text:style-name="T33">отвердитель <text:s text:c="58"/>23 м.д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3">
          <table:table-cell table:style-name="Таблица7.A13" office:value-type="string">
            <text:p text:style-name="P102">04</text:p>
          </table:table-cell>
          <table:table-cell table:style-name="Таблица7.v1" table:number-columns-spanned="49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7">
          <table:table-cell table:style-name="Таблица7.A13" office:value-type="string">
            <text:p text:style-name="P102">05</text:p>
          </table:table-cell>
          <table:table-cell table:style-name="Таблица7.v1" table:number-columns-spanned="49" office:value-type="string">
            <text:p text:style-name="P117">11 <text:s text:c="6"/>- <text:s text:c="7"/>- <text:s text:c="3"/>0,20 <text:s text:c="12"/>Слесарно-сборочна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7">
          <table:table-cell table:style-name="Таблица7.A13" office:value-type="string">
            <text:p text:style-name="P102">06</text:p>
          </table:table-cell>
          <table:table-cell table:style-name="Таблица7.v1" table:number-columns-spanned="49" office:value-type="string">
            <text:p text:style-name="P119"><text:s text:c="95"/>- <text:s text:c="7"/>- <text:s text:c="9"/><text:span text:style-name="T38">5 <text:s text:c="7"/>2 <text:s text:c="7"/>2 <text:s text:c="9"/>1 <text:s text:c="10"/>1 <text:s text:c="8"/>- <text:s text:c="7"/>-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7">
          <table:table-cell table:style-name="Таблица7.A13" office:value-type="string">
            <text:p text:style-name="P102">07</text:p>
          </table:table-cell>
          <table:table-cell table:style-name="Таблица7.v1" table:number-columns-spanned="49" office:value-type="string">
            <text:p text:style-name="P119"><text:span text:style-name="T22"><text:s text:c="95"/>- <text:s text:c="3"/></text:span><text:span text:style-name="T24">12974 <text:s text:c="3"/>4-5 <text:s text:c="5"/>2 <text:s text:c="7"/>1 <text:s text:c="9"/>1 <text:s text:c="10"/>1 <text:s text:c="8"/>- <text:s text:c="7"/>-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7">
          <table:table-cell table:style-name="Таблица7.A13" office:value-type="string">
            <text:p text:style-name="P102">08</text:p>
          </table:table-cell>
          <table:table-cell table:style-name="Таблица7.v1" table:number-columns-spanned="49" office:value-type="string">
            <text:p text:style-name="P120"><text:s text:c="55"/>Лонгборд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7">
          <table:table-cell table:style-name="Таблица7.A13" office:value-type="string">
            <text:p text:style-name="P102">09</text:p>
          </table:table-cell>
          <table:table-cell table:style-name="Таблица7.v1" table:number-columns-spanned="49" office:value-type="string">
            <text:p text:style-name="P120">1 Установить доску «Дека» ЮЕЛИ.301413.00<text:span text:style-name="T45">9</text:span> <text:span text:style-name="T39">СБ</text:span> на стол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7">
          <table:table-cell table:style-name="Таблица7.A13" office:value-type="string">
            <text:p text:style-name="P102">10</text:p>
          </table:table-cell>
          <table:table-cell table:style-name="Таблица7.v1" table:number-columns-spanned="49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3">
          <table:table-cell table:style-name="Таблица7.A13" office:value-type="string">
            <text:p text:style-name="P102">11</text:p>
          </table:table-cell>
          <table:table-cell table:style-name="Таблица7.v1" table:number-columns-spanned="49" office:value-type="string">
            <text:p text:style-name="P120">2 Протереть механически обработанные поверхности доски тканью х/б 17-1145-7-92 ГОСТ 29298-2005, смоченной 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3">
          <table:table-cell table:style-name="Таблица7.A13" office:value-type="string">
            <text:p text:style-name="P102">12</text:p>
          </table:table-cell>
          <table:table-cell table:style-name="Таблица7.v1" table:number-columns-spanned="49" office:value-type="string">
            <text:p text:style-name="P120">ацетоне ГОСТ 2768-84 и отжатой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3">
          <table:table-cell table:style-name="Таблица7.A13" office:value-type="string">
            <text:p text:style-name="P102">13</text:p>
          </table:table-cell>
          <table:table-cell table:style-name="Таблица7.v1" table:number-columns-spanned="49" office:value-type="string">
            <text:p text:style-name="P120"><text:span text:style-name="T23">Черт. ЮЕЛИ.301413.00</text:span><text:span text:style-name="T26">9</text:span><text:span text:style-name="T23"> </text:span><text:span text:style-name="T25">СБ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3">
          <table:table-cell table:style-name="Таблица7.A13" office:value-type="string">
            <text:p text:style-name="P102">14</text:p>
          </table:table-cell>
          <table:table-cell table:style-name="Таблица7.v1" table:number-columns-spanned="49" office:value-type="string">
            <text:p text:style-name="P9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3">
          <table:table-cell table:style-name="Таблица7.A13" office:value-type="string">
            <text:p text:style-name="P102">15</text:p>
          </table:table-cell>
          <table:table-cell table:style-name="Таблица7.v1" table:number-columns-spanned="49" office:value-type="string">
            <text:p text:style-name="P123">3 Выдержать обезжиренные поверхности при температуре цеха от +15 до +35 <text:span text:style-name="T41">℃</text:span> не менее 10-15 минут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3">
          <table:table-cell table:style-name="Таблица7.A13" office:value-type="string">
            <text:p text:style-name="P102">16</text:p>
          </table:table-cell>
          <table:table-cell table:style-name="Таблица7.v1" table:number-columns-spanned="49" office:value-type="string">
            <text:p text:style-name="P124">Часы любой марки по действующей НД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3">
          <table:table-cell table:style-name="Таблица7.A13" office:value-type="string">
            <text:p text:style-name="P102">17</text:p>
          </table:table-cell>
          <table:table-cell table:style-name="Таблица7.B29" table:number-columns-spanned="49" office:value-type="string">
            <text:p text:style-name="P9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7">
          <table:table-cell table:style-name="Таблица7.j1" table:number-columns-spanned="4" office:value-type="string">
            <text:p text:style-name="P148">КТП</text:p>
          </table:table-cell>
          <table:covered-table-cell/>
          <table:covered-table-cell/>
          <table:covered-table-cell/>
          <table:table-cell table:style-name="Таблица7.E30" table:number-columns-spanned="39" office:value-type="string">
            <text:p text:style-name="P54">Карта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r30" table:number-columns-spanned="6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x30" office:value-type="string">
            <text:p text:style-name="P38"/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column table:style-name="Таблица8.H"/>
        <table:table-column table:style-name="Таблица8.I"/>
        <table:table-column table:style-name="Таблица8.J"/>
        <table:table-column table:style-name="Таблица8.K"/>
        <table:table-column table:style-name="Таблица8.L"/>
        <table:table-column table:style-name="Таблица8.C"/>
        <table:table-column table:style-name="Таблица8.N"/>
        <table:table-column table:style-name="Таблица8.O"/>
        <table:table-column table:style-name="Таблица8.P"/>
        <table:table-column table:style-name="Таблица8.Q"/>
        <table:table-column table:style-name="Таблица8.R"/>
        <table:table-column table:style-name="Таблица8.S"/>
        <table:table-column table:style-name="Таблица8.T"/>
        <table:table-column table:style-name="Таблица8.U"/>
        <table:table-column table:style-name="Таблица8.V"/>
        <table:table-column table:style-name="Таблица8.W"/>
        <table:table-column table:style-name="Таблица8.X"/>
        <table:table-column table:style-name="Таблица8.Y"/>
        <table:table-column table:style-name="Таблица8.Z"/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column table:style-name="Таблица8.h"/>
        <table:table-column table:style-name="Таблица8.i"/>
        <table:table-column table:style-name="Таблица8.j"/>
        <table:table-column table:style-name="Таблица8.k"/>
        <table:table-column table:style-name="Таблица8.l"/>
        <table:table-column table:style-name="Таблица8.m"/>
        <table:table-column table:style-name="Таблица8.n"/>
        <table:table-column table:style-name="Таблица8.T"/>
        <table:table-column table:style-name="Таблица8.p"/>
        <table:table-column table:style-name="Таблица8.q"/>
        <table:table-column table:style-name="Таблица8.r"/>
        <table:table-column table:style-name="Таблица8.s"/>
        <table:table-column table:style-name="Таблица8.t"/>
        <table:table-column table:style-name="Таблица8.u"/>
        <table:table-column table:style-name="Таблица8.v"/>
        <table:table-column table:style-name="Таблица8.C"/>
        <table:table-column table:style-name="Таблица8.x"/>
        <table:table-row table:style-name="Таблица8.1">
          <table:table-cell table:style-name="Таблица8.A1" table:number-columns-spanned="35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j1" table:number-columns-spanned="2" office:value-type="string">
            <text:p text:style-name="P18"><draw:frame draw:style-name="fr1" draw:name="Врезка7" text:anchor-type="char" svg:x="22.789cm" svg:y="-0.794cm" svg:width="5.639cm" svg:height="0.647cm" draw:z-index="4"><draw:text-box><text:p text:style-name="P64">ГОСТ 3.1118-82 <text:s/>Форма 1б</text:p></draw:text-box></draw:frame></text:p>
          </table:table-cell>
          <table:covered-table-cell/>
          <table:table-cell table:style-name="Таблица8.j1" table:number-columns-spanned="2" office:value-type="string">
            <text:p text:style-name="P15"/>
          </table:table-cell>
          <table:covered-table-cell/>
          <table:table-cell table:style-name="Таблица8.j1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8.j1" table:number-columns-spanned="2" office:value-type="string">
            <text:p text:style-name="P15"/>
          </table:table-cell>
          <table:covered-table-cell/>
          <table:table-cell table:style-name="Таблица8.v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Таблица8.1">
          <table:table-cell table:style-name="Таблица8.j1" table:number-columns-spanned="3" office:value-type="string">
            <text:p text:style-name="P71">Дубл.</text:p>
          </table:table-cell>
          <table:covered-table-cell/>
          <table:covered-table-cell/>
          <table:table-cell table:style-name="Таблица8.j1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8.j1" table:number-columns-spanned="3" office:value-type="string">
            <text:p text:style-name="P71"/>
          </table:table-cell>
          <table:covered-table-cell/>
          <table:covered-table-cell/>
          <table:table-cell table:style-name="Таблица8.j1" table:number-columns-spanned="2" office:value-type="string">
            <text:p text:style-name="P71"/>
          </table:table-cell>
          <table:covered-table-cell/>
          <table:table-cell table:style-name="Таблица8.O2" table:number-columns-spanned="4" office:value-type="string">
            <text:p text:style-name="P71"><text:s text:c="15"/></text:p>
          </table:table-cell>
          <table:covered-table-cell/>
          <table:covered-table-cell/>
          <table:covered-table-cell/>
          <table:table-cell table:style-name="Таблица8.S2" table:number-columns-spanned="17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j1" table:number-columns-spanned="2" office:value-type="string">
            <text:p text:style-name="P74"/>
          </table:table-cell>
          <table:covered-table-cell/>
          <table:table-cell table:style-name="Таблица8.j1" table:number-columns-spanned="2" office:value-type="string">
            <text:p text:style-name="P71"/>
          </table:table-cell>
          <table:covered-table-cell/>
          <table:table-cell table:style-name="Таблица8.j1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8.j1" table:number-columns-spanned="2" office:value-type="string">
            <text:p text:style-name="P15"/>
          </table:table-cell>
          <table:covered-table-cell/>
          <table:table-cell table:style-name="Таблица8.v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Таблица8.1">
          <table:table-cell table:style-name="Таблица8.j1" table:number-columns-spanned="3" office:value-type="string">
            <text:p text:style-name="P71">Взам.</text:p>
          </table:table-cell>
          <table:covered-table-cell/>
          <table:covered-table-cell/>
          <table:table-cell table:style-name="Таблица8.j1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8.j1" table:number-columns-spanned="3" office:value-type="string">
            <text:p text:style-name="P71"/>
          </table:table-cell>
          <table:covered-table-cell/>
          <table:covered-table-cell/>
          <table:table-cell table:style-name="Таблица8.j1" table:number-columns-spanned="2" office:value-type="string">
            <text:p text:style-name="P71"/>
          </table:table-cell>
          <table:covered-table-cell/>
          <table:table-cell table:style-name="Таблица8.O3" table:number-rows-spanned="2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8.j1" table:number-columns-spanned="2" office:value-type="string">
            <text:p text:style-name="P71"/>
          </table:table-cell>
          <table:covered-table-cell/>
          <table:table-cell table:style-name="Таблица8.j1" table:number-columns-spanned="3" office:value-type="string">
            <text:p text:style-name="P71"/>
          </table:table-cell>
          <table:covered-table-cell/>
          <table:covered-table-cell/>
          <table:table-cell table:style-name="Таблица8.j1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8.j1" table:number-columns-spanned="3" office:value-type="string">
            <text:p text:style-name="P71"/>
          </table:table-cell>
          <table:covered-table-cell/>
          <table:covered-table-cell/>
          <table:table-cell table:style-name="Таблица8.j1" table:number-columns-spanned="2" office:value-type="string">
            <text:p text:style-name="P71"/>
          </table:table-cell>
          <table:covered-table-cell/>
          <table:table-cell table:style-name="Таблица8.j1" table:number-columns-spanned="2" office:value-type="string">
            <text:p text:style-name="P71"/>
          </table:table-cell>
          <table:covered-table-cell/>
          <table:table-cell table:style-name="Таблица8.j1" table:number-columns-spanned="2" office:value-type="string">
            <text:p text:style-name="P71"/>
          </table:table-cell>
          <table:covered-table-cell/>
          <table:table-cell table:style-name="Таблица8.j1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8.j1" table:number-columns-spanned="2" office:value-type="string">
            <text:p text:style-name="P15"/>
          </table:table-cell>
          <table:covered-table-cell/>
          <table:table-cell table:style-name="Таблица8.v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Таблица8.1">
          <table:table-cell table:style-name="Таблица8.j1" table:number-columns-spanned="3" office:value-type="string">
            <text:p text:style-name="P71">Подл.</text:p>
          </table:table-cell>
          <table:covered-table-cell/>
          <table:covered-table-cell/>
          <table:table-cell table:style-name="Таблица8.j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8.j1" table:number-columns-spanned="3" office:value-type="string">
            <text:p text:style-name="P7"/>
          </table:table-cell>
          <table:covered-table-cell/>
          <table:covered-table-cell/>
          <table:table-cell table:style-name="Таблица8.j1" table:number-columns-spanned="2" office:value-type="string">
            <text:p text:style-name="P21"/>
          </table:table-cell>
          <table:covered-table-cell/>
          <table:covered-table-cell table:style-name="Таблица8.O3"/>
          <table:covered-table-cell/>
          <table:covered-table-cell/>
          <table:covered-table-cell/>
          <table:covered-table-cell/>
          <table:covered-table-cell/>
          <table:table-cell table:style-name="Таблица8.j1" table:number-columns-spanned="2" office:value-type="string">
            <text:p text:style-name="P71"/>
          </table:table-cell>
          <table:covered-table-cell/>
          <table:table-cell table:style-name="Таблица8.j1" table:number-columns-spanned="3" office:value-type="string">
            <text:p text:style-name="P71"/>
          </table:table-cell>
          <table:covered-table-cell/>
          <table:covered-table-cell/>
          <table:table-cell table:style-name="Таблица8.j1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8.j1" table:number-columns-spanned="3" office:value-type="string">
            <text:p text:style-name="P71"/>
          </table:table-cell>
          <table:covered-table-cell/>
          <table:covered-table-cell/>
          <table:table-cell table:style-name="Таблица8.j1" table:number-columns-spanned="2" office:value-type="string">
            <text:p text:style-name="P71"/>
          </table:table-cell>
          <table:covered-table-cell/>
          <table:table-cell table:style-name="Таблица8.j1" table:number-columns-spanned="2" office:value-type="string">
            <text:p text:style-name="P71"/>
          </table:table-cell>
          <table:covered-table-cell/>
          <table:table-cell table:style-name="Таблица8.j1" table:number-columns-spanned="2" office:value-type="string">
            <text:p text:style-name="P71"/>
          </table:table-cell>
          <table:covered-table-cell/>
          <table:table-cell table:style-name="Таблица8.j1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8.j1" table:number-columns-spanned="2" office:value-type="string">
            <text:p text:style-name="P15"/>
          </table:table-cell>
          <table:covered-table-cell/>
          <table:table-cell table:style-name="Таблица8.v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Таблица8.5">
          <table:table-cell table:style-name="Таблица8.j1" table:number-columns-spanned="27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b5" table:number-columns-spanned="13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o5" table:number-columns-spanned="8" office:value-type="string">
            <text:p text:style-name="P12">№ 61/СКМ-87-202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w5" table:number-columns-spanned="2" office:value-type="float" office:value="5">
            <text:p text:style-name="P27">5</text:p>
          </table:table-cell>
          <table:covered-table-cell/>
        </table:table-row>
        <table:table-row table:style-name="Таблица8.6">
          <table:table-cell table:style-name="Таблица8.j1" table:number-rows-spanned="3" table:number-columns-spanned="2" office:value-type="string">
            <text:p text:style-name="P15"/>
          </table:table-cell>
          <table:covered-table-cell/>
          <table:table-cell table:style-name="Таблица8.j1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Таблица8.j1" table:number-columns-spanned="2" office:value-type="string">
            <text:p text:style-name="P71"/>
          </table:table-cell>
          <table:covered-table-cell/>
          <table:table-cell table:style-name="Таблица8.j1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8.j1" table:number-columns-spanned="2" office:value-type="string">
            <text:p text:style-name="P71"/>
          </table:table-cell>
          <table:covered-table-cell/>
          <table:table-cell table:style-name="Таблица8.j1" office:value-type="string">
            <text:p text:style-name="P71"/>
          </table:table-cell>
          <table:table-cell table:style-name="Таблица8.j1" office:value-type="string">
            <text:p text:style-name="P71"/>
          </table:table-cell>
          <table:table-cell table:style-name="Таблица8.j1" table:number-columns-spanned="2" office:value-type="string">
            <text:p text:style-name="P71"/>
          </table:table-cell>
          <table:covered-table-cell/>
          <table:table-cell table:style-name="Таблица8.j1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8.j1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Таблица8.c6" table:number-columns-spanned="3" office:value-type="string">
            <text:p text:style-name="P71"/>
          </table:table-cell>
          <table:covered-table-cell/>
          <table:covered-table-cell/>
          <table:table-cell table:style-name="Таблица8.f6" table:number-rows-spanned="3" table:number-columns-spanned="12" office:value-type="string">
            <text:p text:style-name="P99"><text:span text:style-name="T32">ЮЕЛИ.333829.0</text:span><text:span text:style-name="T45">0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r6" table:number-rows-spanned="3" table:number-columns-spanned="7" office:value-type="string">
            <text:p text:style-name="P52"><text:span text:style-name="T4">К.</text:span><text:span text:style-name="T3">6</text:span><text:span text:style-name="T4">01</text:span><text:span text:style-name="T3">35</text:span><text:span text:style-name="T4">.000</text:span><text:span text:style-name="T3">5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6">
          <table:covered-table-cell table:style-name="Таблица8.j1"/>
          <table:covered-table-cell/>
          <table:table-cell table:style-name="Таблица8.j1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Таблица8.j1" table:number-columns-spanned="2" office:value-type="string">
            <text:p text:style-name="P65"/>
          </table:table-cell>
          <table:covered-table-cell/>
          <table:table-cell table:style-name="Таблица8.j1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8.j1" table:number-columns-spanned="2" office:value-type="string">
            <text:p text:style-name="P74"/>
          </table:table-cell>
          <table:covered-table-cell/>
          <table:table-cell table:style-name="Таблица8.j1" office:value-type="string">
            <text:p text:style-name="P65"/>
          </table:table-cell>
          <table:table-cell table:style-name="Таблица8.j1" office:value-type="string">
            <text:p text:style-name="P71"/>
          </table:table-cell>
          <table:table-cell table:style-name="Таблица8.j1" table:number-columns-spanned="2" office:value-type="string">
            <text:p text:style-name="P71"/>
          </table:table-cell>
          <table:covered-table-cell/>
          <table:table-cell table:style-name="Таблица8.j1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8.j1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Таблица8.j1" table:number-columns-spanned="3" office:value-type="string">
            <text:p text:style-name="P71"/>
          </table:table-cell>
          <table:covered-table-cell/>
          <table:covered-table-cell/>
          <table:covered-table-cell table:style-name="Таблица8.f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8.r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6">
          <table:covered-table-cell table:style-name="Таблица8.j1"/>
          <table:covered-table-cell/>
          <table:table-cell table:style-name="Таблица8.j1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Таблица8.G8" table:number-columns-spanned="2" office:value-type="string">
            <text:p text:style-name="P71"/>
          </table:table-cell>
          <table:covered-table-cell/>
          <table:table-cell table:style-name="Таблица8.I8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8.N8" table:number-columns-spanned="2" office:value-type="string">
            <text:p text:style-name="P71"/>
          </table:table-cell>
          <table:covered-table-cell/>
          <table:table-cell table:style-name="Таблица8.P8" office:value-type="string">
            <text:p text:style-name="P71"/>
          </table:table-cell>
          <table:table-cell table:style-name="Таблица8.Q8" office:value-type="string">
            <text:p text:style-name="P71"/>
          </table:table-cell>
          <table:table-cell table:style-name="Таблица8.Q8" table:number-columns-spanned="2" office:value-type="string">
            <text:p text:style-name="P71"/>
          </table:table-cell>
          <table:covered-table-cell/>
          <table:table-cell table:style-name="Таблица8.T8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8.Y8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Таблица8.c8" table:number-columns-spanned="3" office:value-type="string">
            <text:p text:style-name="P71"/>
          </table:table-cell>
          <table:covered-table-cell/>
          <table:covered-table-cell/>
          <table:covered-table-cell table:style-name="Таблица8.f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8.r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">
          <table:table-cell table:style-name="Таблица8.j1" office:value-type="string">
            <text:p text:style-name="P15">А</text:p>
          </table:table-cell>
          <table:table-cell table:style-name="Таблица8.B9" table:number-columns-spanned="4" office:value-type="string">
            <text:p text:style-name="P21">Цех</text:p>
          </table:table-cell>
          <table:covered-table-cell/>
          <table:covered-table-cell/>
          <table:covered-table-cell/>
          <table:table-cell table:style-name="Таблица8.F9" table:number-columns-spanned="2" office:value-type="string">
            <text:p text:style-name="P71">Уч.</text:p>
          </table:table-cell>
          <table:covered-table-cell/>
          <table:table-cell table:style-name="Таблица8.H9" table:number-columns-spanned="3" office:value-type="string">
            <text:p text:style-name="P71">РМ</text:p>
          </table:table-cell>
          <table:covered-table-cell/>
          <table:covered-table-cell/>
          <table:table-cell table:style-name="Таблица8.K9" office:value-type="string">
            <text:p text:style-name="P71">Опер.</text:p>
          </table:table-cell>
          <table:table-cell table:style-name="Таблица8.L9" table:number-columns-spanned="10" office:value-type="string">
            <text:p text:style-name="P71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V9" table:number-columns-spanned="29" office:value-type="string">
            <text:p text:style-name="P71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0">
          <table:table-cell table:style-name="Таблица8.j1" table:number-rows-spanned="2" office:value-type="string">
            <text:p text:style-name="P15">Б</text:p>
          </table:table-cell>
          <table:table-cell table:style-name="Таблица8.B10" table:number-columns-spanned="20" office:value-type="string">
            <text:p text:style-name="P71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j1" table:number-rows-spanned="2" table:number-columns-spanned="2" office:value-type="string">
            <text:p text:style-name="P71">См..</text:p>
          </table:table-cell>
          <table:covered-table-cell/>
          <table:table-cell table:style-name="Таблица8.j1" table:number-rows-spanned="2" table:number-columns-spanned="3" office:value-type="string">
            <text:p text:style-name="P71">Проф.</text:p>
            <text:p text:style-name="P73"/>
          </table:table-cell>
          <table:covered-table-cell/>
          <table:covered-table-cell/>
          <table:table-cell table:style-name="Таблица8.j1" table:number-rows-spanned="2" table:number-columns-spanned="3" office:value-type="string">
            <text:p text:style-name="P71">Р</text:p>
          </table:table-cell>
          <table:covered-table-cell/>
          <table:covered-table-cell/>
          <table:table-cell table:style-name="Таблица8.j1" table:number-rows-spanned="2" table:number-columns-spanned="3" office:value-type="string">
            <text:p text:style-name="P71">УТ</text:p>
          </table:table-cell>
          <table:covered-table-cell/>
          <table:covered-table-cell/>
          <table:table-cell table:style-name="Таблица8.j1" table:number-rows-spanned="2" table:number-columns-spanned="2" office:value-type="string">
            <text:p text:style-name="P71">КР</text:p>
          </table:table-cell>
          <table:covered-table-cell/>
          <table:table-cell table:style-name="Таблица8.j1" table:number-rows-spanned="2" table:number-columns-spanned="2" office:value-type="string">
            <text:p text:style-name="P71">КОИД</text:p>
          </table:table-cell>
          <table:covered-table-cell/>
          <table:table-cell table:style-name="Таблица8.j1" table:number-rows-spanned="2" table:number-columns-spanned="2" office:value-type="string">
            <text:p text:style-name="P71">ЕН</text:p>
          </table:table-cell>
          <table:covered-table-cell/>
          <table:table-cell table:style-name="Таблица8.j1" table:number-rows-spanned="2" table:number-columns-spanned="3" office:value-type="string">
            <text:p text:style-name="P15">ОП</text:p>
          </table:table-cell>
          <table:covered-table-cell/>
          <table:covered-table-cell/>
          <table:table-cell table:style-name="Таблица8.j1" table:number-rows-spanned="2" table:number-columns-spanned="3" office:value-type="string">
            <text:p text:style-name="P15">Кшт.</text:p>
          </table:table-cell>
          <table:covered-table-cell/>
          <table:covered-table-cell/>
          <table:table-cell table:style-name="Таблица8.j1" table:number-rows-spanned="2" table:number-columns-spanned="2" office:value-type="string">
            <text:p text:style-name="P15">Тп.з.</text:p>
          </table:table-cell>
          <table:covered-table-cell/>
          <table:table-cell table:style-name="Таблица8.u10" table:number-rows-spanned="2" table:number-columns-spanned="4" office:value-type="string">
            <text:p text:style-name="P15">Тшт.</text:p>
          </table:table-cell>
          <table:covered-table-cell/>
          <table:covered-table-cell/>
          <table:covered-table-cell/>
        </table:table-row>
        <table:table-row table:style-name="Таблица8.11">
          <table:covered-table-cell table:style-name="Таблица8.j1"/>
          <table:table-cell table:style-name="Таблица8.B11" table:number-columns-spanned="20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8.j1"/>
          <table:covered-table-cell/>
          <table:covered-table-cell table:style-name="Таблица8.j1"/>
          <table:covered-table-cell/>
          <table:covered-table-cell/>
          <table:covered-table-cell table:style-name="Таблица8.j1"/>
          <table:covered-table-cell/>
          <table:covered-table-cell/>
          <table:covered-table-cell table:style-name="Таблица8.j1"/>
          <table:covered-table-cell/>
          <table:covered-table-cell/>
          <table:covered-table-cell table:style-name="Таблица8.j1"/>
          <table:covered-table-cell/>
          <table:covered-table-cell table:style-name="Таблица8.j1"/>
          <table:covered-table-cell/>
          <table:covered-table-cell table:style-name="Таблица8.j1"/>
          <table:covered-table-cell/>
          <table:covered-table-cell table:style-name="Таблица8.j1"/>
          <table:covered-table-cell/>
          <table:covered-table-cell/>
          <table:covered-table-cell table:style-name="Таблица8.j1"/>
          <table:covered-table-cell/>
          <table:covered-table-cell/>
          <table:covered-table-cell table:style-name="Таблица8.j1"/>
          <table:covered-table-cell/>
          <table:covered-table-cell table:style-name="Таблица8.u10"/>
          <table:covered-table-cell/>
          <table:covered-table-cell/>
          <table:covered-table-cell/>
        </table:table-row>
        <table:table-row table:style-name="Таблица8.1">
          <table:table-cell table:style-name="Таблица8.j1" office:value-type="string">
            <text:p text:style-name="P15">к/м</text:p>
          </table:table-cell>
          <table:table-cell table:style-name="Таблица8.j1" table:number-columns-spanned="20" office:value-type="string">
            <text:p text:style-name="P71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V12" table:number-columns-spanned="15" office:value-type="string">
            <text:p text:style-name="P71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k12" table:number-columns-spanned="2" office:value-type="string">
            <text:p text:style-name="P62">ОПП</text:p>
          </table:table-cell>
          <table:covered-table-cell/>
          <table:table-cell table:style-name="Таблица8.m12" table:number-columns-spanned="3" office:value-type="string">
            <text:p text:style-name="P15">ЕВ</text:p>
          </table:table-cell>
          <table:covered-table-cell/>
          <table:covered-table-cell/>
          <table:table-cell table:style-name="Таблица8.p12" table:number-columns-spanned="3" office:value-type="string">
            <text:p text:style-name="P15">ЕН</text:p>
          </table:table-cell>
          <table:covered-table-cell/>
          <table:covered-table-cell/>
          <table:table-cell table:style-name="Таблица8.s12" table:number-columns-spanned="2" office:value-type="string">
            <text:p text:style-name="P15">КИ</text:p>
          </table:table-cell>
          <table:covered-table-cell/>
          <table:table-cell table:style-name="Таблица8.u12" table:number-columns-spanned="4" office:value-type="string">
            <text:p text:style-name="P15">Нрасх.</text:p>
          </table:table-cell>
          <table:covered-table-cell/>
          <table:covered-table-cell/>
          <table:covered-table-cell/>
        </table:table-row>
        <table:table-row table:style-name="Таблица8.13">
          <table:table-cell table:style-name="Таблица8.A13" office:value-type="string">
            <text:p text:style-name="P102">01</text:p>
          </table:table-cell>
          <table:table-cell table:style-name="Таблица8.v1" table:number-columns-spanned="49" office:value-type="string">
            <text:p text:style-name="P118"><text:span text:style-name="T23">4 Нанести на механически обработанные поверхности доски связующие на основе смолы </text:span><text:span text:style-name="T13">EPR320 </text:span><text:span text:style-name="T23">(при необходимости)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3">
          <table:table-cell table:style-name="Таблица8.A13" office:value-type="string">
            <text:p text:style-name="P102">02</text:p>
          </table:table-cell>
          <table:table-cell table:style-name="Таблица8.v1" table:number-columns-spanned="49" office:value-type="string">
            <text:p text:style-name="P121">Черт. ЮЕЛИ.301413.00<text:span text:style-name="T45">9</text:span> <text:span text:style-name="T39">СБ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3">
          <table:table-cell table:style-name="Таблица8.A13" office:value-type="string">
            <text:p text:style-name="P102">03</text:p>
          </table:table-cell>
          <table:table-cell table:style-name="Таблица8.v1" table:number-columns-spanned="49" office:value-type="string">
            <text:p text:style-name="P124">Кисть КФК8 ГОСТ Р 58516-2019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3">
          <table:table-cell table:style-name="Таблица8.A13" office:value-type="string">
            <text:p text:style-name="P102">04</text:p>
          </table:table-cell>
          <table:table-cell table:style-name="Таблица8.v1" table:number-columns-spanned="49" office:value-type="string">
            <text:p text:style-name="P124"><text:span text:style-name="T19">Выдержать связующее на основе смолы </text:span><text:span text:style-name="T16">EPR320 </text:span><text:span text:style-name="T19">при температуре цеха <text:s/>от +15 до +35 <text:s/>не менее 24 часов. Отверждение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7">
          <table:table-cell table:style-name="Таблица8.A13" office:value-type="string">
            <text:p text:style-name="P102">05</text:p>
          </table:table-cell>
          <table:table-cell table:style-name="Таблица8.v1" table:number-columns-spanned="49" office:value-type="string">
            <text:p text:style-name="P140">связующего определить по образцу-свидетелю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7">
          <table:table-cell table:style-name="Таблица8.A13" office:value-type="string">
            <text:p text:style-name="P102">06</text:p>
          </table:table-cell>
          <table:table-cell table:style-name="Таблица8.v1" table:number-columns-spanned="49" office:value-type="string">
            <text:p text:style-name="P124">Часы наручные любой марки по действующей НД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7">
          <table:table-cell table:style-name="Таблица8.A13" office:value-type="string">
            <text:p text:style-name="P102">07</text:p>
          </table:table-cell>
          <table:table-cell table:style-name="Таблица8.v1" table:number-columns-spanned="49" office:value-type="string">
            <text:p text:style-name="P1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7">
          <table:table-cell table:style-name="Таблица8.A13" office:value-type="string">
            <text:p text:style-name="P102">08</text:p>
          </table:table-cell>
          <table:table-cell table:style-name="Таблица8.v1" table:number-columns-spanned="49" office:value-type="string">
            <text:p text:style-name="P124">5 Зенковать 8 отверстий (диаметр 6<text:span text:style-name="T9">+0,3 </text:span>мм) на глубину 2<text:span text:style-name="T40">±0,</text:span>1 м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7">
          <table:table-cell table:style-name="Таблица8.A13" office:value-type="string">
            <text:p text:style-name="P102">09</text:p>
          </table:table-cell>
          <table:table-cell table:style-name="Таблица8.v1" table:number-columns-spanned="49" office:value-type="string">
            <text:p text:style-name="P121">Черт. ЮЕЛИ.301413.006 <text:span text:style-name="T39">СБ сечение Ж-Ж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7">
          <table:table-cell table:style-name="Таблица8.A13" office:value-type="string">
            <text:p text:style-name="P102">10</text:p>
          </table:table-cell>
          <table:table-cell table:style-name="Таблица8.v1" table:number-columns-spanned="49" office:value-type="string">
            <text:p text:style-name="P124">Сверло диаметр 10 мм 2300-8598 ГОСТ 22735-77, заточенное под 90<text:span text:style-name="T40">º</text:span>, машинка ручная электрическая сверлильная,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3">
          <table:table-cell table:style-name="Таблица8.A13" office:value-type="string">
            <text:p text:style-name="P102">11</text:p>
          </table:table-cell>
          <table:table-cell table:style-name="Таблица8.v1" table:number-columns-spanned="49" office:value-type="string">
            <text:p text:style-name="P124">штангенциркуль ШЦ-<text:span text:style-name="T12">I-125-01 </text:span><text:span text:style-name="T21">ГОСТ 166-89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3">
          <table:table-cell table:style-name="Таблица8.A13" office:value-type="string">
            <text:p text:style-name="P102">12</text:p>
          </table:table-cell>
          <table:table-cell table:style-name="Таблица8.v1" table:number-columns-spanned="49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3">
          <table:table-cell table:style-name="Таблица8.A13" office:value-type="string">
            <text:p text:style-name="P102">13</text:p>
          </table:table-cell>
          <table:table-cell table:style-name="Таблица8.v1" table:number-columns-spanned="49" office:value-type="string">
            <text:p text:style-name="P124">6 Взвесить доску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3">
          <table:table-cell table:style-name="Таблица8.A13" office:value-type="string">
            <text:p text:style-name="P102">14</text:p>
          </table:table-cell>
          <table:table-cell table:style-name="Таблица8.v1" table:number-columns-spanned="49" office:value-type="string">
            <text:p text:style-name="P124">Полученный результат занести в паспорт технологический ПТ 5-2023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3">
          <table:table-cell table:style-name="Таблица8.A13" office:value-type="string">
            <text:p text:style-name="P102">15</text:p>
          </table:table-cell>
          <table:table-cell table:style-name="Таблица8.v1" table:number-columns-spanned="49" office:value-type="string">
            <text:p text:style-name="P124">Контроль ОТК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3">
          <table:table-cell table:style-name="Таблица8.A13" office:value-type="string">
            <text:p text:style-name="P102">16</text:p>
          </table:table-cell>
          <table:table-cell table:style-name="Таблица8.v1" table:number-columns-spanned="49" office:value-type="string">
            <text:p text:style-name="P121">Черт. ЮЕЛИ.301413.00<text:span text:style-name="T45">9</text:span> <text:span text:style-name="T39">СБ п. 16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3">
          <table:table-cell table:style-name="Таблица8.A13" office:value-type="string">
            <text:p text:style-name="P102">17</text:p>
          </table:table-cell>
          <table:table-cell table:style-name="Таблица8.B29" table:number-columns-spanned="49" office:value-type="string">
            <text:p text:style-name="P124">Весы РП-10Ц13У, <text:span text:style-name="T42">весы невские ВСП-0.6-0.1-1 3 класс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7">
          <table:table-cell table:style-name="Таблица8.j1" table:number-columns-spanned="4" office:value-type="string">
            <text:p text:style-name="P149">КТП</text:p>
          </table:table-cell>
          <table:covered-table-cell/>
          <table:covered-table-cell/>
          <table:covered-table-cell/>
          <table:table-cell table:style-name="Таблица8.E30" table:number-columns-spanned="38" office:value-type="string">
            <text:p text:style-name="P55">Карта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q30" table:number-columns-spanned="7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x30" office:value-type="string">
            <text:p text:style-name="P38"/>
          </table:table-cell>
        </table:table-row>
      </table:table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G"/>
        <table:table-column table:style-name="Таблица9.H"/>
        <table:table-column table:style-name="Таблица9.I"/>
        <table:table-column table:style-name="Таблица9.J"/>
        <table:table-column table:style-name="Таблица9.K"/>
        <table:table-column table:style-name="Таблица9.L"/>
        <table:table-column table:style-name="Таблица9.C"/>
        <table:table-column table:style-name="Таблица9.N"/>
        <table:table-column table:style-name="Таблица9.O"/>
        <table:table-column table:style-name="Таблица9.P"/>
        <table:table-column table:style-name="Таблица9.Q"/>
        <table:table-column table:style-name="Таблица9.R"/>
        <table:table-column table:style-name="Таблица9.S"/>
        <table:table-column table:style-name="Таблица9.T"/>
        <table:table-column table:style-name="Таблица9.U"/>
        <table:table-column table:style-name="Таблица9.V"/>
        <table:table-column table:style-name="Таблица9.W"/>
        <table:table-column table:style-name="Таблица9.X"/>
        <table:table-column table:style-name="Таблица9.Y"/>
        <table:table-column table:style-name="Таблица9.Z"/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g"/>
        <table:table-column table:style-name="Таблица9.h"/>
        <table:table-column table:style-name="Таблица9.i"/>
        <table:table-column table:style-name="Таблица9.j"/>
        <table:table-column table:style-name="Таблица9.k"/>
        <table:table-column table:style-name="Таблица9.l"/>
        <table:table-column table:style-name="Таблица9.m"/>
        <table:table-column table:style-name="Таблица9.n"/>
        <table:table-column table:style-name="Таблица9.T"/>
        <table:table-column table:style-name="Таблица9.p"/>
        <table:table-column table:style-name="Таблица9.q"/>
        <table:table-column table:style-name="Таблица9.r"/>
        <table:table-column table:style-name="Таблица9.s"/>
        <table:table-column table:style-name="Таблица9.t"/>
        <table:table-column table:style-name="Таблица9.u"/>
        <table:table-column table:style-name="Таблица9.v"/>
        <table:table-column table:style-name="Таблица9.C"/>
        <table:table-column table:style-name="Таблица9.x"/>
        <table:table-row table:style-name="Таблица9.1">
          <table:table-cell table:style-name="Таблица9.A1" table:number-columns-spanned="35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j1" table:number-columns-spanned="2" office:value-type="string">
            <text:p text:style-name="P18"><draw:frame draw:style-name="fr1" draw:name="Врезка8" text:anchor-type="char" svg:x="22.789cm" svg:y="-0.794cm" svg:width="5.639cm" svg:height="0.647cm" draw:z-index="5"><draw:text-box><text:p text:style-name="P64">ГОСТ 3.1118-82 <text:s/>Форма 1б</text:p></draw:text-box></draw:frame></text:p>
          </table:table-cell>
          <table:covered-table-cell/>
          <table:table-cell table:style-name="Таблица9.j1" table:number-columns-spanned="2" office:value-type="string">
            <text:p text:style-name="P15"/>
          </table:table-cell>
          <table:covered-table-cell/>
          <table:table-cell table:style-name="Таблица9.j1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9.j1" table:number-columns-spanned="2" office:value-type="string">
            <text:p text:style-name="P15"/>
          </table:table-cell>
          <table:covered-table-cell/>
          <table:table-cell table:style-name="Таблица9.v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Таблица9.1">
          <table:table-cell table:style-name="Таблица9.j1" table:number-columns-spanned="3" office:value-type="string">
            <text:p text:style-name="P71">Дубл.</text:p>
          </table:table-cell>
          <table:covered-table-cell/>
          <table:covered-table-cell/>
          <table:table-cell table:style-name="Таблица9.j1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9.j1" table:number-columns-spanned="3" office:value-type="string">
            <text:p text:style-name="P71"/>
          </table:table-cell>
          <table:covered-table-cell/>
          <table:covered-table-cell/>
          <table:table-cell table:style-name="Таблица9.j1" table:number-columns-spanned="2" office:value-type="string">
            <text:p text:style-name="P71"/>
          </table:table-cell>
          <table:covered-table-cell/>
          <table:table-cell table:style-name="Таблица9.O2" table:number-columns-spanned="4" office:value-type="string">
            <text:p text:style-name="P71"><text:s text:c="15"/></text:p>
          </table:table-cell>
          <table:covered-table-cell/>
          <table:covered-table-cell/>
          <table:covered-table-cell/>
          <table:table-cell table:style-name="Таблица9.S2" table:number-columns-spanned="17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j1" table:number-columns-spanned="2" office:value-type="string">
            <text:p text:style-name="P74"/>
          </table:table-cell>
          <table:covered-table-cell/>
          <table:table-cell table:style-name="Таблица9.j1" table:number-columns-spanned="2" office:value-type="string">
            <text:p text:style-name="P71"/>
          </table:table-cell>
          <table:covered-table-cell/>
          <table:table-cell table:style-name="Таблица9.j1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9.j1" table:number-columns-spanned="2" office:value-type="string">
            <text:p text:style-name="P15"/>
          </table:table-cell>
          <table:covered-table-cell/>
          <table:table-cell table:style-name="Таблица9.v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Таблица9.1">
          <table:table-cell table:style-name="Таблица9.j1" table:number-columns-spanned="3" office:value-type="string">
            <text:p text:style-name="P71">Взам.</text:p>
          </table:table-cell>
          <table:covered-table-cell/>
          <table:covered-table-cell/>
          <table:table-cell table:style-name="Таблица9.j1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9.j1" table:number-columns-spanned="3" office:value-type="string">
            <text:p text:style-name="P71"/>
          </table:table-cell>
          <table:covered-table-cell/>
          <table:covered-table-cell/>
          <table:table-cell table:style-name="Таблица9.j1" table:number-columns-spanned="2" office:value-type="string">
            <text:p text:style-name="P71"/>
          </table:table-cell>
          <table:covered-table-cell/>
          <table:table-cell table:style-name="Таблица9.O3" table:number-rows-spanned="2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9.j1" table:number-columns-spanned="2" office:value-type="string">
            <text:p text:style-name="P71"/>
          </table:table-cell>
          <table:covered-table-cell/>
          <table:table-cell table:style-name="Таблица9.j1" table:number-columns-spanned="3" office:value-type="string">
            <text:p text:style-name="P71"/>
          </table:table-cell>
          <table:covered-table-cell/>
          <table:covered-table-cell/>
          <table:table-cell table:style-name="Таблица9.j1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9.j1" table:number-columns-spanned="3" office:value-type="string">
            <text:p text:style-name="P71"/>
          </table:table-cell>
          <table:covered-table-cell/>
          <table:covered-table-cell/>
          <table:table-cell table:style-name="Таблица9.j1" table:number-columns-spanned="2" office:value-type="string">
            <text:p text:style-name="P71"/>
          </table:table-cell>
          <table:covered-table-cell/>
          <table:table-cell table:style-name="Таблица9.j1" table:number-columns-spanned="2" office:value-type="string">
            <text:p text:style-name="P71"/>
          </table:table-cell>
          <table:covered-table-cell/>
          <table:table-cell table:style-name="Таблица9.j1" table:number-columns-spanned="2" office:value-type="string">
            <text:p text:style-name="P71"/>
          </table:table-cell>
          <table:covered-table-cell/>
          <table:table-cell table:style-name="Таблица9.j1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9.j1" table:number-columns-spanned="2" office:value-type="string">
            <text:p text:style-name="P15"/>
          </table:table-cell>
          <table:covered-table-cell/>
          <table:table-cell table:style-name="Таблица9.v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Таблица9.1">
          <table:table-cell table:style-name="Таблица9.j1" table:number-columns-spanned="3" office:value-type="string">
            <text:p text:style-name="P71">Подл.</text:p>
          </table:table-cell>
          <table:covered-table-cell/>
          <table:covered-table-cell/>
          <table:table-cell table:style-name="Таблица9.j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9.j1" table:number-columns-spanned="3" office:value-type="string">
            <text:p text:style-name="P7"/>
          </table:table-cell>
          <table:covered-table-cell/>
          <table:covered-table-cell/>
          <table:table-cell table:style-name="Таблица9.j1" table:number-columns-spanned="2" office:value-type="string">
            <text:p text:style-name="P21"/>
          </table:table-cell>
          <table:covered-table-cell/>
          <table:covered-table-cell table:style-name="Таблица9.O3"/>
          <table:covered-table-cell/>
          <table:covered-table-cell/>
          <table:covered-table-cell/>
          <table:covered-table-cell/>
          <table:covered-table-cell/>
          <table:table-cell table:style-name="Таблица9.j1" table:number-columns-spanned="2" office:value-type="string">
            <text:p text:style-name="P71"/>
          </table:table-cell>
          <table:covered-table-cell/>
          <table:table-cell table:style-name="Таблица9.j1" table:number-columns-spanned="3" office:value-type="string">
            <text:p text:style-name="P71"/>
          </table:table-cell>
          <table:covered-table-cell/>
          <table:covered-table-cell/>
          <table:table-cell table:style-name="Таблица9.j1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9.j1" table:number-columns-spanned="3" office:value-type="string">
            <text:p text:style-name="P71"/>
          </table:table-cell>
          <table:covered-table-cell/>
          <table:covered-table-cell/>
          <table:table-cell table:style-name="Таблица9.j1" table:number-columns-spanned="2" office:value-type="string">
            <text:p text:style-name="P71"/>
          </table:table-cell>
          <table:covered-table-cell/>
          <table:table-cell table:style-name="Таблица9.j1" table:number-columns-spanned="2" office:value-type="string">
            <text:p text:style-name="P71"/>
          </table:table-cell>
          <table:covered-table-cell/>
          <table:table-cell table:style-name="Таблица9.j1" table:number-columns-spanned="2" office:value-type="string">
            <text:p text:style-name="P71"/>
          </table:table-cell>
          <table:covered-table-cell/>
          <table:table-cell table:style-name="Таблица9.j1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9.j1" table:number-columns-spanned="2" office:value-type="string">
            <text:p text:style-name="P15"/>
          </table:table-cell>
          <table:covered-table-cell/>
          <table:table-cell table:style-name="Таблица9.v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Таблица9.5">
          <table:table-cell table:style-name="Таблица9.j1" table:number-columns-spanned="27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b5" table:number-columns-spanned="13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o5" table:number-columns-spanned="8" office:value-type="string">
            <text:p text:style-name="P13">№ 61/СКМ-87-202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w5" table:number-columns-spanned="2" office:value-type="float" office:value="6">
            <text:p text:style-name="P27">6</text:p>
          </table:table-cell>
          <table:covered-table-cell/>
        </table:table-row>
        <table:table-row table:style-name="Таблица9.6">
          <table:table-cell table:style-name="Таблица9.j1" table:number-rows-spanned="3" table:number-columns-spanned="2" office:value-type="string">
            <text:p text:style-name="P15"/>
          </table:table-cell>
          <table:covered-table-cell/>
          <table:table-cell table:style-name="Таблица9.j1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Таблица9.j1" table:number-columns-spanned="2" office:value-type="string">
            <text:p text:style-name="P71"/>
          </table:table-cell>
          <table:covered-table-cell/>
          <table:table-cell table:style-name="Таблица9.j1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9.j1" table:number-columns-spanned="2" office:value-type="string">
            <text:p text:style-name="P71"/>
          </table:table-cell>
          <table:covered-table-cell/>
          <table:table-cell table:style-name="Таблица9.j1" office:value-type="string">
            <text:p text:style-name="P71"/>
          </table:table-cell>
          <table:table-cell table:style-name="Таблица9.j1" office:value-type="string">
            <text:p text:style-name="P71"/>
          </table:table-cell>
          <table:table-cell table:style-name="Таблица9.j1" table:number-columns-spanned="2" office:value-type="string">
            <text:p text:style-name="P71"/>
          </table:table-cell>
          <table:covered-table-cell/>
          <table:table-cell table:style-name="Таблица9.j1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9.j1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Таблица9.c6" table:number-columns-spanned="3" office:value-type="string">
            <text:p text:style-name="P71"/>
          </table:table-cell>
          <table:covered-table-cell/>
          <table:covered-table-cell/>
          <table:table-cell table:style-name="Таблица9.f6" table:number-rows-spanned="3" table:number-columns-spanned="12" office:value-type="string">
            <text:p text:style-name="P100"><text:span text:style-name="T32">ЮЕЛИ.333829.00</text:span><text:span text:style-name="T45">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r6" table:number-rows-spanned="3" table:number-columns-spanned="7" office:value-type="string">
            <text:p text:style-name="P52"><text:span text:style-name="T4">К.</text:span><text:span text:style-name="T3">6</text:span><text:span text:style-name="T4">01</text:span><text:span text:style-name="T3">35</text:span><text:span text:style-name="T4">.000</text:span><text:span text:style-name="T3">5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6">
          <table:covered-table-cell table:style-name="Таблица9.j1"/>
          <table:covered-table-cell/>
          <table:table-cell table:style-name="Таблица9.j1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Таблица9.j1" table:number-columns-spanned="2" office:value-type="string">
            <text:p text:style-name="P65"/>
          </table:table-cell>
          <table:covered-table-cell/>
          <table:table-cell table:style-name="Таблица9.j1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9.j1" table:number-columns-spanned="2" office:value-type="string">
            <text:p text:style-name="P74"/>
          </table:table-cell>
          <table:covered-table-cell/>
          <table:table-cell table:style-name="Таблица9.j1" office:value-type="string">
            <text:p text:style-name="P65"/>
          </table:table-cell>
          <table:table-cell table:style-name="Таблица9.j1" office:value-type="string">
            <text:p text:style-name="P71"/>
          </table:table-cell>
          <table:table-cell table:style-name="Таблица9.j1" table:number-columns-spanned="2" office:value-type="string">
            <text:p text:style-name="P71"/>
          </table:table-cell>
          <table:covered-table-cell/>
          <table:table-cell table:style-name="Таблица9.j1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9.j1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Таблица9.j1" table:number-columns-spanned="3" office:value-type="string">
            <text:p text:style-name="P71"/>
          </table:table-cell>
          <table:covered-table-cell/>
          <table:covered-table-cell/>
          <table:covered-table-cell table:style-name="Таблица9.f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9.r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6">
          <table:covered-table-cell table:style-name="Таблица9.j1"/>
          <table:covered-table-cell/>
          <table:table-cell table:style-name="Таблица9.j1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Таблица9.G8" table:number-columns-spanned="2" office:value-type="string">
            <text:p text:style-name="P71"/>
          </table:table-cell>
          <table:covered-table-cell/>
          <table:table-cell table:style-name="Таблица9.I8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9.N8" table:number-columns-spanned="2" office:value-type="string">
            <text:p text:style-name="P71"/>
          </table:table-cell>
          <table:covered-table-cell/>
          <table:table-cell table:style-name="Таблица9.P8" office:value-type="string">
            <text:p text:style-name="P71"/>
          </table:table-cell>
          <table:table-cell table:style-name="Таблица9.Q8" office:value-type="string">
            <text:p text:style-name="P71"/>
          </table:table-cell>
          <table:table-cell table:style-name="Таблица9.Q8" table:number-columns-spanned="2" office:value-type="string">
            <text:p text:style-name="P71"/>
          </table:table-cell>
          <table:covered-table-cell/>
          <table:table-cell table:style-name="Таблица9.T8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9.Y8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Таблица9.c8" table:number-columns-spanned="3" office:value-type="string">
            <text:p text:style-name="P71"/>
          </table:table-cell>
          <table:covered-table-cell/>
          <table:covered-table-cell/>
          <table:covered-table-cell table:style-name="Таблица9.f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9.r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">
          <table:table-cell table:style-name="Таблица9.j1" office:value-type="string">
            <text:p text:style-name="P15">А</text:p>
          </table:table-cell>
          <table:table-cell table:style-name="Таблица9.B9" table:number-columns-spanned="4" office:value-type="string">
            <text:p text:style-name="P21">Цех</text:p>
          </table:table-cell>
          <table:covered-table-cell/>
          <table:covered-table-cell/>
          <table:covered-table-cell/>
          <table:table-cell table:style-name="Таблица9.F9" table:number-columns-spanned="2" office:value-type="string">
            <text:p text:style-name="P71">Уч.</text:p>
          </table:table-cell>
          <table:covered-table-cell/>
          <table:table-cell table:style-name="Таблица9.H9" table:number-columns-spanned="3" office:value-type="string">
            <text:p text:style-name="P71">РМ</text:p>
          </table:table-cell>
          <table:covered-table-cell/>
          <table:covered-table-cell/>
          <table:table-cell table:style-name="Таблица9.K9" office:value-type="string">
            <text:p text:style-name="P71">Опер.</text:p>
          </table:table-cell>
          <table:table-cell table:style-name="Таблица9.L9" table:number-columns-spanned="10" office:value-type="string">
            <text:p text:style-name="P71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V9" table:number-columns-spanned="29" office:value-type="string">
            <text:p text:style-name="P71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0">
          <table:table-cell table:style-name="Таблица9.j1" table:number-rows-spanned="2" office:value-type="string">
            <text:p text:style-name="P15">Б</text:p>
          </table:table-cell>
          <table:table-cell table:style-name="Таблица9.B10" table:number-columns-spanned="20" office:value-type="string">
            <text:p text:style-name="P71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j1" table:number-rows-spanned="2" table:number-columns-spanned="2" office:value-type="string">
            <text:p text:style-name="P71">См..</text:p>
          </table:table-cell>
          <table:covered-table-cell/>
          <table:table-cell table:style-name="Таблица9.j1" table:number-rows-spanned="2" table:number-columns-spanned="3" office:value-type="string">
            <text:p text:style-name="P71">Проф.</text:p>
            <text:p text:style-name="P73"/>
          </table:table-cell>
          <table:covered-table-cell/>
          <table:covered-table-cell/>
          <table:table-cell table:style-name="Таблица9.j1" table:number-rows-spanned="2" table:number-columns-spanned="3" office:value-type="string">
            <text:p text:style-name="P71">Р</text:p>
          </table:table-cell>
          <table:covered-table-cell/>
          <table:covered-table-cell/>
          <table:table-cell table:style-name="Таблица9.j1" table:number-rows-spanned="2" table:number-columns-spanned="3" office:value-type="string">
            <text:p text:style-name="P71">УТ</text:p>
          </table:table-cell>
          <table:covered-table-cell/>
          <table:covered-table-cell/>
          <table:table-cell table:style-name="Таблица9.j1" table:number-rows-spanned="2" table:number-columns-spanned="2" office:value-type="string">
            <text:p text:style-name="P71">КР</text:p>
          </table:table-cell>
          <table:covered-table-cell/>
          <table:table-cell table:style-name="Таблица9.j1" table:number-rows-spanned="2" table:number-columns-spanned="2" office:value-type="string">
            <text:p text:style-name="P71">КОИД</text:p>
          </table:table-cell>
          <table:covered-table-cell/>
          <table:table-cell table:style-name="Таблица9.j1" table:number-rows-spanned="2" table:number-columns-spanned="2" office:value-type="string">
            <text:p text:style-name="P71">ЕН</text:p>
          </table:table-cell>
          <table:covered-table-cell/>
          <table:table-cell table:style-name="Таблица9.j1" table:number-rows-spanned="2" table:number-columns-spanned="3" office:value-type="string">
            <text:p text:style-name="P15">ОП</text:p>
          </table:table-cell>
          <table:covered-table-cell/>
          <table:covered-table-cell/>
          <table:table-cell table:style-name="Таблица9.j1" table:number-rows-spanned="2" table:number-columns-spanned="3" office:value-type="string">
            <text:p text:style-name="P15">Кшт.</text:p>
          </table:table-cell>
          <table:covered-table-cell/>
          <table:covered-table-cell/>
          <table:table-cell table:style-name="Таблица9.j1" table:number-rows-spanned="2" table:number-columns-spanned="2" office:value-type="string">
            <text:p text:style-name="P15">Тп.з.</text:p>
          </table:table-cell>
          <table:covered-table-cell/>
          <table:table-cell table:style-name="Таблица9.u10" table:number-rows-spanned="2" table:number-columns-spanned="4" office:value-type="string">
            <text:p text:style-name="P15">Тшт.</text:p>
          </table:table-cell>
          <table:covered-table-cell/>
          <table:covered-table-cell/>
          <table:covered-table-cell/>
        </table:table-row>
        <table:table-row table:style-name="Таблица9.11">
          <table:covered-table-cell table:style-name="Таблица9.j1"/>
          <table:table-cell table:style-name="Таблица9.B11" table:number-columns-spanned="20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9.j1"/>
          <table:covered-table-cell/>
          <table:covered-table-cell table:style-name="Таблица9.j1"/>
          <table:covered-table-cell/>
          <table:covered-table-cell/>
          <table:covered-table-cell table:style-name="Таблица9.j1"/>
          <table:covered-table-cell/>
          <table:covered-table-cell/>
          <table:covered-table-cell table:style-name="Таблица9.j1"/>
          <table:covered-table-cell/>
          <table:covered-table-cell/>
          <table:covered-table-cell table:style-name="Таблица9.j1"/>
          <table:covered-table-cell/>
          <table:covered-table-cell table:style-name="Таблица9.j1"/>
          <table:covered-table-cell/>
          <table:covered-table-cell table:style-name="Таблица9.j1"/>
          <table:covered-table-cell/>
          <table:covered-table-cell table:style-name="Таблица9.j1"/>
          <table:covered-table-cell/>
          <table:covered-table-cell/>
          <table:covered-table-cell table:style-name="Таблица9.j1"/>
          <table:covered-table-cell/>
          <table:covered-table-cell/>
          <table:covered-table-cell table:style-name="Таблица9.j1"/>
          <table:covered-table-cell/>
          <table:covered-table-cell table:style-name="Таблица9.u10"/>
          <table:covered-table-cell/>
          <table:covered-table-cell/>
          <table:covered-table-cell/>
        </table:table-row>
        <table:table-row table:style-name="Таблица9.1">
          <table:table-cell table:style-name="Таблица9.j1" office:value-type="string">
            <text:p text:style-name="P15">к/м</text:p>
          </table:table-cell>
          <table:table-cell table:style-name="Таблица9.j1" table:number-columns-spanned="20" office:value-type="string">
            <text:p text:style-name="P71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V12" table:number-columns-spanned="15" office:value-type="string">
            <text:p text:style-name="P71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k12" table:number-columns-spanned="2" office:value-type="string">
            <text:p text:style-name="P62">ОПП</text:p>
          </table:table-cell>
          <table:covered-table-cell/>
          <table:table-cell table:style-name="Таблица9.m12" table:number-columns-spanned="3" office:value-type="string">
            <text:p text:style-name="P15">ЕВ</text:p>
          </table:table-cell>
          <table:covered-table-cell/>
          <table:covered-table-cell/>
          <table:table-cell table:style-name="Таблица9.p12" table:number-columns-spanned="3" office:value-type="string">
            <text:p text:style-name="P15">ЕН</text:p>
          </table:table-cell>
          <table:covered-table-cell/>
          <table:covered-table-cell/>
          <table:table-cell table:style-name="Таблица9.s12" table:number-columns-spanned="2" office:value-type="string">
            <text:p text:style-name="P15">КИ</text:p>
          </table:table-cell>
          <table:covered-table-cell/>
          <table:table-cell table:style-name="Таблица9.u12" table:number-columns-spanned="4" office:value-type="string">
            <text:p text:style-name="P15">Нрасх.</text:p>
          </table:table-cell>
          <table:covered-table-cell/>
          <table:covered-table-cell/>
          <table:covered-table-cell/>
        </table:table-row>
        <table:table-row table:style-name="Таблица9.13">
          <table:table-cell table:style-name="Таблица9.A13" office:value-type="string">
            <text:p text:style-name="P102">01</text:p>
          </table:table-cell>
          <table:table-cell table:style-name="Таблица9.v1" table:number-columns-spanned="49" office:value-type="string">
            <text:p text:style-name="P1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3">
          <table:table-cell table:style-name="Таблица9.A13" office:value-type="string">
            <text:p text:style-name="P102">02</text:p>
          </table:table-cell>
          <table:table-cell table:style-name="Таблица9.v1" table:number-columns-spanned="49" office:value-type="string">
            <text:p text:style-name="P57">7 Маркировать ЧК на бирке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3">
          <table:table-cell table:style-name="Таблица9.A13" office:value-type="string">
            <text:p text:style-name="P102">03</text:p>
          </table:table-cell>
          <table:table-cell table:style-name="Таблица9.v1" table:number-columns-spanned="49" office:value-type="string">
            <text:p text:style-name="P57">Контроль ОТК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3">
          <table:table-cell table:style-name="Таблица9.A13" office:value-type="string">
            <text:p text:style-name="P102">04</text:p>
          </table:table-cell>
          <table:table-cell table:style-name="Таблица9.v1" table:number-columns-spanned="49" office:value-type="string">
            <text:p text:style-name="P122">Черт. ЮЕЛИ.301413.00<text:span text:style-name="T45">9</text:span> <text:span text:style-name="T39">СБ п. 1</text:span><text:span text:style-name="T42">9</text:span><text:span text:style-name="T39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7">
          <table:table-cell table:style-name="Таблица9.A13" office:value-type="string">
            <text:p text:style-name="P102">05</text:p>
          </table:table-cell>
          <table:table-cell table:style-name="Таблица9.v1" table:number-columns-spanned="49" office:value-type="string">
            <text:p text:style-name="P126">Ножницы ГОСТ Р 51268-99, скотч, маркер, бумага по действующей НД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7">
          <table:table-cell table:style-name="Таблица9.A13" office:value-type="string">
            <text:p text:style-name="P102">06</text:p>
          </table:table-cell>
          <table:table-cell table:style-name="Таблица9.v1" table:number-columns-spanned="49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7">
          <table:table-cell table:style-name="Таблица9.A13" office:value-type="string">
            <text:p text:style-name="P102">07</text:p>
          </table:table-cell>
          <table:table-cell table:style-name="Таблица9.v1" table:number-columns-spanned="49" office:value-type="string">
            <text:p text:style-name="P126">8 Зачистить поверхность Г от глянца, неровностей и удалять пыль сухой тканью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7">
          <table:table-cell table:style-name="Таблица9.A13" office:value-type="string">
            <text:p text:style-name="P102">08</text:p>
          </table:table-cell>
          <table:table-cell table:style-name="Таблица9.v1" table:number-columns-spanned="49" office:value-type="string">
            <text:p text:style-name="P126">Шкурка шлифовальная 2Р 830х50 С2 24А 40-Н М ГОСТ 5009-82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7">
          <table:table-cell table:style-name="Таблица9.A13" office:value-type="string">
            <text:p text:style-name="P102">09</text:p>
          </table:table-cell>
          <table:table-cell table:style-name="Таблица9.v1" table:number-columns-spanned="49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7">
          <table:table-cell table:style-name="Таблица9.A13" office:value-type="string">
            <text:p text:style-name="P102">10</text:p>
          </table:table-cell>
          <table:table-cell table:style-name="Таблица9.v1" table:number-columns-spanned="49" office:value-type="string">
            <text:p text:style-name="P126">9 Приклеить шкурку на предварительно очищенную поверхность доски, для чего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3">
          <table:table-cell table:style-name="Таблица9.A13" office:value-type="string">
            <text:p text:style-name="P102">11</text:p>
          </table:table-cell>
          <table:table-cell table:style-name="Таблица9.v1" table:number-columns-spanned="49" office:value-type="string">
            <text:p text:style-name="P126">- расположить ее «внатяг» от «носа» вдоль «хвоста» лонгборда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3">
          <table:table-cell table:style-name="Таблица9.A13" office:value-type="string">
            <text:p text:style-name="P102">12</text:p>
          </table:table-cell>
          <table:table-cell table:style-name="Таблица9.v1" table:number-columns-spanned="49" office:value-type="string">
            <text:p text:style-name="P126">- приклеивая шкурку, необходимо разглаживать ее, двигаясь от середины к краям — это позволит избежать попад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3">
          <table:table-cell table:style-name="Таблица9.A13" office:value-type="string">
            <text:p text:style-name="P102">13</text:p>
          </table:table-cell>
          <table:table-cell table:style-name="Таблица9.v1" table:number-columns-spanned="49" office:value-type="string">
            <text:p text:style-name="P126">воздуха между доской и шкуркой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3">
          <table:table-cell table:style-name="Таблица9.A13" office:value-type="string">
            <text:p text:style-name="P102">14</text:p>
          </table:table-cell>
          <table:table-cell table:style-name="Таблица9.v1" table:number-columns-spanned="49" office:value-type="string">
            <text:p text:style-name="P126">- провести по краям доски поверх шкурки напильником, наметив контур для обрезки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3">
          <table:table-cell table:style-name="Таблица9.A13" office:value-type="string">
            <text:p text:style-name="P102">15</text:p>
          </table:table-cell>
          <table:table-cell table:style-name="Таблица9.v1" table:number-columns-spanned="49" office:value-type="string">
            <text:p text:style-name="P126">- обрезать по намеченному контуру лишние части шкур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3">
          <table:table-cell table:style-name="Таблица9.A13" office:value-type="string">
            <text:p text:style-name="P102">16</text:p>
          </table:table-cell>
          <table:table-cell table:style-name="Таблица9.v1" table:number-columns-spanned="49" office:value-type="string">
            <text:p text:style-name="P122">Черт. ЮЕЛИ.301413.00<text:span text:style-name="T45">9</text:span> <text:span text:style-name="T39">СБ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3">
          <table:table-cell table:style-name="Таблица9.A13" office:value-type="string">
            <text:p text:style-name="P102">17</text:p>
          </table:table-cell>
          <table:table-cell table:style-name="Таблица9.B29" table:number-columns-spanned="49" office:value-type="string">
            <text:p text:style-name="P126">Напильник ГОСТ 1465-80, нож канцелярский с толстым лезвием, ножницы ГОСТ Р 561268-99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7">
          <table:table-cell table:style-name="Таблица9.j1" table:number-columns-spanned="4" office:value-type="string">
            <text:p text:style-name="P155">КТП</text:p>
          </table:table-cell>
          <table:covered-table-cell/>
          <table:covered-table-cell/>
          <table:covered-table-cell/>
          <table:table-cell table:style-name="Таблица9.E30" table:number-columns-spanned="38" office:value-type="string">
            <text:p text:style-name="P56">Карта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q30" table:number-columns-spanned="7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x30" office:value-type="string">
            <text:p text:style-name="P38"/>
          </table:table-cell>
        </table:table-row>
      </table:table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column table:style-name="Таблица12.G"/>
        <table:table-column table:style-name="Таблица12.F"/>
        <table:table-column table:style-name="Таблица12.I"/>
        <table:table-column table:style-name="Таблица12.J"/>
        <table:table-column table:style-name="Таблица12.K"/>
        <table:table-column table:style-name="Таблица12.L"/>
        <table:table-column table:style-name="Таблица12.C"/>
        <table:table-column table:style-name="Таблица12.N"/>
        <table:table-column table:style-name="Таблица12.O"/>
        <table:table-column table:style-name="Таблица12.P"/>
        <table:table-column table:style-name="Таблица12.Q"/>
        <table:table-column table:style-name="Таблица12.R"/>
        <table:table-column table:style-name="Таблица12.S"/>
        <table:table-column table:style-name="Таблица12.T"/>
        <table:table-column table:style-name="Таблица12.U"/>
        <table:table-column table:style-name="Таблица12.V"/>
        <table:table-column table:style-name="Таблица12.W"/>
        <table:table-column table:style-name="Таблица12.X"/>
        <table:table-column table:style-name="Таблица12.Y"/>
        <table:table-column table:style-name="Таблица12.Z"/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column table:style-name="Таблица12.g"/>
        <table:table-column table:style-name="Таблица12.h"/>
        <table:table-column table:style-name="Таблица12.i"/>
        <table:table-column table:style-name="Таблица12.j"/>
        <table:table-column table:style-name="Таблица12.k"/>
        <table:table-column table:style-name="Таблица12.l"/>
        <table:table-column table:style-name="Таблица12.m"/>
        <table:table-column table:style-name="Таблица12.n"/>
        <table:table-column table:style-name="Таблица12.o"/>
        <table:table-column table:style-name="Таблица12.p"/>
        <table:table-column table:style-name="Таблица12.q"/>
        <table:table-column table:style-name="Таблица12.r"/>
        <table:table-column table:style-name="Таблица12.s"/>
        <table:table-column table:style-name="Таблица12.t"/>
        <table:table-column table:style-name="Таблица12.p"/>
        <table:table-column table:style-name="Таблица12.v"/>
        <table:table-column table:style-name="Таблица12.w"/>
        <table:table-row table:style-name="Таблица12.1">
          <table:table-cell table:style-name="Таблица12.A1" table:number-columns-spanned="35" office:value-type="string">
            <text:p text:style-name="P1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j1" table:number-columns-spanned="2" office:value-type="string">
            <text:p text:style-name="P19"><draw:frame draw:style-name="fr1" draw:name="Врезка11" text:anchor-type="char" svg:x="22.789cm" svg:y="-0.794cm" svg:width="5.639cm" svg:height="0.647cm" draw:z-index="11"><draw:text-box><text:p text:style-name="P64">ГОСТ 3.1118-82 <text:s/>Форма 1б</text:p></draw:text-box></draw:frame></text:p>
          </table:table-cell>
          <table:covered-table-cell/>
          <table:table-cell table:style-name="Таблица12.j1" table:number-columns-spanned="2" office:value-type="string">
            <text:p text:style-name="P16"/>
          </table:table-cell>
          <table:covered-table-cell/>
          <table:table-cell table:style-name="Таблица12.j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  <table:table-cell table:style-name="Таблица12.j1" table:number-columns-spanned="2" office:value-type="string">
            <text:p text:style-name="P16"/>
          </table:table-cell>
          <table:covered-table-cell/>
          <table:table-cell table:style-name="Таблица12.u1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Таблица12.1">
          <table:table-cell table:style-name="Таблица12.j1" table:number-columns-spanned="3" office:value-type="string">
            <text:p text:style-name="P72">Дубл.</text:p>
          </table:table-cell>
          <table:covered-table-cell/>
          <table:covered-table-cell/>
          <table:table-cell table:style-name="Таблица12.j1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2.j1" table:number-columns-spanned="3" office:value-type="string">
            <text:p text:style-name="P72"/>
          </table:table-cell>
          <table:covered-table-cell/>
          <table:covered-table-cell/>
          <table:table-cell table:style-name="Таблица12.j1" table:number-columns-spanned="2" office:value-type="string">
            <text:p text:style-name="P72"/>
          </table:table-cell>
          <table:covered-table-cell/>
          <table:table-cell table:style-name="Таблица12.O2" table:number-columns-spanned="4" office:value-type="string">
            <text:p text:style-name="P72"><text:s text:c="15"/></text:p>
          </table:table-cell>
          <table:covered-table-cell/>
          <table:covered-table-cell/>
          <table:covered-table-cell/>
          <table:table-cell table:style-name="Таблица12.S2" table:number-columns-spanned="17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j1" table:number-columns-spanned="2" office:value-type="string">
            <text:p text:style-name="P75"/>
          </table:table-cell>
          <table:covered-table-cell/>
          <table:table-cell table:style-name="Таблица12.j1" table:number-columns-spanned="2" office:value-type="string">
            <text:p text:style-name="P72"/>
          </table:table-cell>
          <table:covered-table-cell/>
          <table:table-cell table:style-name="Таблица12.j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  <table:table-cell table:style-name="Таблица12.j1" table:number-columns-spanned="2" office:value-type="string">
            <text:p text:style-name="P16"/>
          </table:table-cell>
          <table:covered-table-cell/>
          <table:table-cell table:style-name="Таблица12.u1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Таблица12.1">
          <table:table-cell table:style-name="Таблица12.j1" table:number-columns-spanned="3" office:value-type="string">
            <text:p text:style-name="P72">Взам.</text:p>
          </table:table-cell>
          <table:covered-table-cell/>
          <table:covered-table-cell/>
          <table:table-cell table:style-name="Таблица12.j1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2.j1" table:number-columns-spanned="3" office:value-type="string">
            <text:p text:style-name="P72"/>
          </table:table-cell>
          <table:covered-table-cell/>
          <table:covered-table-cell/>
          <table:table-cell table:style-name="Таблица12.j1" table:number-columns-spanned="2" office:value-type="string">
            <text:p text:style-name="P72"/>
          </table:table-cell>
          <table:covered-table-cell/>
          <table:table-cell table:style-name="Таблица12.O3" table:number-rows-spanned="2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2.j1" table:number-columns-spanned="2" office:value-type="string">
            <text:p text:style-name="P72"/>
          </table:table-cell>
          <table:covered-table-cell/>
          <table:table-cell table:style-name="Таблица12.j1" table:number-columns-spanned="3" office:value-type="string">
            <text:p text:style-name="P72"/>
          </table:table-cell>
          <table:covered-table-cell/>
          <table:covered-table-cell/>
          <table:table-cell table:style-name="Таблица12.j1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12.j1" table:number-columns-spanned="3" office:value-type="string">
            <text:p text:style-name="P72"/>
          </table:table-cell>
          <table:covered-table-cell/>
          <table:covered-table-cell/>
          <table:table-cell table:style-name="Таблица12.j1" table:number-columns-spanned="2" office:value-type="string">
            <text:p text:style-name="P72"/>
          </table:table-cell>
          <table:covered-table-cell/>
          <table:table-cell table:style-name="Таблица12.j1" table:number-columns-spanned="2" office:value-type="string">
            <text:p text:style-name="P72"/>
          </table:table-cell>
          <table:covered-table-cell/>
          <table:table-cell table:style-name="Таблица12.j1" table:number-columns-spanned="2" office:value-type="string">
            <text:p text:style-name="P72"/>
          </table:table-cell>
          <table:covered-table-cell/>
          <table:table-cell table:style-name="Таблица12.j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  <table:table-cell table:style-name="Таблица12.j1" table:number-columns-spanned="2" office:value-type="string">
            <text:p text:style-name="P16"/>
          </table:table-cell>
          <table:covered-table-cell/>
          <table:table-cell table:style-name="Таблица12.u1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Таблица12.1">
          <table:table-cell table:style-name="Таблица12.j1" table:number-columns-spanned="3" office:value-type="string">
            <text:p text:style-name="P72">Подл.</text:p>
          </table:table-cell>
          <table:covered-table-cell/>
          <table:covered-table-cell/>
          <table:table-cell table:style-name="Таблица12.j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2.j1" table:number-columns-spanned="3" office:value-type="string">
            <text:p text:style-name="P8"/>
          </table:table-cell>
          <table:covered-table-cell/>
          <table:covered-table-cell/>
          <table:table-cell table:style-name="Таблица12.j1" table:number-columns-spanned="2" office:value-type="string">
            <text:p text:style-name="P22"/>
          </table:table-cell>
          <table:covered-table-cell/>
          <table:covered-table-cell table:style-name="Таблица12.O3"/>
          <table:covered-table-cell/>
          <table:covered-table-cell/>
          <table:covered-table-cell/>
          <table:covered-table-cell/>
          <table:covered-table-cell/>
          <table:table-cell table:style-name="Таблица12.j1" table:number-columns-spanned="2" office:value-type="string">
            <text:p text:style-name="P72"/>
          </table:table-cell>
          <table:covered-table-cell/>
          <table:table-cell table:style-name="Таблица12.j1" table:number-columns-spanned="3" office:value-type="string">
            <text:p text:style-name="P72"/>
          </table:table-cell>
          <table:covered-table-cell/>
          <table:covered-table-cell/>
          <table:table-cell table:style-name="Таблица12.j1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12.j1" table:number-columns-spanned="3" office:value-type="string">
            <text:p text:style-name="P72"/>
          </table:table-cell>
          <table:covered-table-cell/>
          <table:covered-table-cell/>
          <table:table-cell table:style-name="Таблица12.j1" table:number-columns-spanned="2" office:value-type="string">
            <text:p text:style-name="P72"/>
          </table:table-cell>
          <table:covered-table-cell/>
          <table:table-cell table:style-name="Таблица12.j1" table:number-columns-spanned="2" office:value-type="string">
            <text:p text:style-name="P72"/>
          </table:table-cell>
          <table:covered-table-cell/>
          <table:table-cell table:style-name="Таблица12.j1" table:number-columns-spanned="2" office:value-type="string">
            <text:p text:style-name="P72"/>
          </table:table-cell>
          <table:covered-table-cell/>
          <table:table-cell table:style-name="Таблица12.j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  <table:table-cell table:style-name="Таблица12.j1" table:number-columns-spanned="2" office:value-type="string">
            <text:p text:style-name="P16"/>
          </table:table-cell>
          <table:covered-table-cell/>
          <table:table-cell table:style-name="Таблица12.u1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Таблица12.5">
          <table:table-cell table:style-name="Таблица12.j1" table:number-columns-spanned="27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b5" table:number-columns-spanned="13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o5" table:number-columns-spanned="7" office:value-type="string">
            <text:p text:style-name="P13">№ 61/СКМ-87-202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v5" table:number-columns-spanned="2" office:value-type="float" office:value="7">
            <text:p text:style-name="P28">7</text:p>
          </table:table-cell>
          <table:covered-table-cell/>
        </table:table-row>
        <table:table-row table:style-name="Таблица12.6">
          <table:table-cell table:style-name="Таблица12.j1" table:number-rows-spanned="3" table:number-columns-spanned="2" office:value-type="string">
            <text:p text:style-name="P16"/>
          </table:table-cell>
          <table:covered-table-cell/>
          <table:table-cell table:style-name="Таблица12.j1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Таблица12.j1" table:number-columns-spanned="2" office:value-type="string">
            <text:p text:style-name="P72"/>
          </table:table-cell>
          <table:covered-table-cell/>
          <table:table-cell table:style-name="Таблица12.j1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12.j1" table:number-columns-spanned="2" office:value-type="string">
            <text:p text:style-name="P72"/>
          </table:table-cell>
          <table:covered-table-cell/>
          <table:table-cell table:style-name="Таблица12.j1" office:value-type="string">
            <text:p text:style-name="P72"/>
          </table:table-cell>
          <table:table-cell table:style-name="Таблица12.j1" office:value-type="string">
            <text:p text:style-name="P72"/>
          </table:table-cell>
          <table:table-cell table:style-name="Таблица12.j1" table:number-columns-spanned="2" office:value-type="string">
            <text:p text:style-name="P72"/>
          </table:table-cell>
          <table:covered-table-cell/>
          <table:table-cell table:style-name="Таблица12.j1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12.j1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Таблица12.c6" table:number-columns-spanned="3" office:value-type="string">
            <text:p text:style-name="P72"/>
          </table:table-cell>
          <table:covered-table-cell/>
          <table:covered-table-cell/>
          <table:table-cell table:style-name="Таблица12.f6" table:number-rows-spanned="3" table:number-columns-spanned="11" office:value-type="string">
            <text:p text:style-name="P100"><text:span text:style-name="T32">ЮЕЛИ.333829.00</text:span><text:span text:style-name="T34">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q6" table:number-rows-spanned="3" table:number-columns-spanned="7" office:value-type="string">
            <text:p text:style-name="P52"><text:span text:style-name="T4">К.</text:span><text:span text:style-name="T3">6</text:span><text:span text:style-name="T4">01</text:span><text:span text:style-name="T3">35</text:span><text:span text:style-name="T4">.000</text:span><text:span text:style-name="T3">5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6">
          <table:covered-table-cell table:style-name="Таблица12.j1"/>
          <table:covered-table-cell/>
          <table:table-cell table:style-name="Таблица12.j1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Таблица12.j1" table:number-columns-spanned="2" office:value-type="string">
            <text:p text:style-name="P66"/>
          </table:table-cell>
          <table:covered-table-cell/>
          <table:table-cell table:style-name="Таблица12.j1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12.j1" table:number-columns-spanned="2" office:value-type="string">
            <text:p text:style-name="P75"/>
          </table:table-cell>
          <table:covered-table-cell/>
          <table:table-cell table:style-name="Таблица12.j1" office:value-type="string">
            <text:p text:style-name="P66"/>
          </table:table-cell>
          <table:table-cell table:style-name="Таблица12.j1" office:value-type="string">
            <text:p text:style-name="P72"/>
          </table:table-cell>
          <table:table-cell table:style-name="Таблица12.j1" table:number-columns-spanned="2" office:value-type="string">
            <text:p text:style-name="P72"/>
          </table:table-cell>
          <table:covered-table-cell/>
          <table:table-cell table:style-name="Таблица12.j1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12.j1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Таблица12.j1" table:number-columns-spanned="3" office:value-type="string">
            <text:p text:style-name="P72"/>
          </table:table-cell>
          <table:covered-table-cell/>
          <table:covered-table-cell/>
          <table:covered-table-cell table:style-name="Таблица12.f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2.q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6">
          <table:covered-table-cell table:style-name="Таблица12.j1"/>
          <table:covered-table-cell/>
          <table:table-cell table:style-name="Таблица12.j1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Таблица12.G8" table:number-columns-spanned="2" office:value-type="string">
            <text:p text:style-name="P72"/>
          </table:table-cell>
          <table:covered-table-cell/>
          <table:table-cell table:style-name="Таблица12.I8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12.N8" table:number-columns-spanned="2" office:value-type="string">
            <text:p text:style-name="P72"/>
          </table:table-cell>
          <table:covered-table-cell/>
          <table:table-cell table:style-name="Таблица12.P8" office:value-type="string">
            <text:p text:style-name="P72"/>
          </table:table-cell>
          <table:table-cell table:style-name="Таблица12.Q8" office:value-type="string">
            <text:p text:style-name="P72"/>
          </table:table-cell>
          <table:table-cell table:style-name="Таблица12.R8" table:number-columns-spanned="2" office:value-type="string">
            <text:p text:style-name="P72"/>
          </table:table-cell>
          <table:covered-table-cell/>
          <table:table-cell table:style-name="Таблица12.T8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12.Y8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Таблица12.c8" table:number-columns-spanned="3" office:value-type="string">
            <text:p text:style-name="P72"/>
          </table:table-cell>
          <table:covered-table-cell/>
          <table:covered-table-cell/>
          <table:covered-table-cell table:style-name="Таблица12.f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2.q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">
          <table:table-cell table:style-name="Таблица12.j1" office:value-type="string">
            <text:p text:style-name="P16">А</text:p>
          </table:table-cell>
          <table:table-cell table:style-name="Таблица12.B9" table:number-columns-spanned="4" office:value-type="string">
            <text:p text:style-name="P22">Цех</text:p>
          </table:table-cell>
          <table:covered-table-cell/>
          <table:covered-table-cell/>
          <table:covered-table-cell/>
          <table:table-cell table:style-name="Таблица12.F9" table:number-columns-spanned="2" office:value-type="string">
            <text:p text:style-name="P72">Уч.</text:p>
          </table:table-cell>
          <table:covered-table-cell/>
          <table:table-cell table:style-name="Таблица12.H9" table:number-columns-spanned="3" office:value-type="string">
            <text:p text:style-name="P72">РМ</text:p>
          </table:table-cell>
          <table:covered-table-cell/>
          <table:covered-table-cell/>
          <table:table-cell table:style-name="Таблица12.K9" office:value-type="string">
            <text:p text:style-name="P72">Опер.</text:p>
          </table:table-cell>
          <table:table-cell table:style-name="Таблица12.L9" table:number-columns-spanned="10" office:value-type="string">
            <text:p text:style-name="P7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V9" table:number-columns-spanned="28" office:value-type="string">
            <text:p text:style-name="P72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0">
          <table:table-cell table:style-name="Таблица12.j1" table:number-rows-spanned="2" office:value-type="string">
            <text:p text:style-name="P16">Б</text:p>
          </table:table-cell>
          <table:table-cell table:style-name="Таблица12.B10" table:number-columns-spanned="20" office:value-type="string">
            <text:p text:style-name="P7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j1" table:number-rows-spanned="2" table:number-columns-spanned="2" office:value-type="string">
            <text:p text:style-name="P72">См..</text:p>
          </table:table-cell>
          <table:covered-table-cell/>
          <table:table-cell table:style-name="Таблица12.j1" table:number-rows-spanned="2" table:number-columns-spanned="3" office:value-type="string">
            <text:p text:style-name="P72">Проф.</text:p>
            <text:p text:style-name="P76"/>
          </table:table-cell>
          <table:covered-table-cell/>
          <table:covered-table-cell/>
          <table:table-cell table:style-name="Таблица12.j1" table:number-rows-spanned="2" table:number-columns-spanned="3" office:value-type="string">
            <text:p text:style-name="P72">Р</text:p>
          </table:table-cell>
          <table:covered-table-cell/>
          <table:covered-table-cell/>
          <table:table-cell table:style-name="Таблица12.j1" table:number-rows-spanned="2" table:number-columns-spanned="3" office:value-type="string">
            <text:p text:style-name="P72">УТ</text:p>
          </table:table-cell>
          <table:covered-table-cell/>
          <table:covered-table-cell/>
          <table:table-cell table:style-name="Таблица12.j1" table:number-rows-spanned="2" table:number-columns-spanned="2" office:value-type="string">
            <text:p text:style-name="P72">КР</text:p>
          </table:table-cell>
          <table:covered-table-cell/>
          <table:table-cell table:style-name="Таблица12.j1" table:number-rows-spanned="2" table:number-columns-spanned="2" office:value-type="string">
            <text:p text:style-name="P72">КОИД</text:p>
          </table:table-cell>
          <table:covered-table-cell/>
          <table:table-cell table:style-name="Таблица12.j1" table:number-rows-spanned="2" table:number-columns-spanned="2" office:value-type="string">
            <text:p text:style-name="P72">ЕН</text:p>
          </table:table-cell>
          <table:covered-table-cell/>
          <table:table-cell table:style-name="Таблица12.j1" table:number-rows-spanned="2" table:number-columns-spanned="3" office:value-type="string">
            <text:p text:style-name="P16">ОП</text:p>
          </table:table-cell>
          <table:covered-table-cell/>
          <table:covered-table-cell/>
          <table:table-cell table:style-name="Таблица12.j1" table:number-rows-spanned="2" table:number-columns-spanned="2" office:value-type="string">
            <text:p text:style-name="P16">Кшт.</text:p>
          </table:table-cell>
          <table:covered-table-cell/>
          <table:table-cell table:style-name="Таблица12.j1" table:number-rows-spanned="2" table:number-columns-spanned="2" office:value-type="string">
            <text:p text:style-name="P16">Тп.з.</text:p>
          </table:table-cell>
          <table:covered-table-cell/>
          <table:table-cell table:style-name="Таблица12.t10" table:number-rows-spanned="2" table:number-columns-spanned="4" office:value-type="string">
            <text:p text:style-name="P16">Тшт.</text:p>
          </table:table-cell>
          <table:covered-table-cell/>
          <table:covered-table-cell/>
          <table:covered-table-cell/>
        </table:table-row>
        <table:table-row table:style-name="Таблица12.11">
          <table:covered-table-cell table:style-name="Таблица12.j1"/>
          <table:table-cell table:style-name="Таблица12.B11" table:number-columns-spanned="20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2.j1"/>
          <table:covered-table-cell/>
          <table:covered-table-cell table:style-name="Таблица12.j1"/>
          <table:covered-table-cell/>
          <table:covered-table-cell/>
          <table:covered-table-cell table:style-name="Таблица12.j1"/>
          <table:covered-table-cell/>
          <table:covered-table-cell/>
          <table:covered-table-cell table:style-name="Таблица12.j1"/>
          <table:covered-table-cell/>
          <table:covered-table-cell/>
          <table:covered-table-cell table:style-name="Таблица12.j1"/>
          <table:covered-table-cell/>
          <table:covered-table-cell table:style-name="Таблица12.j1"/>
          <table:covered-table-cell/>
          <table:covered-table-cell table:style-name="Таблица12.j1"/>
          <table:covered-table-cell/>
          <table:covered-table-cell table:style-name="Таблица12.j1"/>
          <table:covered-table-cell/>
          <table:covered-table-cell/>
          <table:covered-table-cell table:style-name="Таблица12.j1"/>
          <table:covered-table-cell/>
          <table:covered-table-cell table:style-name="Таблица12.j1"/>
          <table:covered-table-cell/>
          <table:covered-table-cell table:style-name="Таблица12.t10"/>
          <table:covered-table-cell/>
          <table:covered-table-cell/>
          <table:covered-table-cell/>
        </table:table-row>
        <table:table-row table:style-name="Таблица12.1">
          <table:table-cell table:style-name="Таблица12.j1" office:value-type="string">
            <text:p text:style-name="P16">к/м</text:p>
          </table:table-cell>
          <table:table-cell table:style-name="Таблица12.j1" table:number-columns-spanned="20" office:value-type="string">
            <text:p text:style-name="P72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V12" table:number-columns-spanned="15" office:value-type="string">
            <text:p text:style-name="P7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k12" table:number-columns-spanned="2" office:value-type="string">
            <text:p text:style-name="P63">ОПП</text:p>
          </table:table-cell>
          <table:covered-table-cell/>
          <table:table-cell table:style-name="Таблица12.m12" table:number-columns-spanned="3" office:value-type="string">
            <text:p text:style-name="P16">ЕВ</text:p>
          </table:table-cell>
          <table:covered-table-cell/>
          <table:covered-table-cell/>
          <table:table-cell table:style-name="Таблица12.p12" table:number-columns-spanned="2" office:value-type="string">
            <text:p text:style-name="P16">ЕН</text:p>
          </table:table-cell>
          <table:covered-table-cell/>
          <table:table-cell table:style-name="Таблица12.r12" table:number-columns-spanned="2" office:value-type="string">
            <text:p text:style-name="P16">КИ</text:p>
          </table:table-cell>
          <table:covered-table-cell/>
          <table:table-cell table:style-name="Таблица12.t12" table:number-columns-spanned="4" office:value-type="string">
            <text:p text:style-name="P16">Нрасх.</text:p>
          </table:table-cell>
          <table:covered-table-cell/>
          <table:covered-table-cell/>
          <table:covered-table-cell/>
        </table:table-row>
        <table:table-row table:style-name="Таблица12.13">
          <table:table-cell table:style-name="Таблица12.A13" office:value-type="string">
            <text:p text:style-name="P103">01</text:p>
          </table:table-cell>
          <table:table-cell table:style-name="Таблица12.u1" table:number-columns-spanned="4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3">
          <table:table-cell table:style-name="Таблица12.A14" office:value-type="string">
            <text:p text:style-name="P103">02</text:p>
          </table:table-cell>
          <table:table-cell table:style-name="Таблица12.u1" table:number-columns-spanned="48" office:value-type="string">
            <text:p text:style-name="P127">10 Вставить сверло в отверстие под винты и просверлить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3">
          <table:table-cell table:style-name="Таблица12.A14" office:value-type="string">
            <text:p text:style-name="P103">03</text:p>
          </table:table-cell>
          <table:table-cell table:style-name="Таблица12.u1" table:number-columns-spanned="48" office:value-type="string">
            <text:p text:style-name="P127">Сверло диаметр 6 мм 2300-8332 ГОСТ 22735-77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3">
          <table:table-cell table:style-name="Таблица12.A14" office:value-type="string">
            <text:p text:style-name="P103">04</text:p>
          </table:table-cell>
          <table:table-cell table:style-name="Таблица12.u1" table:number-columns-spanned="48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7">
          <table:table-cell table:style-name="Таблица12.A14" office:value-type="string">
            <text:p text:style-name="P103">05</text:p>
          </table:table-cell>
          <table:table-cell table:style-name="Таблица12.u1" table:number-columns-spanned="48" office:value-type="string">
            <text:p text:style-name="P127">11 Собрать подвеску для скейтборда 5.5 дюймов, для чего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7">
          <table:table-cell table:style-name="Таблица12.A14" office:value-type="string">
            <text:p text:style-name="P103">06</text:p>
          </table:table-cell>
          <table:table-cell table:style-name="Таблица12.u1" table:number-columns-spanned="48" office:value-type="string">
            <text:p text:style-name="P127">- снять боковые гайки с подвесок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7">
          <table:table-cell table:style-name="Таблица12.A14" office:value-type="string">
            <text:p text:style-name="P103">07</text:p>
          </table:table-cell>
          <table:table-cell table:style-name="Таблица12.u1" table:number-columns-spanned="48" office:value-type="string">
            <text:p text:style-name="P127">- запрессовать подшипник в колесо усилием рук, второй подшипник — аналогично. Выполнить данную операцию д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7">
          <table:table-cell table:style-name="Таблица12.A14" office:value-type="string">
            <text:p text:style-name="P103">08</text:p>
          </table:table-cell>
          <table:table-cell table:style-name="Таблица12.u1" table:number-columns-spanned="48" office:value-type="string">
            <text:p text:style-name="P127">каждого колеса отдельно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7">
          <table:table-cell table:style-name="Таблица12.A14" office:value-type="string">
            <text:p text:style-name="P103">09</text:p>
          </table:table-cell>
          <table:table-cell table:style-name="Таблица12.u1" table:number-columns-spanned="48" office:value-type="string">
            <text:p text:style-name="P127">- установить поочередно колеса с подшипниками на подвески, закрепив их боковыми гайкам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7">
          <table:table-cell table:style-name="Таблица12.A14" office:value-type="string">
            <text:p text:style-name="P103">10</text:p>
          </table:table-cell>
          <table:table-cell table:style-name="Таблица12.u1" table:number-columns-spanned="48" office:value-type="string">
            <text:p text:style-name="P127">Ключ гаечный 7811-0021 ГОСТ 2839-80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3">
          <table:table-cell table:style-name="Таблица12.A14" office:value-type="string">
            <text:p text:style-name="P103">11</text:p>
          </table:table-cell>
          <table:table-cell table:style-name="Таблица12.u1" table:number-columns-spanned="48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3">
          <table:table-cell table:style-name="Таблица12.A14" office:value-type="string">
            <text:p text:style-name="P103">12</text:p>
          </table:table-cell>
          <table:table-cell table:style-name="Таблица12.u1" table:number-columns-spanned="48" office:value-type="string">
            <text:p text:style-name="P127">12 Установить подвеску в сборе на поверхность доски, закрепить винтами с гайкам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3">
          <table:table-cell table:style-name="Таблица12.A14" office:value-type="string">
            <text:p text:style-name="P103">13</text:p>
          </table:table-cell>
          <table:table-cell table:style-name="Таблица12.u1" table:number-columns-spanned="48" office:value-type="string">
            <text:p text:style-name="P141">Контроль ОТК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3">
          <table:table-cell table:style-name="Таблица12.A14" office:value-type="string">
            <text:p text:style-name="P103">14</text:p>
          </table:table-cell>
          <table:table-cell table:style-name="Таблица12.u1" table:number-columns-spanned="48" office:value-type="string">
            <text:p text:style-name="P122">Черт. ЮЕЛИ.301413.006 <text:span text:style-name="T39">СБ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3">
          <table:table-cell table:style-name="Таблица12.A14" office:value-type="string">
            <text:p text:style-name="P103">15</text:p>
          </table:table-cell>
          <table:table-cell table:style-name="Таблица12.u1" table:number-columns-spanned="48" office:value-type="string">
            <text:p text:style-name="P128">Отвертка ГОСТ Р 52785-2007, набор винтов и гаек <text:span text:style-name="T12">Five Hardware Black </text:span><text:span text:style-name="T21">по 80 шт., ключ гаечный 7811-0456 ГОСТ 2839-80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3">
          <table:table-cell table:style-name="Таблица12.A14" office:value-type="string">
            <text:p text:style-name="P105">16</text:p>
          </table:table-cell>
          <table:table-cell table:style-name="Таблица12.u1" table:number-columns-spanned="48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3">
          <table:table-cell table:style-name="Таблица12.A14" office:value-type="string">
            <text:p text:style-name="P103">17</text:p>
          </table:table-cell>
          <table:table-cell table:style-name="Таблица12.B29" table:number-columns-spanned="48" office:value-type="string">
            <text:p text:style-name="P93">13 Взвесить лонгборд, полученный результат занести в паспорт технологический ПТ 5-2023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7">
          <table:table-cell table:style-name="Таблица12.j1" table:number-columns-spanned="4" office:value-type="string">
            <text:p text:style-name="P155">КТП</text:p>
          </table:table-cell>
          <table:covered-table-cell/>
          <table:covered-table-cell/>
          <table:covered-table-cell/>
          <table:table-cell table:style-name="Таблица12.E30" table:number-columns-spanned="38" office:value-type="string">
            <text:p text:style-name="P56">Карта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q30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2.w30" office:value-type="string">
            <text:p text:style-name="P39"/>
          </table:table-cell>
        </table:table-row>
      </table:table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column table:style-name="Таблица13.F"/>
        <table:table-column table:style-name="Таблица13.G"/>
        <table:table-column table:style-name="Таблица13.F"/>
        <table:table-column table:style-name="Таблица13.I"/>
        <table:table-column table:style-name="Таблица13.J"/>
        <table:table-column table:style-name="Таблица13.K"/>
        <table:table-column table:style-name="Таблица13.L"/>
        <table:table-column table:style-name="Таблица13.C"/>
        <table:table-column table:style-name="Таблица13.N"/>
        <table:table-column table:style-name="Таблица13.O"/>
        <table:table-column table:style-name="Таблица13.P"/>
        <table:table-column table:style-name="Таблица13.Q"/>
        <table:table-column table:style-name="Таблица13.R"/>
        <table:table-column table:style-name="Таблица13.S"/>
        <table:table-column table:style-name="Таблица13.T"/>
        <table:table-column table:style-name="Таблица13.U"/>
        <table:table-column table:style-name="Таблица13.V"/>
        <table:table-column table:style-name="Таблица13.W"/>
        <table:table-column table:style-name="Таблица13.X"/>
        <table:table-column table:style-name="Таблица13.Y"/>
        <table:table-column table:style-name="Таблица13.Z"/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column table:style-name="Таблица13.f"/>
        <table:table-column table:style-name="Таблица13.g"/>
        <table:table-column table:style-name="Таблица13.h"/>
        <table:table-column table:style-name="Таблица13.i"/>
        <table:table-column table:style-name="Таблица13.j"/>
        <table:table-column table:style-name="Таблица13.k"/>
        <table:table-column table:style-name="Таблица13.l"/>
        <table:table-column table:style-name="Таблица13.m"/>
        <table:table-column table:style-name="Таблица13.n"/>
        <table:table-column table:style-name="Таблица13.o"/>
        <table:table-column table:style-name="Таблица13.p"/>
        <table:table-column table:style-name="Таблица13.q"/>
        <table:table-column table:style-name="Таблица13.r"/>
        <table:table-column table:style-name="Таблица13.s"/>
        <table:table-column table:style-name="Таблица13.t"/>
        <table:table-column table:style-name="Таблица13.p"/>
        <table:table-column table:style-name="Таблица13.v"/>
        <table:table-column table:style-name="Таблица13.w"/>
        <table:table-row table:style-name="Таблица13.1">
          <table:table-cell table:style-name="Таблица13.A1" table:number-columns-spanned="35" office:value-type="string">
            <text:p text:style-name="P1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j1" table:number-columns-spanned="2" office:value-type="string">
            <text:p text:style-name="P19"><draw:frame draw:style-name="fr1" draw:name="Врезка12" text:anchor-type="char" svg:x="22.789cm" svg:y="-0.794cm" svg:width="5.639cm" svg:height="0.647cm" draw:z-index="12"><draw:text-box><text:p text:style-name="P64">ГОСТ 3.1118-82 <text:s/>Форма 1б</text:p></draw:text-box></draw:frame></text:p>
          </table:table-cell>
          <table:covered-table-cell/>
          <table:table-cell table:style-name="Таблица13.j1" table:number-columns-spanned="2" office:value-type="string">
            <text:p text:style-name="P16"/>
          </table:table-cell>
          <table:covered-table-cell/>
          <table:table-cell table:style-name="Таблица13.j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  <table:table-cell table:style-name="Таблица13.j1" table:number-columns-spanned="2" office:value-type="string">
            <text:p text:style-name="P16"/>
          </table:table-cell>
          <table:covered-table-cell/>
          <table:table-cell table:style-name="Таблица13.u1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Таблица13.1">
          <table:table-cell table:style-name="Таблица13.j1" table:number-columns-spanned="3" office:value-type="string">
            <text:p text:style-name="P72">Дубл.</text:p>
          </table:table-cell>
          <table:covered-table-cell/>
          <table:covered-table-cell/>
          <table:table-cell table:style-name="Таблица13.j1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j1" table:number-columns-spanned="3" office:value-type="string">
            <text:p text:style-name="P72"/>
          </table:table-cell>
          <table:covered-table-cell/>
          <table:covered-table-cell/>
          <table:table-cell table:style-name="Таблица13.j1" table:number-columns-spanned="2" office:value-type="string">
            <text:p text:style-name="P72"/>
          </table:table-cell>
          <table:covered-table-cell/>
          <table:table-cell table:style-name="Таблица13.O2" table:number-columns-spanned="4" office:value-type="string">
            <text:p text:style-name="P72"><text:s text:c="15"/></text:p>
          </table:table-cell>
          <table:covered-table-cell/>
          <table:covered-table-cell/>
          <table:covered-table-cell/>
          <table:table-cell table:style-name="Таблица13.S2" table:number-columns-spanned="17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j1" table:number-columns-spanned="2" office:value-type="string">
            <text:p text:style-name="P75"/>
          </table:table-cell>
          <table:covered-table-cell/>
          <table:table-cell table:style-name="Таблица13.j1" table:number-columns-spanned="2" office:value-type="string">
            <text:p text:style-name="P72"/>
          </table:table-cell>
          <table:covered-table-cell/>
          <table:table-cell table:style-name="Таблица13.j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  <table:table-cell table:style-name="Таблица13.j1" table:number-columns-spanned="2" office:value-type="string">
            <text:p text:style-name="P16"/>
          </table:table-cell>
          <table:covered-table-cell/>
          <table:table-cell table:style-name="Таблица13.u1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Таблица13.1">
          <table:table-cell table:style-name="Таблица13.j1" table:number-columns-spanned="3" office:value-type="string">
            <text:p text:style-name="P72">Взам.</text:p>
          </table:table-cell>
          <table:covered-table-cell/>
          <table:covered-table-cell/>
          <table:table-cell table:style-name="Таблица13.j1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j1" table:number-columns-spanned="3" office:value-type="string">
            <text:p text:style-name="P72"/>
          </table:table-cell>
          <table:covered-table-cell/>
          <table:covered-table-cell/>
          <table:table-cell table:style-name="Таблица13.j1" table:number-columns-spanned="2" office:value-type="string">
            <text:p text:style-name="P72"/>
          </table:table-cell>
          <table:covered-table-cell/>
          <table:table-cell table:style-name="Таблица13.O3" table:number-rows-spanned="2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j1" table:number-columns-spanned="2" office:value-type="string">
            <text:p text:style-name="P72"/>
          </table:table-cell>
          <table:covered-table-cell/>
          <table:table-cell table:style-name="Таблица13.j1" table:number-columns-spanned="3" office:value-type="string">
            <text:p text:style-name="P72"/>
          </table:table-cell>
          <table:covered-table-cell/>
          <table:covered-table-cell/>
          <table:table-cell table:style-name="Таблица13.j1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13.j1" table:number-columns-spanned="3" office:value-type="string">
            <text:p text:style-name="P72"/>
          </table:table-cell>
          <table:covered-table-cell/>
          <table:covered-table-cell/>
          <table:table-cell table:style-name="Таблица13.j1" table:number-columns-spanned="2" office:value-type="string">
            <text:p text:style-name="P72"/>
          </table:table-cell>
          <table:covered-table-cell/>
          <table:table-cell table:style-name="Таблица13.j1" table:number-columns-spanned="2" office:value-type="string">
            <text:p text:style-name="P72"/>
          </table:table-cell>
          <table:covered-table-cell/>
          <table:table-cell table:style-name="Таблица13.j1" table:number-columns-spanned="2" office:value-type="string">
            <text:p text:style-name="P72"/>
          </table:table-cell>
          <table:covered-table-cell/>
          <table:table-cell table:style-name="Таблица13.j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  <table:table-cell table:style-name="Таблица13.j1" table:number-columns-spanned="2" office:value-type="string">
            <text:p text:style-name="P16"/>
          </table:table-cell>
          <table:covered-table-cell/>
          <table:table-cell table:style-name="Таблица13.u1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Таблица13.1">
          <table:table-cell table:style-name="Таблица13.j1" table:number-columns-spanned="3" office:value-type="string">
            <text:p text:style-name="P72">Подл.</text:p>
          </table:table-cell>
          <table:covered-table-cell/>
          <table:covered-table-cell/>
          <table:table-cell table:style-name="Таблица13.j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j1" table:number-columns-spanned="3" office:value-type="string">
            <text:p text:style-name="P8"/>
          </table:table-cell>
          <table:covered-table-cell/>
          <table:covered-table-cell/>
          <table:table-cell table:style-name="Таблица13.j1" table:number-columns-spanned="2" office:value-type="string">
            <text:p text:style-name="P22"/>
          </table:table-cell>
          <table:covered-table-cell/>
          <table:covered-table-cell table:style-name="Таблица13.O3"/>
          <table:covered-table-cell/>
          <table:covered-table-cell/>
          <table:covered-table-cell/>
          <table:covered-table-cell/>
          <table:covered-table-cell/>
          <table:table-cell table:style-name="Таблица13.j1" table:number-columns-spanned="2" office:value-type="string">
            <text:p text:style-name="P72"/>
          </table:table-cell>
          <table:covered-table-cell/>
          <table:table-cell table:style-name="Таблица13.j1" table:number-columns-spanned="3" office:value-type="string">
            <text:p text:style-name="P72"/>
          </table:table-cell>
          <table:covered-table-cell/>
          <table:covered-table-cell/>
          <table:table-cell table:style-name="Таблица13.j1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13.j1" table:number-columns-spanned="3" office:value-type="string">
            <text:p text:style-name="P72"/>
          </table:table-cell>
          <table:covered-table-cell/>
          <table:covered-table-cell/>
          <table:table-cell table:style-name="Таблица13.j1" table:number-columns-spanned="2" office:value-type="string">
            <text:p text:style-name="P72"/>
          </table:table-cell>
          <table:covered-table-cell/>
          <table:table-cell table:style-name="Таблица13.j1" table:number-columns-spanned="2" office:value-type="string">
            <text:p text:style-name="P72"/>
          </table:table-cell>
          <table:covered-table-cell/>
          <table:table-cell table:style-name="Таблица13.j1" table:number-columns-spanned="2" office:value-type="string">
            <text:p text:style-name="P72"/>
          </table:table-cell>
          <table:covered-table-cell/>
          <table:table-cell table:style-name="Таблица13.j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  <table:table-cell table:style-name="Таблица13.j1" table:number-columns-spanned="2" office:value-type="string">
            <text:p text:style-name="P16"/>
          </table:table-cell>
          <table:covered-table-cell/>
          <table:table-cell table:style-name="Таблица13.u1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Таблица13.5">
          <table:table-cell table:style-name="Таблица13.j1" table:number-columns-spanned="27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b5" table:number-columns-spanned="13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o5" table:number-columns-spanned="7" office:value-type="string">
            <text:p text:style-name="P13">№ 61/СКМ-87-202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v5" table:number-columns-spanned="2" office:value-type="float" office:value="8">
            <text:p text:style-name="P129">8</text:p>
          </table:table-cell>
          <table:covered-table-cell/>
        </table:table-row>
        <table:table-row table:style-name="Таблица13.6">
          <table:table-cell table:style-name="Таблица13.j1" table:number-rows-spanned="3" table:number-columns-spanned="2" office:value-type="string">
            <text:p text:style-name="P16"/>
          </table:table-cell>
          <table:covered-table-cell/>
          <table:table-cell table:style-name="Таблица13.j1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Таблица13.j1" table:number-columns-spanned="2" office:value-type="string">
            <text:p text:style-name="P72"/>
          </table:table-cell>
          <table:covered-table-cell/>
          <table:table-cell table:style-name="Таблица13.j1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13.j1" table:number-columns-spanned="2" office:value-type="string">
            <text:p text:style-name="P72"/>
          </table:table-cell>
          <table:covered-table-cell/>
          <table:table-cell table:style-name="Таблица13.j1" office:value-type="string">
            <text:p text:style-name="P72"/>
          </table:table-cell>
          <table:table-cell table:style-name="Таблица13.j1" office:value-type="string">
            <text:p text:style-name="P72"/>
          </table:table-cell>
          <table:table-cell table:style-name="Таблица13.j1" table:number-columns-spanned="2" office:value-type="string">
            <text:p text:style-name="P72"/>
          </table:table-cell>
          <table:covered-table-cell/>
          <table:table-cell table:style-name="Таблица13.j1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13.j1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Таблица13.c6" table:number-columns-spanned="3" office:value-type="string">
            <text:p text:style-name="P72"/>
          </table:table-cell>
          <table:covered-table-cell/>
          <table:covered-table-cell/>
          <table:table-cell table:style-name="Таблица13.f6" table:number-rows-spanned="3" table:number-columns-spanned="11" office:value-type="string">
            <text:p text:style-name="P100"><text:span text:style-name="T32">ЮЕЛИ.333829.00</text:span><text:span text:style-name="T34">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q6" table:number-rows-spanned="3" table:number-columns-spanned="7" office:value-type="string">
            <text:p text:style-name="P52"><text:span text:style-name="T4">К.</text:span><text:span text:style-name="T3">6</text:span><text:span text:style-name="T4">01</text:span><text:span text:style-name="T3">35</text:span><text:span text:style-name="T4">.000</text:span><text:span text:style-name="T3">5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6">
          <table:covered-table-cell table:style-name="Таблица13.j1"/>
          <table:covered-table-cell/>
          <table:table-cell table:style-name="Таблица13.j1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Таблица13.j1" table:number-columns-spanned="2" office:value-type="string">
            <text:p text:style-name="P66"/>
          </table:table-cell>
          <table:covered-table-cell/>
          <table:table-cell table:style-name="Таблица13.j1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13.j1" table:number-columns-spanned="2" office:value-type="string">
            <text:p text:style-name="P75"/>
          </table:table-cell>
          <table:covered-table-cell/>
          <table:table-cell table:style-name="Таблица13.j1" office:value-type="string">
            <text:p text:style-name="P66"/>
          </table:table-cell>
          <table:table-cell table:style-name="Таблица13.j1" office:value-type="string">
            <text:p text:style-name="P72"/>
          </table:table-cell>
          <table:table-cell table:style-name="Таблица13.j1" table:number-columns-spanned="2" office:value-type="string">
            <text:p text:style-name="P72"/>
          </table:table-cell>
          <table:covered-table-cell/>
          <table:table-cell table:style-name="Таблица13.j1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13.j1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Таблица13.j1" table:number-columns-spanned="3" office:value-type="string">
            <text:p text:style-name="P72"/>
          </table:table-cell>
          <table:covered-table-cell/>
          <table:covered-table-cell/>
          <table:covered-table-cell table:style-name="Таблица13.f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3.q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6">
          <table:covered-table-cell table:style-name="Таблица13.j1"/>
          <table:covered-table-cell/>
          <table:table-cell table:style-name="Таблица13.j1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Таблица13.G8" table:number-columns-spanned="2" office:value-type="string">
            <text:p text:style-name="P72"/>
          </table:table-cell>
          <table:covered-table-cell/>
          <table:table-cell table:style-name="Таблица13.I8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13.N8" table:number-columns-spanned="2" office:value-type="string">
            <text:p text:style-name="P72"/>
          </table:table-cell>
          <table:covered-table-cell/>
          <table:table-cell table:style-name="Таблица13.P8" office:value-type="string">
            <text:p text:style-name="P72"/>
          </table:table-cell>
          <table:table-cell table:style-name="Таблица13.Q8" office:value-type="string">
            <text:p text:style-name="P72"/>
          </table:table-cell>
          <table:table-cell table:style-name="Таблица13.R8" table:number-columns-spanned="2" office:value-type="string">
            <text:p text:style-name="P72"/>
          </table:table-cell>
          <table:covered-table-cell/>
          <table:table-cell table:style-name="Таблица13.T8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13.Y8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Таблица13.c8" table:number-columns-spanned="3" office:value-type="string">
            <text:p text:style-name="P72"/>
          </table:table-cell>
          <table:covered-table-cell/>
          <table:covered-table-cell/>
          <table:covered-table-cell table:style-name="Таблица13.f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3.q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">
          <table:table-cell table:style-name="Таблица13.j1" office:value-type="string">
            <text:p text:style-name="P16">А</text:p>
          </table:table-cell>
          <table:table-cell table:style-name="Таблица13.B9" table:number-columns-spanned="4" office:value-type="string">
            <text:p text:style-name="P22">Цех</text:p>
          </table:table-cell>
          <table:covered-table-cell/>
          <table:covered-table-cell/>
          <table:covered-table-cell/>
          <table:table-cell table:style-name="Таблица13.F9" table:number-columns-spanned="2" office:value-type="string">
            <text:p text:style-name="P72">Уч.</text:p>
          </table:table-cell>
          <table:covered-table-cell/>
          <table:table-cell table:style-name="Таблица13.H9" table:number-columns-spanned="3" office:value-type="string">
            <text:p text:style-name="P72">РМ</text:p>
          </table:table-cell>
          <table:covered-table-cell/>
          <table:covered-table-cell/>
          <table:table-cell table:style-name="Таблица13.K9" office:value-type="string">
            <text:p text:style-name="P72">Опер.</text:p>
          </table:table-cell>
          <table:table-cell table:style-name="Таблица13.L9" table:number-columns-spanned="10" office:value-type="string">
            <text:p text:style-name="P7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V9" table:number-columns-spanned="28" office:value-type="string">
            <text:p text:style-name="P72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0">
          <table:table-cell table:style-name="Таблица13.j1" table:number-rows-spanned="2" office:value-type="string">
            <text:p text:style-name="P16">Б</text:p>
          </table:table-cell>
          <table:table-cell table:style-name="Таблица13.B10" table:number-columns-spanned="20" office:value-type="string">
            <text:p text:style-name="P7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j1" table:number-rows-spanned="2" table:number-columns-spanned="2" office:value-type="string">
            <text:p text:style-name="P72">См..</text:p>
          </table:table-cell>
          <table:covered-table-cell/>
          <table:table-cell table:style-name="Таблица13.j1" table:number-rows-spanned="2" table:number-columns-spanned="3" office:value-type="string">
            <text:p text:style-name="P72">Проф.</text:p>
            <text:p text:style-name="P76"/>
          </table:table-cell>
          <table:covered-table-cell/>
          <table:covered-table-cell/>
          <table:table-cell table:style-name="Таблица13.j1" table:number-rows-spanned="2" table:number-columns-spanned="3" office:value-type="string">
            <text:p text:style-name="P72">Р</text:p>
          </table:table-cell>
          <table:covered-table-cell/>
          <table:covered-table-cell/>
          <table:table-cell table:style-name="Таблица13.j1" table:number-rows-spanned="2" table:number-columns-spanned="3" office:value-type="string">
            <text:p text:style-name="P72">УТ</text:p>
          </table:table-cell>
          <table:covered-table-cell/>
          <table:covered-table-cell/>
          <table:table-cell table:style-name="Таблица13.j1" table:number-rows-spanned="2" table:number-columns-spanned="2" office:value-type="string">
            <text:p text:style-name="P72">КР</text:p>
          </table:table-cell>
          <table:covered-table-cell/>
          <table:table-cell table:style-name="Таблица13.j1" table:number-rows-spanned="2" table:number-columns-spanned="2" office:value-type="string">
            <text:p text:style-name="P72">КОИД</text:p>
          </table:table-cell>
          <table:covered-table-cell/>
          <table:table-cell table:style-name="Таблица13.j1" table:number-rows-spanned="2" table:number-columns-spanned="2" office:value-type="string">
            <text:p text:style-name="P72">ЕН</text:p>
          </table:table-cell>
          <table:covered-table-cell/>
          <table:table-cell table:style-name="Таблица13.j1" table:number-rows-spanned="2" table:number-columns-spanned="3" office:value-type="string">
            <text:p text:style-name="P16">ОП</text:p>
          </table:table-cell>
          <table:covered-table-cell/>
          <table:covered-table-cell/>
          <table:table-cell table:style-name="Таблица13.j1" table:number-rows-spanned="2" table:number-columns-spanned="2" office:value-type="string">
            <text:p text:style-name="P16">Кшт.</text:p>
          </table:table-cell>
          <table:covered-table-cell/>
          <table:table-cell table:style-name="Таблица13.j1" table:number-rows-spanned="2" table:number-columns-spanned="2" office:value-type="string">
            <text:p text:style-name="P16">Тп.з.</text:p>
          </table:table-cell>
          <table:covered-table-cell/>
          <table:table-cell table:style-name="Таблица13.t10" table:number-rows-spanned="2" table:number-columns-spanned="4" office:value-type="string">
            <text:p text:style-name="P16">Тшт.</text:p>
          </table:table-cell>
          <table:covered-table-cell/>
          <table:covered-table-cell/>
          <table:covered-table-cell/>
        </table:table-row>
        <table:table-row table:style-name="Таблица13.11">
          <table:covered-table-cell table:style-name="Таблица13.j1"/>
          <table:table-cell table:style-name="Таблица13.B11" table:number-columns-spanned="20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3.j1"/>
          <table:covered-table-cell/>
          <table:covered-table-cell table:style-name="Таблица13.j1"/>
          <table:covered-table-cell/>
          <table:covered-table-cell/>
          <table:covered-table-cell table:style-name="Таблица13.j1"/>
          <table:covered-table-cell/>
          <table:covered-table-cell/>
          <table:covered-table-cell table:style-name="Таблица13.j1"/>
          <table:covered-table-cell/>
          <table:covered-table-cell/>
          <table:covered-table-cell table:style-name="Таблица13.j1"/>
          <table:covered-table-cell/>
          <table:covered-table-cell table:style-name="Таблица13.j1"/>
          <table:covered-table-cell/>
          <table:covered-table-cell table:style-name="Таблица13.j1"/>
          <table:covered-table-cell/>
          <table:covered-table-cell table:style-name="Таблица13.j1"/>
          <table:covered-table-cell/>
          <table:covered-table-cell/>
          <table:covered-table-cell table:style-name="Таблица13.j1"/>
          <table:covered-table-cell/>
          <table:covered-table-cell table:style-name="Таблица13.j1"/>
          <table:covered-table-cell/>
          <table:covered-table-cell table:style-name="Таблица13.t10"/>
          <table:covered-table-cell/>
          <table:covered-table-cell/>
          <table:covered-table-cell/>
        </table:table-row>
        <table:table-row table:style-name="Таблица13.1">
          <table:table-cell table:style-name="Таблица13.j1" office:value-type="string">
            <text:p text:style-name="P16">к/м</text:p>
          </table:table-cell>
          <table:table-cell table:style-name="Таблица13.j1" table:number-columns-spanned="20" office:value-type="string">
            <text:p text:style-name="P72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V12" table:number-columns-spanned="15" office:value-type="string">
            <text:p text:style-name="P7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k12" table:number-columns-spanned="2" office:value-type="string">
            <text:p text:style-name="P63">ОПП</text:p>
          </table:table-cell>
          <table:covered-table-cell/>
          <table:table-cell table:style-name="Таблица13.m12" table:number-columns-spanned="3" office:value-type="string">
            <text:p text:style-name="P16">ЕВ</text:p>
          </table:table-cell>
          <table:covered-table-cell/>
          <table:covered-table-cell/>
          <table:table-cell table:style-name="Таблица13.p12" table:number-columns-spanned="2" office:value-type="string">
            <text:p text:style-name="P16">ЕН</text:p>
          </table:table-cell>
          <table:covered-table-cell/>
          <table:table-cell table:style-name="Таблица13.r12" table:number-columns-spanned="2" office:value-type="string">
            <text:p text:style-name="P16">КИ</text:p>
          </table:table-cell>
          <table:covered-table-cell/>
          <table:table-cell table:style-name="Таблица13.t12" table:number-columns-spanned="4" office:value-type="string">
            <text:p text:style-name="P16">Нрасх.</text:p>
          </table:table-cell>
          <table:covered-table-cell/>
          <table:covered-table-cell/>
          <table:covered-table-cell/>
        </table:table-row>
        <table:table-row table:style-name="Таблица13.13">
          <table:table-cell table:style-name="Таблица13.A13" office:value-type="string">
            <text:p text:style-name="P103">01</text:p>
          </table:table-cell>
          <table:table-cell table:style-name="Таблица13.u1" table:number-columns-spanned="48" office:value-type="string">
            <text:p text:style-name="P130">Контроль ОТК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3">
          <table:table-cell table:style-name="Таблица13.A14" office:value-type="string">
            <text:p text:style-name="P103">02</text:p>
          </table:table-cell>
          <table:table-cell table:style-name="Таблица13.u1" table:number-columns-spanned="48" office:value-type="string">
            <text:p text:style-name="P122">Черт. ЮЕЛИ.301413.006 <text:span text:style-name="T39">СБ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3">
          <table:table-cell table:style-name="Таблица13.A14" office:value-type="string">
            <text:p text:style-name="P103">03</text:p>
          </table:table-cell>
          <table:table-cell table:style-name="Таблица13.u1" table:number-columns-spanned="48" office:value-type="string">
            <text:p text:style-name="P125">Весы РП-10Ц13У, <text:span text:style-name="T42">весы невские ВСП-0.6-0.1-1 3 класс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3">
          <table:table-cell table:style-name="Таблица13.A14" office:value-type="string">
            <text:p text:style-name="P103">04</text:p>
          </table:table-cell>
          <table:table-cell table:style-name="Таблица13.u1" table:number-columns-spanned="48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7">
          <table:table-cell table:style-name="Таблица13.A14" office:value-type="string">
            <text:p text:style-name="P103">05</text:p>
          </table:table-cell>
          <table:table-cell table:style-name="Таблица13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7">
          <table:table-cell table:style-name="Таблица13.A14" office:value-type="string">
            <text:p text:style-name="P103">06</text:p>
          </table:table-cell>
          <table:table-cell table:style-name="Таблица13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7">
          <table:table-cell table:style-name="Таблица13.A14" office:value-type="string">
            <text:p text:style-name="P103">07</text:p>
          </table:table-cell>
          <table:table-cell table:style-name="Таблица13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7">
          <table:table-cell table:style-name="Таблица13.A14" office:value-type="string">
            <text:p text:style-name="P103">08</text:p>
          </table:table-cell>
          <table:table-cell table:style-name="Таблица13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7">
          <table:table-cell table:style-name="Таблица13.A14" office:value-type="string">
            <text:p text:style-name="P103">09</text:p>
          </table:table-cell>
          <table:table-cell table:style-name="Таблица13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7">
          <table:table-cell table:style-name="Таблица13.A14" office:value-type="string">
            <text:p text:style-name="P103">10</text:p>
          </table:table-cell>
          <table:table-cell table:style-name="Таблица13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3">
          <table:table-cell table:style-name="Таблица13.A14" office:value-type="string">
            <text:p text:style-name="P103">11</text:p>
          </table:table-cell>
          <table:table-cell table:style-name="Таблица13.u1" table:number-columns-spanned="48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3">
          <table:table-cell table:style-name="Таблица13.A14" office:value-type="string">
            <text:p text:style-name="P103">12</text:p>
          </table:table-cell>
          <table:table-cell table:style-name="Таблица13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3">
          <table:table-cell table:style-name="Таблица13.A14" office:value-type="string">
            <text:p text:style-name="P103">13</text:p>
          </table:table-cell>
          <table:table-cell table:style-name="Таблица13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3">
          <table:table-cell table:style-name="Таблица13.A14" office:value-type="string">
            <text:p text:style-name="P103">14</text:p>
          </table:table-cell>
          <table:table-cell table:style-name="Таблица13.u1" table:number-columns-spanned="48" office:value-type="string">
            <text:p text:style-name="P1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3">
          <table:table-cell table:style-name="Таблица13.A14" office:value-type="string">
            <text:p text:style-name="P103">15</text:p>
          </table:table-cell>
          <table:table-cell table:style-name="Таблица13.u1" table:number-columns-spanned="48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3">
          <table:table-cell table:style-name="Таблица13.A14" office:value-type="string">
            <text:p text:style-name="P105">16</text:p>
          </table:table-cell>
          <table:table-cell table:style-name="Таблица13.u1" table:number-columns-spanned="48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3">
          <table:table-cell table:style-name="Таблица13.A14" office:value-type="string">
            <text:p text:style-name="P103">17</text:p>
          </table:table-cell>
          <table:table-cell table:style-name="Таблица13.B29" table:number-columns-spanned="48" office:value-type="string">
            <text:p text:style-name="P9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7">
          <table:table-cell table:style-name="Таблица13.j1" table:number-columns-spanned="4" office:value-type="string">
            <text:p text:style-name="P155">КТП</text:p>
          </table:table-cell>
          <table:covered-table-cell/>
          <table:covered-table-cell/>
          <table:covered-table-cell/>
          <table:table-cell table:style-name="Таблица13.E30" table:number-columns-spanned="38" office:value-type="string">
            <text:p text:style-name="P56">Карта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q30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w30" office:value-type="string">
            <text:p text:style-name="P39"/>
          </table:table-cell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F"/>
        <table:table-column table:style-name="Таблица5.I"/>
        <table:table-column table:style-name="Таблица5.J"/>
        <table:table-column table:style-name="Таблица5.K"/>
        <table:table-column table:style-name="Таблица5.L"/>
        <table:table-column table:style-name="Таблица5.C"/>
        <table:table-column table:style-name="Таблица5.N"/>
        <table:table-column table:style-name="Таблица5.O"/>
        <table:table-column table:style-name="Таблица5.P"/>
        <table:table-column table:style-name="Таблица5.Q"/>
        <table:table-column table:style-name="Таблица5.R"/>
        <table:table-column table:style-name="Таблица5.S"/>
        <table:table-column table:style-name="Таблица5.T"/>
        <table:table-column table:style-name="Таблица5.U"/>
        <table:table-column table:style-name="Таблица5.V"/>
        <table:table-column table:style-name="Таблица5.W"/>
        <table:table-column table:style-name="Таблица5.X"/>
        <table:table-column table:style-name="Таблица5.Y"/>
        <table:table-column table:style-name="Таблица5.Z"/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column table:style-name="Таблица5.i"/>
        <table:table-column table:style-name="Таблица5.j"/>
        <table:table-column table:style-name="Таблица5.k"/>
        <table:table-column table:style-name="Таблица5.l"/>
        <table:table-column table:style-name="Таблица5.m"/>
        <table:table-column table:style-name="Таблица5.n"/>
        <table:table-column table:style-name="Таблица5.o"/>
        <table:table-column table:style-name="Таблица5.p"/>
        <table:table-column table:style-name="Таблица5.q"/>
        <table:table-column table:style-name="Таблица5.r"/>
        <table:table-column table:style-name="Таблица5.s"/>
        <table:table-column table:style-name="Таблица5.t"/>
        <table:table-column table:style-name="Таблица5.p"/>
        <table:table-column table:style-name="Таблица5.v"/>
        <table:table-column table:style-name="Таблица5.w"/>
        <table:table-row table:style-name="Таблица5.1">
          <table:table-cell table:style-name="Таблица5.A1" table:number-columns-spanned="35" office:value-type="string">
            <text:p text:style-name="P1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j1" table:number-columns-spanned="2" office:value-type="string">
            <text:p text:style-name="P19"><draw:frame draw:style-name="fr1" draw:name="Врезка4" text:anchor-type="char" svg:x="22.789cm" svg:y="-0.794cm" svg:width="5.639cm" svg:height="0.647cm" draw:z-index="9"><draw:text-box><text:p text:style-name="P64">ГОСТ 3.1118-82 <text:s/>Форма 1б</text:p></draw:text-box></draw:frame></text:p>
          </table:table-cell>
          <table:covered-table-cell/>
          <table:table-cell table:style-name="Таблица5.j1" table:number-columns-spanned="2" office:value-type="string">
            <text:p text:style-name="P16"/>
          </table:table-cell>
          <table:covered-table-cell/>
          <table:table-cell table:style-name="Таблица5.j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  <table:table-cell table:style-name="Таблица5.j1" table:number-columns-spanned="2" office:value-type="string">
            <text:p text:style-name="P16"/>
          </table:table-cell>
          <table:covered-table-cell/>
          <table:table-cell table:style-name="Таблица5.u1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Таблица5.1">
          <table:table-cell table:style-name="Таблица5.j1" table:number-columns-spanned="3" office:value-type="string">
            <text:p text:style-name="P72">Дубл.</text:p>
          </table:table-cell>
          <table:covered-table-cell/>
          <table:covered-table-cell/>
          <table:table-cell table:style-name="Таблица5.j1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.j1" table:number-columns-spanned="3" office:value-type="string">
            <text:p text:style-name="P72"/>
          </table:table-cell>
          <table:covered-table-cell/>
          <table:covered-table-cell/>
          <table:table-cell table:style-name="Таблица5.j1" table:number-columns-spanned="2" office:value-type="string">
            <text:p text:style-name="P72"/>
          </table:table-cell>
          <table:covered-table-cell/>
          <table:table-cell table:style-name="Таблица5.O2" table:number-columns-spanned="4" office:value-type="string">
            <text:p text:style-name="P72"><text:s text:c="15"/></text:p>
          </table:table-cell>
          <table:covered-table-cell/>
          <table:covered-table-cell/>
          <table:covered-table-cell/>
          <table:table-cell table:style-name="Таблица5.S2" table:number-columns-spanned="17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j1" table:number-columns-spanned="2" office:value-type="string">
            <text:p text:style-name="P75"/>
          </table:table-cell>
          <table:covered-table-cell/>
          <table:table-cell table:style-name="Таблица5.j1" table:number-columns-spanned="2" office:value-type="string">
            <text:p text:style-name="P72"/>
          </table:table-cell>
          <table:covered-table-cell/>
          <table:table-cell table:style-name="Таблица5.j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  <table:table-cell table:style-name="Таблица5.j1" table:number-columns-spanned="2" office:value-type="string">
            <text:p text:style-name="P16"/>
          </table:table-cell>
          <table:covered-table-cell/>
          <table:table-cell table:style-name="Таблица5.u1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Таблица5.1">
          <table:table-cell table:style-name="Таблица5.j1" table:number-columns-spanned="3" office:value-type="string">
            <text:p text:style-name="P72">Взам.</text:p>
          </table:table-cell>
          <table:covered-table-cell/>
          <table:covered-table-cell/>
          <table:table-cell table:style-name="Таблица5.j1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.j1" table:number-columns-spanned="3" office:value-type="string">
            <text:p text:style-name="P72"/>
          </table:table-cell>
          <table:covered-table-cell/>
          <table:covered-table-cell/>
          <table:table-cell table:style-name="Таблица5.j1" table:number-columns-spanned="2" office:value-type="string">
            <text:p text:style-name="P72"/>
          </table:table-cell>
          <table:covered-table-cell/>
          <table:table-cell table:style-name="Таблица5.O3" table:number-rows-spanned="2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.j1" table:number-columns-spanned="2" office:value-type="string">
            <text:p text:style-name="P72"/>
          </table:table-cell>
          <table:covered-table-cell/>
          <table:table-cell table:style-name="Таблица5.j1" table:number-columns-spanned="3" office:value-type="string">
            <text:p text:style-name="P72"/>
          </table:table-cell>
          <table:covered-table-cell/>
          <table:covered-table-cell/>
          <table:table-cell table:style-name="Таблица5.j1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5.j1" table:number-columns-spanned="3" office:value-type="string">
            <text:p text:style-name="P72"/>
          </table:table-cell>
          <table:covered-table-cell/>
          <table:covered-table-cell/>
          <table:table-cell table:style-name="Таблица5.j1" table:number-columns-spanned="2" office:value-type="string">
            <text:p text:style-name="P72"/>
          </table:table-cell>
          <table:covered-table-cell/>
          <table:table-cell table:style-name="Таблица5.j1" table:number-columns-spanned="2" office:value-type="string">
            <text:p text:style-name="P72"/>
          </table:table-cell>
          <table:covered-table-cell/>
          <table:table-cell table:style-name="Таблица5.j1" table:number-columns-spanned="2" office:value-type="string">
            <text:p text:style-name="P72"/>
          </table:table-cell>
          <table:covered-table-cell/>
          <table:table-cell table:style-name="Таблица5.j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  <table:table-cell table:style-name="Таблица5.j1" table:number-columns-spanned="2" office:value-type="string">
            <text:p text:style-name="P16"/>
          </table:table-cell>
          <table:covered-table-cell/>
          <table:table-cell table:style-name="Таблица5.u1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Таблица5.1">
          <table:table-cell table:style-name="Таблица5.j1" table:number-columns-spanned="3" office:value-type="string">
            <text:p text:style-name="P72">Подл.</text:p>
          </table:table-cell>
          <table:covered-table-cell/>
          <table:covered-table-cell/>
          <table:table-cell table:style-name="Таблица5.j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.j1" table:number-columns-spanned="3" office:value-type="string">
            <text:p text:style-name="P8"/>
          </table:table-cell>
          <table:covered-table-cell/>
          <table:covered-table-cell/>
          <table:table-cell table:style-name="Таблица5.j1" table:number-columns-spanned="2" office:value-type="string">
            <text:p text:style-name="P22"/>
          </table:table-cell>
          <table:covered-table-cell/>
          <table:covered-table-cell table:style-name="Таблица5.O3"/>
          <table:covered-table-cell/>
          <table:covered-table-cell/>
          <table:covered-table-cell/>
          <table:covered-table-cell/>
          <table:covered-table-cell/>
          <table:table-cell table:style-name="Таблица5.j1" table:number-columns-spanned="2" office:value-type="string">
            <text:p text:style-name="P72"/>
          </table:table-cell>
          <table:covered-table-cell/>
          <table:table-cell table:style-name="Таблица5.j1" table:number-columns-spanned="3" office:value-type="string">
            <text:p text:style-name="P72"/>
          </table:table-cell>
          <table:covered-table-cell/>
          <table:covered-table-cell/>
          <table:table-cell table:style-name="Таблица5.j1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5.j1" table:number-columns-spanned="3" office:value-type="string">
            <text:p text:style-name="P72"/>
          </table:table-cell>
          <table:covered-table-cell/>
          <table:covered-table-cell/>
          <table:table-cell table:style-name="Таблица5.j1" table:number-columns-spanned="2" office:value-type="string">
            <text:p text:style-name="P72"/>
          </table:table-cell>
          <table:covered-table-cell/>
          <table:table-cell table:style-name="Таблица5.j1" table:number-columns-spanned="2" office:value-type="string">
            <text:p text:style-name="P72"/>
          </table:table-cell>
          <table:covered-table-cell/>
          <table:table-cell table:style-name="Таблица5.j1" table:number-columns-spanned="2" office:value-type="string">
            <text:p text:style-name="P72"/>
          </table:table-cell>
          <table:covered-table-cell/>
          <table:table-cell table:style-name="Таблица5.j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  <table:table-cell table:style-name="Таблица5.j1" table:number-columns-spanned="2" office:value-type="string">
            <text:p text:style-name="P16"/>
          </table:table-cell>
          <table:covered-table-cell/>
          <table:table-cell table:style-name="Таблица5.u1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Таблица5.5">
          <table:table-cell table:style-name="Таблица5.j1" table:number-columns-spanned="27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b5" table:number-columns-spanned="13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o5" table:number-columns-spanned="7" office:value-type="string">
            <text:p text:style-name="P13">№ 61/СКМ-87-202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v5" table:number-columns-spanned="2" office:value-type="float" office:value="9">
            <text:p text:style-name="P129">9</text:p>
          </table:table-cell>
          <table:covered-table-cell/>
        </table:table-row>
        <table:table-row table:style-name="Таблица5.6">
          <table:table-cell table:style-name="Таблица5.j1" table:number-rows-spanned="3" table:number-columns-spanned="2" office:value-type="string">
            <text:p text:style-name="P16"/>
          </table:table-cell>
          <table:covered-table-cell/>
          <table:table-cell table:style-name="Таблица5.j1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Таблица5.j1" table:number-columns-spanned="2" office:value-type="string">
            <text:p text:style-name="P72"/>
          </table:table-cell>
          <table:covered-table-cell/>
          <table:table-cell table:style-name="Таблица5.j1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5.j1" table:number-columns-spanned="2" office:value-type="string">
            <text:p text:style-name="P72"/>
          </table:table-cell>
          <table:covered-table-cell/>
          <table:table-cell table:style-name="Таблица5.j1" office:value-type="string">
            <text:p text:style-name="P72"/>
          </table:table-cell>
          <table:table-cell table:style-name="Таблица5.j1" office:value-type="string">
            <text:p text:style-name="P72"/>
          </table:table-cell>
          <table:table-cell table:style-name="Таблица5.j1" table:number-columns-spanned="2" office:value-type="string">
            <text:p text:style-name="P72"/>
          </table:table-cell>
          <table:covered-table-cell/>
          <table:table-cell table:style-name="Таблица5.j1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5.j1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Таблица5.c6" table:number-columns-spanned="3" office:value-type="string">
            <text:p text:style-name="P72"/>
          </table:table-cell>
          <table:covered-table-cell/>
          <table:covered-table-cell/>
          <table:table-cell table:style-name="Таблица5.f6" table:number-rows-spanned="3" table:number-columns-spanned="11" office:value-type="string">
            <text:p text:style-name="P100"><text:span text:style-name="T32">ЮЕЛИ.333829.00</text:span><text:span text:style-name="T34">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q6" table:number-rows-spanned="3" table:number-columns-spanned="7" office:value-type="string">
            <text:p text:style-name="P52"><text:span text:style-name="T4">К.</text:span><text:span text:style-name="T3">6</text:span><text:span text:style-name="T4">01</text:span><text:span text:style-name="T3">35</text:span><text:span text:style-name="T4">.000</text:span><text:span text:style-name="T3">5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6">
          <table:covered-table-cell table:style-name="Таблица5.j1"/>
          <table:covered-table-cell/>
          <table:table-cell table:style-name="Таблица5.j1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Таблица5.j1" table:number-columns-spanned="2" office:value-type="string">
            <text:p text:style-name="P66"/>
          </table:table-cell>
          <table:covered-table-cell/>
          <table:table-cell table:style-name="Таблица5.j1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5.j1" table:number-columns-spanned="2" office:value-type="string">
            <text:p text:style-name="P75"/>
          </table:table-cell>
          <table:covered-table-cell/>
          <table:table-cell table:style-name="Таблица5.j1" office:value-type="string">
            <text:p text:style-name="P66"/>
          </table:table-cell>
          <table:table-cell table:style-name="Таблица5.j1" office:value-type="string">
            <text:p text:style-name="P72"/>
          </table:table-cell>
          <table:table-cell table:style-name="Таблица5.j1" table:number-columns-spanned="2" office:value-type="string">
            <text:p text:style-name="P72"/>
          </table:table-cell>
          <table:covered-table-cell/>
          <table:table-cell table:style-name="Таблица5.j1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5.j1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Таблица5.j1" table:number-columns-spanned="3" office:value-type="string">
            <text:p text:style-name="P72"/>
          </table:table-cell>
          <table:covered-table-cell/>
          <table:covered-table-cell/>
          <table:covered-table-cell table:style-name="Таблица5.f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5.q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6">
          <table:covered-table-cell table:style-name="Таблица5.j1"/>
          <table:covered-table-cell/>
          <table:table-cell table:style-name="Таблица5.j1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Таблица5.G8" table:number-columns-spanned="2" office:value-type="string">
            <text:p text:style-name="P72"/>
          </table:table-cell>
          <table:covered-table-cell/>
          <table:table-cell table:style-name="Таблица5.I8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5.N8" table:number-columns-spanned="2" office:value-type="string">
            <text:p text:style-name="P72"/>
          </table:table-cell>
          <table:covered-table-cell/>
          <table:table-cell table:style-name="Таблица5.P8" office:value-type="string">
            <text:p text:style-name="P72"/>
          </table:table-cell>
          <table:table-cell table:style-name="Таблица5.Q8" office:value-type="string">
            <text:p text:style-name="P72"/>
          </table:table-cell>
          <table:table-cell table:style-name="Таблица5.R8" table:number-columns-spanned="2" office:value-type="string">
            <text:p text:style-name="P72"/>
          </table:table-cell>
          <table:covered-table-cell/>
          <table:table-cell table:style-name="Таблица5.T8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5.Y8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Таблица5.c8" table:number-columns-spanned="3" office:value-type="string">
            <text:p text:style-name="P72"/>
          </table:table-cell>
          <table:covered-table-cell/>
          <table:covered-table-cell/>
          <table:covered-table-cell table:style-name="Таблица5.f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5.q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">
          <table:table-cell table:style-name="Таблица5.j1" office:value-type="string">
            <text:p text:style-name="P16">А</text:p>
          </table:table-cell>
          <table:table-cell table:style-name="Таблица5.B9" table:number-columns-spanned="4" office:value-type="string">
            <text:p text:style-name="P22">Цех</text:p>
          </table:table-cell>
          <table:covered-table-cell/>
          <table:covered-table-cell/>
          <table:covered-table-cell/>
          <table:table-cell table:style-name="Таблица5.F9" table:number-columns-spanned="2" office:value-type="string">
            <text:p text:style-name="P72">Уч.</text:p>
          </table:table-cell>
          <table:covered-table-cell/>
          <table:table-cell table:style-name="Таблица5.H9" table:number-columns-spanned="3" office:value-type="string">
            <text:p text:style-name="P72">РМ</text:p>
          </table:table-cell>
          <table:covered-table-cell/>
          <table:covered-table-cell/>
          <table:table-cell table:style-name="Таблица5.K9" office:value-type="string">
            <text:p text:style-name="P72">Опер.</text:p>
          </table:table-cell>
          <table:table-cell table:style-name="Таблица5.L9" table:number-columns-spanned="10" office:value-type="string">
            <text:p text:style-name="P7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V9" table:number-columns-spanned="28" office:value-type="string">
            <text:p text:style-name="P72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0">
          <table:table-cell table:style-name="Таблица5.j1" table:number-rows-spanned="2" office:value-type="string">
            <text:p text:style-name="P16">Б</text:p>
          </table:table-cell>
          <table:table-cell table:style-name="Таблица5.B10" table:number-columns-spanned="20" office:value-type="string">
            <text:p text:style-name="P7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j1" table:number-rows-spanned="2" table:number-columns-spanned="2" office:value-type="string">
            <text:p text:style-name="P72">См..</text:p>
          </table:table-cell>
          <table:covered-table-cell/>
          <table:table-cell table:style-name="Таблица5.j1" table:number-rows-spanned="2" table:number-columns-spanned="3" office:value-type="string">
            <text:p text:style-name="P72">Проф.</text:p>
            <text:p text:style-name="P76"/>
          </table:table-cell>
          <table:covered-table-cell/>
          <table:covered-table-cell/>
          <table:table-cell table:style-name="Таблица5.j1" table:number-rows-spanned="2" table:number-columns-spanned="3" office:value-type="string">
            <text:p text:style-name="P72">Р</text:p>
          </table:table-cell>
          <table:covered-table-cell/>
          <table:covered-table-cell/>
          <table:table-cell table:style-name="Таблица5.j1" table:number-rows-spanned="2" table:number-columns-spanned="3" office:value-type="string">
            <text:p text:style-name="P72">УТ</text:p>
          </table:table-cell>
          <table:covered-table-cell/>
          <table:covered-table-cell/>
          <table:table-cell table:style-name="Таблица5.j1" table:number-rows-spanned="2" table:number-columns-spanned="2" office:value-type="string">
            <text:p text:style-name="P72">КР</text:p>
          </table:table-cell>
          <table:covered-table-cell/>
          <table:table-cell table:style-name="Таблица5.j1" table:number-rows-spanned="2" table:number-columns-spanned="2" office:value-type="string">
            <text:p text:style-name="P72">КОИД</text:p>
          </table:table-cell>
          <table:covered-table-cell/>
          <table:table-cell table:style-name="Таблица5.j1" table:number-rows-spanned="2" table:number-columns-spanned="2" office:value-type="string">
            <text:p text:style-name="P72">ЕН</text:p>
          </table:table-cell>
          <table:covered-table-cell/>
          <table:table-cell table:style-name="Таблица5.j1" table:number-rows-spanned="2" table:number-columns-spanned="3" office:value-type="string">
            <text:p text:style-name="P16">ОП</text:p>
          </table:table-cell>
          <table:covered-table-cell/>
          <table:covered-table-cell/>
          <table:table-cell table:style-name="Таблица5.j1" table:number-rows-spanned="2" table:number-columns-spanned="2" office:value-type="string">
            <text:p text:style-name="P16">Кшт.</text:p>
          </table:table-cell>
          <table:covered-table-cell/>
          <table:table-cell table:style-name="Таблица5.j1" table:number-rows-spanned="2" table:number-columns-spanned="2" office:value-type="string">
            <text:p text:style-name="P16">Тп.з.</text:p>
          </table:table-cell>
          <table:covered-table-cell/>
          <table:table-cell table:style-name="Таблица5.t10" table:number-rows-spanned="2" table:number-columns-spanned="4" office:value-type="string">
            <text:p text:style-name="P16">Тшт.</text:p>
          </table:table-cell>
          <table:covered-table-cell/>
          <table:covered-table-cell/>
          <table:covered-table-cell/>
        </table:table-row>
        <table:table-row table:style-name="Таблица5.11">
          <table:covered-table-cell table:style-name="Таблица5.j1"/>
          <table:table-cell table:style-name="Таблица5.B11" table:number-columns-spanned="20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5.j1"/>
          <table:covered-table-cell/>
          <table:covered-table-cell table:style-name="Таблица5.j1"/>
          <table:covered-table-cell/>
          <table:covered-table-cell/>
          <table:covered-table-cell table:style-name="Таблица5.j1"/>
          <table:covered-table-cell/>
          <table:covered-table-cell/>
          <table:covered-table-cell table:style-name="Таблица5.j1"/>
          <table:covered-table-cell/>
          <table:covered-table-cell/>
          <table:covered-table-cell table:style-name="Таблица5.j1"/>
          <table:covered-table-cell/>
          <table:covered-table-cell table:style-name="Таблица5.j1"/>
          <table:covered-table-cell/>
          <table:covered-table-cell table:style-name="Таблица5.j1"/>
          <table:covered-table-cell/>
          <table:covered-table-cell table:style-name="Таблица5.j1"/>
          <table:covered-table-cell/>
          <table:covered-table-cell/>
          <table:covered-table-cell table:style-name="Таблица5.j1"/>
          <table:covered-table-cell/>
          <table:covered-table-cell table:style-name="Таблица5.j1"/>
          <table:covered-table-cell/>
          <table:covered-table-cell table:style-name="Таблица5.t10"/>
          <table:covered-table-cell/>
          <table:covered-table-cell/>
          <table:covered-table-cell/>
        </table:table-row>
        <table:table-row table:style-name="Таблица5.1">
          <table:table-cell table:style-name="Таблица5.j1" office:value-type="string">
            <text:p text:style-name="P16">к/м</text:p>
          </table:table-cell>
          <table:table-cell table:style-name="Таблица5.j1" table:number-columns-spanned="20" office:value-type="string">
            <text:p text:style-name="P72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V12" table:number-columns-spanned="15" office:value-type="string">
            <text:p text:style-name="P7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k12" table:number-columns-spanned="2" office:value-type="string">
            <text:p text:style-name="P63">ОПП</text:p>
          </table:table-cell>
          <table:covered-table-cell/>
          <table:table-cell table:style-name="Таблица5.m12" table:number-columns-spanned="3" office:value-type="string">
            <text:p text:style-name="P16">ЕВ</text:p>
          </table:table-cell>
          <table:covered-table-cell/>
          <table:covered-table-cell/>
          <table:table-cell table:style-name="Таблица5.p12" table:number-columns-spanned="2" office:value-type="string">
            <text:p text:style-name="P16">ЕН</text:p>
          </table:table-cell>
          <table:covered-table-cell/>
          <table:table-cell table:style-name="Таблица5.r12" table:number-columns-spanned="2" office:value-type="string">
            <text:p text:style-name="P16">КИ</text:p>
          </table:table-cell>
          <table:covered-table-cell/>
          <table:table-cell table:style-name="Таблица5.t12" table:number-columns-spanned="4" office:value-type="string">
            <text:p text:style-name="P16">Нрасх.</text:p>
          </table:table-cell>
          <table:covered-table-cell/>
          <table:covered-table-cell/>
          <table:covered-table-cell/>
        </table:table-row>
        <table:table-row table:style-name="Таблица5.13">
          <table:table-cell table:style-name="Таблица5.A13" office:value-type="string">
            <text:p text:style-name="P103">01</text:p>
          </table:table-cell>
          <table:table-cell table:style-name="Таблица5.u1" table:number-columns-spanned="4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3">
          <table:table-cell table:style-name="Таблица5.A14" office:value-type="string">
            <text:p text:style-name="P103">02</text:p>
          </table:table-cell>
          <table:table-cell table:style-name="Таблица5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3">
          <table:table-cell table:style-name="Таблица5.A14" office:value-type="string">
            <text:p text:style-name="P103">03</text:p>
          </table:table-cell>
          <table:table-cell table:style-name="Таблица5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3">
          <table:table-cell table:style-name="Таблица5.A14" office:value-type="string">
            <text:p text:style-name="P103">04</text:p>
          </table:table-cell>
          <table:table-cell table:style-name="Таблица5.u1" table:number-columns-spanned="48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7">
          <table:table-cell table:style-name="Таблица5.A14" office:value-type="string">
            <text:p text:style-name="P103">05</text:p>
          </table:table-cell>
          <table:table-cell table:style-name="Таблица5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7">
          <table:table-cell table:style-name="Таблица5.A14" office:value-type="string">
            <text:p text:style-name="P103">06</text:p>
          </table:table-cell>
          <table:table-cell table:style-name="Таблица5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7">
          <table:table-cell table:style-name="Таблица5.A14" office:value-type="string">
            <text:p text:style-name="P103">07</text:p>
          </table:table-cell>
          <table:table-cell table:style-name="Таблица5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7">
          <table:table-cell table:style-name="Таблица5.A14" office:value-type="string">
            <text:p text:style-name="P103">08</text:p>
          </table:table-cell>
          <table:table-cell table:style-name="Таблица5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7">
          <table:table-cell table:style-name="Таблица5.A14" office:value-type="string">
            <text:p text:style-name="P103">09</text:p>
          </table:table-cell>
          <table:table-cell table:style-name="Таблица5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7">
          <table:table-cell table:style-name="Таблица5.A14" office:value-type="string">
            <text:p text:style-name="P103">10</text:p>
          </table:table-cell>
          <table:table-cell table:style-name="Таблица5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3">
          <table:table-cell table:style-name="Таблица5.A14" office:value-type="string">
            <text:p text:style-name="P103">11</text:p>
          </table:table-cell>
          <table:table-cell table:style-name="Таблица5.u1" table:number-columns-spanned="48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3">
          <table:table-cell table:style-name="Таблица5.A14" office:value-type="string">
            <text:p text:style-name="P103">12</text:p>
          </table:table-cell>
          <table:table-cell table:style-name="Таблица5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3">
          <table:table-cell table:style-name="Таблица5.A14" office:value-type="string">
            <text:p text:style-name="P103">13</text:p>
          </table:table-cell>
          <table:table-cell table:style-name="Таблица5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3">
          <table:table-cell table:style-name="Таблица5.A14" office:value-type="string">
            <text:p text:style-name="P103">14</text:p>
          </table:table-cell>
          <table:table-cell table:style-name="Таблица5.u1" table:number-columns-spanned="48" office:value-type="string">
            <text:p text:style-name="P1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3">
          <table:table-cell table:style-name="Таблица5.A14" office:value-type="string">
            <text:p text:style-name="P103">15</text:p>
          </table:table-cell>
          <table:table-cell table:style-name="Таблица5.u1" table:number-columns-spanned="48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3">
          <table:table-cell table:style-name="Таблица5.A14" office:value-type="string">
            <text:p text:style-name="P105">16</text:p>
          </table:table-cell>
          <table:table-cell table:style-name="Таблица5.u1" table:number-columns-spanned="48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3">
          <table:table-cell table:style-name="Таблица5.A14" office:value-type="string">
            <text:p text:style-name="P103">17</text:p>
          </table:table-cell>
          <table:table-cell table:style-name="Таблица5.B29" table:number-columns-spanned="48" office:value-type="string">
            <text:p text:style-name="P9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7">
          <table:table-cell table:style-name="Таблица5.j1" table:number-columns-spanned="4" office:value-type="string">
            <text:p text:style-name="P155">КТП</text:p>
          </table:table-cell>
          <table:covered-table-cell/>
          <table:covered-table-cell/>
          <table:covered-table-cell/>
          <table:table-cell table:style-name="Таблица5.E30" table:number-columns-spanned="38" office:value-type="string">
            <text:p text:style-name="P56">Карта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q30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.w30" office:value-type="string">
            <text:p text:style-name="P39"/>
          </table:table-cell>
        </table:table-row>
      </table:table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column table:style-name="Таблица11.G"/>
        <table:table-column table:style-name="Таблица11.F"/>
        <table:table-column table:style-name="Таблица11.I"/>
        <table:table-column table:style-name="Таблица11.J"/>
        <table:table-column table:style-name="Таблица11.K"/>
        <table:table-column table:style-name="Таблица11.L"/>
        <table:table-column table:style-name="Таблица11.C"/>
        <table:table-column table:style-name="Таблица11.N"/>
        <table:table-column table:style-name="Таблица11.O"/>
        <table:table-column table:style-name="Таблица11.P"/>
        <table:table-column table:style-name="Таблица11.Q"/>
        <table:table-column table:style-name="Таблица11.R"/>
        <table:table-column table:style-name="Таблица11.S"/>
        <table:table-column table:style-name="Таблица11.T"/>
        <table:table-column table:style-name="Таблица11.U"/>
        <table:table-column table:style-name="Таблица11.V"/>
        <table:table-column table:style-name="Таблица11.W"/>
        <table:table-column table:style-name="Таблица11.X"/>
        <table:table-column table:style-name="Таблица11.Y"/>
        <table:table-column table:style-name="Таблица11.Z"/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column table:style-name="Таблица11.g"/>
        <table:table-column table:style-name="Таблица11.h"/>
        <table:table-column table:style-name="Таблица11.i"/>
        <table:table-column table:style-name="Таблица11.j"/>
        <table:table-column table:style-name="Таблица11.k"/>
        <table:table-column table:style-name="Таблица11.l"/>
        <table:table-column table:style-name="Таблица11.m"/>
        <table:table-column table:style-name="Таблица11.n"/>
        <table:table-column table:style-name="Таблица11.o"/>
        <table:table-column table:style-name="Таблица11.p"/>
        <table:table-column table:style-name="Таблица11.q"/>
        <table:table-column table:style-name="Таблица11.r"/>
        <table:table-column table:style-name="Таблица11.s"/>
        <table:table-column table:style-name="Таблица11.t"/>
        <table:table-column table:style-name="Таблица11.p"/>
        <table:table-column table:style-name="Таблица11.v"/>
        <table:table-column table:style-name="Таблица11.w"/>
        <table:table-row table:style-name="Таблица11.1">
          <table:table-cell table:style-name="Таблица11.A1" table:number-columns-spanned="35" office:value-type="string">
            <text:p text:style-name="P1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j1" table:number-columns-spanned="2" office:value-type="string">
            <text:p text:style-name="P19"><draw:frame draw:style-name="fr1" draw:name="Врезка10" text:anchor-type="char" svg:x="22.789cm" svg:y="-0.794cm" svg:width="5.639cm" svg:height="0.647cm" draw:z-index="10"><draw:text-box><text:p text:style-name="P64">ГОСТ 3.1118-82 <text:s/>Форма 1б</text:p></draw:text-box></draw:frame></text:p>
          </table:table-cell>
          <table:covered-table-cell/>
          <table:table-cell table:style-name="Таблица11.j1" table:number-columns-spanned="2" office:value-type="string">
            <text:p text:style-name="P16"/>
          </table:table-cell>
          <table:covered-table-cell/>
          <table:table-cell table:style-name="Таблица11.j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  <table:table-cell table:style-name="Таблица11.j1" table:number-columns-spanned="2" office:value-type="string">
            <text:p text:style-name="P16"/>
          </table:table-cell>
          <table:covered-table-cell/>
          <table:table-cell table:style-name="Таблица11.u1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Таблица11.1">
          <table:table-cell table:style-name="Таблица11.j1" table:number-columns-spanned="3" office:value-type="string">
            <text:p text:style-name="P72">Дубл.</text:p>
          </table:table-cell>
          <table:covered-table-cell/>
          <table:covered-table-cell/>
          <table:table-cell table:style-name="Таблица11.j1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j1" table:number-columns-spanned="3" office:value-type="string">
            <text:p text:style-name="P72"/>
          </table:table-cell>
          <table:covered-table-cell/>
          <table:covered-table-cell/>
          <table:table-cell table:style-name="Таблица11.j1" table:number-columns-spanned="2" office:value-type="string">
            <text:p text:style-name="P72"/>
          </table:table-cell>
          <table:covered-table-cell/>
          <table:table-cell table:style-name="Таблица11.O2" table:number-columns-spanned="4" office:value-type="string">
            <text:p text:style-name="P72"><text:s text:c="15"/></text:p>
          </table:table-cell>
          <table:covered-table-cell/>
          <table:covered-table-cell/>
          <table:covered-table-cell/>
          <table:table-cell table:style-name="Таблица11.S2" table:number-columns-spanned="17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j1" table:number-columns-spanned="2" office:value-type="string">
            <text:p text:style-name="P75"/>
          </table:table-cell>
          <table:covered-table-cell/>
          <table:table-cell table:style-name="Таблица11.j1" table:number-columns-spanned="2" office:value-type="string">
            <text:p text:style-name="P72"/>
          </table:table-cell>
          <table:covered-table-cell/>
          <table:table-cell table:style-name="Таблица11.j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  <table:table-cell table:style-name="Таблица11.j1" table:number-columns-spanned="2" office:value-type="string">
            <text:p text:style-name="P16"/>
          </table:table-cell>
          <table:covered-table-cell/>
          <table:table-cell table:style-name="Таблица11.u1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Таблица11.1">
          <table:table-cell table:style-name="Таблица11.j1" table:number-columns-spanned="3" office:value-type="string">
            <text:p text:style-name="P72">Взам.</text:p>
          </table:table-cell>
          <table:covered-table-cell/>
          <table:covered-table-cell/>
          <table:table-cell table:style-name="Таблица11.j1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j1" table:number-columns-spanned="3" office:value-type="string">
            <text:p text:style-name="P72"/>
          </table:table-cell>
          <table:covered-table-cell/>
          <table:covered-table-cell/>
          <table:table-cell table:style-name="Таблица11.j1" table:number-columns-spanned="2" office:value-type="string">
            <text:p text:style-name="P72"/>
          </table:table-cell>
          <table:covered-table-cell/>
          <table:table-cell table:style-name="Таблица11.O3" table:number-rows-spanned="2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j1" table:number-columns-spanned="2" office:value-type="string">
            <text:p text:style-name="P72"/>
          </table:table-cell>
          <table:covered-table-cell/>
          <table:table-cell table:style-name="Таблица11.j1" table:number-columns-spanned="3" office:value-type="string">
            <text:p text:style-name="P72"/>
          </table:table-cell>
          <table:covered-table-cell/>
          <table:covered-table-cell/>
          <table:table-cell table:style-name="Таблица11.j1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11.j1" table:number-columns-spanned="3" office:value-type="string">
            <text:p text:style-name="P72"/>
          </table:table-cell>
          <table:covered-table-cell/>
          <table:covered-table-cell/>
          <table:table-cell table:style-name="Таблица11.j1" table:number-columns-spanned="2" office:value-type="string">
            <text:p text:style-name="P72"/>
          </table:table-cell>
          <table:covered-table-cell/>
          <table:table-cell table:style-name="Таблица11.j1" table:number-columns-spanned="2" office:value-type="string">
            <text:p text:style-name="P72"/>
          </table:table-cell>
          <table:covered-table-cell/>
          <table:table-cell table:style-name="Таблица11.j1" table:number-columns-spanned="2" office:value-type="string">
            <text:p text:style-name="P72"/>
          </table:table-cell>
          <table:covered-table-cell/>
          <table:table-cell table:style-name="Таблица11.j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  <table:table-cell table:style-name="Таблица11.j1" table:number-columns-spanned="2" office:value-type="string">
            <text:p text:style-name="P16"/>
          </table:table-cell>
          <table:covered-table-cell/>
          <table:table-cell table:style-name="Таблица11.u1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Таблица11.1">
          <table:table-cell table:style-name="Таблица11.j1" table:number-columns-spanned="3" office:value-type="string">
            <text:p text:style-name="P72">Подл.</text:p>
          </table:table-cell>
          <table:covered-table-cell/>
          <table:covered-table-cell/>
          <table:table-cell table:style-name="Таблица11.j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j1" table:number-columns-spanned="3" office:value-type="string">
            <text:p text:style-name="P8"/>
          </table:table-cell>
          <table:covered-table-cell/>
          <table:covered-table-cell/>
          <table:table-cell table:style-name="Таблица11.j1" table:number-columns-spanned="2" office:value-type="string">
            <text:p text:style-name="P22"/>
          </table:table-cell>
          <table:covered-table-cell/>
          <table:covered-table-cell table:style-name="Таблица11.O3"/>
          <table:covered-table-cell/>
          <table:covered-table-cell/>
          <table:covered-table-cell/>
          <table:covered-table-cell/>
          <table:covered-table-cell/>
          <table:table-cell table:style-name="Таблица11.j1" table:number-columns-spanned="2" office:value-type="string">
            <text:p text:style-name="P72"/>
          </table:table-cell>
          <table:covered-table-cell/>
          <table:table-cell table:style-name="Таблица11.j1" table:number-columns-spanned="3" office:value-type="string">
            <text:p text:style-name="P72"/>
          </table:table-cell>
          <table:covered-table-cell/>
          <table:covered-table-cell/>
          <table:table-cell table:style-name="Таблица11.j1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11.j1" table:number-columns-spanned="3" office:value-type="string">
            <text:p text:style-name="P72"/>
          </table:table-cell>
          <table:covered-table-cell/>
          <table:covered-table-cell/>
          <table:table-cell table:style-name="Таблица11.j1" table:number-columns-spanned="2" office:value-type="string">
            <text:p text:style-name="P72"/>
          </table:table-cell>
          <table:covered-table-cell/>
          <table:table-cell table:style-name="Таблица11.j1" table:number-columns-spanned="2" office:value-type="string">
            <text:p text:style-name="P72"/>
          </table:table-cell>
          <table:covered-table-cell/>
          <table:table-cell table:style-name="Таблица11.j1" table:number-columns-spanned="2" office:value-type="string">
            <text:p text:style-name="P72"/>
          </table:table-cell>
          <table:covered-table-cell/>
          <table:table-cell table:style-name="Таблица11.j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  <table:table-cell table:style-name="Таблица11.j1" table:number-columns-spanned="2" office:value-type="string">
            <text:p text:style-name="P16"/>
          </table:table-cell>
          <table:covered-table-cell/>
          <table:table-cell table:style-name="Таблица11.u1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Таблица11.5">
          <table:table-cell table:style-name="Таблица11.j1" table:number-columns-spanned="27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b5" table:number-columns-spanned="13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o5" table:number-columns-spanned="7" office:value-type="string">
            <text:p text:style-name="P13">№ 61/СКМ-87-202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v5" table:number-columns-spanned="2" office:value-type="float" office:value="10">
            <text:p text:style-name="P129">10</text:p>
          </table:table-cell>
          <table:covered-table-cell/>
        </table:table-row>
        <table:table-row table:style-name="Таблица11.6">
          <table:table-cell table:style-name="Таблица11.j1" table:number-rows-spanned="3" table:number-columns-spanned="2" office:value-type="string">
            <text:p text:style-name="P16"/>
          </table:table-cell>
          <table:covered-table-cell/>
          <table:table-cell table:style-name="Таблица11.j1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Таблица11.j1" table:number-columns-spanned="2" office:value-type="string">
            <text:p text:style-name="P72"/>
          </table:table-cell>
          <table:covered-table-cell/>
          <table:table-cell table:style-name="Таблица11.j1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11.j1" table:number-columns-spanned="2" office:value-type="string">
            <text:p text:style-name="P72"/>
          </table:table-cell>
          <table:covered-table-cell/>
          <table:table-cell table:style-name="Таблица11.j1" office:value-type="string">
            <text:p text:style-name="P72"/>
          </table:table-cell>
          <table:table-cell table:style-name="Таблица11.j1" office:value-type="string">
            <text:p text:style-name="P72"/>
          </table:table-cell>
          <table:table-cell table:style-name="Таблица11.j1" table:number-columns-spanned="2" office:value-type="string">
            <text:p text:style-name="P72"/>
          </table:table-cell>
          <table:covered-table-cell/>
          <table:table-cell table:style-name="Таблица11.j1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11.j1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Таблица11.c6" table:number-columns-spanned="3" office:value-type="string">
            <text:p text:style-name="P72"/>
          </table:table-cell>
          <table:covered-table-cell/>
          <table:covered-table-cell/>
          <table:table-cell table:style-name="Таблица11.f6" table:number-rows-spanned="3" table:number-columns-spanned="11" office:value-type="string">
            <text:p text:style-name="P100"><text:span text:style-name="T32">ЮЕЛИ.333829.00</text:span><text:span text:style-name="T34">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q6" table:number-rows-spanned="3" table:number-columns-spanned="7" office:value-type="string">
            <text:p text:style-name="P52"><text:span text:style-name="T4">К.</text:span><text:span text:style-name="T3">6</text:span><text:span text:style-name="T4">01</text:span><text:span text:style-name="T3">35</text:span><text:span text:style-name="T4">.000</text:span><text:span text:style-name="T3">5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6">
          <table:covered-table-cell table:style-name="Таблица11.j1"/>
          <table:covered-table-cell/>
          <table:table-cell table:style-name="Таблица11.j1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Таблица11.j1" table:number-columns-spanned="2" office:value-type="string">
            <text:p text:style-name="P66"/>
          </table:table-cell>
          <table:covered-table-cell/>
          <table:table-cell table:style-name="Таблица11.j1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11.j1" table:number-columns-spanned="2" office:value-type="string">
            <text:p text:style-name="P75"/>
          </table:table-cell>
          <table:covered-table-cell/>
          <table:table-cell table:style-name="Таблица11.j1" office:value-type="string">
            <text:p text:style-name="P66"/>
          </table:table-cell>
          <table:table-cell table:style-name="Таблица11.j1" office:value-type="string">
            <text:p text:style-name="P72"/>
          </table:table-cell>
          <table:table-cell table:style-name="Таблица11.j1" table:number-columns-spanned="2" office:value-type="string">
            <text:p text:style-name="P72"/>
          </table:table-cell>
          <table:covered-table-cell/>
          <table:table-cell table:style-name="Таблица11.j1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11.j1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Таблица11.j1" table:number-columns-spanned="3" office:value-type="string">
            <text:p text:style-name="P72"/>
          </table:table-cell>
          <table:covered-table-cell/>
          <table:covered-table-cell/>
          <table:covered-table-cell table:style-name="Таблица11.f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1.q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6">
          <table:covered-table-cell table:style-name="Таблица11.j1"/>
          <table:covered-table-cell/>
          <table:table-cell table:style-name="Таблица11.j1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Таблица11.G8" table:number-columns-spanned="2" office:value-type="string">
            <text:p text:style-name="P72"/>
          </table:table-cell>
          <table:covered-table-cell/>
          <table:table-cell table:style-name="Таблица11.I8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11.N8" table:number-columns-spanned="2" office:value-type="string">
            <text:p text:style-name="P72"/>
          </table:table-cell>
          <table:covered-table-cell/>
          <table:table-cell table:style-name="Таблица11.P8" office:value-type="string">
            <text:p text:style-name="P72"/>
          </table:table-cell>
          <table:table-cell table:style-name="Таблица11.Q8" office:value-type="string">
            <text:p text:style-name="P72"/>
          </table:table-cell>
          <table:table-cell table:style-name="Таблица11.R8" table:number-columns-spanned="2" office:value-type="string">
            <text:p text:style-name="P72"/>
          </table:table-cell>
          <table:covered-table-cell/>
          <table:table-cell table:style-name="Таблица11.T8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11.Y8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Таблица11.c8" table:number-columns-spanned="3" office:value-type="string">
            <text:p text:style-name="P72"/>
          </table:table-cell>
          <table:covered-table-cell/>
          <table:covered-table-cell/>
          <table:covered-table-cell table:style-name="Таблица11.f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1.q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">
          <table:table-cell table:style-name="Таблица11.j1" office:value-type="string">
            <text:p text:style-name="P16">А</text:p>
          </table:table-cell>
          <table:table-cell table:style-name="Таблица11.B9" table:number-columns-spanned="4" office:value-type="string">
            <text:p text:style-name="P22">Цех</text:p>
          </table:table-cell>
          <table:covered-table-cell/>
          <table:covered-table-cell/>
          <table:covered-table-cell/>
          <table:table-cell table:style-name="Таблица11.F9" table:number-columns-spanned="2" office:value-type="string">
            <text:p text:style-name="P72">Уч.</text:p>
          </table:table-cell>
          <table:covered-table-cell/>
          <table:table-cell table:style-name="Таблица11.H9" table:number-columns-spanned="3" office:value-type="string">
            <text:p text:style-name="P72">РМ</text:p>
          </table:table-cell>
          <table:covered-table-cell/>
          <table:covered-table-cell/>
          <table:table-cell table:style-name="Таблица11.K9" office:value-type="string">
            <text:p text:style-name="P72">Опер.</text:p>
          </table:table-cell>
          <table:table-cell table:style-name="Таблица11.L9" table:number-columns-spanned="10" office:value-type="string">
            <text:p text:style-name="P7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V9" table:number-columns-spanned="28" office:value-type="string">
            <text:p text:style-name="P72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0">
          <table:table-cell table:style-name="Таблица11.j1" table:number-rows-spanned="2" office:value-type="string">
            <text:p text:style-name="P16">Б</text:p>
          </table:table-cell>
          <table:table-cell table:style-name="Таблица11.B10" table:number-columns-spanned="20" office:value-type="string">
            <text:p text:style-name="P7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j1" table:number-rows-spanned="2" table:number-columns-spanned="2" office:value-type="string">
            <text:p text:style-name="P72">См..</text:p>
          </table:table-cell>
          <table:covered-table-cell/>
          <table:table-cell table:style-name="Таблица11.j1" table:number-rows-spanned="2" table:number-columns-spanned="3" office:value-type="string">
            <text:p text:style-name="P72">Проф.</text:p>
            <text:p text:style-name="P76"/>
          </table:table-cell>
          <table:covered-table-cell/>
          <table:covered-table-cell/>
          <table:table-cell table:style-name="Таблица11.j1" table:number-rows-spanned="2" table:number-columns-spanned="3" office:value-type="string">
            <text:p text:style-name="P72">Р</text:p>
          </table:table-cell>
          <table:covered-table-cell/>
          <table:covered-table-cell/>
          <table:table-cell table:style-name="Таблица11.j1" table:number-rows-spanned="2" table:number-columns-spanned="3" office:value-type="string">
            <text:p text:style-name="P72">УТ</text:p>
          </table:table-cell>
          <table:covered-table-cell/>
          <table:covered-table-cell/>
          <table:table-cell table:style-name="Таблица11.j1" table:number-rows-spanned="2" table:number-columns-spanned="2" office:value-type="string">
            <text:p text:style-name="P72">КР</text:p>
          </table:table-cell>
          <table:covered-table-cell/>
          <table:table-cell table:style-name="Таблица11.j1" table:number-rows-spanned="2" table:number-columns-spanned="2" office:value-type="string">
            <text:p text:style-name="P72">КОИД</text:p>
          </table:table-cell>
          <table:covered-table-cell/>
          <table:table-cell table:style-name="Таблица11.j1" table:number-rows-spanned="2" table:number-columns-spanned="2" office:value-type="string">
            <text:p text:style-name="P72">ЕН</text:p>
          </table:table-cell>
          <table:covered-table-cell/>
          <table:table-cell table:style-name="Таблица11.j1" table:number-rows-spanned="2" table:number-columns-spanned="3" office:value-type="string">
            <text:p text:style-name="P16">ОП</text:p>
          </table:table-cell>
          <table:covered-table-cell/>
          <table:covered-table-cell/>
          <table:table-cell table:style-name="Таблица11.j1" table:number-rows-spanned="2" table:number-columns-spanned="2" office:value-type="string">
            <text:p text:style-name="P16">Кшт.</text:p>
          </table:table-cell>
          <table:covered-table-cell/>
          <table:table-cell table:style-name="Таблица11.j1" table:number-rows-spanned="2" table:number-columns-spanned="2" office:value-type="string">
            <text:p text:style-name="P16">Тп.з.</text:p>
          </table:table-cell>
          <table:covered-table-cell/>
          <table:table-cell table:style-name="Таблица11.t10" table:number-rows-spanned="2" table:number-columns-spanned="4" office:value-type="string">
            <text:p text:style-name="P16">Тшт.</text:p>
          </table:table-cell>
          <table:covered-table-cell/>
          <table:covered-table-cell/>
          <table:covered-table-cell/>
        </table:table-row>
        <table:table-row table:style-name="Таблица11.11">
          <table:covered-table-cell table:style-name="Таблица11.j1"/>
          <table:table-cell table:style-name="Таблица11.B11" table:number-columns-spanned="20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1.j1"/>
          <table:covered-table-cell/>
          <table:covered-table-cell table:style-name="Таблица11.j1"/>
          <table:covered-table-cell/>
          <table:covered-table-cell/>
          <table:covered-table-cell table:style-name="Таблица11.j1"/>
          <table:covered-table-cell/>
          <table:covered-table-cell/>
          <table:covered-table-cell table:style-name="Таблица11.j1"/>
          <table:covered-table-cell/>
          <table:covered-table-cell/>
          <table:covered-table-cell table:style-name="Таблица11.j1"/>
          <table:covered-table-cell/>
          <table:covered-table-cell table:style-name="Таблица11.j1"/>
          <table:covered-table-cell/>
          <table:covered-table-cell table:style-name="Таблица11.j1"/>
          <table:covered-table-cell/>
          <table:covered-table-cell table:style-name="Таблица11.j1"/>
          <table:covered-table-cell/>
          <table:covered-table-cell/>
          <table:covered-table-cell table:style-name="Таблица11.j1"/>
          <table:covered-table-cell/>
          <table:covered-table-cell table:style-name="Таблица11.j1"/>
          <table:covered-table-cell/>
          <table:covered-table-cell table:style-name="Таблица11.t10"/>
          <table:covered-table-cell/>
          <table:covered-table-cell/>
          <table:covered-table-cell/>
        </table:table-row>
        <table:table-row table:style-name="Таблица11.1">
          <table:table-cell table:style-name="Таблица11.j1" office:value-type="string">
            <text:p text:style-name="P16">к/м</text:p>
          </table:table-cell>
          <table:table-cell table:style-name="Таблица11.j1" table:number-columns-spanned="20" office:value-type="string">
            <text:p text:style-name="P72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V12" table:number-columns-spanned="15" office:value-type="string">
            <text:p text:style-name="P7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k12" table:number-columns-spanned="2" office:value-type="string">
            <text:p text:style-name="P63">ОПП</text:p>
          </table:table-cell>
          <table:covered-table-cell/>
          <table:table-cell table:style-name="Таблица11.m12" table:number-columns-spanned="3" office:value-type="string">
            <text:p text:style-name="P16">ЕВ</text:p>
          </table:table-cell>
          <table:covered-table-cell/>
          <table:covered-table-cell/>
          <table:table-cell table:style-name="Таблица11.p12" table:number-columns-spanned="2" office:value-type="string">
            <text:p text:style-name="P16">ЕН</text:p>
          </table:table-cell>
          <table:covered-table-cell/>
          <table:table-cell table:style-name="Таблица11.r12" table:number-columns-spanned="2" office:value-type="string">
            <text:p text:style-name="P16">КИ</text:p>
          </table:table-cell>
          <table:covered-table-cell/>
          <table:table-cell table:style-name="Таблица11.t12" table:number-columns-spanned="4" office:value-type="string">
            <text:p text:style-name="P16">Нрасх.</text:p>
          </table:table-cell>
          <table:covered-table-cell/>
          <table:covered-table-cell/>
          <table:covered-table-cell/>
        </table:table-row>
        <table:table-row table:style-name="Таблица11.13">
          <table:table-cell table:style-name="Таблица11.A13" office:value-type="string">
            <text:p text:style-name="P103">01</text:p>
          </table:table-cell>
          <table:table-cell table:style-name="Таблица11.u1" table:number-columns-spanned="4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3">
          <table:table-cell table:style-name="Таблица11.A14" office:value-type="string">
            <text:p text:style-name="P103">02</text:p>
          </table:table-cell>
          <table:table-cell table:style-name="Таблица11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3">
          <table:table-cell table:style-name="Таблица11.A14" office:value-type="string">
            <text:p text:style-name="P103">03</text:p>
          </table:table-cell>
          <table:table-cell table:style-name="Таблица11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3">
          <table:table-cell table:style-name="Таблица11.A14" office:value-type="string">
            <text:p text:style-name="P103">04</text:p>
          </table:table-cell>
          <table:table-cell table:style-name="Таблица11.u1" table:number-columns-spanned="48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7">
          <table:table-cell table:style-name="Таблица11.A14" office:value-type="string">
            <text:p text:style-name="P103">05</text:p>
          </table:table-cell>
          <table:table-cell table:style-name="Таблица11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7">
          <table:table-cell table:style-name="Таблица11.A14" office:value-type="string">
            <text:p text:style-name="P103">06</text:p>
          </table:table-cell>
          <table:table-cell table:style-name="Таблица11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7">
          <table:table-cell table:style-name="Таблица11.A14" office:value-type="string">
            <text:p text:style-name="P103">07</text:p>
          </table:table-cell>
          <table:table-cell table:style-name="Таблица11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7">
          <table:table-cell table:style-name="Таблица11.A14" office:value-type="string">
            <text:p text:style-name="P103">08</text:p>
          </table:table-cell>
          <table:table-cell table:style-name="Таблица11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7">
          <table:table-cell table:style-name="Таблица11.A14" office:value-type="string">
            <text:p text:style-name="P103">09</text:p>
          </table:table-cell>
          <table:table-cell table:style-name="Таблица11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7">
          <table:table-cell table:style-name="Таблица11.A14" office:value-type="string">
            <text:p text:style-name="P103">10</text:p>
          </table:table-cell>
          <table:table-cell table:style-name="Таблица11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3">
          <table:table-cell table:style-name="Таблица11.A14" office:value-type="string">
            <text:p text:style-name="P103">11</text:p>
          </table:table-cell>
          <table:table-cell table:style-name="Таблица11.u1" table:number-columns-spanned="48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3">
          <table:table-cell table:style-name="Таблица11.A14" office:value-type="string">
            <text:p text:style-name="P103">12</text:p>
          </table:table-cell>
          <table:table-cell table:style-name="Таблица11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3">
          <table:table-cell table:style-name="Таблица11.A14" office:value-type="string">
            <text:p text:style-name="P103">13</text:p>
          </table:table-cell>
          <table:table-cell table:style-name="Таблица11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3">
          <table:table-cell table:style-name="Таблица11.A14" office:value-type="string">
            <text:p text:style-name="P103">14</text:p>
          </table:table-cell>
          <table:table-cell table:style-name="Таблица11.u1" table:number-columns-spanned="48" office:value-type="string">
            <text:p text:style-name="P1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3">
          <table:table-cell table:style-name="Таблица11.A14" office:value-type="string">
            <text:p text:style-name="P103">15</text:p>
          </table:table-cell>
          <table:table-cell table:style-name="Таблица11.u1" table:number-columns-spanned="48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3">
          <table:table-cell table:style-name="Таблица11.A14" office:value-type="string">
            <text:p text:style-name="P105">16</text:p>
          </table:table-cell>
          <table:table-cell table:style-name="Таблица11.u1" table:number-columns-spanned="48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3">
          <table:table-cell table:style-name="Таблица11.A14" office:value-type="string">
            <text:p text:style-name="P103">17</text:p>
          </table:table-cell>
          <table:table-cell table:style-name="Таблица11.B29" table:number-columns-spanned="48" office:value-type="string">
            <text:p text:style-name="P9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7">
          <table:table-cell table:style-name="Таблица11.j1" table:number-columns-spanned="4" office:value-type="string">
            <text:p text:style-name="P155">КТП</text:p>
          </table:table-cell>
          <table:covered-table-cell/>
          <table:covered-table-cell/>
          <table:covered-table-cell/>
          <table:table-cell table:style-name="Таблица11.E30" table:number-columns-spanned="38" office:value-type="string">
            <text:p text:style-name="P56">Карта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q30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w30" office:value-type="string">
            <text:p text:style-name="P39"/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F"/>
        <table:table-column table:style-name="Таблица3.I"/>
        <table:table-column table:style-name="Таблица3.J"/>
        <table:table-column table:style-name="Таблица3.K"/>
        <table:table-column table:style-name="Таблица3.L"/>
        <table:table-column table:style-name="Таблица3.C"/>
        <table:table-column table:style-name="Таблица3.N"/>
        <table:table-column table:style-name="Таблица3.O"/>
        <table:table-column table:style-name="Таблица3.P"/>
        <table:table-column table:style-name="Таблица3.Q"/>
        <table:table-column table:style-name="Таблица3.R"/>
        <table:table-column table:style-name="Таблица3.S"/>
        <table:table-column table:style-name="Таблица3.T"/>
        <table:table-column table:style-name="Таблица3.U"/>
        <table:table-column table:style-name="Таблица3.V"/>
        <table:table-column table:style-name="Таблица3.W"/>
        <table:table-column table:style-name="Таблица3.X"/>
        <table:table-column table:style-name="Таблица3.Y"/>
        <table:table-column table:style-name="Таблица3.Z"/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able:table-column table:style-name="Таблица3.l"/>
        <table:table-column table:style-name="Таблица3.m"/>
        <table:table-column table:style-name="Таблица3.n"/>
        <table:table-column table:style-name="Таблица3.o"/>
        <table:table-column table:style-name="Таблица3.p"/>
        <table:table-column table:style-name="Таблица3.q"/>
        <table:table-column table:style-name="Таблица3.r"/>
        <table:table-column table:style-name="Таблица3.s"/>
        <table:table-column table:style-name="Таблица3.t"/>
        <table:table-column table:style-name="Таблица3.p"/>
        <table:table-column table:style-name="Таблица3.v"/>
        <table:table-column table:style-name="Таблица3.w"/>
        <table:table-row table:style-name="Таблица3.1">
          <table:table-cell table:style-name="Таблица3.A1" table:number-columns-spanned="35" office:value-type="string">
            <text:p text:style-name="P1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j1" table:number-columns-spanned="2" office:value-type="string">
            <text:p text:style-name="P19"><draw:frame draw:style-name="fr1" draw:name="Врезка3" text:anchor-type="char" svg:x="22.789cm" svg:y="-0.794cm" svg:width="5.639cm" svg:height="0.647cm" draw:z-index="8"><draw:text-box><text:p text:style-name="P64">ГОСТ 3.1118-82 <text:s/>Форма 1б</text:p></draw:text-box></draw:frame></text:p>
          </table:table-cell>
          <table:covered-table-cell/>
          <table:table-cell table:style-name="Таблица3.j1" table:number-columns-spanned="2" office:value-type="string">
            <text:p text:style-name="P16"/>
          </table:table-cell>
          <table:covered-table-cell/>
          <table:table-cell table:style-name="Таблица3.j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  <table:table-cell table:style-name="Таблица3.j1" table:number-columns-spanned="2" office:value-type="string">
            <text:p text:style-name="P16"/>
          </table:table-cell>
          <table:covered-table-cell/>
          <table:table-cell table:style-name="Таблица3.u1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Таблица3.1">
          <table:table-cell table:style-name="Таблица3.j1" table:number-columns-spanned="3" office:value-type="string">
            <text:p text:style-name="P72">Дубл.</text:p>
          </table:table-cell>
          <table:covered-table-cell/>
          <table:covered-table-cell/>
          <table:table-cell table:style-name="Таблица3.j1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j1" table:number-columns-spanned="3" office:value-type="string">
            <text:p text:style-name="P72"/>
          </table:table-cell>
          <table:covered-table-cell/>
          <table:covered-table-cell/>
          <table:table-cell table:style-name="Таблица3.j1" table:number-columns-spanned="2" office:value-type="string">
            <text:p text:style-name="P72"/>
          </table:table-cell>
          <table:covered-table-cell/>
          <table:table-cell table:style-name="Таблица3.O2" table:number-columns-spanned="4" office:value-type="string">
            <text:p text:style-name="P72"><text:s text:c="15"/></text:p>
          </table:table-cell>
          <table:covered-table-cell/>
          <table:covered-table-cell/>
          <table:covered-table-cell/>
          <table:table-cell table:style-name="Таблица3.S2" table:number-columns-spanned="17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j1" table:number-columns-spanned="2" office:value-type="string">
            <text:p text:style-name="P75"/>
          </table:table-cell>
          <table:covered-table-cell/>
          <table:table-cell table:style-name="Таблица3.j1" table:number-columns-spanned="2" office:value-type="string">
            <text:p text:style-name="P72"/>
          </table:table-cell>
          <table:covered-table-cell/>
          <table:table-cell table:style-name="Таблица3.j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  <table:table-cell table:style-name="Таблица3.j1" table:number-columns-spanned="2" office:value-type="string">
            <text:p text:style-name="P16"/>
          </table:table-cell>
          <table:covered-table-cell/>
          <table:table-cell table:style-name="Таблица3.u1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Таблица3.1">
          <table:table-cell table:style-name="Таблица3.j1" table:number-columns-spanned="3" office:value-type="string">
            <text:p text:style-name="P72">Взам.</text:p>
          </table:table-cell>
          <table:covered-table-cell/>
          <table:covered-table-cell/>
          <table:table-cell table:style-name="Таблица3.j1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j1" table:number-columns-spanned="3" office:value-type="string">
            <text:p text:style-name="P72"/>
          </table:table-cell>
          <table:covered-table-cell/>
          <table:covered-table-cell/>
          <table:table-cell table:style-name="Таблица3.j1" table:number-columns-spanned="2" office:value-type="string">
            <text:p text:style-name="P72"/>
          </table:table-cell>
          <table:covered-table-cell/>
          <table:table-cell table:style-name="Таблица3.O3" table:number-rows-spanned="2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j1" table:number-columns-spanned="2" office:value-type="string">
            <text:p text:style-name="P72"/>
          </table:table-cell>
          <table:covered-table-cell/>
          <table:table-cell table:style-name="Таблица3.j1" table:number-columns-spanned="3" office:value-type="string">
            <text:p text:style-name="P72"/>
          </table:table-cell>
          <table:covered-table-cell/>
          <table:covered-table-cell/>
          <table:table-cell table:style-name="Таблица3.j1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3.j1" table:number-columns-spanned="3" office:value-type="string">
            <text:p text:style-name="P72"/>
          </table:table-cell>
          <table:covered-table-cell/>
          <table:covered-table-cell/>
          <table:table-cell table:style-name="Таблица3.j1" table:number-columns-spanned="2" office:value-type="string">
            <text:p text:style-name="P72"/>
          </table:table-cell>
          <table:covered-table-cell/>
          <table:table-cell table:style-name="Таблица3.j1" table:number-columns-spanned="2" office:value-type="string">
            <text:p text:style-name="P72"/>
          </table:table-cell>
          <table:covered-table-cell/>
          <table:table-cell table:style-name="Таблица3.j1" table:number-columns-spanned="2" office:value-type="string">
            <text:p text:style-name="P72"/>
          </table:table-cell>
          <table:covered-table-cell/>
          <table:table-cell table:style-name="Таблица3.j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  <table:table-cell table:style-name="Таблица3.j1" table:number-columns-spanned="2" office:value-type="string">
            <text:p text:style-name="P16"/>
          </table:table-cell>
          <table:covered-table-cell/>
          <table:table-cell table:style-name="Таблица3.u1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Таблица3.1">
          <table:table-cell table:style-name="Таблица3.j1" table:number-columns-spanned="3" office:value-type="string">
            <text:p text:style-name="P72">Подл.</text:p>
          </table:table-cell>
          <table:covered-table-cell/>
          <table:covered-table-cell/>
          <table:table-cell table:style-name="Таблица3.j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j1" table:number-columns-spanned="3" office:value-type="string">
            <text:p text:style-name="P8"/>
          </table:table-cell>
          <table:covered-table-cell/>
          <table:covered-table-cell/>
          <table:table-cell table:style-name="Таблица3.j1" table:number-columns-spanned="2" office:value-type="string">
            <text:p text:style-name="P22"/>
          </table:table-cell>
          <table:covered-table-cell/>
          <table:covered-table-cell table:style-name="Таблица3.O3"/>
          <table:covered-table-cell/>
          <table:covered-table-cell/>
          <table:covered-table-cell/>
          <table:covered-table-cell/>
          <table:covered-table-cell/>
          <table:table-cell table:style-name="Таблица3.j1" table:number-columns-spanned="2" office:value-type="string">
            <text:p text:style-name="P72"/>
          </table:table-cell>
          <table:covered-table-cell/>
          <table:table-cell table:style-name="Таблица3.j1" table:number-columns-spanned="3" office:value-type="string">
            <text:p text:style-name="P72"/>
          </table:table-cell>
          <table:covered-table-cell/>
          <table:covered-table-cell/>
          <table:table-cell table:style-name="Таблица3.j1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3.j1" table:number-columns-spanned="3" office:value-type="string">
            <text:p text:style-name="P72"/>
          </table:table-cell>
          <table:covered-table-cell/>
          <table:covered-table-cell/>
          <table:table-cell table:style-name="Таблица3.j1" table:number-columns-spanned="2" office:value-type="string">
            <text:p text:style-name="P72"/>
          </table:table-cell>
          <table:covered-table-cell/>
          <table:table-cell table:style-name="Таблица3.j1" table:number-columns-spanned="2" office:value-type="string">
            <text:p text:style-name="P72"/>
          </table:table-cell>
          <table:covered-table-cell/>
          <table:table-cell table:style-name="Таблица3.j1" table:number-columns-spanned="2" office:value-type="string">
            <text:p text:style-name="P72"/>
          </table:table-cell>
          <table:covered-table-cell/>
          <table:table-cell table:style-name="Таблица3.j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  <table:table-cell table:style-name="Таблица3.j1" table:number-columns-spanned="2" office:value-type="string">
            <text:p text:style-name="P16"/>
          </table:table-cell>
          <table:covered-table-cell/>
          <table:table-cell table:style-name="Таблица3.u1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Таблица3.5">
          <table:table-cell table:style-name="Таблица3.j1" table:number-columns-spanned="27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b5" table:number-columns-spanned="13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o5" table:number-columns-spanned="7" office:value-type="string">
            <text:p text:style-name="P13">№ 61/СКМ-87-202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v5" table:number-columns-spanned="2" office:value-type="float" office:value="11">
            <text:p text:style-name="P129">11</text:p>
          </table:table-cell>
          <table:covered-table-cell/>
        </table:table-row>
        <table:table-row table:style-name="Таблица3.6">
          <table:table-cell table:style-name="Таблица3.j1" table:number-rows-spanned="3" table:number-columns-spanned="2" office:value-type="string">
            <text:p text:style-name="P16"/>
          </table:table-cell>
          <table:covered-table-cell/>
          <table:table-cell table:style-name="Таблица3.j1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Таблица3.j1" table:number-columns-spanned="2" office:value-type="string">
            <text:p text:style-name="P72"/>
          </table:table-cell>
          <table:covered-table-cell/>
          <table:table-cell table:style-name="Таблица3.j1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3.j1" table:number-columns-spanned="2" office:value-type="string">
            <text:p text:style-name="P72"/>
          </table:table-cell>
          <table:covered-table-cell/>
          <table:table-cell table:style-name="Таблица3.j1" office:value-type="string">
            <text:p text:style-name="P72"/>
          </table:table-cell>
          <table:table-cell table:style-name="Таблица3.j1" office:value-type="string">
            <text:p text:style-name="P72"/>
          </table:table-cell>
          <table:table-cell table:style-name="Таблица3.j1" table:number-columns-spanned="2" office:value-type="string">
            <text:p text:style-name="P72"/>
          </table:table-cell>
          <table:covered-table-cell/>
          <table:table-cell table:style-name="Таблица3.j1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3.j1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Таблица3.c6" table:number-columns-spanned="3" office:value-type="string">
            <text:p text:style-name="P72"/>
          </table:table-cell>
          <table:covered-table-cell/>
          <table:covered-table-cell/>
          <table:table-cell table:style-name="Таблица3.f6" table:number-rows-spanned="3" table:number-columns-spanned="11" office:value-type="string">
            <text:p text:style-name="P100"><text:span text:style-name="T32">ЮЕЛИ.333829.00</text:span><text:span text:style-name="T34">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q6" table:number-rows-spanned="3" table:number-columns-spanned="7" office:value-type="string">
            <text:p text:style-name="P52"><text:span text:style-name="T4">К.</text:span><text:span text:style-name="T3">6</text:span><text:span text:style-name="T4">01</text:span><text:span text:style-name="T3">35</text:span><text:span text:style-name="T4">.000</text:span><text:span text:style-name="T3">5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6">
          <table:covered-table-cell table:style-name="Таблица3.j1"/>
          <table:covered-table-cell/>
          <table:table-cell table:style-name="Таблица3.j1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Таблица3.j1" table:number-columns-spanned="2" office:value-type="string">
            <text:p text:style-name="P66"/>
          </table:table-cell>
          <table:covered-table-cell/>
          <table:table-cell table:style-name="Таблица3.j1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3.j1" table:number-columns-spanned="2" office:value-type="string">
            <text:p text:style-name="P75"/>
          </table:table-cell>
          <table:covered-table-cell/>
          <table:table-cell table:style-name="Таблица3.j1" office:value-type="string">
            <text:p text:style-name="P66"/>
          </table:table-cell>
          <table:table-cell table:style-name="Таблица3.j1" office:value-type="string">
            <text:p text:style-name="P72"/>
          </table:table-cell>
          <table:table-cell table:style-name="Таблица3.j1" table:number-columns-spanned="2" office:value-type="string">
            <text:p text:style-name="P72"/>
          </table:table-cell>
          <table:covered-table-cell/>
          <table:table-cell table:style-name="Таблица3.j1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3.j1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Таблица3.j1" table:number-columns-spanned="3" office:value-type="string">
            <text:p text:style-name="P72"/>
          </table:table-cell>
          <table:covered-table-cell/>
          <table:covered-table-cell/>
          <table:covered-table-cell table:style-name="Таблица3.f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3.q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6">
          <table:covered-table-cell table:style-name="Таблица3.j1"/>
          <table:covered-table-cell/>
          <table:table-cell table:style-name="Таблица3.j1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Таблица3.G8" table:number-columns-spanned="2" office:value-type="string">
            <text:p text:style-name="P72"/>
          </table:table-cell>
          <table:covered-table-cell/>
          <table:table-cell table:style-name="Таблица3.I8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3.N8" table:number-columns-spanned="2" office:value-type="string">
            <text:p text:style-name="P72"/>
          </table:table-cell>
          <table:covered-table-cell/>
          <table:table-cell table:style-name="Таблица3.P8" office:value-type="string">
            <text:p text:style-name="P72"/>
          </table:table-cell>
          <table:table-cell table:style-name="Таблица3.Q8" office:value-type="string">
            <text:p text:style-name="P72"/>
          </table:table-cell>
          <table:table-cell table:style-name="Таблица3.R8" table:number-columns-spanned="2" office:value-type="string">
            <text:p text:style-name="P72"/>
          </table:table-cell>
          <table:covered-table-cell/>
          <table:table-cell table:style-name="Таблица3.T8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Таблица3.Y8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Таблица3.c8" table:number-columns-spanned="3" office:value-type="string">
            <text:p text:style-name="P72"/>
          </table:table-cell>
          <table:covered-table-cell/>
          <table:covered-table-cell/>
          <table:covered-table-cell table:style-name="Таблица3.f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3.q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j1" office:value-type="string">
            <text:p text:style-name="P16">А</text:p>
          </table:table-cell>
          <table:table-cell table:style-name="Таблица3.B9" table:number-columns-spanned="4" office:value-type="string">
            <text:p text:style-name="P22">Цех</text:p>
          </table:table-cell>
          <table:covered-table-cell/>
          <table:covered-table-cell/>
          <table:covered-table-cell/>
          <table:table-cell table:style-name="Таблица3.F9" table:number-columns-spanned="2" office:value-type="string">
            <text:p text:style-name="P72">Уч.</text:p>
          </table:table-cell>
          <table:covered-table-cell/>
          <table:table-cell table:style-name="Таблица3.H9" table:number-columns-spanned="3" office:value-type="string">
            <text:p text:style-name="P72">РМ</text:p>
          </table:table-cell>
          <table:covered-table-cell/>
          <table:covered-table-cell/>
          <table:table-cell table:style-name="Таблица3.K9" office:value-type="string">
            <text:p text:style-name="P72">Опер.</text:p>
          </table:table-cell>
          <table:table-cell table:style-name="Таблица3.L9" table:number-columns-spanned="10" office:value-type="string">
            <text:p text:style-name="P72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V9" table:number-columns-spanned="28" office:value-type="string">
            <text:p text:style-name="P72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0">
          <table:table-cell table:style-name="Таблица3.j1" table:number-rows-spanned="2" office:value-type="string">
            <text:p text:style-name="P16">Б</text:p>
          </table:table-cell>
          <table:table-cell table:style-name="Таблица3.B10" table:number-columns-spanned="20" office:value-type="string">
            <text:p text:style-name="P7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j1" table:number-rows-spanned="2" table:number-columns-spanned="2" office:value-type="string">
            <text:p text:style-name="P72">См..</text:p>
          </table:table-cell>
          <table:covered-table-cell/>
          <table:table-cell table:style-name="Таблица3.j1" table:number-rows-spanned="2" table:number-columns-spanned="3" office:value-type="string">
            <text:p text:style-name="P72">Проф.</text:p>
            <text:p text:style-name="P76"/>
          </table:table-cell>
          <table:covered-table-cell/>
          <table:covered-table-cell/>
          <table:table-cell table:style-name="Таблица3.j1" table:number-rows-spanned="2" table:number-columns-spanned="3" office:value-type="string">
            <text:p text:style-name="P72">Р</text:p>
          </table:table-cell>
          <table:covered-table-cell/>
          <table:covered-table-cell/>
          <table:table-cell table:style-name="Таблица3.j1" table:number-rows-spanned="2" table:number-columns-spanned="3" office:value-type="string">
            <text:p text:style-name="P72">УТ</text:p>
          </table:table-cell>
          <table:covered-table-cell/>
          <table:covered-table-cell/>
          <table:table-cell table:style-name="Таблица3.j1" table:number-rows-spanned="2" table:number-columns-spanned="2" office:value-type="string">
            <text:p text:style-name="P72">КР</text:p>
          </table:table-cell>
          <table:covered-table-cell/>
          <table:table-cell table:style-name="Таблица3.j1" table:number-rows-spanned="2" table:number-columns-spanned="2" office:value-type="string">
            <text:p text:style-name="P72">КОИД</text:p>
          </table:table-cell>
          <table:covered-table-cell/>
          <table:table-cell table:style-name="Таблица3.j1" table:number-rows-spanned="2" table:number-columns-spanned="2" office:value-type="string">
            <text:p text:style-name="P72">ЕН</text:p>
          </table:table-cell>
          <table:covered-table-cell/>
          <table:table-cell table:style-name="Таблица3.j1" table:number-rows-spanned="2" table:number-columns-spanned="3" office:value-type="string">
            <text:p text:style-name="P16">ОП</text:p>
          </table:table-cell>
          <table:covered-table-cell/>
          <table:covered-table-cell/>
          <table:table-cell table:style-name="Таблица3.j1" table:number-rows-spanned="2" table:number-columns-spanned="2" office:value-type="string">
            <text:p text:style-name="P16">Кшт.</text:p>
          </table:table-cell>
          <table:covered-table-cell/>
          <table:table-cell table:style-name="Таблица3.j1" table:number-rows-spanned="2" table:number-columns-spanned="2" office:value-type="string">
            <text:p text:style-name="P16">Тп.з.</text:p>
          </table:table-cell>
          <table:covered-table-cell/>
          <table:table-cell table:style-name="Таблица3.t10" table:number-rows-spanned="2" table:number-columns-spanned="4" office:value-type="string">
            <text:p text:style-name="P16">Тшт.</text:p>
          </table:table-cell>
          <table:covered-table-cell/>
          <table:covered-table-cell/>
          <table:covered-table-cell/>
        </table:table-row>
        <table:table-row table:style-name="Таблица3.11">
          <table:covered-table-cell table:style-name="Таблица3.j1"/>
          <table:table-cell table:style-name="Таблица3.B11" table:number-columns-spanned="20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3.j1"/>
          <table:covered-table-cell/>
          <table:covered-table-cell table:style-name="Таблица3.j1"/>
          <table:covered-table-cell/>
          <table:covered-table-cell/>
          <table:covered-table-cell table:style-name="Таблица3.j1"/>
          <table:covered-table-cell/>
          <table:covered-table-cell/>
          <table:covered-table-cell table:style-name="Таблица3.j1"/>
          <table:covered-table-cell/>
          <table:covered-table-cell/>
          <table:covered-table-cell table:style-name="Таблица3.j1"/>
          <table:covered-table-cell/>
          <table:covered-table-cell table:style-name="Таблица3.j1"/>
          <table:covered-table-cell/>
          <table:covered-table-cell table:style-name="Таблица3.j1"/>
          <table:covered-table-cell/>
          <table:covered-table-cell table:style-name="Таблица3.j1"/>
          <table:covered-table-cell/>
          <table:covered-table-cell/>
          <table:covered-table-cell table:style-name="Таблица3.j1"/>
          <table:covered-table-cell/>
          <table:covered-table-cell table:style-name="Таблица3.j1"/>
          <table:covered-table-cell/>
          <table:covered-table-cell table:style-name="Таблица3.t10"/>
          <table:covered-table-cell/>
          <table:covered-table-cell/>
          <table:covered-table-cell/>
        </table:table-row>
        <table:table-row table:style-name="Таблица3.1">
          <table:table-cell table:style-name="Таблица3.j1" office:value-type="string">
            <text:p text:style-name="P16">к/м</text:p>
          </table:table-cell>
          <table:table-cell table:style-name="Таблица3.j1" table:number-columns-spanned="20" office:value-type="string">
            <text:p text:style-name="P72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V12" table:number-columns-spanned="15" office:value-type="string">
            <text:p text:style-name="P7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k12" table:number-columns-spanned="2" office:value-type="string">
            <text:p text:style-name="P63">ОПП</text:p>
          </table:table-cell>
          <table:covered-table-cell/>
          <table:table-cell table:style-name="Таблица3.m12" table:number-columns-spanned="3" office:value-type="string">
            <text:p text:style-name="P16">ЕВ</text:p>
          </table:table-cell>
          <table:covered-table-cell/>
          <table:covered-table-cell/>
          <table:table-cell table:style-name="Таблица3.p12" table:number-columns-spanned="2" office:value-type="string">
            <text:p text:style-name="P16">ЕН</text:p>
          </table:table-cell>
          <table:covered-table-cell/>
          <table:table-cell table:style-name="Таблица3.r12" table:number-columns-spanned="2" office:value-type="string">
            <text:p text:style-name="P16">КИ</text:p>
          </table:table-cell>
          <table:covered-table-cell/>
          <table:table-cell table:style-name="Таблица3.t12" table:number-columns-spanned="4" office:value-type="string">
            <text:p text:style-name="P16">Нрасх.</text:p>
          </table:table-cell>
          <table:covered-table-cell/>
          <table:covered-table-cell/>
          <table:covered-table-cell/>
        </table:table-row>
        <table:table-row table:style-name="Таблица3.13">
          <table:table-cell table:style-name="Таблица3.A13" office:value-type="string">
            <text:p text:style-name="P103">01</text:p>
          </table:table-cell>
          <table:table-cell table:style-name="Таблица3.u1" table:number-columns-spanned="4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3">
          <table:table-cell table:style-name="Таблица3.A14" office:value-type="string">
            <text:p text:style-name="P103">02</text:p>
          </table:table-cell>
          <table:table-cell table:style-name="Таблица3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3">
          <table:table-cell table:style-name="Таблица3.A14" office:value-type="string">
            <text:p text:style-name="P103">03</text:p>
          </table:table-cell>
          <table:table-cell table:style-name="Таблица3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3">
          <table:table-cell table:style-name="Таблица3.A14" office:value-type="string">
            <text:p text:style-name="P103">04</text:p>
          </table:table-cell>
          <table:table-cell table:style-name="Таблица3.u1" table:number-columns-spanned="48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7">
          <table:table-cell table:style-name="Таблица3.A14" office:value-type="string">
            <text:p text:style-name="P103">05</text:p>
          </table:table-cell>
          <table:table-cell table:style-name="Таблица3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7">
          <table:table-cell table:style-name="Таблица3.A14" office:value-type="string">
            <text:p text:style-name="P103">06</text:p>
          </table:table-cell>
          <table:table-cell table:style-name="Таблица3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7">
          <table:table-cell table:style-name="Таблица3.A14" office:value-type="string">
            <text:p text:style-name="P103">07</text:p>
          </table:table-cell>
          <table:table-cell table:style-name="Таблица3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7">
          <table:table-cell table:style-name="Таблица3.A14" office:value-type="string">
            <text:p text:style-name="P103">08</text:p>
          </table:table-cell>
          <table:table-cell table:style-name="Таблица3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7">
          <table:table-cell table:style-name="Таблица3.A14" office:value-type="string">
            <text:p text:style-name="P103">09</text:p>
          </table:table-cell>
          <table:table-cell table:style-name="Таблица3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7">
          <table:table-cell table:style-name="Таблица3.A14" office:value-type="string">
            <text:p text:style-name="P103">10</text:p>
          </table:table-cell>
          <table:table-cell table:style-name="Таблица3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3">
          <table:table-cell table:style-name="Таблица3.A14" office:value-type="string">
            <text:p text:style-name="P103">11</text:p>
          </table:table-cell>
          <table:table-cell table:style-name="Таблица3.u1" table:number-columns-spanned="48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3">
          <table:table-cell table:style-name="Таблица3.A14" office:value-type="string">
            <text:p text:style-name="P103">12</text:p>
          </table:table-cell>
          <table:table-cell table:style-name="Таблица3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3">
          <table:table-cell table:style-name="Таблица3.A14" office:value-type="string">
            <text:p text:style-name="P103">13</text:p>
          </table:table-cell>
          <table:table-cell table:style-name="Таблица3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3">
          <table:table-cell table:style-name="Таблица3.A14" office:value-type="string">
            <text:p text:style-name="P103">14</text:p>
          </table:table-cell>
          <table:table-cell table:style-name="Таблица3.u1" table:number-columns-spanned="48" office:value-type="string">
            <text:p text:style-name="P1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3">
          <table:table-cell table:style-name="Таблица3.A14" office:value-type="string">
            <text:p text:style-name="P103">15</text:p>
          </table:table-cell>
          <table:table-cell table:style-name="Таблица3.u1" table:number-columns-spanned="48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3">
          <table:table-cell table:style-name="Таблица3.A14" office:value-type="string">
            <text:p text:style-name="P105">16</text:p>
          </table:table-cell>
          <table:table-cell table:style-name="Таблица3.u1" table:number-columns-spanned="48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3">
          <table:table-cell table:style-name="Таблица3.A14" office:value-type="string">
            <text:p text:style-name="P103">17</text:p>
          </table:table-cell>
          <table:table-cell table:style-name="Таблица3.B29" table:number-columns-spanned="48" office:value-type="string">
            <text:p text:style-name="P9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7">
          <table:table-cell table:style-name="Таблица3.j1" table:number-columns-spanned="4" office:value-type="string">
            <text:p text:style-name="P155">КТП</text:p>
          </table:table-cell>
          <table:covered-table-cell/>
          <table:covered-table-cell/>
          <table:covered-table-cell/>
          <table:table-cell table:style-name="Таблица3.E30" table:number-columns-spanned="38" office:value-type="string">
            <text:p text:style-name="P56">Карта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q30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w30" office:value-type="string">
            <text:p text:style-name="P39"/>
          </table:table-cell>
        </table:table-row>
      </table:table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column table:style-name="Таблица10.G"/>
        <table:table-column table:style-name="Таблица10.F"/>
        <table:table-column table:style-name="Таблица10.I"/>
        <table:table-column table:style-name="Таблица10.J"/>
        <table:table-column table:style-name="Таблица10.K"/>
        <table:table-column table:style-name="Таблица10.L"/>
        <table:table-column table:style-name="Таблица10.C"/>
        <table:table-column table:style-name="Таблица10.N"/>
        <table:table-column table:style-name="Таблица10.O"/>
        <table:table-column table:style-name="Таблица10.P"/>
        <table:table-column table:style-name="Таблица10.Q"/>
        <table:table-column table:style-name="Таблица10.R"/>
        <table:table-column table:style-name="Таблица10.S"/>
        <table:table-column table:style-name="Таблица10.T"/>
        <table:table-column table:style-name="Таблица10.U"/>
        <table:table-column table:style-name="Таблица10.V"/>
        <table:table-column table:style-name="Таблица10.W"/>
        <table:table-column table:style-name="Таблица10.X"/>
        <table:table-column table:style-name="Таблица10.Y"/>
        <table:table-column table:style-name="Таблица10.Z"/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column table:style-name="Таблица10.g"/>
        <table:table-column table:style-name="Таблица10.h"/>
        <table:table-column table:style-name="Таблица10.i"/>
        <table:table-column table:style-name="Таблица10.j"/>
        <table:table-column table:style-name="Таблица10.k"/>
        <table:table-column table:style-name="Таблица10.l"/>
        <table:table-column table:style-name="Таблица10.m"/>
        <table:table-column table:style-name="Таблица10.n"/>
        <table:table-column table:style-name="Таблица10.o"/>
        <table:table-column table:style-name="Таблица10.p"/>
        <table:table-column table:style-name="Таблица10.q"/>
        <table:table-column table:style-name="Таблица10.r"/>
        <table:table-column table:style-name="Таблица10.s"/>
        <table:table-column table:style-name="Таблица10.t"/>
        <table:table-column table:style-name="Таблица10.p"/>
        <table:table-column table:style-name="Таблица10.v"/>
        <table:table-column table:style-name="Таблица10.w"/>
        <text:soft-page-break/>
        <table:table-row table:style-name="Таблица10.1">
          <table:table-cell table:style-name="Таблица10.A1" table:number-columns-spanned="35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j1" table:number-columns-spanned="2" office:value-type="string">
            <text:p text:style-name="P18"><draw:frame draw:style-name="fr1" draw:name="Врезка9" text:anchor-type="char" svg:x="22.789cm" svg:y="-0.794cm" svg:width="5.639cm" svg:height="0.647cm" draw:z-index="6"><draw:text-box><text:p text:style-name="P64">ГОСТ 3.1118-82 <text:s/>Форма 1б</text:p></draw:text-box></draw:frame></text:p>
          </table:table-cell>
          <table:covered-table-cell/>
          <table:table-cell table:style-name="Таблица10.j1" table:number-columns-spanned="2" office:value-type="string">
            <text:p text:style-name="P15"/>
          </table:table-cell>
          <table:covered-table-cell/>
          <table:table-cell table:style-name="Таблица10.j1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  <table:table-cell table:style-name="Таблица10.j1" table:number-columns-spanned="2" office:value-type="string">
            <text:p text:style-name="P15"/>
          </table:table-cell>
          <table:covered-table-cell/>
          <table:table-cell table:style-name="Таблица10.u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Таблица10.1">
          <table:table-cell table:style-name="Таблица10.j1" table:number-columns-spanned="3" office:value-type="string">
            <text:p text:style-name="P71">Дубл.</text:p>
          </table:table-cell>
          <table:covered-table-cell/>
          <table:covered-table-cell/>
          <table:table-cell table:style-name="Таблица10.j1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0.j1" table:number-columns-spanned="3" office:value-type="string">
            <text:p text:style-name="P71"/>
          </table:table-cell>
          <table:covered-table-cell/>
          <table:covered-table-cell/>
          <table:table-cell table:style-name="Таблица10.j1" table:number-columns-spanned="2" office:value-type="string">
            <text:p text:style-name="P71"/>
          </table:table-cell>
          <table:covered-table-cell/>
          <table:table-cell table:style-name="Таблица10.O2" table:number-columns-spanned="4" office:value-type="string">
            <text:p text:style-name="P71"><text:s text:c="15"/></text:p>
          </table:table-cell>
          <table:covered-table-cell/>
          <table:covered-table-cell/>
          <table:covered-table-cell/>
          <table:table-cell table:style-name="Таблица10.S2" table:number-columns-spanned="17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j1" table:number-columns-spanned="2" office:value-type="string">
            <text:p text:style-name="P74"/>
          </table:table-cell>
          <table:covered-table-cell/>
          <table:table-cell table:style-name="Таблица10.j1" table:number-columns-spanned="2" office:value-type="string">
            <text:p text:style-name="P71"/>
          </table:table-cell>
          <table:covered-table-cell/>
          <table:table-cell table:style-name="Таблица10.j1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  <table:table-cell table:style-name="Таблица10.j1" table:number-columns-spanned="2" office:value-type="string">
            <text:p text:style-name="P15"/>
          </table:table-cell>
          <table:covered-table-cell/>
          <table:table-cell table:style-name="Таблица10.u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Таблица10.1">
          <table:table-cell table:style-name="Таблица10.j1" table:number-columns-spanned="3" office:value-type="string">
            <text:p text:style-name="P71">Взам.</text:p>
          </table:table-cell>
          <table:covered-table-cell/>
          <table:covered-table-cell/>
          <table:table-cell table:style-name="Таблица10.j1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0.j1" table:number-columns-spanned="3" office:value-type="string">
            <text:p text:style-name="P71"/>
          </table:table-cell>
          <table:covered-table-cell/>
          <table:covered-table-cell/>
          <table:table-cell table:style-name="Таблица10.j1" table:number-columns-spanned="2" office:value-type="string">
            <text:p text:style-name="P71"/>
          </table:table-cell>
          <table:covered-table-cell/>
          <table:table-cell table:style-name="Таблица10.O3" table:number-rows-spanned="2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0.j1" table:number-columns-spanned="2" office:value-type="string">
            <text:p text:style-name="P71"/>
          </table:table-cell>
          <table:covered-table-cell/>
          <table:table-cell table:style-name="Таблица10.j1" table:number-columns-spanned="3" office:value-type="string">
            <text:p text:style-name="P71"/>
          </table:table-cell>
          <table:covered-table-cell/>
          <table:covered-table-cell/>
          <table:table-cell table:style-name="Таблица10.j1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10.j1" table:number-columns-spanned="3" office:value-type="string">
            <text:p text:style-name="P71"/>
          </table:table-cell>
          <table:covered-table-cell/>
          <table:covered-table-cell/>
          <table:table-cell table:style-name="Таблица10.j1" table:number-columns-spanned="2" office:value-type="string">
            <text:p text:style-name="P71"/>
          </table:table-cell>
          <table:covered-table-cell/>
          <table:table-cell table:style-name="Таблица10.j1" table:number-columns-spanned="2" office:value-type="string">
            <text:p text:style-name="P71"/>
          </table:table-cell>
          <table:covered-table-cell/>
          <table:table-cell table:style-name="Таблица10.j1" table:number-columns-spanned="2" office:value-type="string">
            <text:p text:style-name="P71"/>
          </table:table-cell>
          <table:covered-table-cell/>
          <table:table-cell table:style-name="Таблица10.j1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  <table:table-cell table:style-name="Таблица10.j1" table:number-columns-spanned="2" office:value-type="string">
            <text:p text:style-name="P15"/>
          </table:table-cell>
          <table:covered-table-cell/>
          <table:table-cell table:style-name="Таблица10.u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Таблица10.1">
          <table:table-cell table:style-name="Таблица10.j1" table:number-columns-spanned="3" office:value-type="string">
            <text:p text:style-name="P71">Подл.</text:p>
          </table:table-cell>
          <table:covered-table-cell/>
          <table:covered-table-cell/>
          <table:table-cell table:style-name="Таблица10.j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0.j1" table:number-columns-spanned="3" office:value-type="string">
            <text:p text:style-name="P7"/>
          </table:table-cell>
          <table:covered-table-cell/>
          <table:covered-table-cell/>
          <table:table-cell table:style-name="Таблица10.j1" table:number-columns-spanned="2" office:value-type="string">
            <text:p text:style-name="P21"/>
          </table:table-cell>
          <table:covered-table-cell/>
          <table:covered-table-cell table:style-name="Таблица10.O3"/>
          <table:covered-table-cell/>
          <table:covered-table-cell/>
          <table:covered-table-cell/>
          <table:covered-table-cell/>
          <table:covered-table-cell/>
          <table:table-cell table:style-name="Таблица10.j1" table:number-columns-spanned="2" office:value-type="string">
            <text:p text:style-name="P71"/>
          </table:table-cell>
          <table:covered-table-cell/>
          <table:table-cell table:style-name="Таблица10.j1" table:number-columns-spanned="3" office:value-type="string">
            <text:p text:style-name="P71"/>
          </table:table-cell>
          <table:covered-table-cell/>
          <table:covered-table-cell/>
          <table:table-cell table:style-name="Таблица10.j1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10.j1" table:number-columns-spanned="3" office:value-type="string">
            <text:p text:style-name="P71"/>
          </table:table-cell>
          <table:covered-table-cell/>
          <table:covered-table-cell/>
          <table:table-cell table:style-name="Таблица10.j1" table:number-columns-spanned="2" office:value-type="string">
            <text:p text:style-name="P71"/>
          </table:table-cell>
          <table:covered-table-cell/>
          <table:table-cell table:style-name="Таблица10.j1" table:number-columns-spanned="2" office:value-type="string">
            <text:p text:style-name="P71"/>
          </table:table-cell>
          <table:covered-table-cell/>
          <table:table-cell table:style-name="Таблица10.j1" table:number-columns-spanned="2" office:value-type="string">
            <text:p text:style-name="P71"/>
          </table:table-cell>
          <table:covered-table-cell/>
          <table:table-cell table:style-name="Таблица10.j1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  <table:table-cell table:style-name="Таблица10.j1" table:number-columns-spanned="2" office:value-type="string">
            <text:p text:style-name="P15"/>
          </table:table-cell>
          <table:covered-table-cell/>
          <table:table-cell table:style-name="Таблица10.u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Таблица10.5">
          <table:table-cell table:style-name="Таблица10.j1" table:number-columns-spanned="27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b5" table:number-columns-spanned="13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o5" table:number-columns-spanned="7" office:value-type="string">
            <text:p text:style-name="P13">№ 61/СКМ-87-202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v5" table:number-columns-spanned="2" office:value-type="float" office:value="12">
            <text:p text:style-name="P129">12</text:p>
          </table:table-cell>
          <table:covered-table-cell/>
        </table:table-row>
        <table:table-row table:style-name="Таблица10.6">
          <table:table-cell table:style-name="Таблица10.j1" table:number-rows-spanned="3" table:number-columns-spanned="2" office:value-type="string">
            <text:p text:style-name="P15"/>
          </table:table-cell>
          <table:covered-table-cell/>
          <table:table-cell table:style-name="Таблица10.j1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Таблица10.j1" table:number-columns-spanned="2" office:value-type="string">
            <text:p text:style-name="P71"/>
          </table:table-cell>
          <table:covered-table-cell/>
          <table:table-cell table:style-name="Таблица10.j1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10.j1" table:number-columns-spanned="2" office:value-type="string">
            <text:p text:style-name="P71"/>
          </table:table-cell>
          <table:covered-table-cell/>
          <table:table-cell table:style-name="Таблица10.j1" office:value-type="string">
            <text:p text:style-name="P71"/>
          </table:table-cell>
          <table:table-cell table:style-name="Таблица10.j1" office:value-type="string">
            <text:p text:style-name="P71"/>
          </table:table-cell>
          <table:table-cell table:style-name="Таблица10.j1" table:number-columns-spanned="2" office:value-type="string">
            <text:p text:style-name="P71"/>
          </table:table-cell>
          <table:covered-table-cell/>
          <table:table-cell table:style-name="Таблица10.j1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10.j1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Таблица10.c6" table:number-columns-spanned="3" office:value-type="string">
            <text:p text:style-name="P71"/>
          </table:table-cell>
          <table:covered-table-cell/>
          <table:covered-table-cell/>
          <table:table-cell table:style-name="Таблица10.f6" table:number-rows-spanned="3" table:number-columns-spanned="11" office:value-type="string">
            <text:p text:style-name="P100"><text:span text:style-name="T32">ЮЕЛИ.333829.00</text:span><text:span text:style-name="T34">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q6" table:number-rows-spanned="3" table:number-columns-spanned="7" office:value-type="string">
            <text:p text:style-name="P52"><text:span text:style-name="T4">К.</text:span><text:span text:style-name="T3">6</text:span><text:span text:style-name="T4">01</text:span><text:span text:style-name="T3">35</text:span><text:span text:style-name="T4">.000</text:span><text:span text:style-name="T3">5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6">
          <table:covered-table-cell table:style-name="Таблица10.j1"/>
          <table:covered-table-cell/>
          <table:table-cell table:style-name="Таблица10.j1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Таблица10.j1" table:number-columns-spanned="2" office:value-type="string">
            <text:p text:style-name="P65"/>
          </table:table-cell>
          <table:covered-table-cell/>
          <table:table-cell table:style-name="Таблица10.j1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10.j1" table:number-columns-spanned="2" office:value-type="string">
            <text:p text:style-name="P74"/>
          </table:table-cell>
          <table:covered-table-cell/>
          <table:table-cell table:style-name="Таблица10.j1" office:value-type="string">
            <text:p text:style-name="P65"/>
          </table:table-cell>
          <table:table-cell table:style-name="Таблица10.j1" office:value-type="string">
            <text:p text:style-name="P71"/>
          </table:table-cell>
          <table:table-cell table:style-name="Таблица10.j1" table:number-columns-spanned="2" office:value-type="string">
            <text:p text:style-name="P71"/>
          </table:table-cell>
          <table:covered-table-cell/>
          <table:table-cell table:style-name="Таблица10.j1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10.j1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Таблица10.j1" table:number-columns-spanned="3" office:value-type="string">
            <text:p text:style-name="P71"/>
          </table:table-cell>
          <table:covered-table-cell/>
          <table:covered-table-cell/>
          <table:covered-table-cell table:style-name="Таблица10.f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0.q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6">
          <table:covered-table-cell table:style-name="Таблица10.j1"/>
          <table:covered-table-cell/>
          <table:table-cell table:style-name="Таблица10.j1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Таблица10.G8" table:number-columns-spanned="2" office:value-type="string">
            <text:p text:style-name="P71"/>
          </table:table-cell>
          <table:covered-table-cell/>
          <table:table-cell table:style-name="Таблица10.I8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10.N8" table:number-columns-spanned="2" office:value-type="string">
            <text:p text:style-name="P71"/>
          </table:table-cell>
          <table:covered-table-cell/>
          <table:table-cell table:style-name="Таблица10.P8" office:value-type="string">
            <text:p text:style-name="P71"/>
          </table:table-cell>
          <table:table-cell table:style-name="Таблица10.Q8" office:value-type="string">
            <text:p text:style-name="P71"/>
          </table:table-cell>
          <table:table-cell table:style-name="Таблица10.R8" table:number-columns-spanned="2" office:value-type="string">
            <text:p text:style-name="P71"/>
          </table:table-cell>
          <table:covered-table-cell/>
          <table:table-cell table:style-name="Таблица10.T8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  <table:table-cell table:style-name="Таблица10.Y8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Таблица10.c8" table:number-columns-spanned="3" office:value-type="string">
            <text:p text:style-name="P71"/>
          </table:table-cell>
          <table:covered-table-cell/>
          <table:covered-table-cell/>
          <table:covered-table-cell table:style-name="Таблица10.f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0.q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">
          <table:table-cell table:style-name="Таблица10.j1" office:value-type="string">
            <text:p text:style-name="P15">А</text:p>
          </table:table-cell>
          <table:table-cell table:style-name="Таблица10.B9" table:number-columns-spanned="4" office:value-type="string">
            <text:p text:style-name="P21">Цех</text:p>
          </table:table-cell>
          <table:covered-table-cell/>
          <table:covered-table-cell/>
          <table:covered-table-cell/>
          <table:table-cell table:style-name="Таблица10.F9" table:number-columns-spanned="2" office:value-type="string">
            <text:p text:style-name="P71">Уч.</text:p>
          </table:table-cell>
          <table:covered-table-cell/>
          <table:table-cell table:style-name="Таблица10.H9" table:number-columns-spanned="3" office:value-type="string">
            <text:p text:style-name="P71">РМ</text:p>
          </table:table-cell>
          <table:covered-table-cell/>
          <table:covered-table-cell/>
          <table:table-cell table:style-name="Таблица10.K9" office:value-type="string">
            <text:p text:style-name="P71">Опер.</text:p>
          </table:table-cell>
          <table:table-cell table:style-name="Таблица10.L9" table:number-columns-spanned="10" office:value-type="string">
            <text:p text:style-name="P71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V9" table:number-columns-spanned="28" office:value-type="string">
            <text:p text:style-name="P71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0">
          <table:table-cell table:style-name="Таблица10.j1" table:number-rows-spanned="2" office:value-type="string">
            <text:p text:style-name="P15">Б</text:p>
          </table:table-cell>
          <table:table-cell table:style-name="Таблица10.B10" table:number-columns-spanned="20" office:value-type="string">
            <text:p text:style-name="P71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j1" table:number-rows-spanned="2" table:number-columns-spanned="2" office:value-type="string">
            <text:p text:style-name="P71">См..</text:p>
          </table:table-cell>
          <table:covered-table-cell/>
          <table:table-cell table:style-name="Таблица10.j1" table:number-rows-spanned="2" table:number-columns-spanned="3" office:value-type="string">
            <text:p text:style-name="P71">Проф.</text:p>
            <text:p text:style-name="P73"/>
          </table:table-cell>
          <table:covered-table-cell/>
          <table:covered-table-cell/>
          <table:table-cell table:style-name="Таблица10.j1" table:number-rows-spanned="2" table:number-columns-spanned="3" office:value-type="string">
            <text:p text:style-name="P71">Р</text:p>
          </table:table-cell>
          <table:covered-table-cell/>
          <table:covered-table-cell/>
          <table:table-cell table:style-name="Таблица10.j1" table:number-rows-spanned="2" table:number-columns-spanned="3" office:value-type="string">
            <text:p text:style-name="P71">УТ</text:p>
          </table:table-cell>
          <table:covered-table-cell/>
          <table:covered-table-cell/>
          <table:table-cell table:style-name="Таблица10.j1" table:number-rows-spanned="2" table:number-columns-spanned="2" office:value-type="string">
            <text:p text:style-name="P71">КР</text:p>
          </table:table-cell>
          <table:covered-table-cell/>
          <table:table-cell table:style-name="Таблица10.j1" table:number-rows-spanned="2" table:number-columns-spanned="2" office:value-type="string">
            <text:p text:style-name="P71">КОИД</text:p>
          </table:table-cell>
          <table:covered-table-cell/>
          <table:table-cell table:style-name="Таблица10.j1" table:number-rows-spanned="2" table:number-columns-spanned="2" office:value-type="string">
            <text:p text:style-name="P71">ЕН</text:p>
          </table:table-cell>
          <table:covered-table-cell/>
          <table:table-cell table:style-name="Таблица10.j1" table:number-rows-spanned="2" table:number-columns-spanned="3" office:value-type="string">
            <text:p text:style-name="P15">ОП</text:p>
          </table:table-cell>
          <table:covered-table-cell/>
          <table:covered-table-cell/>
          <table:table-cell table:style-name="Таблица10.j1" table:number-rows-spanned="2" table:number-columns-spanned="2" office:value-type="string">
            <text:p text:style-name="P15">Кшт.</text:p>
          </table:table-cell>
          <table:covered-table-cell/>
          <table:table-cell table:style-name="Таблица10.j1" table:number-rows-spanned="2" table:number-columns-spanned="2" office:value-type="string">
            <text:p text:style-name="P15">Тп.з.</text:p>
          </table:table-cell>
          <table:covered-table-cell/>
          <table:table-cell table:style-name="Таблица10.t10" table:number-rows-spanned="2" table:number-columns-spanned="4" office:value-type="string">
            <text:p text:style-name="P15">Тшт.</text:p>
          </table:table-cell>
          <table:covered-table-cell/>
          <table:covered-table-cell/>
          <table:covered-table-cell/>
        </table:table-row>
        <table:table-row table:style-name="Таблица10.11">
          <table:covered-table-cell table:style-name="Таблица10.j1"/>
          <table:table-cell table:style-name="Таблица10.B11" table:number-columns-spanned="20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0.j1"/>
          <table:covered-table-cell/>
          <table:covered-table-cell table:style-name="Таблица10.j1"/>
          <table:covered-table-cell/>
          <table:covered-table-cell/>
          <table:covered-table-cell table:style-name="Таблица10.j1"/>
          <table:covered-table-cell/>
          <table:covered-table-cell/>
          <table:covered-table-cell table:style-name="Таблица10.j1"/>
          <table:covered-table-cell/>
          <table:covered-table-cell/>
          <table:covered-table-cell table:style-name="Таблица10.j1"/>
          <table:covered-table-cell/>
          <table:covered-table-cell table:style-name="Таблица10.j1"/>
          <table:covered-table-cell/>
          <table:covered-table-cell table:style-name="Таблица10.j1"/>
          <table:covered-table-cell/>
          <table:covered-table-cell table:style-name="Таблица10.j1"/>
          <table:covered-table-cell/>
          <table:covered-table-cell/>
          <table:covered-table-cell table:style-name="Таблица10.j1"/>
          <table:covered-table-cell/>
          <table:covered-table-cell table:style-name="Таблица10.j1"/>
          <table:covered-table-cell/>
          <table:covered-table-cell table:style-name="Таблица10.t10"/>
          <table:covered-table-cell/>
          <table:covered-table-cell/>
          <table:covered-table-cell/>
        </table:table-row>
        <table:table-row table:style-name="Таблица10.1">
          <table:table-cell table:style-name="Таблица10.j1" office:value-type="string">
            <text:p text:style-name="P15">к/м</text:p>
          </table:table-cell>
          <table:table-cell table:style-name="Таблица10.j1" table:number-columns-spanned="20" office:value-type="string">
            <text:p text:style-name="P71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V12" table:number-columns-spanned="15" office:value-type="string">
            <text:p text:style-name="P71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k12" table:number-columns-spanned="2" office:value-type="string">
            <text:p text:style-name="P62">ОПП</text:p>
          </table:table-cell>
          <table:covered-table-cell/>
          <table:table-cell table:style-name="Таблица10.m12" table:number-columns-spanned="3" office:value-type="string">
            <text:p text:style-name="P15">ЕВ</text:p>
          </table:table-cell>
          <table:covered-table-cell/>
          <table:covered-table-cell/>
          <table:table-cell table:style-name="Таблица10.p12" table:number-columns-spanned="2" office:value-type="string">
            <text:p text:style-name="P15">ЕН</text:p>
          </table:table-cell>
          <table:covered-table-cell/>
          <table:table-cell table:style-name="Таблица10.r12" table:number-columns-spanned="2" office:value-type="string">
            <text:p text:style-name="P15">КИ</text:p>
          </table:table-cell>
          <table:covered-table-cell/>
          <table:table-cell table:style-name="Таблица10.t12" table:number-columns-spanned="4" office:value-type="string">
            <text:p text:style-name="P15">Нрасх.</text:p>
          </table:table-cell>
          <table:covered-table-cell/>
          <table:covered-table-cell/>
          <table:covered-table-cell/>
        </table:table-row>
        <table:table-row table:style-name="Таблица10.13">
          <table:table-cell table:style-name="Таблица10.A13" office:value-type="string">
            <text:p text:style-name="P102">01</text:p>
          </table:table-cell>
          <table:table-cell table:style-name="Таблица10.u1" table:number-columns-spanned="4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3">
          <table:table-cell table:style-name="Таблица10.A14" office:value-type="string">
            <text:p text:style-name="P102">02</text:p>
          </table:table-cell>
          <table:table-cell table:style-name="Таблица10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3">
          <table:table-cell table:style-name="Таблица10.A14" office:value-type="string">
            <text:p text:style-name="P102">03</text:p>
          </table:table-cell>
          <table:table-cell table:style-name="Таблица10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3">
          <table:table-cell table:style-name="Таблица10.A14" office:value-type="string">
            <text:p text:style-name="P102">04</text:p>
          </table:table-cell>
          <table:table-cell table:style-name="Таблица10.u1" table:number-columns-spanned="48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7">
          <table:table-cell table:style-name="Таблица10.A14" office:value-type="string">
            <text:p text:style-name="P102">05</text:p>
          </table:table-cell>
          <table:table-cell table:style-name="Таблица10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7">
          <table:table-cell table:style-name="Таблица10.A14" office:value-type="string">
            <text:p text:style-name="P102">06</text:p>
          </table:table-cell>
          <table:table-cell table:style-name="Таблица10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7">
          <table:table-cell table:style-name="Таблица10.A14" office:value-type="string">
            <text:p text:style-name="P102">07</text:p>
          </table:table-cell>
          <table:table-cell table:style-name="Таблица10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7">
          <table:table-cell table:style-name="Таблица10.A14" office:value-type="string">
            <text:p text:style-name="P102">08</text:p>
          </table:table-cell>
          <table:table-cell table:style-name="Таблица10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7">
          <table:table-cell table:style-name="Таблица10.A14" office:value-type="string">
            <text:p text:style-name="P102">09</text:p>
          </table:table-cell>
          <table:table-cell table:style-name="Таблица10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7">
          <table:table-cell table:style-name="Таблица10.A14" office:value-type="string">
            <text:p text:style-name="P102">10</text:p>
          </table:table-cell>
          <table:table-cell table:style-name="Таблица10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3">
          <table:table-cell table:style-name="Таблица10.A14" office:value-type="string">
            <text:p text:style-name="P102">11</text:p>
          </table:table-cell>
          <table:table-cell table:style-name="Таблица10.u1" table:number-columns-spanned="48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3">
          <table:table-cell table:style-name="Таблица10.A14" office:value-type="string">
            <text:p text:style-name="P102">12</text:p>
          </table:table-cell>
          <table:table-cell table:style-name="Таблица10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3">
          <table:table-cell table:style-name="Таблица10.A14" office:value-type="string">
            <text:p text:style-name="P102">13</text:p>
          </table:table-cell>
          <table:table-cell table:style-name="Таблица10.u1" table:number-columns-spanned="4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3">
          <table:table-cell table:style-name="Таблица10.A14" office:value-type="string">
            <text:p text:style-name="P102">14</text:p>
          </table:table-cell>
          <table:table-cell table:style-name="Таблица10.u1" table:number-columns-spanned="48" office:value-type="string">
            <text:p text:style-name="P1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3">
          <table:table-cell table:style-name="Таблица10.A14" office:value-type="string">
            <text:p text:style-name="P102">15</text:p>
          </table:table-cell>
          <table:table-cell table:style-name="Таблица10.u1" table:number-columns-spanned="48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3">
          <table:table-cell table:style-name="Таблица10.A14" office:value-type="string">
            <text:p text:style-name="P104">16</text:p>
          </table:table-cell>
          <table:table-cell table:style-name="Таблица10.u1" table:number-columns-spanned="48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3">
          <table:table-cell table:style-name="Таблица10.A14" office:value-type="string">
            <text:p text:style-name="P102">17</text:p>
          </table:table-cell>
          <table:table-cell table:style-name="Таблица10.B29" table:number-columns-spanned="48" office:value-type="string">
            <text:p text:style-name="P9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7">
          <table:table-cell table:style-name="Таблица10.j1" table:number-columns-spanned="4" office:value-type="string">
            <text:p text:style-name="P155">КТП</text:p>
          </table:table-cell>
          <table:covered-table-cell/>
          <table:covered-table-cell/>
          <table:covered-table-cell/>
          <table:table-cell table:style-name="Таблица10.E30" table:number-columns-spanned="38" office:value-type="string">
            <text:p text:style-name="P56">Карта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q30" table:number-columns-spanned="6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0.w30" office:value-type="string">
            <text:p text:style-name="P38"/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column table:style-name="Таблица2.L"/>
        <table:table-column table:style-name="Таблица2.M"/>
        <table:table-column table:style-name="Таблица2.N"/>
        <table:table-column table:style-name="Таблица2.O"/>
        <table:table-column table:style-name="Таблица2.P"/>
        <table:table-header-rows>
          <table:table-row table:style-name="Таблица2.1">
            <table:table-cell table:style-name="Таблица2.A1" table:number-rows-spanned="35" office:value-type="string">
              <text:p text:style-name="P17"><draw:frame draw:style-name="fr1" draw:name="Врезка19" text:anchor-type="char" svg:x="14.669cm" svg:y="-0.799cm" svg:width="5.503cm" svg:height="0.741cm" draw:z-index="0"><draw:text-box><text:p text:style-name="P1"><text:s text:c="12"/>Р 50-92-88 Форма4</text:p></draw:text-box></draw:frame></text:p>
            </table:table-cell>
            <table:table-cell table:style-name="Таблица2.B1" table:number-columns-spanned="4" office:value-type="string">
              <text:p text:style-name="P106"/>
            </table:table-cell>
            <table:covered-table-cell/>
            <table:covered-table-cell/>
            <table:covered-table-cell/>
            <table:table-cell table:style-name="Таблица2.F1" table:number-columns-spanned="4" office:value-type="string">
              <text:p text:style-name="P24"/>
            </table:table-cell>
            <table:covered-table-cell/>
            <table:covered-table-cell/>
            <table:covered-table-cell/>
            <table:table-cell table:style-name="Таблица2.J1" table:number-columns-spanned="6" office:value-type="string">
              <text:p text:style-name="P133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Таблица2.P1" office:value-type="string">
              <text:p text:style-name="P132"><text:span text:style-name="T11">1</text:span><text:span text:style-name="T10">1</text:span></text:p>
            </table:table-cell>
          </table:table-row>
        </table:table-header-rows>
        <table:table-row table:style-name="Таблица2.1">
          <table:covered-table-cell table:style-name="Таблица2.A1"/>
          <table:table-cell table:style-name="Таблица2.B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H2" table:number-columns-spanned="5" office:value-type="string">
            <text:p text:style-name="P101">ЮЕЛИ.301413.00<text:span text:style-name="T31">6</text:span></text:p>
          </table:table-cell>
          <table:covered-table-cell/>
          <table:covered-table-cell/>
          <table:covered-table-cell/>
          <table:covered-table-cell/>
          <table:table-cell table:style-name="Таблица2.M2" table:number-columns-spanned="4" office:value-type="string">
            <text:h text:style-name="P158" text:outline-level="4">К.<text:span text:style-name="T28">60160.00069</text:span></text:h>
          </table:table-cell>
          <table:covered-table-cell/>
          <table:covered-table-cell/>
          <table:covered-table-cell/>
        </table:table-row>
        <table:table-row table:style-name="Таблица2.1">
          <table:covered-table-cell table:style-name="Таблица2.A1"/>
          <table:table-cell table:style-name="Таблица2.B1" table:number-rows-spanned="2" office:value-type="string">
            <text:p text:style-name="P14"/>
            <text:p text:style-name="Standard">Изм.</text:p>
          </table:table-cell>
          <table:table-cell table:style-name="Таблица2.B1" table:number-columns-spanned="8" office:value-type="string">
            <text:p text:style-name="P68">Номера листов (страниц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3" table:number-rows-spanned="2" table:number-columns-spanned="3" office:value-type="string">
            <text:p text:style-name="P24">Всего листов</text:p>
          </table:table-cell>
          <table:covered-table-cell/>
          <table:covered-table-cell/>
          <table:table-cell table:style-name="Таблица2.N3" table:number-rows-spanned="2" table:number-columns-spanned="3" office:value-type="string">
            <text:p text:style-name="P24">Номер</text:p>
            <text:p text:style-name="P29">документа</text:p>
          </table:table-cell>
          <table:covered-table-cell/>
          <table:covered-table-cell/>
        </table:table-row>
        <table:table-row table:style-name="Таблица2.1">
          <table:covered-table-cell table:style-name="Таблица2.A1"/>
          <table:covered-table-cell table:style-name="Таблица2.B1"/>
          <table:table-cell table:style-name="Таблица2.B1" table:number-columns-spanned="2" office:value-type="string">
            <text:p text:style-name="P24">измененных</text:p>
          </table:table-cell>
          <table:covered-table-cell/>
          <table:table-cell table:style-name="Таблица2.B1" table:number-columns-spanned="2" office:value-type="string">
            <text:p text:style-name="P24">замененных</text:p>
          </table:table-cell>
          <table:covered-table-cell/>
          <table:table-cell table:style-name="Таблица2.B1" table:number-columns-spanned="2" office:value-type="string">
            <text:p text:style-name="P24">новых</text:p>
          </table:table-cell>
          <table:covered-table-cell/>
          <table:table-cell table:style-name="Таблица2.B1" table:number-columns-spanned="2" office:value-type="string">
            <text:p text:style-name="P24">аннулированных</text:p>
          </table:table-cell>
          <table:covered-table-cell/>
          <table:covered-table-cell table:style-name="Таблица2.K3"/>
          <table:covered-table-cell/>
          <table:covered-table-cell/>
          <table:covered-table-cell table:style-name="Таблица2.N3"/>
          <table:covered-table-cell/>
          <table:covered-table-cell/>
        </table:table-row>
        <table:table-row table:style-name="Таблица2.5">
          <table:covered-table-cell table:style-name="Таблица2.A1"/>
          <table:table-cell table:style-name="Таблица2.B1" office:value-type="string">
            <text:p text:style-name="P14"/>
          </table:table-cell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3" office:value-type="string">
            <text:p text:style-name="P35"/>
          </table:table-cell>
          <table:covered-table-cell/>
          <table:covered-table-cell/>
          <table:table-cell table:style-name="Таблица2.N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2.5">
          <table:covered-table-cell table:style-name="Таблица2.A1"/>
          <table:table-cell table:style-name="Таблица2.B1" office:value-type="string">
            <text:p text:style-name="P14"/>
          </table:table-cell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3" office:value-type="string">
            <text:p text:style-name="P14"/>
          </table:table-cell>
          <table:covered-table-cell/>
          <table:covered-table-cell/>
          <table:table-cell table:style-name="Таблица2.N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2.5">
          <table:covered-table-cell table:style-name="Таблица2.A1"/>
          <table:table-cell table:style-name="Таблица2.B1" office:value-type="string">
            <text:p text:style-name="P14"/>
          </table:table-cell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3" office:value-type="string">
            <text:p text:style-name="P35"/>
          </table:table-cell>
          <table:covered-table-cell/>
          <table:covered-table-cell/>
          <table:table-cell table:style-name="Таблица2.N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2.5">
          <table:covered-table-cell table:style-name="Таблица2.A1"/>
          <table:table-cell table:style-name="Таблица2.B1" office:value-type="string">
            <text:p text:style-name="P14"/>
          </table:table-cell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3" office:value-type="string">
            <text:p text:style-name="P14"/>
          </table:table-cell>
          <table:covered-table-cell/>
          <table:covered-table-cell/>
          <table:table-cell table:style-name="Таблица2.N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2.5">
          <table:covered-table-cell table:style-name="Таблица2.A1"/>
          <table:table-cell table:style-name="Таблица2.B1" office:value-type="string">
            <text:p text:style-name="P14"/>
          </table:table-cell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3" office:value-type="string">
            <text:p text:style-name="P14"/>
          </table:table-cell>
          <table:covered-table-cell/>
          <table:covered-table-cell/>
          <table:table-cell table:style-name="Таблица2.N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2.5">
          <table:covered-table-cell table:style-name="Таблица2.A1"/>
          <table:table-cell table:style-name="Таблица2.B1" office:value-type="string">
            <text:p text:style-name="P14"/>
          </table:table-cell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3" office:value-type="string">
            <text:p text:style-name="P14"/>
          </table:table-cell>
          <table:covered-table-cell/>
          <table:covered-table-cell/>
          <table:table-cell table:style-name="Таблица2.N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2.5">
          <table:covered-table-cell table:style-name="Таблица2.A1"/>
          <table:table-cell table:style-name="Таблица2.B1" office:value-type="string">
            <text:p text:style-name="P14"/>
          </table:table-cell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3" office:value-type="string">
            <text:p text:style-name="P14"/>
          </table:table-cell>
          <table:covered-table-cell/>
          <table:covered-table-cell/>
          <table:table-cell table:style-name="Таблица2.N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2.5">
          <table:covered-table-cell table:style-name="Таблица2.A1"/>
          <table:table-cell table:style-name="Таблица2.B1" office:value-type="string">
            <text:p text:style-name="P14"/>
          </table:table-cell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3" office:value-type="string">
            <text:p text:style-name="P14"/>
          </table:table-cell>
          <table:covered-table-cell/>
          <table:covered-table-cell/>
          <table:table-cell table:style-name="Таблица2.N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2.5">
          <table:covered-table-cell table:style-name="Таблица2.A1"/>
          <table:table-cell table:style-name="Таблица2.B1" office:value-type="string">
            <text:p text:style-name="P14"/>
          </table:table-cell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3" office:value-type="string">
            <text:p text:style-name="P14"/>
          </table:table-cell>
          <table:covered-table-cell/>
          <table:covered-table-cell/>
          <table:table-cell table:style-name="Таблица2.N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2.5">
          <table:covered-table-cell table:style-name="Таблица2.A1"/>
          <table:table-cell table:style-name="Таблица2.B1" office:value-type="string">
            <text:p text:style-name="P14"/>
          </table:table-cell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3" office:value-type="string">
            <text:p text:style-name="P14"/>
          </table:table-cell>
          <table:covered-table-cell/>
          <table:covered-table-cell/>
          <table:table-cell table:style-name="Таблица2.N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2.5">
          <table:covered-table-cell table:style-name="Таблица2.A1"/>
          <table:table-cell table:style-name="Таблица2.B1" office:value-type="string">
            <text:p text:style-name="P14"/>
          </table:table-cell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3" office:value-type="string">
            <text:p text:style-name="P14"/>
          </table:table-cell>
          <table:covered-table-cell/>
          <table:covered-table-cell/>
          <table:table-cell table:style-name="Таблица2.N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2.5">
          <table:covered-table-cell table:style-name="Таблица2.A1"/>
          <table:table-cell table:style-name="Таблица2.B1" office:value-type="string">
            <text:p text:style-name="P14"/>
          </table:table-cell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3" office:value-type="string">
            <text:p text:style-name="P14"/>
          </table:table-cell>
          <table:covered-table-cell/>
          <table:covered-table-cell/>
          <table:table-cell table:style-name="Таблица2.N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2.5">
          <table:covered-table-cell table:style-name="Таблица2.A1"/>
          <table:table-cell table:style-name="Таблица2.B1" office:value-type="string">
            <text:p text:style-name="P14"/>
          </table:table-cell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3" office:value-type="string">
            <text:p text:style-name="P14"/>
          </table:table-cell>
          <table:covered-table-cell/>
          <table:covered-table-cell/>
          <table:table-cell table:style-name="Таблица2.N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2.5">
          <table:covered-table-cell table:style-name="Таблица2.A1"/>
          <table:table-cell table:style-name="Таблица2.B1" office:value-type="string">
            <text:p text:style-name="P14"/>
          </table:table-cell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3" office:value-type="string">
            <text:p text:style-name="P14"/>
          </table:table-cell>
          <table:covered-table-cell/>
          <table:covered-table-cell/>
          <table:table-cell table:style-name="Таблица2.N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2.5">
          <table:covered-table-cell table:style-name="Таблица2.A1"/>
          <table:table-cell table:style-name="Таблица2.B1" office:value-type="string">
            <text:p text:style-name="P14"/>
          </table:table-cell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3" office:value-type="string">
            <text:p text:style-name="P14"/>
          </table:table-cell>
          <table:covered-table-cell/>
          <table:covered-table-cell/>
          <table:table-cell table:style-name="Таблица2.N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2.20">
          <table:covered-table-cell table:style-name="Таблица2.A1"/>
          <table:table-cell table:style-name="Таблица2.B1" office:value-type="string">
            <text:p text:style-name="P14"/>
          </table:table-cell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3" office:value-type="string">
            <text:p text:style-name="P14"/>
          </table:table-cell>
          <table:covered-table-cell/>
          <table:covered-table-cell/>
          <table:table-cell table:style-name="Таблица2.N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2.20">
          <table:covered-table-cell table:style-name="Таблица2.A1"/>
          <table:table-cell table:style-name="Таблица2.B1" office:value-type="string">
            <text:p text:style-name="P14"/>
          </table:table-cell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3" office:value-type="string">
            <text:p text:style-name="P14"/>
          </table:table-cell>
          <table:covered-table-cell/>
          <table:covered-table-cell/>
          <table:table-cell table:style-name="Таблица2.N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2.20">
          <table:covered-table-cell table:style-name="Таблица2.A1"/>
          <table:table-cell table:style-name="Таблица2.B1" office:value-type="string">
            <text:p text:style-name="P14"/>
          </table:table-cell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3" office:value-type="string">
            <text:p text:style-name="P14"/>
          </table:table-cell>
          <table:covered-table-cell/>
          <table:covered-table-cell/>
          <table:table-cell table:style-name="Таблица2.N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2.20">
          <table:covered-table-cell table:style-name="Таблица2.A1"/>
          <table:table-cell table:style-name="Таблица2.B1" office:value-type="string">
            <text:p text:style-name="P14"/>
          </table:table-cell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3" office:value-type="string">
            <text:p text:style-name="P14"/>
          </table:table-cell>
          <table:covered-table-cell/>
          <table:covered-table-cell/>
          <table:table-cell table:style-name="Таблица2.N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2.20">
          <table:covered-table-cell table:style-name="Таблица2.A1"/>
          <table:table-cell table:style-name="Таблица2.B1" office:value-type="string">
            <text:p text:style-name="P14"/>
          </table:table-cell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3" office:value-type="string">
            <text:p text:style-name="P14"/>
          </table:table-cell>
          <table:covered-table-cell/>
          <table:covered-table-cell/>
          <table:table-cell table:style-name="Таблица2.N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2.20">
          <table:covered-table-cell table:style-name="Таблица2.A1"/>
          <table:table-cell table:style-name="Таблица2.B1" office:value-type="string">
            <text:p text:style-name="P14"/>
          </table:table-cell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3" office:value-type="string">
            <text:p text:style-name="P14"/>
          </table:table-cell>
          <table:covered-table-cell/>
          <table:covered-table-cell/>
          <table:table-cell table:style-name="Таблица2.N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2.20">
          <table:covered-table-cell table:style-name="Таблица2.A1"/>
          <table:table-cell table:style-name="Таблица2.B1" office:value-type="string">
            <text:p text:style-name="P14"/>
          </table:table-cell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3" office:value-type="string">
            <text:p text:style-name="P14"/>
          </table:table-cell>
          <table:covered-table-cell/>
          <table:covered-table-cell/>
          <table:table-cell table:style-name="Таблица2.N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2.20">
          <table:covered-table-cell table:style-name="Таблица2.A1"/>
          <table:table-cell table:style-name="Таблица2.B1" office:value-type="string">
            <text:p text:style-name="P14"/>
          </table:table-cell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3" office:value-type="string">
            <text:p text:style-name="P14"/>
          </table:table-cell>
          <table:covered-table-cell/>
          <table:covered-table-cell/>
          <table:table-cell table:style-name="Таблица2.N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2.20">
          <table:covered-table-cell table:style-name="Таблица2.A1"/>
          <table:table-cell table:style-name="Таблица2.B1" office:value-type="string">
            <text:p text:style-name="P14"/>
          </table:table-cell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3" office:value-type="string">
            <text:p text:style-name="P14"/>
          </table:table-cell>
          <table:covered-table-cell/>
          <table:covered-table-cell/>
          <table:table-cell table:style-name="Таблица2.N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2.20">
          <table:covered-table-cell table:style-name="Таблица2.A1"/>
          <table:table-cell table:style-name="Таблица2.B1" office:value-type="string">
            <text:p text:style-name="P14"/>
          </table:table-cell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3" office:value-type="string">
            <text:p text:style-name="P14"/>
          </table:table-cell>
          <table:covered-table-cell/>
          <table:covered-table-cell/>
          <table:table-cell table:style-name="Таблица2.N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2.20">
          <table:covered-table-cell table:style-name="Таблица2.A1"/>
          <table:table-cell table:style-name="Таблица2.B1" office:value-type="string">
            <text:p text:style-name="P14"/>
          </table:table-cell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3" office:value-type="string">
            <text:p text:style-name="P14"/>
          </table:table-cell>
          <table:covered-table-cell/>
          <table:covered-table-cell/>
          <table:table-cell table:style-name="Таблица2.N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2.20">
          <table:covered-table-cell table:style-name="Таблица2.A1"/>
          <table:table-cell table:style-name="Таблица2.B1" office:value-type="string">
            <text:p text:style-name="P14"/>
          </table:table-cell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3" office:value-type="string">
            <text:p text:style-name="P14"/>
          </table:table-cell>
          <table:covered-table-cell/>
          <table:covered-table-cell/>
          <table:table-cell table:style-name="Таблица2.N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2.20">
          <table:covered-table-cell table:style-name="Таблица2.A1"/>
          <table:table-cell table:style-name="Таблица2.B1" office:value-type="string">
            <text:p text:style-name="P14"/>
          </table:table-cell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3" office:value-type="string">
            <text:p text:style-name="P14"/>
          </table:table-cell>
          <table:covered-table-cell/>
          <table:covered-table-cell/>
          <table:table-cell table:style-name="Таблица2.N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2.20">
          <table:covered-table-cell table:style-name="Таблица2.A1"/>
          <table:table-cell table:style-name="Таблица2.B1" office:value-type="string">
            <text:p text:style-name="P14"/>
          </table:table-cell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3" office:value-type="string">
            <text:p text:style-name="P14"/>
          </table:table-cell>
          <table:covered-table-cell/>
          <table:covered-table-cell/>
          <table:table-cell table:style-name="Таблица2.N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2.20">
          <table:covered-table-cell table:style-name="Таблица2.A1"/>
          <table:table-cell table:style-name="Таблица2.B1" office:value-type="string">
            <text:p text:style-name="P14"/>
          </table:table-cell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2" office:value-type="string">
            <text:p text:style-name="P14"/>
          </table:table-cell>
          <table:covered-table-cell/>
          <table:table-cell table:style-name="Таблица2.B1" table:number-columns-spanned="3" office:value-type="string">
            <text:p text:style-name="P14"/>
          </table:table-cell>
          <table:covered-table-cell/>
          <table:covered-table-cell/>
          <table:table-cell table:style-name="Таблица2.N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2.35">
          <table:covered-table-cell table:style-name="Таблица2.A1"/>
          <table:table-cell table:style-name="Таблица2.H2" table:number-columns-spanned="2" office:value-type="string">
            <text:p text:style-name="P24"><text:s text:c="2"/><text:span text:style-name="T10"><text:s text:c="2"/>ЛР</text:span></text:p>
          </table:table-cell>
          <table:covered-table-cell/>
          <table:table-cell table:style-name="Таблица2.D3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D35" table:number-columns-spanned="3" office:value-type="string">
            <text:p text:style-name="P14"/>
          </table:table-cell>
          <table:covered-table-cell/>
          <table:covered-table-cell/>
          <table:table-cell table:style-name="Таблица2.O35" table:number-columns-spanned="2" office:value-type="string">
            <text:p text:style-name="P14"/>
          </table:table-cell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0pt" fo:language="ru" fo:country="RU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:font-size="10pt" fo:language="ru" fo:country="RU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8pt" fo:font-weight="bold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0.766cm" fo:text-align="center" style:justify-single-word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font-size="14pt" style:font-size-asian="14pt"/>
    </style:style>
    <style:style style:name="Text" style:family="paragraph" style:parent-style-name="Standard" style:class="extra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" style:display-name="Абзац списка" style:family="paragraph" style:parent-style-name="Standard">
      <style:paragraph-properties fo:margin-left="1.27cm" fo:margin-right="0cm" fo:text-indent="0cm" style:auto-text-indent="fals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ormal_20_Table" style:display-name="Normal Table" style:family="paragraph" style:default-outline-level="">
      <style:paragraph-properties fo:text-align="start" style:justify-single-word="false" fo:orphans="2" fo:widows="2" fo:hyphenation-ladder-count="no-limit" style:vertical-align="auto"/>
      <style:text-properties style:font-name="Calibri" fo:font-family="Calibri" style:font-family-generic="roman" style:font-pitch="variable" fo:font-size="11pt" fo:language="ru" fo:country="RU" style:font-name-asian="Times New Roman2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 style:default-outline-level="">
      <style:paragraph-properties fo:margin-top="0.176cm" fo:margin-bottom="0.21cm" style:contextual-spacing="false"/>
      <style:text-properties fo:color="#000000" loext:opacity="100%" fo:font-size="12pt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Times New Roman1" fo:font-family="'Times New Roman'" style:font-family-generic="roman" style:font-pitch="variable" fo:font-size="14pt" fo:language="ru" fo:country="RU" style:letter-kerning="true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Normal" style:family="paragraph">
      <style:text-properties fo:font-size="14pt"/>
    </style:style>
    <style:style style:name="Основной_20_шрифт_20_абзаца" style:display-name="Основной шрифт абзаца" style:family="text"/>
    <style:style style:name="Замещающий_20_текст" style:display-name="Замещающий текст" style:family="text" style:parent-style-name="Основной_20_шрифт_20_абзаца">
      <style:text-properties fo:color="#808080" loext:opacity="100%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Нижний_20_колонтитул_20_Знак" style:display-name="Нижний колонтитул Знак" style:family="text" style:parent-style-name="Основной_20_шрифт_20_абзаца"/>
    <style:style style:name="Numbering_20_Symbols" style:display-name="Numbering Symbols" style:family="text"/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0pt" style:font-size-asian="10pt"/>
    </style:style>
    <style:style style:name="Верхний_20_колонтитул_20_Знак1" style:display-name="Верхний колонтитул Знак1" style:family="text" style:parent-style-name="Default_20_Paragraph_20_Font">
      <style:text-properties style:font-name="Times New Roman1" fo:font-family="'Times New Roman'" style:font-family-generic="roman" style:font-pitch="variable" fo:font-size="10pt" style:font-size-asian="10pt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2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 text:start-value="1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1" text:start-value="1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" style:num-format="1" text:start-value="7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3cm" fo:text-indent="-0.635cm" fo:margin-left="2.2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5cm" fo:text-indent="-0.318cm" fo:margin-left="3.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04cm" fo:text-indent="-0.635cm" fo:margin-left="6.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31cm" fo:text-indent="-0.318cm" fo:margin-left="7.3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85cm" fo:text-indent="-0.635cm" fo:margin-left="9.8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12cm" fo:text-indent="-0.318cm" fo:margin-left="11.1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1" text:start-value="1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 text:start-value="19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35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2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9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16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0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97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4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loext:num-list-format="%1%.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loext:num-list-format="%1%.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loext:num-list-format="%1%" style:num-format="1" text:start-value="16">
        <style:list-level-properties text:list-level-position-and-space-mode="label-alignment">
          <style:list-level-label-alignment text:label-followed-by="listtab" text:list-tab-stop-position="1.111cm" fo:text-indent="-1.111cm" fo:margin-left="1.111cm"/>
        </style:list-level-properties>
      </text:list-level-style-number>
      <text:list-level-style-number text:level="2" loext:num-list-format="%1%.%2%" style:num-format="1" text:start-value="2" text:display-levels="2">
        <style:list-level-properties text:list-level-position-and-space-mode="label-alignment">
          <style:list-level-label-alignment text:label-followed-by="listtab" text:list-tab-stop-position="1.111cm" fo:text-indent="-1.111cm" fo:margin-left="1.111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loext:num-list-format="%1%" style:num-format="1" text:start-value="1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loext:num-list-format="%1%" style:num-format="1" text:start-value="7">
        <style:list-level-properties text:list-level-position-and-space-mode="label-alignment">
          <style:list-level-label-alignment text:label-followed-by="listtab" text:list-tab-stop-position="0.945cm" fo:text-indent="-0.635cm" fo:margin-left="0.94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15cm" fo:text-indent="-0.635cm" fo:margin-left="2.21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485cm" fo:text-indent="-0.318cm" fo:margin-left="3.48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755cm" fo:text-indent="-0.635cm" fo:margin-left="4.75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025cm" fo:text-indent="-0.635cm" fo:margin-left="6.02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295cm" fo:text-indent="-0.318cm" fo:margin-left="7.29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565cm" fo:text-indent="-0.635cm" fo:margin-left="8.56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835cm" fo:text-indent="-0.635cm" fo:margin-left="9.83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105cm" fo:text-indent="-0.318cm" fo:margin-left="11.10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loext:num-list-format="%1%" style:num-format="1" text:start-value="1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loext:num-list-format="%1%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loext:num-list-format="%1%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loext:num-list-format="%1%" style:num-format="1" text:start-value="0">
        <style:list-level-properties text:list-level-position-and-space-mode="label-alignment">
          <style:list-level-label-alignment text:label-followed-by="listtab" text:list-tab-stop-position="4.233cm" fo:text-indent="-1.244cm" fo:margin-left="4.2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loext:num-list-format="%1%" style:num-format="1" text:start-value="1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loext:num-list-format="%1%" style:num-format="1" text:start-value="1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loext:num-list-format="%1%" style:num-format="1" text:start-value="1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loext:num-list-format="%1%." style:num-suffix="." style:num-format="1" text:start-value="1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loext:num-list-format="%1%" style:num-format="1" text:start-value="16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loext:num-list-format="%1%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loext:num-list-format="%1%" style:num-format="1" text:start-value="1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loext:num-list-format="%1%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0.501cm" fo:margin-left="0.7cm" fo:margin-right="0.7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cm" fo:margin-bottom="0.501cm" fo:margin-left="0.501cm" fo:margin-right="0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Преобразование_20_1" style:display-name="Преобразование 1" style:page-layout-name="Mpm2" draw:style-name="Mdp1">
      <style:header>
        <text:p text:style-name="Header"/>
      </style:header>
      <style:footer>
        <text:p text:style-name="Footer"/>
      </style:footer>
    </style:master-page>
    <style:master-page style:name="Landscap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ТОКМ</meta:initial-creator>
    <meta:creation-date>2008-10-14T11:59:00</meta:creation-date>
    <dc:date>2023-07-12T15:47:00.758000000</dc:date>
    <meta:editing-cycles>269</meta:editing-cycles>
    <meta:editing-duration>PT18H57M11S</meta:editing-duration>
    <meta:generator>LibreOffice/7.5.3.2$Windows_X86_64 LibreOffice_project/9f56dff12ba03b9acd7730a5a481eea045e468f3</meta:generator>
    <meta:print-date>2023-07-12T10:14:03.396000000</meta:print-date>
    <meta:document-statistic meta:table-count="13" meta:image-count="0" meta:object-count="0" meta:page-count="14" meta:paragraph-count="731" meta:word-count="1460" meta:character-count="10115" meta:non-whitespace-character-count="8007"/>
    <meta:user-defined meta:name="Поле 1"/>
    <meta:user-defined meta:name="Поле 2"/>
    <meta:user-defined meta:name="Поле 3"/>
    <meta:user-defined meta:name="Поле 4"/>
  </office:meta>
</office:document-meta>
</file>